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743cm"/>
    </style:style>
    <style:style style:name="co6" style:family="table-column">
      <style:table-column-properties fo:break-before="auto" style:column-width="16.678cm"/>
    </style:style>
    <style:style style:name="co8" style:family="table-column">
      <style:table-column-properties fo:break-before="auto" style:column-width="8.075cm"/>
    </style:style>
    <style:style style:name="co9" style:family="table-column">
      <style:table-column-properties fo:break-before="auto" style:column-width="12.042cm"/>
    </style:style>
    <style:style style:name="co7" style:family="table-column">
      <style:table-column-properties fo:break-before="auto" style:column-width="4.828cm"/>
    </style:style>
    <style:style style:name="co10" style:family="table-column">
      <style:table-column-properties fo:break-before="auto" style:column-width="14.623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ro19"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3.84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5.10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4.263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2.579cm" fo:break-before="auto" style:use-optimal-row-height="true"/>
    </style:style>
    <style:style style:name="ro15" style:family="table-row">
      <style:table-row-properties style:row-height="0.453cm" fo:break-before="auto" style:use-optimal-row-height="true"/>
    </style:style>
    <style:style style:name="ro14" style:family="table-row">
      <style:table-row-properties style:row-height="0.453cm" fo:break-before="auto" style:use-optimal-row-height="true"/>
    </style:style>
    <style:style style:name="ro16" style:family="table-row">
      <style:table-row-properties style:row-height="6.791cm" fo:break-before="auto" style:use-optimal-row-height="true"/>
    </style:style>
    <style:style style:name="ro17" style:family="table-row">
      <style:table-row-properties style:row-height="5.95cm" fo:break-before="auto" style:use-optimal-row-height="true"/>
    </style:style>
    <style:style style:name="ro18"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36"/>
    <style:style style:name="ce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text-underline-style="none"/>
    </style:style>
  </office:automatic-styles>
  <office:body>
    <office:spreadsheet>
      <table:table table:name="N1_Tribunal" table:style-name="ta1" table:print="false">
        <table:table-column table:style-name="co1" table:default-cell-style-name="Default"/>
        <table:table-column table:style-name="co2" table:default-cell-style-name="Default"/>
        <table:table-row table:style-name="ro1">
          <table:table-cell office:value-type="string">
            <text:p>Cargo</text:p>
          </table:table-cell>
          <table:table-cell office:value-type="string">
            <text:p>NombreApellidos</text:p>
          </table:table-cell>
        </table:table-row>
        <table:table-row table:style-name="ro1">
          <table:table-cell office:value-type="string">
            <text:p>Presidente</text:p>
          </table:table-cell>
          <table:table-cell office:value-type="string">
            <text:p>César I. García Osorio</text:p>
          </table:table-cell>
        </table:table-row>
        <table:table-row table:style-name="ro2">
          <table:table-cell office:value-type="string">
            <text:p>Secretario</text:p>
          </table:table-cell>
          <table:table-cell office:value-type="string">
            <text:p>Carlos Pardo Aguilar</text:p>
          </table:table-cell>
        </table:table-row>
        <table:table-row table:style-name="ro1">
          <table:table-cell office:value-type="string">
            <text:p>Vocal 1</text:p>
          </table:table-cell>
          <table:table-cell office:value-type="string">
            <text:p>José Mª Cámara Nebreda</text:p>
          </table:table-cell>
        </table:table-row>
        <table:table-row table:style-name="ro1">
          <table:table-cell office:value-type="string">
            <text:p>Vocal 2</text:p>
          </table:table-cell>
          <table:table-cell office:value-type="string">
            <text:p>José M. Galán Ordax</text:p>
          </table:table-cell>
        </table:table-row>
        <table:table-row table:style-name="ro1">
          <table:table-cell office:value-type="string">
            <text:p>Vocal 3</text:p>
          </table:table-cell>
          <table:table-cell office:value-type="string">
            <text:p>Carlos López Nozal</text:p>
          </table:table-cell>
        </table:table-row>
        <table:named-expressions/>
      </table:table>
      <table:table table:name="N1_Norma" table:style-name="ta1" table:print="false">
        <table:table-column table:style-name="co6" table:default-cell-style-name="Default"/>
        <table:table-row table:style-name="ro19">
          <table:table-cell office:value-type="string">
            <text:p>Descripcion</text:p>
          </table:table-cell>
        </table:table-row>
        <table:table-row table:style-name="ro1">
          <table:table-cell office:value-type="string">
            <text:p>1 copia completa en papel de la documentación entregada (la memoria, la documentación técnica)</text:p>
          </table:table-cell>
        </table:table-row>
        <table:table-row table:style-name="ro1">
          <table:table-cell office:value-type="string">
            <text:p>5 copias completas del proyecto en soporte digital (la memoria, la documentación técnica, el desarrollo informático)</text:p>
          </table:table-cell>
        </table:table-row>
        <table:table-row table:style-name="ro1">
          <table:table-cell office:value-type="string">
            <text:p>1 póster y</text:p>
          </table:table-cell>
        </table:table-row>
        <table:table-row table:style-name="ro1">
          <table:table-cell office:value-type="string">
            <text:p>1 copia que contenga solamente dos resúmenes del trabajo, uno en español y otro en inglés en soporte digital (ejemplar para la biblioteca)</text:p>
          </table:table-cell>
        </table:table-row>
        <table:named-expressions/>
      </table:table>
      <table:table table:name="N1_Documento" table:style-name="ta1" table:print="false">
        <table:table-column table:style-name="co10" table:default-cell-style-name="Default"/>
        <table:table-column table:style-name="co1" table:default-cell-style-name="Default"/>
        <table:table-row table:style-name="ro1">
          <table:table-cell office:value-type="string">
            <text:p>Descripcion</text:p>
          </table:table-cell>
          <table:table-cell office:value-type="string">
            <text:p>Url</text:p>
          </table:table-cell>
        </table:table-row>
        <table:table-row table:style-name="ro1">
          <table:table-cell office:value-type="string">
            <text:p>Reglamento de Trabajos Fin de Grado</text:p>
          </table:table-cell>
          <table:table-cell office:value-type="string">
            <text:p>http://www.ubu.es/eps/es/estructura-centro/normativa-reglamentos/reglamento-trabajos-fin-grado</text:p>
          </table:table-cell>
        </table:table-row>
        <table:table-row table:style-name="ro1">
          <table:table-cell office:value-type="string">
            <text:p>Guía Docente del Trabajo Fin de Grado del Grado en Ingeniería Informática</text:p>
          </table:table-cell>
          <table:table-cell office:value-type="string">
            <text:p>http://goo.gl/wc4JjZ</text:p>
          </table:table-cell>
        </table:table-row>
        <table:table-row table:style-name="ro1">
          <table:table-cell office:value-type="string">
            <text:p>Acuerdo sobre matrícula y calificación del Trabajo Fin de Grado y Trabajo Fin de Máster</text:p>
          </table:table-cell>
          <table:table-cell office:value-type="string">
            <text:p>http://goo.gl/4k9S8V</text:p>
          </table:table-cell>
        </table:table-row>
        <table:table-row table:style-name="ro1">
          <table:table-cell office:value-type="string">
            <text:p>Impresos de entrega</text:p>
          </table:table-cell>
          <table:table-cell office:value-type="string">
            <text:p>http://www.ubu.es/eps/es/estructura-centro/impresos-solicitudes-peticiones/trabajo-fin-grado</text:p>
          </table:table-cell>
        </table:table-row>
        <table:table-row table:style-name="ro1">
          <table:table-cell table:style-name="ce2" office:value-type="string">
            <text:p>Check List Agile Development</text:p>
          </table:table-cell>
          <table:table-cell office:value-type="string">
            <text:p>http://www.codeproject.com/KB/architecture/AgileDevelopment.aspx</text:p>
          </table:table-cell>
        </table:table-row>
        <table:table-row table:style-name="ro1">
          <table:table-cell table:number-columns-repeated="2"/>
        </table:table-row>
        <table:table-row table:style-name="ro1">
          <table:table-cell table:style-name="ce3"/>
          <table:table-cell/>
        </table:table-row>
        <table:named-expressions/>
      </table:table>
      <table:table table:name="N2_Proyecto" table:style-name="ta1" table:print="false">
        <table:table-column table:style-name="co1" table:number-columns-repeated="9" table:default-cell-style-name="Default"/>
        <table:table-row table:style-name="ro2">
          <table:table-cell office:value-type="string">
            <text:p>Titulo</text:p>
          </table:table-cell>
          <table:table-cell office:value-type="string">
            <text:p>Descripcion</text:p>
          </table:table-cell>
          <table:table-cell office:value-type="string">
            <text:p>Tutor1</text:p>
          </table:table-cell>
          <table:table-cell office:value-type="string">
            <text:p>Tutor2</text:p>
          </table:table-cell>
          <table:table-cell office:value-type="string">
            <text:p>Tutor3</text:p>
          </table:table-cell>
          <table:table-cell office:value-type="string">
            <text:p>Alumno1</text:p>
          </table:table-cell>
          <table:table-cell office:value-type="string">
            <text:p>Alumno2</text:p>
          </table:table-cell>
          <table:table-cell office:value-type="string">
            <text:p>Alumno3</text:p>
          </table:table-cell>
          <table:table-cell office:value-type="string">
            <text:p>CursoAsignacion</text:p>
          </table:table-cell>
        </table:table-row>
        <table:table-row table:style-name="ro3">
          <table:table-cell office:value-type="string">
            <text:p>Banca segura: Estándar EMV</text:p>
          </table:table-cell>
          <table:table-cell office:value-type="string">
            <text:p>Se trata de analizar el estudio previo de los sistemas de banca segura ya realizado para desarrollar sobre éste un sistema de pago utilizando las tecnologías estandarizadas más utilizadas en el mercado. En este caso se propone, la generación de un nuevo servicio de pago electrónico basado en el protocolo EMV.</text:p>
            <text:p/>
          </table:table-cell>
          <table:table-cell office:value-type="string">
            <text:p>José Manuel Sáiz</text:p>
          </table:table-cell>
          <table:table-cell table:number-columns-repeated="2"/>
          <table:table-cell office:value-type="string">
            <text:p>AlumnoAsignado1</text:p>
          </table:table-cell>
          <table:table-cell table:number-columns-repeated="2"/>
          <table:table-cell office:value-type="string">
            <text:p>2010-11</text:p>
          </table:table-cell>
        </table:table-row>
        <table:table-row table:style-name="ro4">
          <table:table-cell office:value-type="string">
            <text:p>Sniffer para creación de conjunto de datos – III – Creación de Protocolos</text:p>
          </table:table-cell>
          <table:table-cell office:value-type="string">
            <text:p>Se trata de utilizar las dos aplicaciones reseñadas a continuación, y ensamblar sus funcionalidades para obtener una aplicación que realice la captura parametrizada en la conexión hacia la red WAN de una organización, la filtre, localice los datos relevantes y los exporte, de forma continuada. </text:p>
            <text:p/>
            <text:p>Los dos proyectos a utilizar serán:</text:p>
            <text:p/>
            <text:p><text:s text:c="4"/>Sniffer para creación de conjunto de datos – II. Realiza la captura de datos en una red.</text:p>
            <text:p/>
            <text:p><text:s text:c="4"/>Creación y análisis de conjuntos de datos – III. Permite analizar los datos previamente capturados y definir una parametrización adecuada.</text:p>
            <text:p/>
            <text:p>Las pruebas serán realizadas en una red en la que se inyectará tráfico considerado peligroso para posteriormente ser probado sobre una conexión en una red en explotación.</text:p>
          </table:table-cell>
          <table:table-cell office:value-type="string">
            <text:p>José Manuel Sáiz</text:p>
          </table:table-cell>
          <table:table-cell table:number-columns-repeated="2"/>
          <table:table-cell office:value-type="string">
            <text:p>AlumnoAsignado2</text:p>
          </table:table-cell>
          <table:table-cell table:number-columns-repeated="2"/>
          <table:table-cell office:value-type="string">
            <text:p>2013-14</text:p>
          </table:table-cell>
        </table:table-row>
        <table:table-row table:style-name="ro5">
          <table:table-cell office:value-type="string">
            <text:p>Aplicación para la Gestión de Listas de la Compra</text:p>
          </table:table-cell>
          <table:table-cell office:value-type="string">
            <text:p>El proyecto consiste en el desarrollo de una aplicación para aplicaciones móviles (S.O. Android) que permita llevar la gestión de una “lista de la compra”. </text:p>
            <text:p>Las funcionalidad avanzada del sistema incluye: Incluir un sistema de usuarios de forma que se puedan compartir las listas entre varias personas. Contener en una B.D. el listado de los productos disponibles en cada supermercado (serán fácilmente seleccionables), de forma que se pueda emplear para organizar los productos en la lista (o listas) más interesantes para el usuario. </text:p>
            <text:p>Así, las opciones permitirán, según las preferencias del usuario; dividir la lista inicial en varias sub listas de forma que se agrupen productos en función de en que supermercado sean más baratos, se agrupen en tantos compradores y supermercados como usuarios compartan la lista, se agrupen en el menor numero de listas posibles hasta alcanzar una determinada cantidad a ahorrar...etc.</text:p>
          </table:table-cell>
          <table:table-cell office:value-type="string">
            <text:p>Bruno Baruque</text:p>
          </table:table-cell>
          <table:table-cell office:value-type="string">
            <text:p>Santiago Porras</text:p>
          </table:table-cell>
          <table:table-cell/>
          <table:table-cell office:value-type="string">
            <text:p>AlumnoAsignado3</text:p>
          </table:table-cell>
          <table:table-cell office:value-type="string">
            <text:p>AlumnoAsignado6</text:p>
          </table:table-cell>
          <table:table-cell/>
          <table:table-cell office:value-type="string">
            <text:p>2013-14</text:p>
          </table:table-cell>
        </table:table-row>
        <table:table-row table:style-name="ro6">
          <table:table-cell office:value-type="string">
            <text:p>Optimización de la energía a través del Internet de las cosas</text:p>
          </table:table-cell>
          <table:table-cell office:value-type="string">
            <text:p>El principal objetivo de este proyecto llamado Optimización de la energía a través del Internet de las cosas, es optimizar el consumo de energía de los hogares de una ciudad. Esto implica que el volumen de datos que manejaremos será de Gigas, por lo que el tratamiento de datos será una parte fundamental del proyecto.</text:p>
            <text:p>Partiendo de un escenario que actualmente no es real, en el cual las compañías eléctricas fijaran el precio dinámicamente cada hora, en función de la oferta y la demanda, queremos obtener cuales son los momentos más óptimos para realizar las tareas domésticas.</text:p>
            <text:p>Este proyecto se dividirá en tres grandes fases:</text:p>
            <text:p>1. Analizaremos los datos en tiempo real. La información se divide en <text:s/>dos grupos. El primero, será el precio del KW/hora el cual será obtenido en tiempo real. El segundo estará relacionado con variables ambientales (temperatura,..), hábitos y preferencias de las personas que viven en cada hogar, como por ejemplo: no poner la lavadora el fin de semana, encender la cafetera 20 minutos antes de levantarnos,… Las preferencias del usuario se podrán modificar en cualquier momento a través de la aplicación web y dichos cambios serán analizados en tiempo real. Se podrá enviar notificaciones indicándonos el inicio y/o fin de tareas programadas (ejemplo: Ha finalizado la colada). </text:p>
            <text:p/>
            <text:p>2. Comunicación con los dispositivos. Nos comunicaremos con los electrodomésticos a través de dispositivos Andruino, los cuales enviarán sus estados a la aplicación, los cuales podrán ser visible en todo momento.</text:p>
            <text:p/>
            <text:p>3. Estudio hábitos de consumo de energía y de vida. Los datos obtenidos en las fases anteriores nos servirán como datos de origen para ésta. Analizaremos los comportamientos y hábitos de las personas, los cuales pueden ser muy valiosos para estudios de marketing de compañías eléctricas. </text:p>
            <text:p/>
            <text:p>La aplicación, al poder ser accesible a través de Internet, deberá contar con un sistema de seguridad robusto y correcto, además de un interfaz amigable para los usuarios, debido a que pueden existir usuarios no muy acostumbrados a la interacción con los sistemas informáticos.</text:p>
            <text:p><text:s/>Para concluir con los objetivos generales, reseñar además de los comentados anteriormente, que la aplicación debe de ser portable, y extensible a nuevas funcionalidades. </text:p>
            <text:p/>
          </table:table-cell>
          <table:table-cell office:value-type="string">
            <text:p>José M. Galán</text:p>
          </table:table-cell>
          <table:table-cell office:value-type="string">
            <text:p>María Pereda García</text:p>
          </table:table-cell>
          <table:table-cell/>
          <table:table-cell office:value-type="string">
            <text:p>AlumnoAsignado4</text:p>
          </table:table-cell>
          <table:table-cell table:number-columns-repeated="2"/>
          <table:table-cell office:value-type="string">
            <text:p>2013-14</text:p>
          </table:table-cell>
        </table:table-row>
        <table:table-row table:style-name="ro5">
          <table:table-cell office:value-type="string">
            <text:p>Renderizado de cielos en Unity3D</text:p>
          </table:table-cell>
          <table:table-cell office:value-type="string">
            <text:p>Se trata de implementar en el motor Unity3D el modelo de renderizado de cielos de Preetham et al., generando una biblioteca, una herramienta para el editor del motor, y tanto una aplicación de demostración como un benchmark para medir el rendimiento en diferentes plataformas, tanto de escritorio como móviles.</text:p>
            <text:p/>
            <text:p/>
          </table:table-cell>
          <table:table-cell office:value-type="string">
            <text:p>Carlos López</text:p>
          </table:table-cell>
          <table:table-cell office:value-type="string">
            <text:p>Jesús M. Alonso Abad</text:p>
          </table:table-cell>
          <table:table-cell/>
          <table:table-cell office:value-type="string">
            <text:p>AlumnoAsignado5</text:p>
          </table:table-cell>
          <table:table-cell table:number-columns-repeated="2"/>
          <table:table-cell office:value-type="string">
            <text:p>2014-15</text:p>
          </table:table-cell>
        </table:table-row>
        <table:table-row table:style-name="ro3">
          <table:table-cell office:value-type="string">
            <text:p>Plugin de Refactorizaciones Dinámicas versión 4.0</text:p>
          </table:table-cell>
          <table:table-cell office:value-type="string">
            <text:p>Continuando con la versión 3.0 se trata de extender las líneas de trabajo futuras marcadas en el anterior trabajo incluyendo: mejoras de usabilidad, gestión del repositorio de consultas y acciones del plugin, el envío online de refactorizaciones para incrementar opciones del plugin e incorporación de nuevas refactorizaciones como nuevas operaciónes de rejuvenecimiento de Java 6 a Java 7. Perfil de alumnos interesados y con buenas capacidades en el desarrollo y mantenimiento del software. Desarrollo en Java con Eclipse para el desarrollo de plugins. Uso de control de versiones, pruebas, integración continua y herramientas ant / maven.</text:p>
            <text:p/>
          </table:table-cell>
          <table:table-cell office:value-type="string">
            <text:p>Raúl Marticorena</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7">
          <table:table-cell office:value-type="string">
            <text:p>Herramienta multilenguaje para obtención y visualización de métricas software</text:p>
          </table:table-cell>
          <table:table-cell office:value-type="string">
            <text:p>A partir de un trabajo previo en el que procesan métricas de ensamblados .NET (.exe, .dll) por mecanismos de reflexión, se trata por un lado de ampliar la información extraída actualmente y por otro lado incorporar la misma funcionalidad para aplicaciones en Java.</text:p>
            <text:p>Información adicional: perfil de alumnos interesados y con buenas capacidades en el desarrollo y mantenimiento del software. </text:p>
            <text:p>Desarrollo en Java con Eclipse / Netbeans y uso del Framework .NET con Visual Studio o SharpDevelop. Uso de control de versiones, pruebas, integración continua y herramientas tipo ant / maven.</text:p>
            <text:p/>
          </table:table-cell>
          <table:table-cell office:value-type="string">
            <text:p>Raúl Marticorena</text:p>
          </table:table-cell>
          <table:table-cell office:value-type="string">
            <text:p>Carlos López</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8">
          <table:table-cell office:value-type="string">
            <text:p>Biblioteca de algoritmos de selección de características </text:p>
          </table:table-cell>
          <table:table-cell office:value-type="string">
            <text:p>En minería de datos se utiliza el término instancia para referirse a un conjunto de valores que representa un determinado objeto, es como un registro de una base de datos. Una instancia tiene un conjunto de características (atributos) y una clase, que es el grupo al que pertenece. Por ejemplo en el contexto del diagnóstico médico el resultado de los análisis de un paciente serían los atributos y la enfermedad sería la clase.</text:p>
            <text:p/>
            <text:p>Un algoritmo de selección de características es un procedimiento que dada una instancia, es capaz de determinar cuales de sus atributos son los mejores a la hora de predecir la clase. Actualmente los repositorios de datos para cualquier propósito (medicina, bioinformática, web) almacenan conjuntos de cada vez mayor tamaño. Los algoritmos de selección de características enfocados a conjuntos de gran tamaño utilizan técnicas específicas que no son empleadas por otros algoritmos de selección de características.</text:p>
            <text:p/>
            <text:p>Se implementaran métodos de selección de características específicos para datos de gran tamaño. Los métodos se implementarán sobre Weka, una herramienta/biblioteca de minería de datos realizada en Java. La licencia de Weka es la GPL de GNU.</text:p>
          </table:table-cell>
          <table:table-cell office:value-type="string">
            <text:p>César I. García</text:p>
          </table:table-cell>
          <table:table-cell office:value-type="string">
            <text:p>José Francisco Díez</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9">
          <table:table-cell office:value-type="string">
            <text:p>Applet del replicador-mutador para juegos estratégicos con tres estratégias</text:p>
          </table:table-cell>
          <table:table-cell office:value-type="string">
            <text:p>La dinámica del replicador-mutador es un conjunto de ecuaciones diferenciales frecuentemente usado en contextos biológicos y socioeconómicos para modelar procesos evolutivos que están sujetos a mutaciones, errores o experimentación. El proyecto consiste en desarrollar un applet que implemente el caso general de la dinámica del replicador-mutador para juegos estratégicos de tres estrategias. El applet deberá incluir una interfaz gráfica en la que figure el mapa de trayectorias de la dinámica del replicador-mutador, sus puntos críticos y sus propiedades de estabilidad.</text:p>
            <text:p>Una aplicación similar a la propuesta, desarrollada en Mathematica por los tutores del proyecto, puede ejecutarse en:</text:p>
            <text:p>http://demonstrations.wolfram.com/ReplicatorMutatorDynamicsWithThreeStrategi</text:p>
            <text:p>es/.</text:p>
            <text:p>Los tutores tienen experiencia en el uso de bibliotecas de Java que facilitan el desarrollo de la aplicación (p.ej. resolución de ecuaciones diferenciales y gráficos del mapa de fases; ver http://luis.izqui.org/models/rl/index.html). </text:p>
            <text:p/>
            <text:p>Número de alumnos para su realización: 2 </text:p>
          </table:table-cell>
          <table:table-cell office:value-type="string">
            <text:p>Luis R. Izquierdo</text:p>
          </table:table-cell>
          <table:table-cell office:value-type="string">
            <text:p>José I. Santos</text:p>
          </table:table-cell>
          <table:table-cell/>
          <table:table-cell office:value-type="string">
            <text:p>Aalumnos sin asignar</text:p>
          </table:table-cell>
          <table:table-cell office:value-type="string">
            <text:p>Aalumnos sin asignar</text:p>
          </table:table-cell>
          <table:table-cell/>
          <table:table-cell office:value-type="string">
            <text:p>2011-12</text:p>
          </table:table-cell>
        </table:table-row>
        <table:table-row table:style-name="ro10">
          <table:table-cell office:value-type="string">
            <text:p>Métodos de Combinación de Clasificadores en MOA</text:p>
          </table:table-cell>
          <table:table-cell office:value-type="string">
            <text:p>MOA (Massive Online Analysis, </text:p>
            <text:p>http://www.cs.waikato.ac.nz/~abifet/MOA/) es un framework para la </text:p>
            <text:p>Minería de Datos sobre streams (flujos), desde el que se pueden utilizar </text:p>
            <text:p>los métodos de Weka. <text:s/>El objetivo del proyecto es la implementación de </text:p>
            <text:p>métodos de combinación de clasificadores (ensembles) sobre dicha </text:p>
            <text:p>herramienta.</text:p>
            <text:p>Número de alumnos para su realización: Preferiblemente 2 alumnos.</text:p>
            <text:p>Información adicional: Preferiblemente para alumnos que cursen o hayan </text:p>
            <text:p>cursado la asignatura Minería de Datos. <text:s/>La licencia de MOA es GPL </text:p>
            <text:p>(versión 2 o posterior). </text:p>
          </table:table-cell>
          <table:table-cell office:value-type="string">
            <text:p>Juan José Rodríguez</text:p>
          </table:table-cell>
          <table:table-cell table:number-columns-repeated="2"/>
          <table:table-cell office:value-type="string">
            <text:p>Aalumnos sin asignar</text:p>
          </table:table-cell>
          <table:table-cell table:number-columns-repeated="2"/>
          <table:table-cell office:value-type="string">
            <text:p>2010-11</text:p>
          </table:table-cell>
        </table:table-row>
        <table:table-row table:style-name="ro11">
          <table:table-cell office:value-type="string">
            <text:p>Verificador de fuentes C</text:p>
          </table:table-cell>
          <table:table-cell office:value-type="string">
            <text:p>Se pide un programa que lea un fichero en C y compruebe una lista de propiedades que pueden activar o desactivar por niveles o individualmente cada propiedad inclumpida dará un mensaje de error o un aviso según su nivel de importancia.</text:p>
            <text:p>Por ejemplo:</text:p>
            <text:p>- El programa tiene un comentario de cabecera de programa</text:p>
            <text:p>- Todas las funciones tienen un comentario de cabecera de función</text:p>
            <text:p>- Todo parámetro a una función tiene un comentario en la cabecera de la función</text:p>
            <text:p>- La llave de abrir una estructura siempre está al final de la línea y en una línea ella sola</text:p>
            <text:p>- La llave de abrir una estructura siempre está al final de la línea y en la misma línea la sentencia de la que forma parte</text:p>
            <text:p>Número de alumnos para su realización: 1 ó 2 Alumnos.</text:p>
          </table:table-cell>
          <table:table-cell office:value-type="string">
            <text:p>Carlos Pardo</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11">
          <table:table-cell office:value-type="string">
            <text:p>Métodos de Combinación de Clasificadores en RapidMiner</text:p>
          </table:table-cell>
          <table:table-cell office:value-type="string">
            <text:p>RapidMiner (http://rapid-i.com/) es un </text:p>
            <text:p>entorno de Minería de Datos realizado en Java. El objetivo del proyecto </text:p>
            <text:p>es la implementación de métodos de combinación de clasificadores </text:p>
            <text:p>(ensembles) sobre dicha herramienta.</text:p>
            <text:p>Número de alumnos para su realización: Preferiblemente 2 alumnos.</text:p>
            <text:p>Información adicional: Preferiblemente para alumnos que cursen o hayan </text:p>
            <text:p>cursado la asignatura Minería de Datos. La licencia de RapidMiner es </text:p>
            <text:p>AGPL (http://rapid-i.com/content/view/29/2/lang,en/).</text:p>
          </table:table-cell>
          <table:table-cell office:value-type="string">
            <text:p>Juan José Rodríguez</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7">
          <table:table-cell office:value-type="string">
            <text:p>Banca segura: JavaCard</text:p>
          </table:table-cell>
          <table:table-cell office:value-type="string">
            <text:p>Se trata de analizar el estudio previo de los sistemas de banca segura ya realizado para desarrollar un sistema de banca segura que evite los problemas encontrados a través de soluciones alternativas a las ya expuestas.En este caso se propone, la creación de un nuevo servicio basado en tarjetas JavaCard.</text:p>
            <text:p/>
            <text:p/>
            <text:p/>
          </table:table-cell>
          <table:table-cell office:value-type="string">
            <text:p>José Manuel Sáiz</text:p>
          </table:table-cell>
          <table:table-cell table:number-columns-repeated="2"/>
          <table:table-cell office:value-type="string">
            <text:p>Aalumnos sin asignar</text:p>
          </table:table-cell>
          <table:table-cell office:value-type="string">
            <text:p>Aalumnos sin asignar</text:p>
          </table:table-cell>
          <table:table-cell/>
          <table:table-cell office:value-type="string">
            <text:p>2010-11</text:p>
          </table:table-cell>
        </table:table-row>
        <table:table-row table:style-name="ro12">
          <table:table-cell office:value-type="string">
            <text:p>Detección de defectos en imágenes de radiografía.</text:p>
          </table:table-cell>
          <table:table-cell office:value-type="string">
            <text:p>Las aleaciones de magnesio son utilizadas por Antolin S.A para la creación de piezas para los asientos y los techos de automóviles. Estas aleaciones son muy ligeras pero pueden tener problemas como la formación de poros o burbujas durante el proceso de fundición.</text:p>
            <text:p>La gestión de la calidad es un proceso muy importante para asegurar la calidad de los procesos industriales. Los test no destructivos como el análisis de radiografías permiten evaluar la calidad de una pieza metálica sin destruirla. </text:p>
            <text:p>Este es un proyecto que se encuentra en su 3ª iteración, en la segunda se lograba la detección de defectos y su segmentación. En está iteración se tratará de mejorar la segmentación de los defectos, su clasificación en tipos (poro, burbuja, falta de penetración) para intentar dar una medida de la calidad de la pieza.</text:p>
            <text:p/>
            <text:p>Requisitos adicionales:</text:p>
            <text:p>(Opcional) Haber cursado la asignatura de Minería de Datos.</text:p>
          </table:table-cell>
          <table:table-cell office:value-type="string">
            <text:p>José Francisco Díez</text:p>
          </table:table-cell>
          <table:table-cell office:value-type="string">
            <text:p>César Ignacio García Osorio</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8">
          <table:table-cell office:value-type="string">
            <text:p>Gestión de experimentos <text:s/>en Weka.</text:p>
          </table:table-cell>
          <table:table-cell office:value-type="string">
            <text:p>Weka es una herramienta de Minería de Datos ampliamente usada en docencia e investigación. Una de las tareas más frecuentemente utilizada con esta herramienta es la ejecución de experimentos.</text:p>
            <text:p>Weka dispone de un gestor de experimentos bastante avanzado, pero desarrollado para lanzar experimentos en un solo ordenador. El objetivo de este proyecto es la creación de un sistema de gestión de experimentos en la nube o en un supercomputador que permita descomponer un experimento en trabajos, lanzar cada trabajo en un ordenador diferente y posteriormente combinar los resultados.</text:p>
            <text:p/>
            <text:p>Requisitos adicionales:</text:p>
            <text:p>Haber cursado la asignatura de Minería de Datos.</text:p>
          </table:table-cell>
          <table:table-cell office:value-type="string">
            <text:p>José Francisco Díez</text:p>
          </table:table-cell>
          <table:table-cell office:value-type="string">
            <text:p>Juan José Rodríguez</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9">
          <table:table-cell office:value-type="string">
            <text:p>Sistemas de Información Geográfica para la gestión de la red de carreteras en la provincia de Burgos</text:p>
          </table:table-cell>
          <table:table-cell office:value-type="string">
            <text:p>El trabajo consiste en realizar un plugin para la herramienta de escritorio de Sistemas de Información Geográfica GVSig 2.0. Este plugin realizará las siguientes tareas de recogida y gestión de información:</text:p>
            <text:p>Anchuras de carretera., señalización horizontal y vertical, obras de fábrica, último asfaltado, labores de mantenimiento, estado del firme, nº de accidentes, <text:s/>zonas peligrosas o de escasa visibilidad, estimación del tráfico actual de vehículos, etc.</text:p>
            <text:p>El proceso de realizar un plugin para GVSig está perfectamente documentado y existe la posibilidad de convertir el trabajo en una herramienta oficial dentro de la comunidad GVSIG.</text:p>
            <text:p>Los requisitos son variables y ajustables a las dificultades encontradas y sugerencias del alumno.</text:p>
            <text:p>Contará con el asesoramiento de Carlos Muñoz (Profesor del Departamento de Expresión Gráfica) y por Enrique Sierra profesor de la asignatura Sistemas de Información Geográfica en el máster de Ingeniería Informática.</text:p>
            <text:p>Requisitos: es muy interesante, aunque no obligatorio, estar cursando o haber cursado la asignatura Sistemas de Información Geográfica. También el conocimiento de las herramientas Eclipse y Maven. </text:p>
            <text:p>La realización del trabajo es compatible con la beca de colaboración sacada por los departamentos de I. Civil y Expresión Gráfica para trabajar en SIG.</text:p>
          </table:table-cell>
          <table:table-cell office:value-type="string">
            <text:p>Ángel Arroyo</text:p>
          </table:table-cell>
          <table:table-cell office:value-type="string">
            <text:p>Enrique Sierra</text:p>
          </table:table-cell>
          <table:table-cell office:value-type="string">
            <text:p>Carlos Muñoz</text:p>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8">
          <table:table-cell office:value-type="string">
            <text:p><text:s/>Análisis de arboledas mediante imágenes aéreas.</text:p>
          </table:table-cell>
          <table:table-cell office:value-type="string">
            <text:p>La gestión de masas forestales es un proceso costoso que requiere que personal especializado se desplace a zonas a menudo inaccesibles para tomar medidas de los árboles.</text:p>
            <text:p>Este proceso se podría simplificar mediante el análisis de imágenes aéreas. El objetivo del proyecto consiste en conseguir segmentar las copas de los árboles del suelo, mediante la aplicación de técnicas de procesamiento de imágenes para posteriormente obtener medidas como el diámetro de la copa o el número de árboles de una parcela.</text:p>
            <text:p/>
            <text:p/>
            <text:p/>
          </table:table-cell>
          <table:table-cell office:value-type="string">
            <text:p>José Francisco Díez</text:p>
          </table:table-cell>
          <table:table-cell office:value-type="string">
            <text:p>César Ignacio García Osorio</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7">
          <table:table-cell office:value-type="string">
            <text:p>Observatorio Tecnológico HP: Simulador/Navegador WebKit para el desarrollo de WebApps en Large Format Printers.</text:p>
          </table:table-cell>
          <table:table-cell office:value-type="string">
            <text:p>El proposito es lograr un simulador (navegador) web basado en la versión concreta del motor WebKit usada en las impresoras HP Designjet Large Format Printers. El navegador debería integrar tantas herramientas como sea posible para facilitar el desarrollo de las nuevas WebApps, con especial interes en disponer de depurador JavaScript.</text:p>
            <text:p/>
            <text:p>Conocimientos básicos: C++</text:p>
            <text:p>Conocimientos deseables: Qt , Qt Creator, JavaScript </text:p>
          </table:table-cell>
          <table:table-cell office:value-type="string">
            <text:p>Raúl Marticorena</text:p>
          </table:table-cell>
          <table:table-cell office:value-type="string">
            <text:p>Tutor Hewlett-Packard </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table-row table:style-name="ro2">
          <table:table-cell table:number-columns-repeated="9"/>
        </table:table-row>
        <table:table-row table:style-name="ro5">
          <table:table-cell office:value-type="string">
            <text:p>Observatorio Tecnológico HP: Automatización de pruebas para HP-HCIS </text:p>
          </table:table-cell>
          <table:table-cell office:value-type="string">
            <text:p>HP-HCIS (Health Care Information System) es una solución de HP orientada a la gestión de la información de una organización de salud, abarcando de forma integrada los distintos centros de atención primaria, hospitales y otros dispositivos asistenciales que la componen. El alumno/s participará en el desarrollo de un sistema automático de pruebas que permita ejecutar pruebas funcionales sobre una aplicación real en algunos de los más de 100 hospitales que cuentan con HP-HCIS . El objetivo es el desarrollo de un sistema de pruebas automáticas, de tal manera, que se puedan realizar pruebas en los distintos servidores y bases de datos soportados por HP-HCIS y también en varios navegadores web.</text:p>
            <text:p/>
            <text:p>Conocimientos de HTML, CSS, Java, JSP, en general de entorno Web (Javascript, Ajax, etc.), Junit, Selenium, Selenium-Grid u otros sistemas de pruebas. </text:p>
          </table:table-cell>
          <table:table-cell office:value-type="string">
            <text:p>Raúl Marticorena</text:p>
          </table:table-cell>
          <table:table-cell office:value-type="string">
            <text:p>Tutor Hewlett-Packard </text:p>
          </table:table-cell>
          <table:table-cell/>
          <table:table-cell office:value-type="string">
            <text:p>Aalumnos sin asignar</text:p>
          </table:table-cell>
          <table:table-cell office:value-type="string">
            <text:p>Aalumnos sin asignar</text:p>
          </table:table-cell>
          <table:table-cell/>
          <table:table-cell office:value-type="string">
            <text:p>2013-14</text:p>
          </table:table-cell>
        </table:table-row>
        <table:named-expressions/>
      </table:table>
      <table:table table:name="N2_Alumno" table:style-name="ta1" table:print="false">
        <table:table-column table:style-name="co1" table:number-columns-repeated="2" table:default-cell-style-name="Default"/>
        <table:table-column table:style-name="co8" table:default-cell-style-name="Default"/>
        <table:table-column table:style-name="co1" table:number-columns-repeated="3" table:default-cell-style-name="Default"/>
        <table:table-row table:style-name="ro15">
          <table:table-cell office:value-type="string">
            <text:p>Numero</text:p>
          </table:table-cell>
          <table:table-cell/>
          <table:table-cell office:value-type="string">
            <text:p>ApellidosNombre</text:p>
          </table:table-cell>
          <table:table-cell office:value-type="string">
            <text:p>Dni</text:p>
          </table:table-cell>
          <table:table-cell office:value-type="string">
            <text:p>Repetidor</text:p>
          </table:table-cell>
          <table:table-cell office:value-type="string">
            <text:p>Asignado</text:p>
          </table:table-cell>
        </table:table-row>
        <table:table-row table:style-name="ro15">
          <table:table-cell office:value-type="float" office:value="1">
            <text:p>1</text:p>
          </table:table-cell>
          <table:table-cell office:value-type="string">
            <text:p>n</text:p>
          </table:table-cell>
          <table:table-cell office:value-type="string">
            <text:p>ALAMO OLIVE JORGE</text:p>
          </table:table-cell>
          <table:table-cell office:value-type="float" office:value="13131301">
            <text:p>13131301</text:p>
          </table:table-cell>
          <table:table-cell/>
          <table:table-cell office:value-type="string">
            <text:p>2014-15</text:p>
          </table:table-cell>
        </table:table-row>
        <table:table-row table:style-name="ro15">
          <table:table-cell office:value-type="float" office:value="2">
            <text:p>2</text:p>
          </table:table-cell>
          <table:table-cell office:value-type="string">
            <text:p>n</text:p>
          </table:table-cell>
          <table:table-cell office:value-type="string">
            <text:p>ALMENDRES GARCÍA MARCOS</text:p>
          </table:table-cell>
          <table:table-cell office:value-type="float" office:value="13131302">
            <text:p>13131302</text:p>
          </table:table-cell>
          <table:table-cell/>
          <table:table-cell office:value-type="string">
            <text:p>2014-15</text:p>
          </table:table-cell>
        </table:table-row>
        <table:table-row table:style-name="ro15">
          <table:table-cell office:value-type="float" office:value="3">
            <text:p>3</text:p>
          </table:table-cell>
          <table:table-cell office:value-type="string">
            <text:p>n</text:p>
          </table:table-cell>
          <table:table-cell office:value-type="string">
            <text:p>ALONSO MORANTE ASIER</text:p>
          </table:table-cell>
          <table:table-cell office:value-type="float" office:value="13131303">
            <text:p>13131303</text:p>
          </table:table-cell>
          <table:table-cell/>
          <table:table-cell office:value-type="string">
            <text:p>2014-15</text:p>
          </table:table-cell>
        </table:table-row>
        <table:table-row table:style-name="ro15">
          <table:table-cell office:value-type="float" office:value="4">
            <text:p>4</text:p>
          </table:table-cell>
          <table:table-cell office:value-type="string">
            <text:p>n</text:p>
          </table:table-cell>
          <table:table-cell office:value-type="string">
            <text:p>ALONSO MÁRQUEZ JORGE</text:p>
          </table:table-cell>
          <table:table-cell office:value-type="float" office:value="13131304">
            <text:p>13131304</text:p>
          </table:table-cell>
          <table:table-cell/>
          <table:table-cell office:value-type="string">
            <text:p>2014-15</text:p>
          </table:table-cell>
        </table:table-row>
        <table:table-row table:style-name="ro15">
          <table:table-cell office:value-type="float" office:value="5">
            <text:p>5</text:p>
          </table:table-cell>
          <table:table-cell office:value-type="string">
            <text:p>n</text:p>
          </table:table-cell>
          <table:table-cell office:value-type="string">
            <text:p>ARRANZ ALONSO RUBÉN</text:p>
          </table:table-cell>
          <table:table-cell office:value-type="float" office:value="13131305">
            <text:p>13131305</text:p>
          </table:table-cell>
          <table:table-cell/>
          <table:table-cell office:value-type="string">
            <text:p>2014-15</text:p>
          </table:table-cell>
        </table:table-row>
        <table:table-row table:style-name="ro15">
          <table:table-cell office:value-type="float" office:value="6">
            <text:p>6</text:p>
          </table:table-cell>
          <table:table-cell office:value-type="string">
            <text:p>n</text:p>
          </table:table-cell>
          <table:table-cell office:value-type="string">
            <text:p>BLANCO ALONSO DAVID</text:p>
          </table:table-cell>
          <table:table-cell office:value-type="float" office:value="13131306">
            <text:p>13131306</text:p>
          </table:table-cell>
          <table:table-cell/>
          <table:table-cell office:value-type="string">
            <text:p>2014-15</text:p>
          </table:table-cell>
        </table:table-row>
        <table:table-row table:style-name="ro15">
          <table:table-cell office:value-type="float" office:value="7">
            <text:p>7</text:p>
          </table:table-cell>
          <table:table-cell office:value-type="string">
            <text:p>n</text:p>
          </table:table-cell>
          <table:table-cell office:value-type="string">
            <text:p>CASADO SANTAMARÍA MANUEL</text:p>
          </table:table-cell>
          <table:table-cell office:value-type="float" office:value="13131307">
            <text:p>13131307</text:p>
          </table:table-cell>
          <table:table-cell/>
          <table:table-cell office:value-type="string">
            <text:p>2014-15</text:p>
          </table:table-cell>
        </table:table-row>
        <table:table-row table:style-name="ro15">
          <table:table-cell office:value-type="float" office:value="8">
            <text:p>8</text:p>
          </table:table-cell>
          <table:table-cell office:value-type="string">
            <text:p>n</text:p>
          </table:table-cell>
          <table:table-cell office:value-type="string">
            <text:p>DE LA FUENTE RODRÍGUEZ LUIS DAVID</text:p>
          </table:table-cell>
          <table:table-cell office:value-type="float" office:value="13131308">
            <text:p>13131308</text:p>
          </table:table-cell>
          <table:table-cell/>
          <table:table-cell office:value-type="string">
            <text:p>2014-15</text:p>
          </table:table-cell>
        </table:table-row>
        <table:table-row table:style-name="ro15">
          <table:table-cell office:value-type="float" office:value="9">
            <text:p>9</text:p>
          </table:table-cell>
          <table:table-cell office:value-type="string">
            <text:p>n</text:p>
          </table:table-cell>
          <table:table-cell office:value-type="string">
            <text:p>GONZÁLEZ LOMAS BLANCA MONTSERRAT</text:p>
          </table:table-cell>
          <table:table-cell office:value-type="float" office:value="13131309">
            <text:p>13131309</text:p>
          </table:table-cell>
          <table:table-cell/>
          <table:table-cell office:value-type="string">
            <text:p>2014-15</text:p>
          </table:table-cell>
        </table:table-row>
        <table:table-row table:style-name="ro15">
          <table:table-cell office:value-type="float" office:value="10">
            <text:p>10</text:p>
          </table:table-cell>
          <table:table-cell office:value-type="string">
            <text:p>n</text:p>
          </table:table-cell>
          <table:table-cell office:value-type="string">
            <text:p>GORDO ORIVE ZAIRA</text:p>
          </table:table-cell>
          <table:table-cell office:value-type="float" office:value="13131310">
            <text:p>13131310</text:p>
          </table:table-cell>
          <table:table-cell/>
          <table:table-cell office:value-type="string">
            <text:p>2014-15</text:p>
          </table:table-cell>
        </table:table-row>
        <table:table-row table:style-name="ro15">
          <table:table-cell office:value-type="float" office:value="11">
            <text:p>11</text:p>
          </table:table-cell>
          <table:table-cell office:value-type="string">
            <text:p>n</text:p>
          </table:table-cell>
          <table:table-cell office:value-type="string">
            <text:p>JUEZ GIL MARIO </text:p>
          </table:table-cell>
          <table:table-cell office:value-type="float" office:value="13131311">
            <text:p>13131311</text:p>
          </table:table-cell>
          <table:table-cell/>
          <table:table-cell office:value-type="string">
            <text:p>2014-15</text:p>
          </table:table-cell>
        </table:table-row>
        <table:table-row table:style-name="ro15">
          <table:table-cell office:value-type="float" office:value="12">
            <text:p>12</text:p>
          </table:table-cell>
          <table:table-cell office:value-type="string">
            <text:p>n</text:p>
          </table:table-cell>
          <table:table-cell office:value-type="string">
            <text:p>LAGE IZQUIERDO FRANCISCO QUIRINO</text:p>
          </table:table-cell>
          <table:table-cell office:value-type="float" office:value="13131312">
            <text:p>13131312</text:p>
          </table:table-cell>
          <table:table-cell/>
          <table:table-cell office:value-type="string">
            <text:p>2014-15</text:p>
          </table:table-cell>
        </table:table-row>
        <table:table-row table:style-name="ro15">
          <table:table-cell office:value-type="float" office:value="13">
            <text:p>13</text:p>
          </table:table-cell>
          <table:table-cell office:value-type="string">
            <text:p>n</text:p>
          </table:table-cell>
          <table:table-cell office:value-type="string">
            <text:p>LAGUNA DELGADO JORGE </text:p>
          </table:table-cell>
          <table:table-cell office:value-type="float" office:value="13131313">
            <text:p>13131313</text:p>
          </table:table-cell>
          <table:table-cell/>
          <table:table-cell office:value-type="string">
            <text:p>2014-15</text:p>
          </table:table-cell>
        </table:table-row>
        <table:table-row table:style-name="ro15">
          <table:table-cell office:value-type="float" office:value="14">
            <text:p>14</text:p>
          </table:table-cell>
          <table:table-cell office:value-type="string">
            <text:p>n</text:p>
          </table:table-cell>
          <table:table-cell office:value-type="string">
            <text:p>LOZANO REBÉ DANIEL </text:p>
          </table:table-cell>
          <table:table-cell office:value-type="float" office:value="13131314">
            <text:p>13131314</text:p>
          </table:table-cell>
          <table:table-cell/>
          <table:table-cell office:value-type="string">
            <text:p>2014-15</text:p>
          </table:table-cell>
        </table:table-row>
        <table:table-row table:style-name="ro15">
          <table:table-cell office:value-type="float" office:value="15">
            <text:p>15</text:p>
          </table:table-cell>
          <table:table-cell office:value-type="string">
            <text:p>n</text:p>
          </table:table-cell>
          <table:table-cell office:value-type="string">
            <text:p>LÓPEZ CANTERO ÁLVARO </text:p>
          </table:table-cell>
          <table:table-cell office:value-type="float" office:value="13131315">
            <text:p>13131315</text:p>
          </table:table-cell>
          <table:table-cell/>
          <table:table-cell office:value-type="string">
            <text:p>2014-15</text:p>
          </table:table-cell>
        </table:table-row>
        <table:table-row table:style-name="ro15">
          <table:table-cell office:value-type="float" office:value="16">
            <text:p>16</text:p>
          </table:table-cell>
          <table:table-cell office:value-type="string">
            <text:p>n</text:p>
          </table:table-cell>
          <table:table-cell office:value-type="string">
            <text:p>LÓPEZ MARTÍNEZ JAVIER </text:p>
          </table:table-cell>
          <table:table-cell office:value-type="float" office:value="13131316">
            <text:p>13131316</text:p>
          </table:table-cell>
          <table:table-cell office:value-type="string">
            <text:p>R</text:p>
          </table:table-cell>
          <table:table-cell office:value-type="string">
            <text:p>2013-14</text:p>
          </table:table-cell>
        </table:table-row>
        <table:table-row table:style-name="ro15">
          <table:table-cell office:value-type="float" office:value="17">
            <text:p>17</text:p>
          </table:table-cell>
          <table:table-cell office:value-type="string">
            <text:p>n</text:p>
          </table:table-cell>
          <table:table-cell office:value-type="string">
            <text:p>MARTÍNEZ GARCÍA ALEJANDRO </text:p>
          </table:table-cell>
          <table:table-cell office:value-type="float" office:value="13131317">
            <text:p>13131317</text:p>
          </table:table-cell>
          <table:table-cell/>
          <table:table-cell office:value-type="string">
            <text:p>2014-15</text:p>
          </table:table-cell>
        </table:table-row>
        <table:table-row table:style-name="ro15">
          <table:table-cell office:value-type="float" office:value="18">
            <text:p>18</text:p>
          </table:table-cell>
          <table:table-cell office:value-type="string">
            <text:p>n</text:p>
          </table:table-cell>
          <table:table-cell office:value-type="string">
            <text:p>MIRANDA PÉREZ ROBERTO </text:p>
          </table:table-cell>
          <table:table-cell office:value-type="float" office:value="13131318">
            <text:p>13131318</text:p>
          </table:table-cell>
          <table:table-cell/>
          <table:table-cell office:value-type="string">
            <text:p>2014-15</text:p>
          </table:table-cell>
        </table:table-row>
        <table:table-row table:style-name="ro15">
          <table:table-cell office:value-type="float" office:value="19">
            <text:p>19</text:p>
          </table:table-cell>
          <table:table-cell office:value-type="string">
            <text:p>n</text:p>
          </table:table-cell>
          <table:table-cell office:value-type="string">
            <text:p>MORENO DEL HOYO DAVID </text:p>
          </table:table-cell>
          <table:table-cell office:value-type="float" office:value="13131319">
            <text:p>13131319</text:p>
          </table:table-cell>
          <table:table-cell/>
          <table:table-cell office:value-type="string">
            <text:p>2014-15</text:p>
          </table:table-cell>
        </table:table-row>
        <table:table-row table:style-name="ro15">
          <table:table-cell office:value-type="float" office:value="20">
            <text:p>20</text:p>
          </table:table-cell>
          <table:table-cell office:value-type="string">
            <text:p>n</text:p>
          </table:table-cell>
          <table:table-cell office:value-type="string">
            <text:p>PRADO NEBREDA DIEGO ESTANISLAO</text:p>
          </table:table-cell>
          <table:table-cell office:value-type="float" office:value="13131320">
            <text:p>13131320</text:p>
          </table:table-cell>
          <table:table-cell/>
          <table:table-cell office:value-type="string">
            <text:p>2014-15</text:p>
          </table:table-cell>
        </table:table-row>
        <table:table-row table:style-name="ro15">
          <table:table-cell office:value-type="float" office:value="21">
            <text:p>21</text:p>
          </table:table-cell>
          <table:table-cell office:value-type="string">
            <text:p>n</text:p>
          </table:table-cell>
          <table:table-cell office:value-type="string">
            <text:p>PÉREZ ESTEBAN VÍCTOR </text:p>
          </table:table-cell>
          <table:table-cell office:value-type="float" office:value="13131321">
            <text:p>13131321</text:p>
          </table:table-cell>
          <table:table-cell/>
          <table:table-cell office:value-type="string">
            <text:p>2014-15</text:p>
          </table:table-cell>
        </table:table-row>
        <table:table-row table:style-name="ro15">
          <table:table-cell office:value-type="float" office:value="22">
            <text:p>22</text:p>
          </table:table-cell>
          <table:table-cell office:value-type="string">
            <text:p>n</text:p>
          </table:table-cell>
          <table:table-cell office:value-type="string">
            <text:p>PÉREZ RUIZ NAZARET </text:p>
          </table:table-cell>
          <table:table-cell office:value-type="float" office:value="13131322">
            <text:p>13131322</text:p>
          </table:table-cell>
          <table:table-cell/>
          <table:table-cell office:value-type="string">
            <text:p>2014-15</text:p>
          </table:table-cell>
        </table:table-row>
        <table:table-row table:style-name="ro15">
          <table:table-cell office:value-type="float" office:value="23">
            <text:p>23</text:p>
          </table:table-cell>
          <table:table-cell office:value-type="string">
            <text:p>n</text:p>
          </table:table-cell>
          <table:table-cell office:value-type="string">
            <text:p>RAMOS SÁNCHEZ DAVID </text:p>
          </table:table-cell>
          <table:table-cell office:value-type="float" office:value="13131323">
            <text:p>13131323</text:p>
          </table:table-cell>
          <table:table-cell/>
          <table:table-cell office:value-type="string">
            <text:p>2014-15</text:p>
          </table:table-cell>
        </table:table-row>
        <table:table-row table:style-name="ro15">
          <table:table-cell office:value-type="float" office:value="24">
            <text:p>24</text:p>
          </table:table-cell>
          <table:table-cell office:value-type="string">
            <text:p>n</text:p>
          </table:table-cell>
          <table:table-cell office:value-type="string">
            <text:p>REINOSO CEVALLOS BRYAN MAURICIO</text:p>
          </table:table-cell>
          <table:table-cell office:value-type="float" office:value="13131324">
            <text:p>13131324</text:p>
          </table:table-cell>
          <table:table-cell/>
          <table:table-cell office:value-type="string">
            <text:p>2014-15</text:p>
          </table:table-cell>
        </table:table-row>
        <table:table-row table:style-name="ro15">
          <table:table-cell office:value-type="float" office:value="25">
            <text:p>25</text:p>
          </table:table-cell>
          <table:table-cell office:value-type="string">
            <text:p>n</text:p>
          </table:table-cell>
          <table:table-cell office:value-type="string">
            <text:p>RUIZ MOLLEDO ÁLVARO </text:p>
          </table:table-cell>
          <table:table-cell office:value-type="float" office:value="13131325">
            <text:p>13131325</text:p>
          </table:table-cell>
          <table:table-cell/>
          <table:table-cell office:value-type="string">
            <text:p>2014-15</text:p>
          </table:table-cell>
        </table:table-row>
        <table:table-row table:style-name="ro15">
          <table:table-cell office:value-type="float" office:value="26">
            <text:p>26</text:p>
          </table:table-cell>
          <table:table-cell office:value-type="string">
            <text:p>n</text:p>
          </table:table-cell>
          <table:table-cell office:value-type="string">
            <text:p>SAN EMETERIO IZQUIERDO JESÚS JUAN</text:p>
          </table:table-cell>
          <table:table-cell office:value-type="float" office:value="13131326">
            <text:p>13131326</text:p>
          </table:table-cell>
          <table:table-cell/>
          <table:table-cell office:value-type="string">
            <text:p>2014-15</text:p>
          </table:table-cell>
        </table:table-row>
        <table:table-row table:style-name="ro15">
          <table:table-cell office:value-type="float" office:value="27">
            <text:p>27</text:p>
          </table:table-cell>
          <table:table-cell office:value-type="string">
            <text:p>n</text:p>
          </table:table-cell>
          <table:table-cell office:value-type="string">
            <text:p>TORRALBA DÍEZ MARÍA CRISTINA</text:p>
          </table:table-cell>
          <table:table-cell office:value-type="float" office:value="13131327">
            <text:p>13131327</text:p>
          </table:table-cell>
          <table:table-cell/>
          <table:table-cell office:value-type="string">
            <text:p>2014-15</text:p>
          </table:table-cell>
        </table:table-row>
        <table:table-row table:style-name="ro15">
          <table:table-cell office:value-type="float" office:value="28">
            <text:p>28</text:p>
          </table:table-cell>
          <table:table-cell office:value-type="string">
            <text:p>n</text:p>
          </table:table-cell>
          <table:table-cell office:value-type="string">
            <text:p>VIANA GÓMEZ ÁLVAR </text:p>
          </table:table-cell>
          <table:table-cell office:value-type="float" office:value="13131328">
            <text:p>13131328</text:p>
          </table:table-cell>
          <table:table-cell/>
          <table:table-cell office:value-type="string">
            <text:p>2014-15</text:p>
          </table:table-cell>
        </table:table-row>
        <table:table-row table:style-name="ro15">
          <table:table-cell office:value-type="float" office:value="29">
            <text:p>29</text:p>
          </table:table-cell>
          <table:table-cell office:value-type="string">
            <text:p>n</text:p>
          </table:table-cell>
          <table:table-cell office:value-type="string">
            <text:p>ZUBIAGA MARTÍN JUAN PABLO</text:p>
          </table:table-cell>
          <table:table-cell office:value-type="float" office:value="13131329">
            <text:p>13131329</text:p>
          </table:table-cell>
          <table:table-cell/>
          <table:table-cell office:value-type="string">
            <text:p>2014-15</text:p>
          </table:table-cell>
        </table:table-row>
        <table:table-row table:style-name="ro15">
          <table:table-cell office:value-type="float" office:value="30">
            <text:p>30</text:p>
          </table:table-cell>
          <table:table-cell office:value-type="string">
            <text:p>n</text:p>
          </table:table-cell>
          <table:table-cell office:value-type="string">
            <text:p>ZURERA MARTÍNEZ-ACITORES BEATRIZ </text:p>
          </table:table-cell>
          <table:table-cell office:value-type="float" office:value="13131330">
            <text:p>13131330</text:p>
          </table:table-cell>
          <table:table-cell/>
          <table:table-cell office:value-type="string">
            <text:p>2014-15</text:p>
          </table:table-cell>
        </table:table-row>
        <table:named-expressions/>
      </table:table>
      <table:table table:name="N3_Historico" table:style-name="ta1" table:print="false">
        <table:table-column table:style-name="co9" table:default-cell-style-name="Default"/>
        <table:table-column table:style-name="co1" table:number-columns-repeated="7" table:default-cell-style-name="Default"/>
        <table:table-column table:style-name="co1" table:number-columns-repeated="2" table:default-cell-style-name="ce1"/>
        <table:table-column table:style-name="co1" table:number-columns-repeated="2" table:default-cell-style-name="Default"/>
        <table:table-row table:style-name="ro1">
          <table:table-cell office:value-type="string">
            <text:p>Titulo</text:p>
          </table:table-cell>
          <table:table-cell office:value-type="string">
            <text:p>Descripcion</text:p>
          </table:table-cell>
          <table:table-cell office:value-type="string">
            <text:p>Tutor1</text:p>
          </table:table-cell>
          <table:table-cell office:value-type="string">
            <text:p>Tutor2</text:p>
          </table:table-cell>
          <table:table-cell office:value-type="string">
            <text:p>Tutor3</text:p>
          </table:table-cell>
          <table:table-cell office:value-type="string">
            <text:p>Alumno1</text:p>
          </table:table-cell>
          <table:table-cell office:value-type="string">
            <text:p>Alumno2</text:p>
          </table:table-cell>
          <table:table-cell office:value-type="string">
            <text:p>Alumno3</text:p>
          </table:table-cell>
          <table:table-cell table:style-name="Default" office:value-type="string">
            <text:p>FechaAsignacion</text:p>
          </table:table-cell>
          <table:table-cell table:style-name="Default" office:value-type="string">
            <text:p>FechaPresentacion</text:p>
          </table:table-cell>
          <table:table-cell office:value-type="string">
            <text:p>Nota</text:p>
          </table:table-cell>
          <table:table-cell office:value-type="string">
            <text:p>TotalDias</text:p>
          </table:table-cell>
        </table:table-row>
        <table:table-row table:style-name="ro1">
          <table:table-cell office:value-type="string">
            <text:p>Algoritmos genéticos para la clasificación de series</text:p>
          </table:table-cell>
          <table:table-cell/>
          <table:table-cell office:value-type="string">
            <text:p>Juan José Rodríguez</text:p>
          </table:table-cell>
          <table:table-cell table:number-columns-repeated="2"/>
          <table:table-cell office:value-type="string">
            <text:p>Alumno 101</text:p>
          </table:table-cell>
          <table:table-cell office:value-type="string">
            <text:p>Alumno 201</text:p>
          </table:table-cell>
          <table:table-cell/>
          <table:table-cell office:value-type="date" office:date-value="2003-02-01">
            <text:p>01/02/2003</text:p>
          </table:table-cell>
          <table:table-cell office:value-type="date" office:date-value="2003-09-01">
            <text:p>01/09/2003</text:p>
          </table:table-cell>
          <table:table-cell office:value-type="float" office:value="8.5">
            <text:p>8,5</text:p>
          </table:table-cell>
          <table:table-cell office:value-type="float" office:value="212">
            <text:p>212</text:p>
          </table:table-cell>
        </table:table-row>
        <table:table-row table:style-name="ro14">
          <table:table-cell office:value-type="string">
            <text:p>Aprendizaje de redes RBF mediante Boosting de reglas</text:p>
          </table:table-cell>
          <table:table-cell/>
          <table:table-cell office:value-type="string">
            <text:p>Juan José Rodríguez</text:p>
          </table:table-cell>
          <table:table-cell table:number-columns-repeated="2"/>
          <table:table-cell office:value-type="string">
            <text:p>Alumno 102</text:p>
          </table:table-cell>
          <table:table-cell office:value-type="string">
            <text:p>Alumno 202</text:p>
          </table:table-cell>
          <table:table-cell/>
          <table:table-cell office:value-type="date" office:date-value="2003-02-01">
            <text:p>01/02/2003</text:p>
          </table:table-cell>
          <table:table-cell office:value-type="date" office:date-value="2003-09-01">
            <text:p>01/09/2003</text:p>
          </table:table-cell>
          <table:table-cell office:value-type="float" office:value="9.5">
            <text:p>9,5</text:p>
          </table:table-cell>
          <table:table-cell office:value-type="float" office:value="212">
            <text:p>212</text:p>
          </table:table-cell>
        </table:table-row>
        <table:table-row table:style-name="ro14">
          <table:table-cell office:value-type="string">
            <text:p>BioAcceso</text:p>
          </table:table-cell>
          <table:table-cell/>
          <table:table-cell office:value-type="string">
            <text:p>Jesús M. Maudes</text:p>
          </table:table-cell>
          <table:table-cell table:number-columns-repeated="2"/>
          <table:table-cell office:value-type="string">
            <text:p>Alumno 103</text:p>
          </table:table-cell>
          <table:table-cell office:value-type="string">
            <text:p>Alumno 203</text:p>
          </table:table-cell>
          <table:table-cell/>
          <table:table-cell office:value-type="date" office:date-value="2003-02-01">
            <text:p>01/02/2003</text:p>
          </table:table-cell>
          <table:table-cell office:value-type="date" office:date-value="2003-09-01">
            <text:p>01/09/2003</text:p>
          </table:table-cell>
          <table:table-cell office:value-type="float" office:value="9.5">
            <text:p>9,5</text:p>
          </table:table-cell>
          <table:table-cell office:value-type="float" office:value="212">
            <text:p>212</text:p>
          </table:table-cell>
        </table:table-row>
        <table:table-row table:style-name="ro1">
          <table:table-cell office:value-type="string">
            <text:p>Herramienta de adquisición de información Java - MOON</text:p>
          </table:table-cell>
          <table:table-cell/>
          <table:table-cell office:value-type="string">
            <text:p>Carlos López</text:p>
          </table:table-cell>
          <table:table-cell table:number-columns-repeated="2"/>
          <table:table-cell office:value-type="string">
            <text:p>Alumno 104</text:p>
          </table:table-cell>
          <table:table-cell office:value-type="string">
            <text:p>Alumno 204</text:p>
          </table:table-cell>
          <table:table-cell/>
          <table:table-cell office:value-type="date" office:date-value="2003-02-01">
            <text:p>01/02/2003</text:p>
          </table:table-cell>
          <table:table-cell office:value-type="date" office:date-value="2003-09-01">
            <text:p>01/09/2003</text:p>
          </table:table-cell>
          <table:table-cell office:value-type="float" office:value="9">
            <text:p>9</text:p>
          </table:table-cell>
          <table:table-cell office:value-type="float" office:value="212">
            <text:p>212</text:p>
          </table:table-cell>
        </table:table-row>
        <table:table-row table:style-name="ro14">
          <table:table-cell office:value-type="string">
            <text:p>Refactorización de especialización sobre jerarquía de herencia en Java</text:p>
          </table:table-cell>
          <table:table-cell/>
          <table:table-cell office:value-type="string">
            <text:p>Raúl Marticorena</text:p>
          </table:table-cell>
          <table:table-cell table:number-columns-repeated="2"/>
          <table:table-cell office:value-type="string">
            <text:p>Alumno 105</text:p>
          </table:table-cell>
          <table:table-cell office:value-type="string">
            <text:p>Alumno 205</text:p>
          </table:table-cell>
          <table:table-cell/>
          <table:table-cell office:value-type="date" office:date-value="2003-02-01">
            <text:p>01/02/2003</text:p>
          </table:table-cell>
          <table:table-cell office:value-type="date" office:date-value="2003-09-01">
            <text:p>01/09/2003</text:p>
          </table:table-cell>
          <table:table-cell office:value-type="float" office:value="9">
            <text:p>9</text:p>
          </table:table-cell>
          <table:table-cell office:value-type="float" office:value="212">
            <text:p>212</text:p>
          </table:table-cell>
        </table:table-row>
        <table:table-row table:style-name="ro1">
          <table:table-cell office:value-type="string">
            <text:p>Simulador de Autómatas</text:p>
          </table:table-cell>
          <table:table-cell/>
          <table:table-cell office:value-type="string">
            <text:p>César I. García</text:p>
          </table:table-cell>
          <table:table-cell table:number-columns-repeated="2"/>
          <table:table-cell office:value-type="string">
            <text:p>Alumno 106</text:p>
          </table:table-cell>
          <table:table-cell office:value-type="string">
            <text:p>Alumno 206</text:p>
          </table:table-cell>
          <table:table-cell/>
          <table:table-cell office:value-type="date" office:date-value="2003-02-01">
            <text:p>01/02/2003</text:p>
          </table:table-cell>
          <table:table-cell office:value-type="date" office:date-value="2003-09-01">
            <text:p>01/09/2003</text:p>
          </table:table-cell>
          <table:table-cell office:value-type="float" office:value="8">
            <text:p>8</text:p>
          </table:table-cell>
          <table:table-cell office:value-type="float" office:value="212">
            <text:p>212</text:p>
          </table:table-cell>
        </table:table-row>
        <table:table-row table:style-name="ro1">
          <table:table-cell office:value-type="string">
            <text:p>Asignación de docencia</text:p>
          </table:table-cell>
          <table:table-cell/>
          <table:table-cell office:value-type="string">
            <text:p>Ángel Arroyo</text:p>
          </table:table-cell>
          <table:table-cell table:number-columns-repeated="2"/>
          <table:table-cell office:value-type="string">
            <text:p>Alumno 107</text:p>
          </table:table-cell>
          <table:table-cell office:value-type="string">
            <text:p>Alumno 207</text:p>
          </table:table-cell>
          <table:table-cell/>
          <table:table-cell office:value-type="date" office:date-value="2003-02-01">
            <text:p>01/02/2003</text:p>
          </table:table-cell>
          <table:table-cell office:value-type="date" office:date-value="2003-09-01">
            <text:p>01/09/2003</text:p>
          </table:table-cell>
          <table:table-cell office:value-type="float" office:value="8">
            <text:p>8</text:p>
          </table:table-cell>
          <table:table-cell office:value-type="float" office:value="212">
            <text:p>212</text:p>
          </table:table-cell>
        </table:table-row>
        <table:table-row table:style-name="ro14">
          <table:table-cell office:value-type="string">
            <text:p>Desarrollo e integración de una plataforma B2C a través de un Web Services</text:p>
          </table:table-cell>
          <table:table-cell/>
          <table:table-cell office:value-type="string">
            <text:p>Francisco J. Bonel</text:p>
          </table:table-cell>
          <table:table-cell table:number-columns-repeated="2"/>
          <table:table-cell office:value-type="string">
            <text:p>Alumno 108</text:p>
          </table:table-cell>
          <table:table-cell office:value-type="string">
            <text:p>Alumno 208</text:p>
          </table:table-cell>
          <table:table-cell/>
          <table:table-cell office:value-type="date" office:date-value="2003-02-01">
            <text:p>01/02/2003</text:p>
          </table:table-cell>
          <table:table-cell office:value-type="date" office:date-value="2003-09-01">
            <text:p>01/09/2003</text:p>
          </table:table-cell>
          <table:table-cell office:value-type="float" office:value="9.5">
            <text:p>9,5</text:p>
          </table:table-cell>
          <table:table-cell office:value-type="float" office:value="212">
            <text:p>212</text:p>
          </table:table-cell>
        </table:table-row>
        <table:table-row table:style-name="ro1">
          <table:table-cell office:value-type="string">
            <text:p>Aprendizaje no supervisado para tareas de clasificación</text:p>
          </table:table-cell>
          <table:table-cell/>
          <table:table-cell office:value-type="string">
            <text:p>Emilio S. Corchado</text:p>
          </table:table-cell>
          <table:table-cell table:number-columns-repeated="2"/>
          <table:table-cell office:value-type="string">
            <text:p>Alumno 109</text:p>
          </table:table-cell>
          <table:table-cell office:value-type="string">
            <text:p>Alumno 209</text:p>
          </table:table-cell>
          <table:table-cell/>
          <table:table-cell office:value-type="date" office:date-value="2003-02-01">
            <text:p>01/02/2003</text:p>
          </table:table-cell>
          <table:table-cell office:value-type="date" office:date-value="2003-09-01">
            <text:p>01/09/2003</text:p>
          </table:table-cell>
          <table:table-cell office:value-type="float" office:value="9">
            <text:p>9</text:p>
          </table:table-cell>
          <table:table-cell office:value-type="float" office:value="212">
            <text:p>212</text:p>
          </table:table-cell>
        </table:table-row>
        <table:table-row table:style-name="ro1">
          <table:table-cell office:value-type="string">
            <text:p>Aprendizaje competitivo para tareas de clasificación</text:p>
          </table:table-cell>
          <table:table-cell/>
          <table:table-cell office:value-type="string">
            <text:p>Emilio S. Corchado</text:p>
          </table:table-cell>
          <table:table-cell table:number-columns-repeated="2"/>
          <table:table-cell office:value-type="string">
            <text:p>Alumno 110</text:p>
          </table:table-cell>
          <table:table-cell office:value-type="string">
            <text:p>Alumno 210</text:p>
          </table:table-cell>
          <table:table-cell/>
          <table:table-cell office:value-type="date" office:date-value="2003-02-01">
            <text:p>01/02/2003</text:p>
          </table:table-cell>
          <table:table-cell office:value-type="date" office:date-value="2003-09-01">
            <text:p>01/09/2003</text:p>
          </table:table-cell>
          <table:table-cell office:value-type="float" office:value="8.75">
            <text:p>8,75</text:p>
          </table:table-cell>
          <table:table-cell office:value-type="float" office:value="212">
            <text:p>212</text:p>
          </table:table-cell>
        </table:table-row>
        <table:table-row table:style-name="ro14">
          <table:table-cell office:value-type="string">
            <text:p>Reconocimiento de Patrones Empleando Modelos Conexionista</text:p>
          </table:table-cell>
          <table:table-cell/>
          <table:table-cell office:value-type="string">
            <text:p>Emilio S. Corchado</text:p>
          </table:table-cell>
          <table:table-cell table:number-columns-repeated="2"/>
          <table:table-cell office:value-type="string">
            <text:p>Alumno 111</text:p>
          </table:table-cell>
          <table:table-cell office:value-type="string">
            <text:p>Alumno 211</text:p>
          </table:table-cell>
          <table:table-cell/>
          <table:table-cell office:value-type="date" office:date-value="2004-02-01">
            <text:p>01/02/2004</text:p>
          </table:table-cell>
          <table:table-cell office:value-type="date" office:date-value="2004-09-01">
            <text:p>01/09/2004</text:p>
          </table:table-cell>
          <table:table-cell office:value-type="float" office:value="9.5">
            <text:p>9,5</text:p>
          </table:table-cell>
          <table:table-cell office:value-type="float" office:value="213">
            <text:p>213</text:p>
          </table:table-cell>
        </table:table-row>
        <table:table-row table:style-name="ro14">
          <table:table-cell office:value-type="string">
            <text:p>Herramienta para la Gestión del Conocimiento</text:p>
          </table:table-cell>
          <table:table-cell/>
          <table:table-cell office:value-type="string">
            <text:p>Lourdes Sáiz</text:p>
          </table:table-cell>
          <table:table-cell table:number-columns-repeated="2"/>
          <table:table-cell office:value-type="string">
            <text:p>Alumno 112</text:p>
          </table:table-cell>
          <table:table-cell office:value-type="string">
            <text:p>Alumno 212</text:p>
          </table:table-cell>
          <table:table-cell/>
          <table:table-cell office:value-type="date" office:date-value="2004-02-01">
            <text:p>01/02/2004</text:p>
          </table:table-cell>
          <table:table-cell office:value-type="date" office:date-value="2004-09-01">
            <text:p>01/09/2004</text:p>
          </table:table-cell>
          <table:table-cell office:value-type="float" office:value="8.5">
            <text:p>8,5</text:p>
          </table:table-cell>
          <table:table-cell office:value-type="float" office:value="213">
            <text:p>213</text:p>
          </table:table-cell>
        </table:table-row>
        <table:table-row table:style-name="ro14">
          <table:table-cell office:value-type="string">
            <text:p>Servidor de Mensajería</text:p>
          </table:table-cell>
          <table:table-cell/>
          <table:table-cell office:value-type="string">
            <text:p>Francisco J. Bonel</text:p>
          </table:table-cell>
          <table:table-cell table:number-columns-repeated="2"/>
          <table:table-cell office:value-type="string">
            <text:p>Alumno 113</text:p>
          </table:table-cell>
          <table:table-cell table:number-columns-repeated="2"/>
          <table:table-cell office:value-type="date" office:date-value="2003-02-01">
            <text:p>01/02/2003</text:p>
          </table:table-cell>
          <table:table-cell office:value-type="date" office:date-value="2004-09-01">
            <text:p>01/09/2004</text:p>
          </table:table-cell>
          <table:table-cell office:value-type="float" office:value="7">
            <text:p>7</text:p>
          </table:table-cell>
          <table:table-cell office:value-type="float" office:value="578">
            <text:p>578</text:p>
          </table:table-cell>
        </table:table-row>
        <table:table-row table:style-name="ro14">
          <table:table-cell office:value-type="string">
            <text:p>Dynamic Time Warping</text:p>
          </table:table-cell>
          <table:table-cell/>
          <table:table-cell office:value-type="string">
            <text:p>Juan José Rodríguez</text:p>
          </table:table-cell>
          <table:table-cell table:number-columns-repeated="2"/>
          <table:table-cell office:value-type="string">
            <text:p>Alumno 114</text:p>
          </table:table-cell>
          <table:table-cell office:value-type="string">
            <text:p>Alumno 213</text:p>
          </table:table-cell>
          <table:table-cell/>
          <table:table-cell office:value-type="date" office:date-value="2004-02-01">
            <text:p>01/02/2004</text:p>
          </table:table-cell>
          <table:table-cell office:value-type="date" office:date-value="2004-09-01">
            <text:p>01/09/2004</text:p>
          </table:table-cell>
          <table:table-cell office:value-type="float" office:value="7.5">
            <text:p>7,5</text:p>
          </table:table-cell>
          <table:table-cell office:value-type="float" office:value="213">
            <text:p>213</text:p>
          </table:table-cell>
        </table:table-row>
        <table:table-row table:style-name="ro14">
          <table:table-cell office:value-type="string">
            <text:p>WAEF: FrameworkAvanzado de Ensembles en Weka</text:p>
          </table:table-cell>
          <table:table-cell/>
          <table:table-cell office:value-type="string">
            <text:p>Juan José Rodríguez</text:p>
          </table:table-cell>
          <table:table-cell table:number-columns-repeated="2"/>
          <table:table-cell office:value-type="string">
            <text:p>Alumno 115</text:p>
          </table:table-cell>
          <table:table-cell table:number-columns-repeated="2"/>
          <table:table-cell office:value-type="date" office:date-value="2004-02-01">
            <text:p>01/02/2004</text:p>
          </table:table-cell>
          <table:table-cell office:value-type="date" office:date-value="2004-09-01">
            <text:p>01/09/2004</text:p>
          </table:table-cell>
          <table:table-cell office:value-type="float" office:value="7">
            <text:p>7</text:p>
          </table:table-cell>
          <table:table-cell office:value-type="float" office:value="213">
            <text:p>213</text:p>
          </table:table-cell>
        </table:table-row>
        <table:table-row table:style-name="ro14">
          <table:table-cell office:value-type="string">
            <text:p>Definición de refactorizaciones sobre XMI</text:p>
          </table:table-cell>
          <table:table-cell/>
          <table:table-cell office:value-type="string">
            <text:p>Carlos López</text:p>
          </table:table-cell>
          <table:table-cell table:number-columns-repeated="2"/>
          <table:table-cell office:value-type="string">
            <text:p>Alumno 116</text:p>
          </table:table-cell>
          <table:table-cell office:value-type="string">
            <text:p>Alumno 215</text:p>
          </table:table-cell>
          <table:table-cell/>
          <table:table-cell office:value-type="date" office:date-value="2004-02-01">
            <text:p>01/02/2004</text:p>
          </table:table-cell>
          <table:table-cell office:value-type="date" office:date-value="2005-02-01">
            <text:p>01/02/2005</text:p>
          </table:table-cell>
          <table:table-cell office:value-type="float" office:value="8">
            <text:p>8</text:p>
          </table:table-cell>
          <table:table-cell office:value-type="float" office:value="366">
            <text:p>366</text:p>
          </table:table-cell>
        </table:table-row>
        <table:table-row table:style-name="ro14">
          <table:table-cell office:value-type="string">
            <text:p>Herramienta para la Gestión de Conocimiento generado en el proceso Productivo de una empresa del sector químico.</text:p>
          </table:table-cell>
          <table:table-cell/>
          <table:table-cell office:value-type="string">
            <text:p>Lourdes Sáiz</text:p>
          </table:table-cell>
          <table:table-cell table:number-columns-repeated="2"/>
          <table:table-cell office:value-type="string">
            <text:p>Alumno 117</text:p>
          </table:table-cell>
          <table:table-cell table:number-columns-repeated="2"/>
          <table:table-cell office:value-type="date" office:date-value="2005-02-01">
            <text:p>01/02/2005</text:p>
          </table:table-cell>
          <table:table-cell office:value-type="date" office:date-value="2005-06-01">
            <text:p>01/06/2005</text:p>
          </table:table-cell>
          <table:table-cell office:value-type="float" office:value="7">
            <text:p>7</text:p>
          </table:table-cell>
          <table:table-cell office:value-type="float" office:value="120">
            <text:p>120</text:p>
          </table:table-cell>
        </table:table-row>
        <table:table-row table:style-name="ro14">
          <table:table-cell office:value-type="string">
            <text:p>Manejador de Curriculum</text:p>
          </table:table-cell>
          <table:table-cell/>
          <table:table-cell office:value-type="string">
            <text:p>CarlosPardo</text:p>
          </table:table-cell>
          <table:table-cell table:number-columns-repeated="2"/>
          <table:table-cell office:value-type="string">
            <text:p>Alumno 118</text:p>
          </table:table-cell>
          <table:table-cell office:value-type="string">
            <text:p>Alumno 216</text:p>
          </table:table-cell>
          <table:table-cell/>
          <table:table-cell office:value-type="date" office:date-value="2005-02-01">
            <text:p>01/02/2005</text:p>
          </table:table-cell>
          <table:table-cell office:value-type="date" office:date-value="2005-06-01">
            <text:p>01/06/2005</text:p>
          </table:table-cell>
          <table:table-cell office:value-type="float" office:value="7.5">
            <text:p>7,5</text:p>
          </table:table-cell>
          <table:table-cell office:value-type="float" office:value="120">
            <text:p>120</text:p>
          </table:table-cell>
        </table:table-row>
        <table:table-row table:style-name="ro14">
          <table:table-cell office:value-type="string">
            <text:p>Herramienta de Creación de Portales WEB aplicada al Observatorio de la Gestión del Conocimiento</text:p>
          </table:table-cell>
          <table:table-cell/>
          <table:table-cell office:value-type="string">
            <text:p>Lourdes Sáiz</text:p>
          </table:table-cell>
          <table:table-cell office:value-type="string">
            <text:p>Belén Vaquerizo</text:p>
          </table:table-cell>
          <table:table-cell/>
          <table:table-cell office:value-type="string">
            <text:p>Alumno 119</text:p>
          </table:table-cell>
          <table:table-cell table:number-columns-repeated="2"/>
          <table:table-cell office:value-type="date" office:date-value="2005-02-01">
            <text:p>01/02/2005</text:p>
          </table:table-cell>
          <table:table-cell office:value-type="date" office:date-value="2005-09-01">
            <text:p>01/09/2005</text:p>
          </table:table-cell>
          <table:table-cell office:value-type="float" office:value="8.5">
            <text:p>8,5</text:p>
          </table:table-cell>
          <table:table-cell office:value-type="float" office:value="212">
            <text:p>212</text:p>
          </table:table-cell>
        </table:table-row>
        <table:table-row table:style-name="ro14">
          <table:table-cell office:value-type="string">
            <text:p>Mapeador UML a Java</text:p>
          </table:table-cell>
          <table:table-cell/>
          <table:table-cell office:value-type="string">
            <text:p>Carlos López</text:p>
          </table:table-cell>
          <table:table-cell table:number-columns-repeated="2"/>
          <table:table-cell office:value-type="string">
            <text:p>Alumno 120</text:p>
          </table:table-cell>
          <table:table-cell office:value-type="string">
            <text:p>Alumno 217</text:p>
          </table:table-cell>
          <table:table-cell/>
          <table:table-cell office:value-type="date" office:date-value="2005-02-01">
            <text:p>01/02/2005</text:p>
          </table:table-cell>
          <table:table-cell office:value-type="date" office:date-value="2005-09-01">
            <text:p>01/09/2005</text:p>
          </table:table-cell>
          <table:table-cell office:value-type="float" office:value="9">
            <text:p>9</text:p>
          </table:table-cell>
          <table:table-cell office:value-type="float" office:value="212">
            <text:p>212</text:p>
          </table:table-cell>
        </table:table-row>
        <table:table-row table:style-name="ro1">
          <table:table-cell office:value-type="string">
            <text:p>Sistema de Gestión Documental y Contenidos Web</text:p>
          </table:table-cell>
          <table:table-cell/>
          <table:table-cell office:value-type="string">
            <text:p>Belén Vaquerizo</text:p>
          </table:table-cell>
          <table:table-cell table:number-columns-repeated="2"/>
          <table:table-cell office:value-type="string">
            <text:p>Alumno 121</text:p>
          </table:table-cell>
          <table:table-cell table:number-columns-repeated="2"/>
          <table:table-cell office:value-type="date" office:date-value="2005-02-01">
            <text:p>01/02/2005</text:p>
          </table:table-cell>
          <table:table-cell office:value-type="date" office:date-value="2005-09-01">
            <text:p>01/09/2005</text:p>
          </table:table-cell>
          <table:table-cell office:value-type="float" office:value="9">
            <text:p>9</text:p>
          </table:table-cell>
          <table:table-cell office:value-type="float" office:value="212">
            <text:p>212</text:p>
          </table:table-cell>
        </table:table-row>
        <table:table-row table:style-name="ro14">
          <table:table-cell office:value-type="string">
            <text:p>Sistema de Envío y Revisión on-line para Congresos</text:p>
          </table:table-cell>
          <table:table-cell/>
          <table:table-cell office:value-type="string">
            <text:p>Raúl Marticorena</text:p>
          </table:table-cell>
          <table:table-cell table:number-columns-repeated="2"/>
          <table:table-cell office:value-type="string">
            <text:p>Alumno 122</text:p>
          </table:table-cell>
          <table:table-cell office:value-type="string">
            <text:p>Alumno 218</text:p>
          </table:table-cell>
          <table:table-cell/>
          <table:table-cell office:value-type="date" office:date-value="2005-02-01">
            <text:p>01/02/2005</text:p>
          </table:table-cell>
          <table:table-cell office:value-type="date" office:date-value="2005-09-01">
            <text:p>01/09/2005</text:p>
          </table:table-cell>
          <table:table-cell office:value-type="float" office:value="9.3">
            <text:p>9,3</text:p>
          </table:table-cell>
          <table:table-cell office:value-type="float" office:value="212">
            <text:p>212</text:p>
          </table:table-cell>
        </table:table-row>
        <table:table-row table:style-name="ro1">
          <table:table-cell office:value-type="string">
            <text:p>Métodos Cualitativos para la Minería de Datos Sobre Series</text:p>
          </table:table-cell>
          <table:table-cell/>
          <table:table-cell office:value-type="string">
            <text:p>Juan José Rodríguez</text:p>
          </table:table-cell>
          <table:table-cell table:number-columns-repeated="2"/>
          <table:table-cell office:value-type="string">
            <text:p>Alumno 123</text:p>
          </table:table-cell>
          <table:table-cell office:value-type="string">
            <text:p>Alumno 219</text:p>
          </table:table-cell>
          <table:table-cell/>
          <table:table-cell office:value-type="date" office:date-value="2005-02-01">
            <text:p>01/02/2005</text:p>
          </table:table-cell>
          <table:table-cell office:value-type="date" office:date-value="2005-09-01">
            <text:p>01/09/2005</text:p>
          </table:table-cell>
          <table:table-cell office:value-type="float" office:value="9.6">
            <text:p>9,6</text:p>
          </table:table-cell>
          <table:table-cell office:value-type="float" office:value="212">
            <text:p>212</text:p>
          </table:table-cell>
        </table:table-row>
        <table:table-row table:style-name="ro14">
          <table:table-cell office:value-type="string">
            <text:p>Gestión de Datos PLM/PDM y Aplicación de Modelos Conexionistas</text:p>
          </table:table-cell>
          <table:table-cell/>
          <table:table-cell office:value-type="string">
            <text:p>Emilio S. Corchado</text:p>
          </table:table-cell>
          <table:table-cell table:number-columns-repeated="2"/>
          <table:table-cell office:value-type="string">
            <text:p>Alumno 124</text:p>
          </table:table-cell>
          <table:table-cell office:value-type="string">
            <text:p>Alumno 220</text:p>
          </table:table-cell>
          <table:table-cell/>
          <table:table-cell office:value-type="date" office:date-value="2005-02-01">
            <text:p>01/02/2005</text:p>
          </table:table-cell>
          <table:table-cell office:value-type="date" office:date-value="2005-09-01">
            <text:p>01/09/2005</text:p>
          </table:table-cell>
          <table:table-cell office:value-type="float" office:value="9">
            <text:p>9</text:p>
          </table:table-cell>
          <table:table-cell office:value-type="float" office:value="212">
            <text:p>212</text:p>
          </table:table-cell>
        </table:table-row>
        <table:table-row table:style-name="ro14">
          <table:table-cell office:value-type="string">
            <text:p>Verificador de Conexiones de Red</text:p>
          </table:table-cell>
          <table:table-cell/>
          <table:table-cell office:value-type="string">
            <text:p>José Manuel Sáiz</text:p>
          </table:table-cell>
          <table:table-cell table:number-columns-repeated="2"/>
          <table:table-cell office:value-type="string">
            <text:p>Alumno 125</text:p>
          </table:table-cell>
          <table:table-cell office:value-type="string">
            <text:p>Alumno 221</text:p>
          </table:table-cell>
          <table:table-cell/>
          <table:table-cell office:value-type="date" office:date-value="2005-02-01">
            <text:p>01/02/2005</text:p>
          </table:table-cell>
          <table:table-cell office:value-type="date" office:date-value="2005-09-01">
            <text:p>01/09/2005</text:p>
          </table:table-cell>
          <table:table-cell office:value-type="float" office:value="6.5">
            <text:p>6,5</text:p>
          </table:table-cell>
          <table:table-cell office:value-type="float" office:value="212">
            <text:p>212</text:p>
          </table:table-cell>
        </table:table-row>
        <table:table-row table:style-name="ro1">
          <table:table-cell office:value-type="string">
            <text:p>Generación de Métricas de Software</text:p>
          </table:table-cell>
          <table:table-cell/>
          <table:table-cell office:value-type="string">
            <text:p>Jacinto Canales</text:p>
          </table:table-cell>
          <table:table-cell table:number-columns-repeated="2"/>
          <table:table-cell office:value-type="string">
            <text:p>Alumno 126</text:p>
          </table:table-cell>
          <table:table-cell office:value-type="string">
            <text:p>Alumno 222</text:p>
          </table:table-cell>
          <table:table-cell/>
          <table:table-cell office:value-type="date" office:date-value="2005-02-01">
            <text:p>01/02/2005</text:p>
          </table:table-cell>
          <table:table-cell office:value-type="date" office:date-value="2005-09-01">
            <text:p>01/09/2005</text:p>
          </table:table-cell>
          <table:table-cell office:value-type="float" office:value="9.1">
            <text:p>9,1</text:p>
          </table:table-cell>
          <table:table-cell office:value-type="float" office:value="212">
            <text:p>212</text:p>
          </table:table-cell>
        </table:table-row>
        <table:table-row table:style-name="ro14">
          <table:table-cell office:value-type="string">
            <text:p>Herramienta para la Visualización de Datos Multidimensionales</text:p>
          </table:table-cell>
          <table:table-cell/>
          <table:table-cell office:value-type="string">
            <text:p>César I. García</text:p>
          </table:table-cell>
          <table:table-cell table:number-columns-repeated="2"/>
          <table:table-cell office:value-type="string">
            <text:p>Alumno 127</text:p>
          </table:table-cell>
          <table:table-cell table:number-columns-repeated="2"/>
          <table:table-cell office:value-type="date" office:date-value="2006-02-01">
            <text:p>01/02/2006</text:p>
          </table:table-cell>
          <table:table-cell office:value-type="date" office:date-value="2006-09-01">
            <text:p>01/09/2006</text:p>
          </table:table-cell>
          <table:table-cell office:value-type="float" office:value="9">
            <text:p>9</text:p>
          </table:table-cell>
          <table:table-cell office:value-type="float" office:value="212">
            <text:p>212</text:p>
          </table:table-cell>
        </table:table-row>
        <table:table-row table:style-name="ro1">
          <table:table-cell office:value-type="string">
            <text:p>Compilador de Código MATLAB a código con C con GSL</text:p>
          </table:table-cell>
          <table:table-cell/>
          <table:table-cell office:value-type="string">
            <text:p>César I. García</text:p>
          </table:table-cell>
          <table:table-cell table:number-columns-repeated="2"/>
          <table:table-cell office:value-type="string">
            <text:p>Alumno 128</text:p>
          </table:table-cell>
          <table:table-cell office:value-type="string">
            <text:p>Alumno 223</text:p>
          </table:table-cell>
          <table:table-cell/>
          <table:table-cell office:value-type="date" office:date-value="2006-02-01">
            <text:p>01/02/2006</text:p>
          </table:table-cell>
          <table:table-cell office:value-type="date" office:date-value="2006-09-01">
            <text:p>01/09/2006</text:p>
          </table:table-cell>
          <table:table-cell office:value-type="float" office:value="8">
            <text:p>8</text:p>
          </table:table-cell>
          <table:table-cell office:value-type="float" office:value="212">
            <text:p>212</text:p>
          </table:table-cell>
        </table:table-row>
        <table:table-row table:style-name="ro14">
          <table:table-cell office:value-type="string">
            <text:p>NeurAliza. Integración de Tecnología Móvil para la visualización del Análisis de Datos con Modelos Conexionista.</text:p>
          </table:table-cell>
          <table:table-cell/>
          <table:table-cell office:value-type="string">
            <text:p>Emilio S. Corchado</text:p>
          </table:table-cell>
          <table:table-cell table:number-columns-repeated="2"/>
          <table:table-cell office:value-type="string">
            <text:p>Alumno 129</text:p>
          </table:table-cell>
          <table:table-cell office:value-type="string">
            <text:p>Alumno 224</text:p>
          </table:table-cell>
          <table:table-cell/>
          <table:table-cell office:value-type="date" office:date-value="2005-02-01">
            <text:p>01/02/2005</text:p>
          </table:table-cell>
          <table:table-cell office:value-type="date" office:date-value="2006-09-01">
            <text:p>01/09/2006</text:p>
          </table:table-cell>
          <table:table-cell office:value-type="float" office:value="9.1">
            <text:p>9,1</text:p>
          </table:table-cell>
          <table:table-cell office:value-type="float" office:value="577">
            <text:p>577</text:p>
          </table:table-cell>
        </table:table-row>
        <table:table-row table:style-name="ro14">
          <table:table-cell office:value-type="string">
            <text:p>Integración de Modelos Conexionistas en Dispositivos Móviles</text:p>
          </table:table-cell>
          <table:table-cell/>
          <table:table-cell office:value-type="string">
            <text:p>Emilio S. Corchado</text:p>
          </table:table-cell>
          <table:table-cell table:number-columns-repeated="2"/>
          <table:table-cell office:value-type="string">
            <text:p>Alumno 130</text:p>
          </table:table-cell>
          <table:table-cell office:value-type="string">
            <text:p>Alumno 225</text:p>
          </table:table-cell>
          <table:table-cell/>
          <table:table-cell office:value-type="date" office:date-value="2006-02-01">
            <text:p>01/02/2006</text:p>
          </table:table-cell>
          <table:table-cell office:value-type="date" office:date-value="2006-09-01">
            <text:p>01/09/2006</text:p>
          </table:table-cell>
          <table:table-cell office:value-type="float" office:value="9.7">
            <text:p>9,7</text:p>
          </table:table-cell>
          <table:table-cell office:value-type="float" office:value="212">
            <text:p>212</text:p>
          </table:table-cell>
        </table:table-row>
        <table:table-row table:style-name="ro14">
          <table:table-cell office:value-type="string">
            <text:p>Sistema de Gestión de Congresos</text:p>
          </table:table-cell>
          <table:table-cell/>
          <table:table-cell office:value-type="string">
            <text:p>Raúl Marticorena</text:p>
          </table:table-cell>
          <table:table-cell table:number-columns-repeated="2"/>
          <table:table-cell office:value-type="string">
            <text:p>Alumno 131</text:p>
          </table:table-cell>
          <table:table-cell office:value-type="string">
            <text:p>Alumno 226</text:p>
          </table:table-cell>
          <table:table-cell/>
          <table:table-cell office:value-type="date" office:date-value="2006-02-01">
            <text:p>01/02/2006</text:p>
          </table:table-cell>
          <table:table-cell office:value-type="date" office:date-value="2006-09-01">
            <text:p>01/09/2006</text:p>
          </table:table-cell>
          <table:table-cell office:value-type="float" office:value="8.8">
            <text:p>8,8</text:p>
          </table:table-cell>
          <table:table-cell office:value-type="float" office:value="212">
            <text:p>212</text:p>
          </table:table-cell>
        </table:table-row>
        <table:table-row table:style-name="ro14">
          <table:table-cell office:value-type="string">
            <text:p>Herramienta de Soporte a Refactorizaciones de Especialización sobre Genericidad</text:p>
          </table:table-cell>
          <table:table-cell/>
          <table:table-cell office:value-type="string">
            <text:p>Raúl Marticorena</text:p>
          </table:table-cell>
          <table:table-cell table:number-columns-repeated="2"/>
          <table:table-cell office:value-type="string">
            <text:p>Alumno 132</text:p>
          </table:table-cell>
          <table:table-cell office:value-type="string">
            <text:p>Alumno 227</text:p>
          </table:table-cell>
          <table:table-cell/>
          <table:table-cell office:value-type="date" office:date-value="2005-02-01">
            <text:p>01/02/2005</text:p>
          </table:table-cell>
          <table:table-cell office:value-type="date" office:date-value="2006-09-01">
            <text:p>01/09/2006</text:p>
          </table:table-cell>
          <table:table-cell office:value-type="float" office:value="9.1">
            <text:p>9,1</text:p>
          </table:table-cell>
          <table:table-cell office:value-type="float" office:value="577">
            <text:p>577</text:p>
          </table:table-cell>
        </table:table-row>
        <table:table-row table:style-name="ro1">
          <table:table-cell office:value-type="string">
            <text:p>Implementación de Métodos para la Clasificación de Series.</text:p>
          </table:table-cell>
          <table:table-cell office:value-type="string">
            <text:p>La biblioteca para Minería de Datos WEKA, desarrollada en Java, incluye una amplio conjunto de métodos de aprendizaje. Dicha biblioteca carece de métodos diseñados para trabajar con datos temporales. Por tanto, el objetivo de este proyecto es extender dicha biblioteca con métodos para la clasificación de series temporales.</text:p>
          </table:table-cell>
          <table:table-cell office:value-type="string">
            <text:p>Juan José Rodríguez</text:p>
          </table:table-cell>
          <table:table-cell table:number-columns-repeated="2"/>
          <table:table-cell office:value-type="string">
            <text:p>Alumno 133</text:p>
          </table:table-cell>
          <table:table-cell office:value-type="string">
            <text:p>Alumno 228</text:p>
          </table:table-cell>
          <table:table-cell/>
          <table:table-cell office:value-type="date" office:date-value="2006-02-01">
            <text:p>01/02/2006</text:p>
          </table:table-cell>
          <table:table-cell office:value-type="date" office:date-value="2007-02-01">
            <text:p>01/02/2007</text:p>
          </table:table-cell>
          <table:table-cell office:value-type="float" office:value="8.3">
            <text:p>8,3</text:p>
          </table:table-cell>
          <table:table-cell office:value-type="float" office:value="365">
            <text:p>365</text:p>
          </table:table-cell>
        </table:table-row>
        <table:table-row table:style-name="ro14">
          <table:table-cell office:value-type="string">
            <text:p>Herramientas de gestión del "Cuaderno Electrónico del Profesor", para un Centro Específico de Formación Profesional, certificado en ISO 9001:2000</text:p>
          </table:table-cell>
          <table:table-cell office:value-type="string">
            <text:p>La finalidad es generar una aplicación informática disponible para todo el profesorado, que permita, desde cada puesto de la Intranet del Centro, gestionar toda la documentación que configura el "Cuaderno del profesor", a través de "menús" interactivos, teniendo como operaciones fundamentales las siguientes:carga de datos del profesor y de documentos en formato Word y JPG, Gestión de los formatos de control de la calidad, Consultas, Obtención de estados impresos, Interfaces con Word y Excel de Office, etc. La aplicación, una vez configurada en el Centro (personalización y carga de datos), debe ser operativa en cualquier ordenador Windows 98 o superior</text:p>
          </table:table-cell>
          <table:table-cell office:value-type="string">
            <text:p>Lourdes Sáiz</text:p>
          </table:table-cell>
          <table:table-cell office:value-type="string">
            <text:p>José Manuel Galán</text:p>
          </table:table-cell>
          <table:table-cell/>
          <table:table-cell office:value-type="string">
            <text:p>Alumno 134</text:p>
          </table:table-cell>
          <table:table-cell office:value-type="string">
            <text:p>Alumno 229</text:p>
          </table:table-cell>
          <table:table-cell/>
          <table:table-cell office:value-type="date" office:date-value="2006-02-01">
            <text:p>01/02/2006</text:p>
          </table:table-cell>
          <table:table-cell office:value-type="date" office:date-value="2007-02-01">
            <text:p>01/02/2007</text:p>
          </table:table-cell>
          <table:table-cell office:value-type="float" office:value="8.1">
            <text:p>8,1</text:p>
          </table:table-cell>
          <table:table-cell office:value-type="float" office:value="365">
            <text:p>365</text:p>
          </table:table-cell>
        </table:table-row>
        <table:table-row table:style-name="ro14">
          <table:table-cell office:value-type="string">
            <text:p>Desarrollo de un Sistema Informático mediante Modelos de Computación Flexible para la Optimización de Rutas de Transporte de Carga de muchos orígenes a muchos destinos</text:p>
          </table:table-cell>
          <table:table-cell office:value-type="string">
            <text:p>Se trata de desarrollar un sistema basado en el conocimiento para poder diseñar y optimizar las rutas y frecuencias en el transporte de muchos orígenes a muchos destinos con restricciones de capacidad. Las redes de transporte con las que se trabaja están constituídas por una serie de orígenes, una serie de destinos y un conjunto de nodos perfectamente definidos mediante su ubicación dentro de la red. Se trata de elegir, para cada par origen-destino de la red, una alternativa de ruta que resulte óptima en términos económicos, cumpliendo con un nivel de servicio determinado. Para su resolución se han de desarrollar diferentes modelos y algoritmos metaheurísticos, evaluando el comportamiento de cada uno de ellos para elegir finalmente el que dé como resultado la solución más óptima a este problema.</text:p>
          </table:table-cell>
          <table:table-cell office:value-type="string">
            <text:p>Belén Vaquerizo</text:p>
          </table:table-cell>
          <table:table-cell table:number-columns-repeated="2"/>
          <table:table-cell office:value-type="string">
            <text:p>Alumno 135</text:p>
          </table:table-cell>
          <table:table-cell table:number-columns-repeated="2"/>
          <table:table-cell office:value-type="date" office:date-value="2004-02-01">
            <text:p>01/02/2004</text:p>
          </table:table-cell>
          <table:table-cell office:value-type="date" office:date-value="2007-02-01">
            <text:p>01/02/2007</text:p>
          </table:table-cell>
          <table:table-cell office:value-type="float" office:value="7">
            <text:p>7</text:p>
          </table:table-cell>
          <table:table-cell office:value-type="float" office:value="1096">
            <text:p>1096</text:p>
          </table:table-cell>
        </table:table-row>
        <table:table-row table:style-name="ro14">
          <table:table-cell office:value-type="string">
            <text:p>Herramienta de Refactorización en C#.</text:p>
          </table:table-cell>
          <table:table-cell office:value-type="string">
            <text:p>El objetivo del proyecto se centra en construir una herramienta basada en frameworks que permita ejecutar un catálogo preestablecido de refactorizaciones sobre programas escritos en C#.</text:p>
          </table:table-cell>
          <table:table-cell office:value-type="string">
            <text:p>Carlos López</text:p>
          </table:table-cell>
          <table:table-cell table:number-columns-repeated="2"/>
          <table:table-cell office:value-type="string">
            <text:p>Alumno 136</text:p>
          </table:table-cell>
          <table:table-cell office:value-type="string">
            <text:p>Alumno 230</text:p>
          </table:table-cell>
          <table:table-cell/>
          <table:table-cell office:value-type="date" office:date-value="2006-02-01">
            <text:p>01/02/2006</text:p>
          </table:table-cell>
          <table:table-cell office:value-type="date" office:date-value="2007-06-01">
            <text:p>01/06/2007</text:p>
          </table:table-cell>
          <table:table-cell office:value-type="float" office:value="6.3">
            <text:p>6,3</text:p>
          </table:table-cell>
          <table:table-cell office:value-type="float" office:value="485">
            <text:p>485</text:p>
          </table:table-cell>
        </table:table-row>
        <table:table-row table:style-name="ro14">
          <table:table-cell office:value-type="string">
            <text:p>Aplicación Web de Biblioteca UBU.</text:p>
          </table:table-cell>
          <table:table-cell office:value-type="string">
            <text:p>Se pretende hacer una aplicación web que por un lado abarque una serie de cuestiones de gestión básica: Controle una serie de perfiles de usuarios relativos al personal de biblioteca de la universidad.Gestione los permisos (dias festivos) dle personal. Implemente un servicio de mensajería entre grupos del personal.Y por otro lado experimente la implementación de técnicas avanazadas de IA en la búsqueda de volúmenes (WebSOM).</text:p>
          </table:table-cell>
          <table:table-cell office:value-type="string">
            <text:p>Jesús M. Maudes</text:p>
          </table:table-cell>
          <table:table-cell table:number-columns-repeated="2"/>
          <table:table-cell office:value-type="string">
            <text:p>Alumno 137</text:p>
          </table:table-cell>
          <table:table-cell table:number-columns-repeated="2"/>
          <table:table-cell office:value-type="date" office:date-value="2005-02-01">
            <text:p>01/02/2005</text:p>
          </table:table-cell>
          <table:table-cell office:value-type="date" office:date-value="2007-06-01">
            <text:p>01/06/2007</text:p>
          </table:table-cell>
          <table:table-cell office:value-type="float" office:value="5.3">
            <text:p>5,3</text:p>
          </table:table-cell>
          <table:table-cell office:value-type="float" office:value="850">
            <text:p>850</text:p>
          </table:table-cell>
        </table:table-row>
        <table:table-row table:style-name="ro14">
          <table:table-cell office:value-type="string">
            <text:p>Desarrollo de agentes inteligentes para la Trading Agent Competition</text:p>
          </table:table-cell>
          <table:table-cell office:value-type="string">
            <text:p>El objetivo es crear uno o varios prototipos de agentes inteligentes siguiendo las directrices para participar en la Trading Agent Competition (TAC) http://www.sics.se/tac/ en sus dos concursos: En el TAC Classic en el que cada agente simula un agente de viajes con el objetivo de reunir paquetes de viajes de forma apropiada y compitiendo con otros agentes software. En el TAC SCM en el que los agentes simulan pequeños fabricantes que compiten con los demás por los suministros y clientes y que han de ser capaces de gestionar sus inventarios y los servicios de producción.</text:p>
          </table:table-cell>
          <table:table-cell office:value-type="string">
            <text:p>Lourdes Sáiz</text:p>
          </table:table-cell>
          <table:table-cell table:number-columns-repeated="2"/>
          <table:table-cell office:value-type="string">
            <text:p>Alumno 138</text:p>
          </table:table-cell>
          <table:table-cell office:value-type="string">
            <text:p>Alumno 231</text:p>
          </table:table-cell>
          <table:table-cell/>
          <table:table-cell office:value-type="date" office:date-value="2006-02-01">
            <text:p>01/02/2006</text:p>
          </table:table-cell>
          <table:table-cell office:value-type="date" office:date-value="2007-06-01">
            <text:p>01/06/2007</text:p>
          </table:table-cell>
          <table:table-cell office:value-type="float" office:value="9.5">
            <text:p>9,5</text:p>
          </table:table-cell>
          <table:table-cell office:value-type="float" office:value="485">
            <text:p>485</text:p>
          </table:table-cell>
        </table:table-row>
        <table:table-row table:style-name="ro14">
          <table:table-cell office:value-type="string">
            <text:p>Herramienta de Asignación de Puestos de Guardia en un Hospital mediante Técnicas Metaheurísticas</text:p>
          </table:table-cell>
          <table:table-cell office:value-type="string">
            <text:p>El objetivo es desarrollar un sistema para la asignación mensual eficiente y justa de médicos residentes y suplencias a puestos de guardia en un hospital. El sistema tiene que ser capaz de generar soluciones factibles y optimizar (o al menos encontrar una solución buena)una función de adecuación, que depende de la homogeneización de la solución, del reparto equitativo en cuanto al número de guardias, de la asignación correcta de puestos en función de la experiencia, especialización, etc. y respetando el conjunto de restricciones que se le imponga al sistema, como tener en cuenta vaciones sin guardias, la imposibilidad de realizar dos guardias en días consecutivos u otras propias de esta actividad.</text:p>
          </table:table-cell>
          <table:table-cell office:value-type="string">
            <text:p>Lourdes Sáiz</text:p>
          </table:table-cell>
          <table:table-cell office:value-type="string">
            <text:p>José Manuel Galán</text:p>
          </table:table-cell>
          <table:table-cell/>
          <table:table-cell office:value-type="string">
            <text:p>Alumno 139</text:p>
          </table:table-cell>
          <table:table-cell office:value-type="string">
            <text:p>Alumno 232</text:p>
          </table:table-cell>
          <table:table-cell office:value-type="string">
            <text:p>Juan Pablo Rey Gil</text:p>
          </table:table-cell>
          <table:table-cell office:value-type="date" office:date-value="2006-02-01">
            <text:p>01/02/2006</text:p>
          </table:table-cell>
          <table:table-cell office:value-type="date" office:date-value="2007-06-01">
            <text:p>01/06/2007</text:p>
          </table:table-cell>
          <table:table-cell office:value-type="float" office:value="8.4">
            <text:p>8,4</text:p>
          </table:table-cell>
          <table:table-cell office:value-type="float" office:value="485">
            <text:p>485</text:p>
          </table:table-cell>
        </table:table-row>
        <table:table-row table:style-name="ro14">
          <table:table-cell office:value-type="string">
            <text:p>Desarrollo de agentes inteligentes para la Trading Agent Competition v.2.0</text:p>
          </table:table-cell>
          <table:table-cell office:value-type="string">
            <text:p>El objetivo es crear uno o varios prototipos de agentes inteligentes siguiendo las directrices para participar en la Trading Agent Competition (TAC) http://www.sics.se/tac/ en sus dos concursos: En el TAC Classic en el que cada agente simula un agente de viajes con el objetivo de reunir paquetes de viajes de forma apropiada y compitiendo con otros agentes software.En el TAC SCM en el que los agentes simulan pequeños fabricantes que compiten con los demás por los suministros y clientes y que han de ser capaces de gestionar sus inventarios y los servicios de producción.Para la elaboración del proyecto se partirá de los prototipos generados por otros alumnos y se realizará una estrategia de mejora.</text:p>
          </table:table-cell>
          <table:table-cell office:value-type="string">
            <text:p>Lourdes Sáiz</text:p>
          </table:table-cell>
          <table:table-cell office:value-type="string">
            <text:p>José Manuel Galán</text:p>
          </table:table-cell>
          <table:table-cell office:value-type="string">
            <text:p>Juan José Laviós</text:p>
          </table:table-cell>
          <table:table-cell office:value-type="string">
            <text:p>Alumno 140</text:p>
          </table:table-cell>
          <table:table-cell office:value-type="string">
            <text:p>Alumno 233</text:p>
          </table:table-cell>
          <table:table-cell/>
          <table:table-cell office:value-type="date" office:date-value="2007-02-01">
            <text:p>01/02/2007</text:p>
          </table:table-cell>
          <table:table-cell office:value-type="date" office:date-value="2007-09-01">
            <text:p>01/09/2007</text:p>
          </table:table-cell>
          <table:table-cell office:value-type="float" office:value="9">
            <text:p>9</text:p>
          </table:table-cell>
          <table:table-cell office:value-type="float" office:value="212">
            <text:p>212</text:p>
          </table:table-cell>
        </table:table-row>
        <table:table-row table:style-name="ro14">
          <table:table-cell office:value-type="string">
            <text:p>Plataforma de Software para Congresos v3.0 (SI-CON-03)</text:p>
          </table:table-cell>
          <table:table-cell office:value-type="string">
            <text:p>A partir de un producto de software existente para el desarrollo de congresos científicos (envío, valoración, aceptación/rechazo de artículos y configuración del programa final) a través de la web se pretende: Mejora de la interfaz gráfica para la aceptación de artículos (diferentes vistas y filtros, rankings, etc.).Sistema de gestión de pagos.mejora de la usabilidad de la aplicación. Generación de estadísticas de acceso (sistema de log y visualización de las mismas, quién accede, navegador utilizado, operaciones realizadas, etc.). Además el proyecto seguirá las líneas ya establecidas: desarrollo con framework Struts y Torque, base de datos MySQL, frameworks y herramientas de pruebas JUnit, jcoverage, SQLUnit, Cactus y JMeter, poniendo especial énfasis en la corrección y robustez de la misma.</text:p>
          </table:table-cell>
          <table:table-cell office:value-type="string">
            <text:p>Raúl Marticorena</text:p>
          </table:table-cell>
          <table:table-cell office:value-type="string">
            <text:p>Lourdes Sáiz</text:p>
          </table:table-cell>
          <table:table-cell/>
          <table:table-cell office:value-type="string">
            <text:p>Alumno 141</text:p>
          </table:table-cell>
          <table:table-cell office:value-type="string">
            <text:p>Alumno 234</text:p>
          </table:table-cell>
          <table:table-cell/>
          <table:table-cell office:value-type="date" office:date-value="2007-02-01">
            <text:p>01/02/2007</text:p>
          </table:table-cell>
          <table:table-cell office:value-type="date" office:date-value="2007-09-01">
            <text:p>01/09/2007</text:p>
          </table:table-cell>
          <table:table-cell office:value-type="float" office:value="9.2">
            <text:p>9,2</text:p>
          </table:table-cell>
          <table:table-cell office:value-type="float" office:value="212">
            <text:p>212</text:p>
          </table:table-cell>
        </table:table-row>
        <table:table-row table:style-name="ro14">
          <table:table-cell office:value-type="string">
            <text:p>Aplicación para la Construcción Dinámica de Refactorizaciones (SI-REF-02)</text:p>
          </table:table-cell>
          <table:table-cell office:value-type="string">
            <text:p>Evolución de una herramienta desarrollada incluyendo nuevas funcionalidades: Aplicación para la definición de refactorizaciones a partir de los elementos que las componen : predicados, acciones, funciones y postcondiciones. Gestión del conjunto de refactorizaciones aplicadas: definición de un histórico con filtros temporales y por elementos modificados. Integración de nuevas versiones del modelo utilizado y migración de la anterior versión. Conceptos teóricos: programación orientada a objetos, patrones de diseño, parser, refactorizaciones, pruebas y procesadores del lenguaje. Conceptos técnicos: lenguaje de programación Java (versión 1.5), programación de interfaces gráficas, uso de JavaCC y Log4J.</text:p>
          </table:table-cell>
          <table:table-cell office:value-type="string">
            <text:p>Raúl Marticorena</text:p>
          </table:table-cell>
          <table:table-cell table:number-columns-repeated="2"/>
          <table:table-cell office:value-type="string">
            <text:p>Alumno 142</text:p>
          </table:table-cell>
          <table:table-cell office:value-type="string">
            <text:p>Alumno 235</text:p>
          </table:table-cell>
          <table:table-cell/>
          <table:table-cell office:value-type="date" office:date-value="2007-02-01">
            <text:p>01/02/2007</text:p>
          </table:table-cell>
          <table:table-cell office:value-type="date" office:date-value="2007-09-01">
            <text:p>01/09/2007</text:p>
          </table:table-cell>
          <table:table-cell office:value-type="float" office:value="8.5">
            <text:p>8,5</text:p>
          </table:table-cell>
          <table:table-cell office:value-type="float" office:value="212">
            <text:p>212</text:p>
          </table:table-cell>
        </table:table-row>
        <table:table-row table:style-name="ro14">
          <table:table-cell office:value-type="string">
            <text:p>Creación de un sistema de tests de GUI automatizado independiente, Test Monkey</text:p>
          </table:table-cell>
          <table:table-cell office:value-type="string">
            <text:p>Uno de los aspectos más importantes que diferencian al software comercial, sea cual sea su naturaleza, es la ejecución sistemática de tests que validen su funcionalidad. Crear tests manualmente suele ser útil para poder validar requisitos, y cubrir gran parte de la funcionalidad del sistema. Sin embargo hay muchos casos de funcionamiento que por restricciones tanto económicas como temporales, quedan sin ser probados.Existe una técnica denominada test monkey que consiste en que la GUI de una aplicación sea testeada de manera pseudoaleatoria por parte de un programa capaz de generar acciones de usuario. Los test monkeys son capaces, según muchos estudios, de encontrar problemas difícilmente localizables de otro modo. Con un test monkey es posible, para cualquier proyecto, someter al software a largos ciclos de prueba. El test monkey, no obstante, ha de ser capaz de generar un log que permita reproducir el escenario de error en caso de encontrarse. Usando la nueva tecnología de UIAutomation que incorpora tanto Windows Vista como las últimas actualizaciones de Windows XP, y .NET 3.0, es posible automatizar desde .NET cualquier tipo de aplicación Win32 o .NET. El proyecto usaría esa tecnología para implementar el test monkey. Información adicional: El proyecto será desarrollado en .NET / Mono, por tanto sería recomendable que el alumno/alumnos conocieran C# y conceptos básicos de la plataforma. El proyecto puede estructurarse para realizarse en colaboración con la empresa Códice Software, de modo que los alumnos podrían recibir apoyo técnico. Test monkey proof of concept en Channel 9: http://channel9.msdn.com/ShowPost.aspx?PostID=226785 </text:p>
          </table:table-cell>
          <table:table-cell office:value-type="string">
            <text:p>Pablo Santos</text:p>
          </table:table-cell>
          <table:table-cell office:value-type="string">
            <text:p>Carlos López</text:p>
          </table:table-cell>
          <table:table-cell/>
          <table:table-cell office:value-type="string">
            <text:p>Alumno 143</text:p>
          </table:table-cell>
          <table:table-cell office:value-type="string">
            <text:p>Alumno 236</text:p>
          </table:table-cell>
          <table:table-cell/>
          <table:table-cell office:value-type="date" office:date-value="2007-02-01">
            <text:p>01/02/2007</text:p>
          </table:table-cell>
          <table:table-cell office:value-type="date" office:date-value="2007-09-01">
            <text:p>01/09/2007</text:p>
          </table:table-cell>
          <table:table-cell office:value-type="float" office:value="8.3">
            <text:p>8,3</text:p>
          </table:table-cell>
          <table:table-cell office:value-type="float" office:value="212">
            <text:p>212</text:p>
          </table:table-cell>
        </table:table-row>
        <table:table-row table:style-name="ro14">
          <table:table-cell office:value-type="string">
            <text:p>Simulador de un autómata programable industrial</text:p>
          </table:table-cell>
          <table:table-cell office:value-type="string">
            <text:p>El objetivo del proyecto es desarrollar un simulador de un autómata programable industrial (PLC, Programable Logic Controller). Estos dispositivos son computadores específicos para realizar tareas de control de procesos industriales. Interactúan con su entorno a través de entradas y salidas digitales, analógicas, paneles y conexiones de red. Son programados en lenguajes propietarios de sus fabricantes, pero también pueden serlo en los lenguajes del estándar IEC-61131. El simulador se desarrollará para poder interpretar programas escritos en el lenguaje de lista de instrucciones (IL, Instruction List), uno de los cinco lenguajes que describe dicho estándar. Este lenguaje es muy similar al lenguaje ensamblador. La tarea principal del proyecto consistirá en la realización del analizador léxico y sintáctico de dicho lenguaje. Las entradas y salidas del autómata se realizaran a través de una interfaz gráfica.</text:p>
          </table:table-cell>
          <table:table-cell office:value-type="string">
            <text:p>César I. García</text:p>
          </table:table-cell>
          <table:table-cell office:value-type="string">
            <text:p>Ángel Peña</text:p>
          </table:table-cell>
          <table:table-cell/>
          <table:table-cell office:value-type="string">
            <text:p>Alumno 144</text:p>
          </table:table-cell>
          <table:table-cell table:number-columns-repeated="2"/>
          <table:table-cell office:value-type="date" office:date-value="2006-02-01">
            <text:p>01/02/2006</text:p>
          </table:table-cell>
          <table:table-cell office:value-type="date" office:date-value="2008-02-01">
            <text:p>01/02/2008</text:p>
          </table:table-cell>
          <table:table-cell office:value-type="float" office:value="8.5">
            <text:p>8,5</text:p>
          </table:table-cell>
          <table:table-cell office:value-type="float" office:value="730">
            <text:p>730</text:p>
          </table:table-cell>
        </table:table-row>
        <table:table-row table:style-name="ro14">
          <table:table-cell office:value-type="string">
            <text:p>Generador de Tablas de Análisis Sintáctico</text:p>
          </table:table-cell>
          <table:table-cell office:value-type="string">
            <text:p>Herramienta que dada una gramática genere las tablas de análisis sintáctico LL(1), SLR(1), LALR(1) y LR(1) o detecte que no es posible el análisis, debido a ambiguiedades. Se trataría de una herramienta de apoyo a la docencia.</text:p>
          </table:table-cell>
          <table:table-cell office:value-type="string">
            <text:p>César I. García</text:p>
          </table:table-cell>
          <table:table-cell table:number-columns-repeated="2"/>
          <table:table-cell office:value-type="string">
            <text:p>Alumno 145</text:p>
          </table:table-cell>
          <table:table-cell table:number-columns-repeated="2"/>
          <table:table-cell office:value-type="date" office:date-value="2006-02-01">
            <text:p>01/02/2006</text:p>
          </table:table-cell>
          <table:table-cell office:value-type="date" office:date-value="2008-02-01">
            <text:p>01/02/2008</text:p>
          </table:table-cell>
          <table:table-cell office:value-type="float" office:value="9">
            <text:p>9</text:p>
          </table:table-cell>
          <table:table-cell office:value-type="float" office:value="730">
            <text:p>730</text:p>
          </table:table-cell>
        </table:table-row>
        <table:table-row table:style-name="ro14">
          <table:table-cell office:value-type="string">
            <text:p>Aplicación para construcción dinámica de la definición e identificación de defectos de código</text:p>
          </table:table-cell>
          <table:table-cell office:value-type="string">
            <text:p>La identificación y cuantificación de defectos de código puede ser usada como indicador tanto en procesos de control de calidad de un producto software cómo en procesos de mantenimiento. Utilizando un sistema de consultas sobre un modelo que representa un código orientado a objetos, se pretende proporcionar la siguiente funcionalidad: Avanzar en la formalización en la definición de defectos de código a partir de: métricas, funciones estadísticas, heurística.Definir un catálogo de defectos de código a partir de la estructura proporcionada.Integración en herramientas.La validez de las definiciones de los defectos proporcionada se comprobará de manera empírica sobre sistemas opensource.</text:p>
          </table:table-cell>
          <table:table-cell office:value-type="string">
            <text:p>Carlos López</text:p>
          </table:table-cell>
          <table:table-cell table:number-columns-repeated="2"/>
          <table:table-cell office:value-type="string">
            <text:p>Alumno 146</text:p>
          </table:table-cell>
          <table:table-cell office:value-type="string">
            <text:p>Alumno 237</text:p>
          </table:table-cell>
          <table:table-cell/>
          <table:table-cell office:value-type="date" office:date-value="2007-02-01">
            <text:p>01/02/2007</text:p>
          </table:table-cell>
          <table:table-cell office:value-type="date" office:date-value="2008-02-01">
            <text:p>01/02/2008</text:p>
          </table:table-cell>
          <table:table-cell office:value-type="float" office:value="8.5">
            <text:p>8,5</text:p>
          </table:table-cell>
          <table:table-cell office:value-type="float" office:value="365">
            <text:p>365</text:p>
          </table:table-cell>
        </table:table-row>
        <table:table-row table:style-name="ro14">
          <table:table-cell office:value-type="string">
            <text:p>Análisis de aplicaciones WEB seguras actualmente en uso y desarrollo de un prototipo de banca segura.</text:p>
          </table:table-cell>
          <table:table-cell office:value-type="string">
            <text:p>Se trata de realizar un estudio previo de los sistemas de banca segura para recoger los posibles ataques actualmente documentados para, posteriormente, desarrollar un sistema de banca segura que evite los problemas encontrados.</text:p>
          </table:table-cell>
          <table:table-cell office:value-type="string">
            <text:p>Jose Manuel Sáiz </text:p>
          </table:table-cell>
          <table:table-cell table:number-columns-repeated="2"/>
          <table:table-cell office:value-type="string">
            <text:p>Alumno 147</text:p>
          </table:table-cell>
          <table:table-cell table:number-columns-repeated="2"/>
          <table:table-cell office:value-type="date" office:date-value="2006-02-01">
            <text:p>01/02/2006</text:p>
          </table:table-cell>
          <table:table-cell office:value-type="date" office:date-value="2008-06-01">
            <text:p>01/06/2008</text:p>
          </table:table-cell>
          <table:table-cell office:value-type="float" office:value="8.1">
            <text:p>8,1</text:p>
          </table:table-cell>
          <table:table-cell office:value-type="float" office:value="851">
            <text:p>851</text:p>
          </table:table-cell>
        </table:table-row>
        <table:table-row table:style-name="ro14">
          <table:table-cell office:value-type="string">
            <text:p>Desarrollo de Plugin de Refactorización para Eclipse</text:p>
          </table:table-cell>
          <table:table-cell office:value-type="string">
            <text:p>A partir de una herramienta ya creada en trabajos previos, que permite la aplicación de refactorizaciones, así como su definición y modificación, se solicita migrar dicho producto como plugin de Eclipse, revisando la actual implementación y mejorando aspectos generales de usabilidad.</text:p>
          </table:table-cell>
          <table:table-cell office:value-type="string">
            <text:p>Raúl Marticorena</text:p>
          </table:table-cell>
          <table:table-cell table:number-columns-repeated="2"/>
          <table:table-cell office:value-type="string">
            <text:p>Alumno 148</text:p>
          </table:table-cell>
          <table:table-cell office:value-type="string">
            <text:p>Alumno 238</text:p>
          </table:table-cell>
          <table:table-cell/>
          <table:table-cell office:value-type="date" office:date-value="2008-02-01">
            <text:p>01/02/2008</text:p>
          </table:table-cell>
          <table:table-cell office:value-type="date" office:date-value="2008-06-01">
            <text:p>01/06/2008</text:p>
          </table:table-cell>
          <table:table-cell office:value-type="float" office:value="9.3">
            <text:p>9,3</text:p>
          </table:table-cell>
          <table:table-cell office:value-type="float" office:value="121">
            <text:p>121</text:p>
          </table:table-cell>
        </table:table-row>
        <table:table-row table:style-name="ro5">
          <table:table-cell office:value-type="string">
            <text:p>Sistema de detección de código duplicado como ayuda a la integración en herramientas SCM.</text:p>
          </table:table-cell>
          <table:table-cell office:value-type="string">
            <text:p>El sistema tiene que ser capaz de:</text:p>
            <text:p><text:s/>"Detectar movidos e integrar" Detectar movimientos de fragmentos de código duplicado en el momento de realizar el merge entre las distintas ramas de desarrollo, tanto si los movimientos se producen entre distintos ficheros o en el mismo fichero, de forma que ayude al integrador a saber donde colocar dicho fragmento. "Historia de un fragmento de código" Dado un fragmento de código, localizar todos sus duplicados en los distintos ficheros, pudiéndose indicar distintos niveles de tolerancia en cuanto a la búsqueda de duplicados.</text:p>
            <text:p/>
          </table:table-cell>
          <table:table-cell office:value-type="string">
            <text:p>Pablo Santos</text:p>
          </table:table-cell>
          <table:table-cell office:value-type="string">
            <text:p>Raúl Marticorena</text:p>
          </table:table-cell>
          <table:table-cell/>
          <table:table-cell office:value-type="string">
            <text:p>Alumno 149</text:p>
          </table:table-cell>
          <table:table-cell office:value-type="string">
            <text:p>Alumno 239</text:p>
          </table:table-cell>
          <table:table-cell/>
          <table:table-cell office:value-type="date" office:date-value="2008-02-01">
            <text:p>01/02/2008</text:p>
          </table:table-cell>
          <table:table-cell office:value-type="date" office:date-value="2008-06-01">
            <text:p>01/06/2008</text:p>
          </table:table-cell>
          <table:table-cell office:value-type="float" office:value="9.8">
            <text:p>9,8</text:p>
          </table:table-cell>
          <table:table-cell office:value-type="float" office:value="121">
            <text:p>121</text:p>
          </table:table-cell>
        </table:table-row>
        <table:table-row table:style-name="ro14">
          <table:table-cell office:value-type="string">
            <text:p>Sistema de pruebas de interfaz gráfica de usuario automatizadas</text:p>
          </table:table-cell>
          <table:table-cell office:value-type="string">
            <text:p>El objetivo es continuar con el trabajo realizado anteriormente en el <text:s/>proyecto sobre "Tests Automatizados de Usuario: TestMonkey". Partiendo de la base ya desarrollada se estudiará y desarrollará una herramienta de testing de interfaz gráfica automatizada para plataformas Windows capaz de mejorar la fase de pruebas funcionales de una aplicación.</text:p>
          </table:table-cell>
          <table:table-cell office:value-type="string">
            <text:p>Pablo Santos</text:p>
          </table:table-cell>
          <table:table-cell office:value-type="string">
            <text:p>Carlos López</text:p>
          </table:table-cell>
          <table:table-cell/>
          <table:table-cell office:value-type="string">
            <text:p>Alumno 150</text:p>
          </table:table-cell>
          <table:table-cell office:value-type="string">
            <text:p>Alumno 240</text:p>
          </table:table-cell>
          <table:table-cell/>
          <table:table-cell office:value-type="date" office:date-value="2008-02-01">
            <text:p>01/02/2008</text:p>
          </table:table-cell>
          <table:table-cell office:value-type="date" office:date-value="2008-06-01">
            <text:p>01/06/2008</text:p>
          </table:table-cell>
          <table:table-cell office:value-type="float" office:value="8.2">
            <text:p>8,2</text:p>
          </table:table-cell>
          <table:table-cell office:value-type="float" office:value="121">
            <text:p>121</text:p>
          </table:table-cell>
        </table:table-row>
        <table:table-row table:style-name="ro14">
          <table:table-cell office:value-type="string">
            <text:p>Análisis de datos medioambientales mediante modelos conexionistas y dispositivos móviles</text:p>
          </table:table-cell>
          <table:table-cell office:value-type="string">
            <text:p>El proyecto desarrollado tiene como objetivo la construcción de una herramienta software para la realización de análisis basados en Modelos Conexionistas sobre conjuntos de datos medioambientales, haciendo uso de dispositivos móviles</text:p>
          </table:table-cell>
          <table:table-cell office:value-type="string">
            <text:p>Emilio S. Corchado</text:p>
          </table:table-cell>
          <table:table-cell office:value-type="string">
            <text:p>Veronica Tricio</text:p>
          </table:table-cell>
          <table:table-cell/>
          <table:table-cell office:value-type="string">
            <text:p>Alumno 151</text:p>
          </table:table-cell>
          <table:table-cell office:value-type="string">
            <text:p>Alumno 241</text:p>
          </table:table-cell>
          <table:table-cell/>
          <table:table-cell office:value-type="date" office:date-value="2008-02-01">
            <text:p>01/02/2008</text:p>
          </table:table-cell>
          <table:table-cell office:value-type="date" office:date-value="2008-06-01">
            <text:p>01/06/2008</text:p>
          </table:table-cell>
          <table:table-cell office:value-type="float" office:value="8.4">
            <text:p>8,4</text:p>
          </table:table-cell>
          <table:table-cell office:value-type="float" office:value="121">
            <text:p>121</text:p>
          </table:table-cell>
        </table:table-row>
        <table:table-row table:style-name="ro3">
          <table:table-cell office:value-type="string">
            <text:p>Desarrollo de un Agente Inteligente para la Trading Agent Competition v.2.0. Modalidad SCM (UBUTAC-SCM)</text:p>
          </table:table-cell>
          <table:table-cell office:value-type="string">
            <text:p>La TAC SCM es una competición que nace en el año 2003. En ella se busca el desarrollo de agentes inteligentes que formen parte de una cadena de suministro de ordenadores personales http://www.sics.se/tac/. Cada agente debe proporcionar los productos que el mercado demanda, adquiriendo los componentes necesarios, ensamblándolos, y enviando al cliente el producto terminado. Cada agente debe ser capaz de actuar de forma autónoma, tomando decisiones adecuadas y adaptándose a las condiciones que marca el mercado. En esta versión se quiere incidir sobre la gestión de la producción, desarrollando un módulo que sea capaz de planificar la producción y gestionar los stocks de forma eficaz.</text:p>
            <text:p>Para la elaboración del proyecto se partirá de los prototipos generados en una convocatoria anterior por otros alumnos y se realizará una estrategia de mejora. <text:s/></text:p>
          </table:table-cell>
          <table:table-cell office:value-type="string">
            <text:p>Juan José Laviós</text:p>
          </table:table-cell>
          <table:table-cell office:value-type="string">
            <text:p>Lourdes Sáiz</text:p>
          </table:table-cell>
          <table:table-cell/>
          <table:table-cell office:value-type="string">
            <text:p>Alumno 152</text:p>
          </table:table-cell>
          <table:table-cell office:value-type="string">
            <text:p>Alumno 242</text:p>
          </table:table-cell>
          <table:table-cell/>
          <table:table-cell office:value-type="date" office:date-value="2008-02-01">
            <text:p>01/02/2008</text:p>
          </table:table-cell>
          <table:table-cell office:value-type="date" office:date-value="2008-09-01">
            <text:p>01/09/2008</text:p>
          </table:table-cell>
          <table:table-cell office:value-type="float" office:value="7.8">
            <text:p>7,8</text:p>
          </table:table-cell>
          <table:table-cell office:value-type="float" office:value="213">
            <text:p>213</text:p>
          </table:table-cell>
        </table:table-row>
        <table:table-row table:style-name="ro14">
          <table:table-cell office:value-type="string">
            <text:p>Realización de mediciones de terreno mediante dispositivos móviles y GPS</text:p>
          </table:table-cell>
          <table:table-cell office:value-type="string">
            <text:p>Desarrollar una aplicación para pocket PC en la que mediante un GPS se obtengan las medidas de parcelas o zonas a partir de los puntos de las coordenadas obtenidas en los lugares en los que el usuario le indique a la aplicación que desee tomar como referencia, y estas parcelas guardarlas en una base de datos para su posterior consulta. Se generarán datos tridimensionales para su visualización en aplicaciones como Google Earth o similares.</text:p>
          </table:table-cell>
          <table:table-cell office:value-type="string">
            <text:p>Pablo Santos</text:p>
          </table:table-cell>
          <table:table-cell office:value-type="string">
            <text:p>Jose Miguel López Robledo</text:p>
          </table:table-cell>
          <table:table-cell/>
          <table:table-cell office:value-type="string">
            <text:p>Alumno 153</text:p>
          </table:table-cell>
          <table:table-cell table:number-columns-repeated="2"/>
          <table:table-cell office:value-type="date" office:date-value="2008-02-01">
            <text:p>01/02/2008</text:p>
          </table:table-cell>
          <table:table-cell office:value-type="date" office:date-value="2008-09-01">
            <text:p>01/09/2008</text:p>
          </table:table-cell>
          <table:table-cell office:value-type="float" office:value="9.5">
            <text:p>9,5</text:p>
          </table:table-cell>
          <table:table-cell office:value-type="float" office:value="213">
            <text:p>213</text:p>
          </table:table-cell>
        </table:table-row>
        <table:table-row table:style-name="ro3">
          <table:table-cell office:value-type="string">
            <text:p>Desarrollo de un Agente Inteligente para la Trading Agent Competition v.2.0. Modalidad Classic (UBUTAC-CLAS)</text:p>
          </table:table-cell>
          <table:table-cell office:value-type="string">
            <text:p>El objetivo es crear un prototipo de agente inteligente siguiendo las directrices para participar en la Trading Agent Competition (TAC) http://www.sics.se/tac/ en su concurso de TAC Classic. Aquí, cada agente simula un agente de viajes con el objetivo de reunir paquetes de viajes de forma apropiada y competir con otros agentes software </text:p>
            <text:p>Para la elaboración del proyecto se partirá de los prototipos generados en una convocatoria anterior por otros alumnos y se realizará una estrategia de mejora. <text:s/></text:p>
          </table:table-cell>
          <table:table-cell office:value-type="string">
            <text:p>José Manuel Galán</text:p>
          </table:table-cell>
          <table:table-cell office:value-type="string">
            <text:p>Lourdes Sáiz</text:p>
          </table:table-cell>
          <table:table-cell/>
          <table:table-cell office:value-type="string">
            <text:p>Alumno 154</text:p>
          </table:table-cell>
          <table:table-cell office:value-type="string">
            <text:p>Alumno 243</text:p>
          </table:table-cell>
          <table:table-cell/>
          <table:table-cell office:value-type="date" office:date-value="2008-02-01">
            <text:p>01/02/2008</text:p>
          </table:table-cell>
          <table:table-cell office:value-type="date" office:date-value="2009-02-01">
            <text:p>01/02/2009</text:p>
          </table:table-cell>
          <table:table-cell office:value-type="float" office:value="7.8">
            <text:p>7,8</text:p>
          </table:table-cell>
          <table:table-cell office:value-type="float" office:value="366">
            <text:p>366</text:p>
          </table:table-cell>
        </table:table-row>
        <table:table-row table:style-name="ro8">
          <table:table-cell office:value-type="string">
            <text:p>Herramienta para Definición y Detección de Defectos de Código basada en Minería de Datos sobre Métricas. (SICL03)</text:p>
          </table:table-cell>
          <table:table-cell office:value-type="string">
            <text:p>Implementar un sistema que asista la definición de defectos de código basado en minería de datos sobre métricas. <text:s/>La definición de un defecto vendrá dada por un conjunto de métricas y sus propiedades, que serán obtenidas por métodos de clustering.</text:p>
            <text:p>La detección de un defecto consiste en identificar, a partir de sus métricas, entidades (paquetes, clases. métodos) que pertenecen al cluster identificado en la definición del defecto.</text:p>
            <text:p>Requisitos teóricos recomendables: Programación orientada a objetos, patrones de diseño, refactorizaciones, pruebas, métricas orientas a objetos y métodos de clustering de minería de datos</text:p>
            <text:p>Requisitos técnicos recomendables: Java, Weka</text:p>
            <text:p/>
          </table:table-cell>
          <table:table-cell office:value-type="string">
            <text:p>Carlos López</text:p>
          </table:table-cell>
          <table:table-cell office:value-type="string">
            <text:p>Juan José Rodríguez</text:p>
          </table:table-cell>
          <table:table-cell/>
          <table:table-cell office:value-type="string">
            <text:p>Alumno 155</text:p>
          </table:table-cell>
          <table:table-cell office:value-type="string">
            <text:p>Alumno 244</text:p>
          </table:table-cell>
          <table:table-cell/>
          <table:table-cell office:value-type="date" office:date-value="2008-02-01">
            <text:p>01/02/2008</text:p>
          </table:table-cell>
          <table:table-cell office:value-type="date" office:date-value="2009-06-01">
            <text:p>01/06/2009</text:p>
          </table:table-cell>
          <table:table-cell office:value-type="float" office:value="9">
            <text:p>9</text:p>
          </table:table-cell>
          <table:table-cell office:value-type="float" office:value="486">
            <text:p>486</text:p>
          </table:table-cell>
        </table:table-row>
        <table:table-row table:style-name="ro3">
          <table:table-cell office:value-type="string">
            <text:p>Sistema de realidad aumentada</text:p>
          </table:table-cell>
          <table:table-cell office:value-type="string">
            <text:p>La Realidad Aumentada permite decorar la realidad que podemos ver con nuestros ojos con información adicional que nos proporcione nuevos datos o ayuda sobre el entorno que vemos. La Realidad Aumentada tiene una gran cantidad de aplicaciones: mantenimiento interactivo de máquinas, en turismo sobre imponer añadir en visores imágenes de personajes históricos en monumentos, o muñecos guías en 3D que muestren a los visitantes información de la zona, reconstrucciones de monumentos…</text:p>
            <text:p>El objetivo final del proyecto consistirá en investigar la aplicación de la Realidad Aumentada en múltiples sistemas y crear una aplicación de Realidad Aumentada para mantenimiento de máquinas. Según la complejidad que se estime tras el estudio inicial se puede crear una aplicación o un IDE para la creación de ese tipo de aplicaciones. 1 Alumno</text:p>
          </table:table-cell>
          <table:table-cell office:value-type="string">
            <text:p>César I. García</text:p>
          </table:table-cell>
          <table:table-cell table:number-columns-repeated="2"/>
          <table:table-cell office:value-type="string">
            <text:p>Alumno 156</text:p>
          </table:table-cell>
          <table:table-cell table:number-columns-repeated="2"/>
          <table:table-cell office:value-type="date" office:date-value="2008-02-01">
            <text:p>01/02/2008</text:p>
          </table:table-cell>
          <table:table-cell office:value-type="date" office:date-value="2009-06-01">
            <text:p>01/06/2009</text:p>
          </table:table-cell>
          <table:table-cell office:value-type="float" office:value="9">
            <text:p>9</text:p>
          </table:table-cell>
          <table:table-cell office:value-type="float" office:value="486">
            <text:p>486</text:p>
          </table:table-cell>
        </table:table-row>
        <table:table-row table:style-name="ro3">
          <table:table-cell office:value-type="string">
            <text:p>Plugin de Refactorizaciones para Eclipse 2.0 (SI-REF-04)</text:p>
          </table:table-cell>
          <table:table-cell office:value-type="string">
            <text:p>Ampliación de funcionalidad incluyendo mejoras de usabilidad de un plugin para la aplicación de refactorizaciones sobre Eclipse con Java. A partir de las líneas de trabajo futuro planteadas en trabajos previos se realizarán dichas mejoras, incluyendo nuevas refactorizaciones relativas a nuevas propiedades del lenguaje Java.</text:p>
            <text:p/>
          </table:table-cell>
          <table:table-cell office:value-type="string">
            <text:p>Raúl Marticorena</text:p>
          </table:table-cell>
          <table:table-cell table:number-columns-repeated="2"/>
          <table:table-cell office:value-type="string">
            <text:p>Alumno 157</text:p>
          </table:table-cell>
          <table:table-cell table:number-columns-repeated="2"/>
          <table:table-cell office:value-type="date" office:date-value="2009-02-01">
            <text:p>01/02/2009</text:p>
          </table:table-cell>
          <table:table-cell office:value-type="date" office:date-value="2009-06-01">
            <text:p>01/06/2009</text:p>
          </table:table-cell>
          <table:table-cell office:value-type="float" office:value="9.6">
            <text:p>9,6</text:p>
          </table:table-cell>
          <table:table-cell office:value-type="float" office:value="120">
            <text:p>120</text:p>
          </table:table-cell>
        </table:table-row>
        <table:table-row table:style-name="ro4">
          <table:table-cell office:value-type="string">
            <text:p>Desarrollo de un applet para detectar comunidades en redes (grafos)</text:p>
          </table:table-cell>
          <table:table-cell office:value-type="string">
            <text:p>Objetivo:El proyecto tiene como finalidad desarrollar un applet que, haciendo uso de técnicas de optimización extrema, proporcione una partición de una red arbitraria en diferentes comunidades. <text:s/></text:p>
            <text:p>Motivación:</text:p>
            <text:p>El objetivo de este proyecto consiste en implementar uno de los algoritmos más avanzados de detección de comunidades en redes (http://dx.doi.org/10.1103/PhysRevE.72.027104). </text:p>
            <text:p>Una red (o grafo) es una abstracción matemática que comprende un conjunto de nodos y un conjunto de vínculos. Los vínculos ligan unos nodos con otros, y la existencia de un vínculo denota algún tipo de relación entre los dos nodos que une. El uso de esta abstracción matemática es tremendamente útil en campos tan diversos como las ciencias computacionales (e.g. redes de páginas de Internet, o redes de tareas a computar por microprocesadores), la biología (e.g. redes genéticas y metabólicas), la ecología (e.g. redes tróficas), la epidemiología (e.g. redes de transmisión de enfermedades), la bibliografía (e.g. redes de co-autoría de documentos), y la investigación comercial (e.g. redes de preferencias en compras).</text:p>
            <text:p>Recientemente han aparecido numerosos estudios que demuestran que varios aspectos cruciales de la estructura y el funcionamiento de redes dependen de regularidades –o estructuras locales– que se observan a escalas intermedias entre el nodo individual y toda la red en su conjunto. Un tipo particularmente simple de estructura local viene dado por el concepto de comunidad. Una comunidad es un conjunto de nodos que presentan un gran número de conexiones entre ellos, y comparativamente menos vínculos con nodos fuera de la comunidad. Poder detectar comunidades en redes de gran tamaño (e.g. Internet) de forma algorítmica es un problema de enorme utilidad, pero también de gran complejidad (es NP-complejo). Al ser NP-complejo, la detección de comunidades se lleva a cabo mediante algoritmos de aproximación. Este proyecto consiste en programar un applet que implemente uno de los más avanzados algoritmos de detección de comunidades, el cual hace uso de técnicas de “Optimización extrema”.</text:p>
            <text:p>Requisitos:</text:p>
            <text:p>Nivel alto de inglés imprescindible.</text:p>
            <text:p>Nivel alto de programación en Java imprescindible.</text:p>
            <text:p>Disposición a desarrollar tareas de investigación básicas (e.g. leer algún artículo científico) imprescindible</text:p>
          </table:table-cell>
          <table:table-cell office:value-type="string">
            <text:p>Roberto Alcalde</text:p>
          </table:table-cell>
          <table:table-cell office:value-type="string">
            <text:p>Luis Izquierdo</text:p>
          </table:table-cell>
          <table:table-cell office:value-type="string">
            <text:p>José Manuel Galán</text:p>
          </table:table-cell>
          <table:table-cell office:value-type="string">
            <text:p>Alumno 158</text:p>
          </table:table-cell>
          <table:table-cell office:value-type="string">
            <text:p>Alumno 245</text:p>
          </table:table-cell>
          <table:table-cell/>
          <table:table-cell office:value-type="date" office:date-value="2009-02-01">
            <text:p>01/02/2009</text:p>
          </table:table-cell>
          <table:table-cell office:value-type="date" office:date-value="2009-06-01">
            <text:p>01/06/2009</text:p>
          </table:table-cell>
          <table:table-cell office:value-type="float" office:value="9.2">
            <text:p>9,2</text:p>
          </table:table-cell>
          <table:table-cell office:value-type="float" office:value="120">
            <text:p>120</text:p>
          </table:table-cell>
        </table:table-row>
        <table:table-row table:style-name="ro11">
          <table:table-cell office:value-type="string">
            <text:p>Plugin para la detección de código duplicado y movido como soporte a un sistema de control de versiones.MovedSearch v1.0.</text:p>
          </table:table-cell>
          <table:table-cell office:value-type="string">
            <text:p>Continuación del proyecto de búsqueda de código arrancado en 2007/08. Se continuará con la línea de trabajo aplicando los resultados obtenidos.</text:p>
            <text:p>En concreto se plantean las siguientes acciones:</text:p>
            <text:p><text:s text:c="4"/>- Aplicar los componentes generados en la iteración anterior para integrar las búsquedas de código en repositorios reales de control de versiones</text:p>
            <text:p><text:s text:c="4"/>- Aplicar los componentes de búsqueda de duplicados para localizar fragmentos movidos y borrados en herramientas de merge, añadiendo capacidades de merge "semántico" que perfeccionen el proceso de integración.</text:p>
            <text:p/>
            <text:p>Número de alumnos para su realización: 2 alumnos</text:p>
            <text:p>Información adicional: Aconsejable tener cursada Planificación y Gestión de Proyectos Colaboración:</text:p>
            <text:p>Se colaborará estrechamente con Códice Software que proporcionará código, ejemplo y asesoramiento</text:p>
          </table:table-cell>
          <table:table-cell office:value-type="string">
            <text:p>Pablo Santos</text:p>
          </table:table-cell>
          <table:table-cell office:value-type="string">
            <text:p>Raúl Marticorena</text:p>
          </table:table-cell>
          <table:table-cell/>
          <table:table-cell office:value-type="string">
            <text:p>Alumno 159</text:p>
          </table:table-cell>
          <table:table-cell office:value-type="string">
            <text:p>Alumno 246</text:p>
          </table:table-cell>
          <table:table-cell/>
          <table:table-cell office:value-type="date" office:date-value="2009-02-01">
            <text:p>01/02/2009</text:p>
          </table:table-cell>
          <table:table-cell office:value-type="date" office:date-value="2009-09-01">
            <text:p>01/09/2009</text:p>
          </table:table-cell>
          <table:table-cell office:value-type="float" office:value="9">
            <text:p>9</text:p>
          </table:table-cell>
          <table:table-cell office:value-type="float" office:value="212">
            <text:p>212</text:p>
          </table:table-cell>
        </table:table-row>
        <table:table-row table:style-name="ro14">
          <table:table-cell office:value-type="string">
            <text:p>Indexación y Navegación en una base de datos documental empleando mapas auto-organizados</text:p>
          </table:table-cell>
          <table:table-cell office:value-type="string">
            <text:p>Se pretende implementar una extensión a un Servicio Web ya existente y que implica el almacenamiento de una gran cantidad de documentos de texto; que permita la presentación y acceso al usuario de toda esta información de la forma más intuitiva posible. Para ello se generarán mapas de contenidos que permitan la visualización y navegación interactiva por el contenido de la base de datos de forma gráfica. Para la implementación de este servicio se emplearán técnicas de inteligencia artificial, concretamente en el campo de las redes neuronales artificiales y el aprendizaje no supervisado.</text:p>
          </table:table-cell>
          <table:table-cell office:value-type="string">
            <text:p>Emilio Corchado</text:p>
          </table:table-cell>
          <table:table-cell office:value-type="string">
            <text:p>Bruno Baruque</text:p>
          </table:table-cell>
          <table:table-cell/>
          <table:table-cell office:value-type="string">
            <text:p>Alumno 160</text:p>
          </table:table-cell>
          <table:table-cell office:value-type="string">
            <text:p>Alumno 247</text:p>
          </table:table-cell>
          <table:table-cell/>
          <table:table-cell office:value-type="date" office:date-value="2009-02-01">
            <text:p>01/02/2009</text:p>
          </table:table-cell>
          <table:table-cell office:value-type="date" office:date-value="2009-09-01">
            <text:p>01/09/2009</text:p>
          </table:table-cell>
          <table:table-cell office:value-type="float" office:value="9.1">
            <text:p>9,1</text:p>
          </table:table-cell>
          <table:table-cell office:value-type="float" office:value="212">
            <text:p>212</text:p>
          </table:table-cell>
        </table:table-row>
        <table:table-row table:style-name="ro1">
          <table:table-cell office:value-type="string">
            <text:p>Sistemas de Información Geográfica Aplicado a la Gestión Municipal</text:p>
          </table:table-cell>
          <table:table-cell office:value-type="string">
            <text:p>El alumno a partir de toda la información que maneja un ayuntamiento, catastral, urbanística, padrones,etc... tendrá que ser capar de normalizar esta información y hacerla accesible a través de un GIS (GVSIG).</text:p>
          </table:table-cell>
          <table:table-cell office:value-type="string">
            <text:p>José Miguel López</text:p>
          </table:table-cell>
          <table:table-cell office:value-type="string">
            <text:p>Carlos López</text:p>
          </table:table-cell>
          <table:table-cell/>
          <table:table-cell office:value-type="string">
            <text:p>Alumno 161</text:p>
          </table:table-cell>
          <table:table-cell table:number-columns-repeated="2"/>
          <table:table-cell office:value-type="date" office:date-value="2009-02-01">
            <text:p>01/02/2009</text:p>
          </table:table-cell>
          <table:table-cell office:value-type="date" office:date-value="2009-09-01">
            <text:p>01/09/2009</text:p>
          </table:table-cell>
          <table:table-cell office:value-type="float" office:value="8.7">
            <text:p>8,7</text:p>
          </table:table-cell>
          <table:table-cell office:value-type="float" office:value="212">
            <text:p>212</text:p>
          </table:table-cell>
        </table:table-row>
        <table:table-row table:style-name="ro12">
          <table:table-cell office:value-type="string">
            <text:p>Métricas Software considerando la Naturaleza de los Subsistemas</text:p>
          </table:table-cell>
          <table:table-cell office:value-type="string">
            <text:p>El objetivo del proyecto es mejorar la identificación de entidades anómalas en un sistema software, utilizando como técnica un sistema de calculo de métricas orientadas a objeto, que incluya conocimientos relacionados con la naturaleza de los subsistemas: interfaz, modelo, algoritmo, test, excepciones, dominio.</text:p>
            <text:p>El proyecto consta de dos partes: un estudio empírico y un desarrollo software basado en la evolución de un plugin de Eclipse de calculo de métricas.</text:p>
            <text:p>El estudio empírico se basa en obtener valores de métricas en diferentes sistemas software y posteriormente realizar un análisis estadístico. El resultado del estudio es obtener para cada métrica y tipo de subsistema un intervalo de valores recomendables. A partir de los resultados de este estudio, se tiene que modificar un plugin de Eclipse, para que admita varios valores recomendables para una misma métrica dependiendo de la naturaleza del subsistema de la entidad a medir. </text:p>
            <text:p>2 alumnos</text:p>
            <text:p>Requisitos teóricos: Programación orientada a objetos, patrones de diseño.</text:p>
            <text:p>Requisitos técnicos: Programación en Java, desarrollo de plugin en eclipse.</text:p>
          </table:table-cell>
          <table:table-cell office:value-type="string">
            <text:p>Carlos López</text:p>
          </table:table-cell>
          <table:table-cell table:number-columns-repeated="2"/>
          <table:table-cell office:value-type="string">
            <text:p>Alumno 162</text:p>
          </table:table-cell>
          <table:table-cell office:value-type="string">
            <text:p>Alumno 248</text:p>
          </table:table-cell>
          <table:table-cell/>
          <table:table-cell office:value-type="date" office:date-value="2009-02-01">
            <text:p>01/02/2009</text:p>
          </table:table-cell>
          <table:table-cell office:value-type="date" office:date-value="2009-09-01">
            <text:p>01/09/2009</text:p>
          </table:table-cell>
          <table:table-cell office:value-type="float" office:value="8.5">
            <text:p>8,5</text:p>
          </table:table-cell>
          <table:table-cell office:value-type="float" office:value="212">
            <text:p>212</text:p>
          </table:table-cell>
        </table:table-row>
        <table:table-row table:style-name="ro1">
          <table:table-cell office:value-type="string">
            <text:p>Combinación de Métodos de Clustering</text:p>
          </table:table-cell>
          <table:table-cell office:value-type="string">
            <text:p>Implementación sobre WEKA de varios métodos para la combinación de los clusters (agrupaciones de datos) obtenidos con distintos métodos, parámetros y/o sobre distintas versiones de un mismo conjunto de datos.</text:p>
          </table:table-cell>
          <table:table-cell office:value-type="string">
            <text:p>Juan José Rodríguez</text:p>
          </table:table-cell>
          <table:table-cell office:value-type="string">
            <text:p>Jesús Manuel Maudes</text:p>
          </table:table-cell>
          <table:table-cell/>
          <table:table-cell office:value-type="string">
            <text:p>Alumno 163</text:p>
          </table:table-cell>
          <table:table-cell office:value-type="string">
            <text:p>Alumno 249</text:p>
          </table:table-cell>
          <table:table-cell/>
          <table:table-cell office:value-type="date" office:date-value="2007-02-01">
            <text:p>01/02/2007</text:p>
          </table:table-cell>
          <table:table-cell office:value-type="date" office:date-value="2009-09-01">
            <text:p>01/09/2009</text:p>
          </table:table-cell>
          <table:table-cell office:value-type="float" office:value="9.4">
            <text:p>9,4</text:p>
          </table:table-cell>
          <table:table-cell office:value-type="float" office:value="943">
            <text:p>943</text:p>
          </table:table-cell>
        </table:table-row>
        <table:table-row table:style-name="ro5">
          <table:table-cell office:value-type="string">
            <text:p>Métodos de clasificación para entornos cambiantes</text:p>
          </table:table-cell>
          <table:table-cell office:value-type="string">
            <text:p>Los métodos clásicos de clasificación no permiten adaptar los clasificadores a cambios en el entorno. Se implementarán métodos de clasificación con esta funcionalidad. Se probarán dichos métodos sobre diversos conjuntos de datos. Un ejemplo de entorno cambiante es la detección de spam, ya que los mensajes de este tipo evolucionan con el objetivo de engañar a los clasificadores encargados de su detección.</text:p>
            <text:p/>
            <text:p>Número alumnos: 2</text:p>
          </table:table-cell>
          <table:table-cell office:value-type="string">
            <text:p>Juan José Rodríguez</text:p>
          </table:table-cell>
          <table:table-cell table:number-columns-repeated="2"/>
          <table:table-cell office:value-type="string">
            <text:p>Alumno 164</text:p>
          </table:table-cell>
          <table:table-cell office:value-type="string">
            <text:p>Alumno 250</text:p>
          </table:table-cell>
          <table:table-cell/>
          <table:table-cell office:value-type="date" office:date-value="2009-02-01">
            <text:p>01/02/2009</text:p>
          </table:table-cell>
          <table:table-cell office:value-type="date" office:date-value="2009-09-01">
            <text:p>01/09/2009</text:p>
          </table:table-cell>
          <table:table-cell office:value-type="float" office:value="9">
            <text:p>9</text:p>
          </table:table-cell>
          <table:table-cell office:value-type="float" office:value="212">
            <text:p>212</text:p>
          </table:table-cell>
        </table:table-row>
        <table:table-row table:style-name="ro6">
          <table:table-cell office:value-type="string">
            <text:p>Aplicación de Técnicas de Descubrimiento de Conocimiento en Bases de Datos</text:p>
          </table:table-cell>
          <table:table-cell office:value-type="string">
            <text:p>Trabajando sobre conjuntos de datos reales se seguira el proceso de KDD</text:p>
            <text:p>(descubrimiento de conocimiento en bases de datos) para abordar</text:p>
            <text:p>diferentes tareas de minería de datos, como podría ser la clasificación</text:p>
            <text:p>de productos en función del tiempo necesario para su fabricación. Para</text:p>
            <text:p>cada una de las tareas consideradas se aplicarán diversos métodos. Se</text:p>
            <text:p>realizará un estudio para determinar cuales son los métodos más</text:p>
            <text:p>adecuados para cada una de las tareas"</text:p>
            <text:p>* Número de Alumnos:</text:p>
            <text:p>1</text:p>
            <text:p>*Información adicional:</text:p>
            <text:p>Se realizará en colaboración con Smurfit Kappa, Planta de Burgos.</text:p>
            <text:p/>
          </table:table-cell>
          <table:table-cell office:value-type="string">
            <text:p>Juan José Rodríguez</text:p>
          </table:table-cell>
          <table:table-cell table:number-columns-repeated="2"/>
          <table:table-cell office:value-type="string">
            <text:p>Alumno 165</text:p>
          </table:table-cell>
          <table:table-cell table:number-columns-repeated="2"/>
          <table:table-cell office:value-type="date" office:date-value="2009-02-01">
            <text:p>01/02/2009</text:p>
          </table:table-cell>
          <table:table-cell office:value-type="date" office:date-value="2009-09-01">
            <text:p>01/09/2009</text:p>
          </table:table-cell>
          <table:table-cell office:value-type="float" office:value="9">
            <text:p>9</text:p>
          </table:table-cell>
          <table:table-cell office:value-type="float" office:value="212">
            <text:p>212</text:p>
          </table:table-cell>
        </table:table-row>
        <table:table-row table:style-name="ro16">
          <table:table-cell office:value-type="string">
            <text:p>Desarrollo de un sistema de tele medición general <text:s/>para monitorizar, registrar y analizar en tiempo real diferentes medidas</text:p>
          </table:table-cell>
          <table:table-cell office:value-type="string">
            <text:p>El objetivo es desarrollar un sistema general, que siendo económico y escalable, permita registrar, monitorizar e interpretar en tiempo real los datos transmitidos por uno o varios dispositivos que estén capturando señales analógicas y/o digitales de sensores. Al ser general, debe poder servir para un amplio espectro de casos y entornos, como por ejemplo, funcionamiento de maquinas (marcha/paro, velocidad, etc…), o telemedicina (temperatura, pulsaciones, etc..), entre otras.</text:p>
            <text:p/>
            <text:p>El proyecto tiene las siguientes partes: Análisis y diseño del proyecto, Desarrollo del software para el dispositivo hardware seleccionado, Desarrollo de una pasarela o interface que gestione la conexión con los dispositivos y el trafico de los datos, Desarrollo de la aplicación web que monitorice los datos recogidos.</text:p>
            <text:p/>
            <text:p>Número de alumnos: 2</text:p>
            <text:p/>
            <text:p>Información adicional:</text:p>
            <text:p>Para el desarrollo de la pasarela se considera interesante el uso de la plataforma OSGi sobre la cual se arrancarán diferentes bundles a desarrollar. Dichos bundles serán los encargados de comunicarse con los dispositivos y de proporcionar un servicio para lectura de datos.</text:p>
            <text:p>Conocimientos amplios de bases de datos, programación web (java, plataforma OSGi) y lenguaje c.</text:p>
            <text:p>Conocimientos básicos de electrónica/domótica</text:p>
            <text:p/>
            <text:p>Referencias:</text:p>
            <text:p>http://www.rabbit.com/</text:p>
            <text:p>http://www.embeddedarm.com/index.php</text:p>
            <text:p>Home Gateway Initiative. http://www.homegatewayinitiative.com/</text:p>
            <text:p>OSGi Alliance. www.osgi.org</text:p>
          </table:table-cell>
          <table:table-cell office:value-type="string">
            <text:p>Roberto Alcalde</text:p>
          </table:table-cell>
          <table:table-cell office:value-type="string">
            <text:p>Pablo Santos</text:p>
          </table:table-cell>
          <table:table-cell/>
          <table:table-cell office:value-type="string">
            <text:p>Alumno 166</text:p>
          </table:table-cell>
          <table:table-cell office:value-type="string">
            <text:p>Alumno 251</text:p>
          </table:table-cell>
          <table:table-cell/>
          <table:table-cell office:value-type="date" office:date-value="2009-02-01">
            <text:p>01/02/2009</text:p>
          </table:table-cell>
          <table:table-cell office:value-type="date" office:date-value="2009-09-01">
            <text:p>01/09/2009</text:p>
          </table:table-cell>
          <table:table-cell office:value-type="float" office:value="9.1">
            <text:p>9,1</text:p>
          </table:table-cell>
          <table:table-cell office:value-type="float" office:value="212">
            <text:p>212</text:p>
          </table:table-cell>
        </table:table-row>
        <table:table-row table:style-name="ro9">
          <table:table-cell office:value-type="string">
            <text:p>Análisis de la Seguridad en las Comunicaciones Bancarias</text:p>
          </table:table-cell>
          <table:table-cell office:value-type="string">
            <text:p>Partiendo de un trabajo desarrollado en el curso 2007-8 se completará el</text:p>
            <text:p>análisis de vulnerabilidades de los elementos aún no tratados así como,</text:p>
            <text:p>también se comprobarán los resultados obtenidos del análisis ya existente.</text:p>
            <text:p>Tras realizar este análisis previo se propondrán y valorarán diferentes</text:p>
            <text:p>soluciones y, una vez obtenidos resultados considerados positivos, se</text:p>
            <text:p>completará la aplicación ya existente a través de un juego complementario</text:p>
            <text:p>de pruebas.</text:p>
          </table:table-cell>
          <table:table-cell office:value-type="string">
            <text:p>José Manuel Sáiz</text:p>
          </table:table-cell>
          <table:table-cell table:number-columns-repeated="2"/>
          <table:table-cell office:value-type="string">
            <text:p>Alumno 167</text:p>
          </table:table-cell>
          <table:table-cell office:value-type="string">
            <text:p>Alumno 252</text:p>
          </table:table-cell>
          <table:table-cell/>
          <table:table-cell office:value-type="date" office:date-value="2009-02-01">
            <text:p>01/02/2009</text:p>
          </table:table-cell>
          <table:table-cell office:value-type="date" office:date-value="2010-06-01">
            <text:p>01/06/2010</text:p>
          </table:table-cell>
          <table:table-cell office:value-type="float" office:value="9">
            <text:p>9</text:p>
          </table:table-cell>
          <table:table-cell office:value-type="float" office:value="485">
            <text:p>485</text:p>
          </table:table-cell>
        </table:table-row>
        <table:table-row table:style-name="ro1">
          <table:table-cell office:value-type="string">
            <text:p>Asignación optimizada de horarios al personal </text:p>
          </table:table-cell>
          <table:table-cell office:value-type="string">
            <text:p>Desarrollo de una aplicación que realice automáticamente la asignación optimizada de la carga de trabajo requerida entre los empleados y obtener su horario de trabajo, a fin de satisfacer dicha carga de trabajo. Se ha de controlar regulaciones de horarios y criterios de equilibrado en la asignación de turnos a cada trabajador, y se contemplan varias restricciones a respetar y criterios de optimización y asignación.</text:p>
          </table:table-cell>
          <table:table-cell office:value-type="string">
            <text:p>Belén Vaquerizo</text:p>
          </table:table-cell>
          <table:table-cell table:number-columns-repeated="2"/>
          <table:table-cell office:value-type="string">
            <text:p>Alumno 168</text:p>
          </table:table-cell>
          <table:table-cell table:number-columns-repeated="2"/>
          <table:table-cell office:value-type="date" office:date-value="2009-02-01">
            <text:p>01/02/2009</text:p>
          </table:table-cell>
          <table:table-cell office:value-type="date" office:date-value="2010-06-01">
            <text:p>01/06/2010</text:p>
          </table:table-cell>
          <table:table-cell office:value-type="float" office:value="8.4">
            <text:p>8,4</text:p>
          </table:table-cell>
          <table:table-cell office:value-type="float" office:value="485">
            <text:p>485</text:p>
          </table:table-cell>
        </table:table-row>
        <table:table-row table:style-name="ro4">
          <table:table-cell office:value-type="string">
            <text:p>Extensión de la plataforma de ejecución de tests paralelos PNUnit</text:p>
          </table:table-cell>
          <table:table-cell office:value-type="string">
            <text:p>Extender la tecnología PNUnit (extensión para creación de tests distribuidos en NUnit) para crear interfaces de control y monitorización de tests distribuidos.</text:p>
            <text:p>Se aplicará tanto a tests de carga como a la paralelización de la ejecución de tests unitarios convencionales, reduciendo el tiempo de pruebas, permitiendo a los equipos de desarrollo la obtención de resultados con mayor rapidez.</text:p>
            <text:p>NUnit es la plataforma de tests unitarios más extendida en entornos .NET. PNUnit es una extensión que crea "agentes" y "lanzadores" así como primitivas de sincronización para la creación de escenarios de tests distribuidos.</text:p>
            <text:p>Se crearán herramientas multiplataforma tanto gráficas como de línea de comandos para monitorizar y gestionar los entornos de tests, así como para obtener resultados de los mismos en tiempo real.</text:p>
            <text:p>=== Requisitos téoricos ===</text:p>
            <text:p>Tests unitarios, ingeniería de software, redes.</text:p>
            <text:p>=== Requisitos técnicos ===</text:p>
            <text:p>Desarrollo .NET</text:p>
            <text:p/>
          </table:table-cell>
          <table:table-cell office:value-type="string">
            <text:p>Pablo Santos</text:p>
          </table:table-cell>
          <table:table-cell table:number-columns-repeated="2"/>
          <table:table-cell office:value-type="string">
            <text:p>Alumno 169</text:p>
          </table:table-cell>
          <table:table-cell office:value-type="string">
            <text:p>Alumno 253</text:p>
          </table:table-cell>
          <table:table-cell/>
          <table:table-cell office:value-type="date" office:date-value="2009-02-01">
            <text:p>01/02/2009</text:p>
          </table:table-cell>
          <table:table-cell office:value-type="date" office:date-value="2010-06-01">
            <text:p>01/06/2010</text:p>
          </table:table-cell>
          <table:table-cell office:value-type="float" office:value="9">
            <text:p>9</text:p>
          </table:table-cell>
          <table:table-cell office:value-type="float" office:value="485">
            <text:p>485</text:p>
          </table:table-cell>
        </table:table-row>
        <table:table-row table:style-name="ro7">
          <table:table-cell office:value-type="string">
            <text:p>Calibrado y Adquisicion para la Industria de las ITVs</text:p>
          </table:table-cell>
          <table:table-cell office:value-type="string">
            <text:p>El objetivo del proyecto consiste en la realización de un <text:s/>prototipo informático en Visual C#, mediante la plataforma Visual <text:s/>Studio .Net, que pretenda integrar distintas máquinas del proceso de <text:s/>inspección técnica de vehículos (ITV) como son el alineador al paso, <text:s/>banco de suspensiones y frenómetro.</text:p>
            <text:p/>
            <text:p>Mediante una comunicación TCP/IP se obtendrán las mediciones de los <text:s/>distintos sensores, como pueden ser: sensores de presencia, sensores de desplazamiento, galgas de fuerza, y barras de resbalamiento <text:s/>correspondientes a la diversa maquinaria de ITV, dichas mediciones <text:s/>serán las que nuestro prototipo deba interpretar para gobernar las <text:s/>acciones de las distintas máquinas, y así, poder construir <text:s/>un sistema <text:s/>de calibración y adquisición (todo ello internacionalizado) y diseñado <text:s/>mediante técnicas de diseño ágiles usando patrones de diseño.</text:p>
            <text:p>Se incluirá un sistema de informes de las distintas máquinas con las <text:s/>mediciones obtenidas en el proceso de adquisición de datos. También deberemos contar con un sistema de gestión para almacenar los <text:s/>resultados de los vehículos de los clientes así como su administración.</text:p>
          </table:table-cell>
          <table:table-cell office:value-type="string">
            <text:p>Carlos López</text:p>
          </table:table-cell>
          <table:table-cell table:number-columns-repeated="2"/>
          <table:table-cell office:value-type="string">
            <text:p>Alumno 170</text:p>
          </table:table-cell>
          <table:table-cell table:number-columns-repeated="2"/>
          <table:table-cell office:value-type="date" office:date-value="2009-02-01">
            <text:p>01/02/2009</text:p>
          </table:table-cell>
          <table:table-cell office:value-type="date" office:date-value="2010-07-01">
            <text:p>01/07/2010</text:p>
          </table:table-cell>
          <table:table-cell office:value-type="float" office:value="9.3">
            <text:p>9,3</text:p>
          </table:table-cell>
          <table:table-cell office:value-type="float" office:value="515">
            <text:p>515</text:p>
          </table:table-cell>
        </table:table-row>
        <table:table-row table:style-name="ro17">
          <table:table-cell office:value-type="string">
            <text:p>Integración de la Navegación en una Base de Datos Documental en una Interfaz Web</text:p>
          </table:table-cell>
          <table:table-cell office:value-type="string">
            <text:p>Número de Alumnos: 2</text:p>
            <text:p>Se pretende implementar una extensión a un Servicio Web ya existente y que implica el almacenamiento de una gran cantidad de documentos de texto; que permita la presentación y acceso al usuario de toda esta información de la forma más intuitiva posible. Para ello se generarán mapas de contenidos que permitan la visualización y navegación interactiva por el contenido de la base de datos de forma gráfica.</text:p>
            <text:p/>
            <text:p>Para la implementación de este servicio se emplearán técnicas de inteligencia artificial, concretamente en el campo de las redes neuronales artificiales y el aprendizaje no supervisado.</text:p>
            <text:p/>
            <text:p>El proyecto consiste en la extensión de un proyecto previo para la integración de la funcionalidad del mismo directamente sobre una interfaz web. Se pretende al mismo tiempo la refactorización del proyecto anterior para integrarlo en la jerarquía de componentes del Unstructured Information Management Applications (UIMA) Framework de la Apache Incubator.</text:p>
            <text:p/>
            <text:p>Conocimientos previos:</text:p>
            <text:p/>
            <text:p>Para la realización de este proyecto se valorarán positivamente (sin ser obligatorios) conocimientos previos de:</text:p>
            <text:p/>
            <text:p>Matlab o Programa dedicado a calculo matemático similar. Parte del proyecto requiere trabajo sobre matrices cuya implementación es más sencilla para el programador en este tipo de programas.</text:p>
            <text:p>Java. <text:s/>Se necesita la comunicación entre la parte que realiza los cálculos y la presentación de los resultados en formato web (netbeans, servlets…)</text:p>
            <text:p>Programación web (servicios web). El proyecto finalmente debe poder integrarse en una herramienta web ya existente.</text:p>
          </table:table-cell>
          <table:table-cell office:value-type="string">
            <text:p>Bruno Baruque</text:p>
          </table:table-cell>
          <table:table-cell table:number-columns-repeated="2"/>
          <table:table-cell office:value-type="string">
            <text:p>Alumno 171</text:p>
          </table:table-cell>
          <table:table-cell table:number-columns-repeated="2"/>
          <table:table-cell office:value-type="date" office:date-value="2010-02-01">
            <text:p>01/02/2010</text:p>
          </table:table-cell>
          <table:table-cell office:value-type="date" office:date-value="2010-07-01">
            <text:p>01/07/2010</text:p>
          </table:table-cell>
          <table:table-cell office:value-type="float" office:value="9">
            <text:p>9</text:p>
          </table:table-cell>
          <table:table-cell office:value-type="float" office:value="150">
            <text:p>150</text:p>
          </table:table-cell>
        </table:table-row>
        <table:table-row table:style-name="ro14">
          <table:table-cell office:value-type="string">
            <text:p>Biblioteca de algoritmos de selección de instancias y aplicación orientada a su docencia.</text:p>
          </table:table-cell>
          <table:table-cell office:value-type="string">
            <text:p>La mayoría de algoritmos que comúnmente se usan para clasificar, agrupar, reconocer, etc. Han sido desarrollados para operar con cantidades de información mucho más moderadas que el tamaño de las bases de datos que a menudo se generan en la práctica. Ante esta situación una alternativa es la reducción del tamaño de problemas mediante un algoritmo de extracción de información como la selección de características o la selección de instancias. Este proyecto se centraría en la implementación de una biblioteca para la selección de instancias. Se incluirían los algoritmos clásicos, así como otros más modernos como el Democratic Instante Selection y otros basados en la división recursiva del conjunto de datos. Para validar el diseño de la biblioteca se implementará una aplicación cuya finalidad será facilitar el aprendizaje de los algoritmos implementados.</text:p>
          </table:table-cell>
          <table:table-cell office:value-type="string">
            <text:p>César I. <text:s/>García</text:p>
          </table:table-cell>
          <table:table-cell office:value-type="string">
            <text:p>Juan José Rodríguez</text:p>
          </table:table-cell>
          <table:table-cell/>
          <table:table-cell office:value-type="string">
            <text:p>Alumno 172</text:p>
          </table:table-cell>
          <table:table-cell table:number-columns-repeated="2"/>
          <table:table-cell office:value-type="date" office:date-value="2010-02-01">
            <text:p>01/02/2010</text:p>
          </table:table-cell>
          <table:table-cell office:value-type="date" office:date-value="2010-07-01">
            <text:p>01/07/2010</text:p>
          </table:table-cell>
          <table:table-cell office:value-type="float" office:value="9.5">
            <text:p>9,5</text:p>
          </table:table-cell>
          <table:table-cell office:value-type="float" office:value="150">
            <text:p>150</text:p>
          </table:table-cell>
        </table:table-row>
        <table:table-row table:style-name="ro12">
          <table:table-cell office:value-type="string">
            <text:p>Aplicación para la gestión del conocimiento de colectivos de pymes</text:p>
          </table:table-cell>
          <table:table-cell office:value-type="string">
            <text:p>El objetivo de este proyecto consiste en establecer un modelo para gestionar el conocimiento de colectivos de pymes e implementar una aplicación web para desarrollar este modelo.</text:p>
            <text:p/>
            <text:p>Número de alumnos para su realización: <text:s/>2 Alumnos</text:p>
            <text:p/>
            <text:p>Información adicional: Conocimientos de programación web (asp,php,mysql,apache, joomla, etc...)</text:p>
            <text:p/>
          </table:table-cell>
          <table:table-cell office:value-type="string">
            <text:p>Lourdes Saiz</text:p>
          </table:table-cell>
          <table:table-cell office:value-type="string">
            <text:p>Roberto Alcalde</text:p>
          </table:table-cell>
          <table:table-cell/>
          <table:table-cell office:value-type="string">
            <text:p>Alumno 173</text:p>
          </table:table-cell>
          <table:table-cell office:value-type="string">
            <text:p>Alumno 254</text:p>
          </table:table-cell>
          <table:table-cell/>
          <table:table-cell office:value-type="date" office:date-value="2010-02-01">
            <text:p>01/02/2010</text:p>
          </table:table-cell>
          <table:table-cell office:value-type="date" office:date-value="2010-07-01">
            <text:p>01/07/2010</text:p>
          </table:table-cell>
          <table:table-cell office:value-type="float" office:value="9.5">
            <text:p>9,5</text:p>
          </table:table-cell>
          <table:table-cell office:value-type="float" office:value="150">
            <text:p>150</text:p>
          </table:table-cell>
        </table:table-row>
        <table:table-row table:style-name="ro3">
          <table:table-cell office:value-type="string">
            <text:p>Planificación de turnos de trabajo <text:s/>mediante un sistema de razonamiento basado en casos y técnicas metaheurísticas</text:p>
          </table:table-cell>
          <table:table-cell office:value-type="string">
            <text:p>Mediante un sistema de razonamiento basado en casos y el uso de algoritmos metaheurísticos, se ha de lograr una planificación óptima de los calendarios de trabajo de las </text:p>
            <text:p>enfermeras de un hospital, cumpliendo un convenio laboral y a fin de lograr con los turnos creados un reparto equitativo y eficaz de trabajo. La resolución se lleva a cabo mediante algoritmos metaheurísticos.Número de alumnos para su realización: 1</text:p>
          </table:table-cell>
          <table:table-cell office:value-type="string">
            <text:p>Belén Vaquerizo</text:p>
          </table:table-cell>
          <table:table-cell table:number-columns-repeated="2"/>
          <table:table-cell office:value-type="string">
            <text:p>Alumno 174</text:p>
          </table:table-cell>
          <table:table-cell table:number-columns-repeated="2"/>
          <table:table-cell office:value-type="date" office:date-value="2010-02-01">
            <text:p>01/02/2010</text:p>
          </table:table-cell>
          <table:table-cell office:value-type="date" office:date-value="2010-07-01">
            <text:p>01/07/2010</text:p>
          </table:table-cell>
          <table:table-cell office:value-type="float" office:value="9.2">
            <text:p>9,2</text:p>
          </table:table-cell>
          <table:table-cell office:value-type="float" office:value="150">
            <text:p>150</text:p>
          </table:table-cell>
        </table:table-row>
        <table:table-row table:style-name="ro7">
          <table:table-cell office:value-type="string">
            <text:p>Visualización de Métricas de Código .NET</text:p>
          </table:table-cell>
          <table:table-cell office:value-type="string">
            <text:p>A partir de ensamblados y código fuente en .NET (C#</text:p>
            <text:p>preferentemente) se deben analizar por reflexión y parseado respectivamente para obtener una representación intermedia. Se tendrán que visualizar las métricas asociadas en una herramienta construida con Java, intentando que la conexión entre ambas partes sea lo más transparente posible.</text:p>
            <text:p>Alumnos: 2 alumnos</text:p>
            <text:p>Requisitos técnicos adicionales: programación en .NET y Java, uso de JavaCC o ANTLR y experiencia previa con API Java2D o Java3D</text:p>
          </table:table-cell>
          <table:table-cell office:value-type="string">
            <text:p>Raúl Marticorena</text:p>
          </table:table-cell>
          <table:table-cell table:number-columns-repeated="2"/>
          <table:table-cell office:value-type="string">
            <text:p>Alumno 175</text:p>
          </table:table-cell>
          <table:table-cell table:number-columns-repeated="2"/>
          <table:table-cell office:value-type="date" office:date-value="2009-02-01">
            <text:p>01/02/2009</text:p>
          </table:table-cell>
          <table:table-cell office:value-type="date" office:date-value="2011-06-01">
            <text:p>01/06/2011</text:p>
          </table:table-cell>
          <table:table-cell office:value-type="float" office:value="8.5">
            <text:p>8,5</text:p>
          </table:table-cell>
          <table:table-cell office:value-type="float" office:value="850">
            <text:p>850</text:p>
          </table:table-cell>
        </table:table-row>
        <table:table-row table:style-name="ro12">
          <table:table-cell office:value-type="string">
            <text:p>Desarrollo software para televisión: caso de estudio de una tienda electrónica</text:p>
          </table:table-cell>
          <table:table-cell office:value-type="string">
            <text:p>La cada vez mayor presencia de conexiones de alta velocidad en los hogares y los avances tecnológicos que permiten mejores experiencias interactivas entre el usuario y el televisor con mayor definición y equipos capaces de desempeñar tareas más complejas está dando paso a nuevas formas de presentar la información desde Internet.</text:p>
            <text:p>Grandes compañías como Google y Apple ya han comenzado a abrirse paso en este mercado, y esperan que otras grandes compañías aprovechen esta oportunidad para optimizar los contenidos que ofrecen para la nueva generación de periféricos para el televisor.</text:p>
            <text:p>Es por tanto un buen momento para estudiar diferentes posibilidades de interacción hombre-televisor para ofrecer una mejor experiencia al usuario final, y para que los negocios provean una experiencia optimizada para esta nueva forma de interacción.El presente proyecto busca alcanzar los siguientes objetivos:</text:p>
            <text:p>Estudiar nuevas tecnologías que permitan combinar Internet y televisión.</text:p>
            <text:p>Estudio de aplicaciones web para televisión, planteando diferentes formas de navegación e interacción.</text:p>
            <text:p>Desarrollar un sitio web de comercio-e ficticio para poder evaluar posibles aproximaciones para presentar la tienda virtual de la forma más atractiva posible al usuario.</text:p>
          </table:table-cell>
          <table:table-cell office:value-type="string">
            <text:p>Carlos López</text:p>
          </table:table-cell>
          <table:table-cell table:number-columns-repeated="2"/>
          <table:table-cell office:value-type="string">
            <text:p>Alumno 176</text:p>
          </table:table-cell>
          <table:table-cell table:number-columns-repeated="2"/>
          <table:table-cell office:value-type="date" office:date-value="2009-02-01">
            <text:p>01/02/2009</text:p>
          </table:table-cell>
          <table:table-cell office:value-type="date" office:date-value="2011-07-01">
            <text:p>01/07/2011</text:p>
          </table:table-cell>
          <table:table-cell office:value-type="float" office:value="8.5">
            <text:p>8,5</text:p>
          </table:table-cell>
          <table:table-cell office:value-type="float" office:value="880">
            <text:p>880</text:p>
          </table:table-cell>
        </table:table-row>
        <table:table-row table:style-name="ro14">
          <table:table-cell office:value-type="string">
            <text:p>Clasificación de refactorizaciones. Refactoring plugin 3.0</text:p>
          </table:table-cell>
          <table:table-cell office:value-type="string">
            <text:p>Herramienta para clasificar refactorizaciones.</text:p>
          </table:table-cell>
          <table:table-cell office:value-type="string">
            <text:p>Raúl Marticorena</text:p>
          </table:table-cell>
          <table:table-cell table:number-columns-repeated="2"/>
          <table:table-cell office:value-type="string">
            <text:p>Alumno 177</text:p>
          </table:table-cell>
          <table:table-cell office:value-type="string">
            <text:p>Alumno 255</text:p>
          </table:table-cell>
          <table:table-cell/>
          <table:table-cell office:value-type="date" office:date-value="2009-02-01">
            <text:p>01/02/2009</text:p>
          </table:table-cell>
          <table:table-cell office:value-type="date" office:date-value="2011-07-02">
            <text:p>02/07/2011</text:p>
          </table:table-cell>
          <table:table-cell office:value-type="float" office:value="9.5">
            <text:p>9,5</text:p>
          </table:table-cell>
          <table:table-cell office:value-type="float" office:value="881">
            <text:p>881</text:p>
          </table:table-cell>
        </table:table-row>
        <table:table-row table:style-name="ro8">
          <table:table-cell office:value-type="string">
            <text:p>Diseño y desarrollo de agentes de seguridad móviles</text:p>
          </table:table-cell>
          <table:table-cell office:value-type="string">
            <text:p>Mediante la utilización de tecnología software para programación de dispositivos en lenguajes de alto nivel, como Microsoft Robotics Studio, diseñar y desarrollar un sistema de seguridad basado en robots móviles.</text:p>
            <text:p>Se explorarán las tecnologías robóticas más ligadas con el área de desarrollo de software, que permiten la programación de dispositivos en lenguajes y plataformas más cercanas al área informática que a otras disciplinas de la ingeniería.</text:p>
            <text:p>Se diseñará un sistema de seguridad basado en dichos agentes que deberán compaginar un modo de trabajo autónomo y de control remoto.</text:p>
            <text:p>=== Requisitos teóricos ===</text:p>
            <text:p>Ingeniería de software, robótica, redes.</text:p>
          </table:table-cell>
          <table:table-cell office:value-type="string">
            <text:p>Pablo Santos</text:p>
          </table:table-cell>
          <table:table-cell table:number-columns-repeated="2"/>
          <table:table-cell office:value-type="string">
            <text:p>Alumno 178</text:p>
          </table:table-cell>
          <table:table-cell office:value-type="string">
            <text:p>Alumno 256</text:p>
          </table:table-cell>
          <table:table-cell/>
          <table:table-cell office:value-type="date" office:date-value="2009-02-01">
            <text:p>01/02/2009</text:p>
          </table:table-cell>
          <table:table-cell office:value-type="date" office:date-value="2011-07-03">
            <text:p>03/07/2011</text:p>
          </table:table-cell>
          <table:table-cell office:value-type="float" office:value="9">
            <text:p>9</text:p>
          </table:table-cell>
          <table:table-cell office:value-type="float" office:value="882">
            <text:p>882</text:p>
          </table:table-cell>
        </table:table-row>
        <table:table-row table:style-name="ro9">
          <table:table-cell office:value-type="string">
            <text:p>Métricas de Evolución del Software</text:p>
          </table:table-cell>
          <table:table-cell office:value-type="string">
            <text:p>Basado en sistemas de control de versiones y sistemas de de seguimiento de errores, <text:s/>se debe implementar un conjunto de métricas que permitan monitorizar la evolución de software.</text:p>
            <text:p>El <text:s/>conjunto de métricas de trabajo está establecido en la tesis -sPACE Software Project Assesment in the Course of Evolution-. Los conjuntos de métricas se agrupan <text:s/>según las siguientes categorías: tamaño, equipo, orientación del proceso, complejidad de la solución existente, restricciones. Los valores de las métricas se obtendrán mediante consultas a los sistemas de control de versiones.</text:p>
            <text:p>Otra funcionalidad añadida será definir indicadores gráficos de evolución.</text:p>
            <text:p>Conocimientos teoricos: Diseño de motores de calculo de métricas, sistemas de control de versiones, sistemas de seguimiento de errores</text:p>
            <text:p>Métricas de evolución (Ratzinger 2007)</text:p>
            <text:p>Conocimienntos técnicos: Java, XML..</text:p>
            <text:p>2 alumnos</text:p>
          </table:table-cell>
          <table:table-cell office:value-type="string">
            <text:p>Carlos López</text:p>
          </table:table-cell>
          <table:table-cell office:value-type="string">
            <text:p>Pablo Santos</text:p>
          </table:table-cell>
          <table:table-cell/>
          <table:table-cell office:value-type="string">
            <text:p>Alumno 179</text:p>
          </table:table-cell>
          <table:table-cell office:value-type="string">
            <text:p>Alumno 257</text:p>
          </table:table-cell>
          <table:table-cell/>
          <table:table-cell office:value-type="date" office:date-value="2011-02-01">
            <text:p>01/02/2011</text:p>
          </table:table-cell>
          <table:table-cell office:value-type="date" office:date-value="2011-07-04">
            <text:p>04/07/2011</text:p>
          </table:table-cell>
          <table:table-cell office:value-type="float" office:value="9">
            <text:p>9</text:p>
          </table:table-cell>
          <table:table-cell office:value-type="float" office:value="153">
            <text:p>153</text:p>
          </table:table-cell>
        </table:table-row>
        <table:table-row table:style-name="ro9">
          <table:table-cell office:value-type="string">
            <text:p>Implementacion de una herramienta web de soporte empresarial </text:p>
            <text:p><text:s/>para pymes</text:p>
          </table:table-cell>
          <table:table-cell office:value-type="string">
            <text:p>El objetivo es crear un portal y una aplicación web que ayude a las empresas a mejorar su ventaja competitiva, mediante la </text:p>
            <text:p>difusión de consejos, utilidades y diferentes herramientas (gestión del conocimiento, gestión del feed back del cliente, analisis de intangibles,</text:p>
            <text:p>benchmarking, etc...). El desarrollo se deberá llevar a cabo para el sistema de gestión de contenidos (CMS) llamado joomla y deberá </text:p>
            <text:p>ser multilenguaje.</text:p>
            <text:p/>
            <text:p>Número de alumnos para su realización: 2.</text:p>
            <text:p>Información adicional: Conocimientos de programación web (asp,php,mysql,apache, joomla, smtp, etc...)</text:p>
          </table:table-cell>
          <table:table-cell office:value-type="string">
            <text:p>Roberto Alcalde</text:p>
          </table:table-cell>
          <table:table-cell table:number-columns-repeated="2"/>
          <table:table-cell office:value-type="string">
            <text:p>Alumno 180</text:p>
          </table:table-cell>
          <table:table-cell office:value-type="string">
            <text:p>Alumno 258</text:p>
          </table:table-cell>
          <table:table-cell/>
          <table:table-cell office:value-type="date" office:date-value="2011-02-01">
            <text:p>01/02/2011</text:p>
          </table:table-cell>
          <table:table-cell office:value-type="date" office:date-value="2011-07-05">
            <text:p>05/07/2011</text:p>
          </table:table-cell>
          <table:table-cell office:value-type="float" office:value="8.2">
            <text:p>8,2</text:p>
          </table:table-cell>
          <table:table-cell office:value-type="float" office:value="154">
            <text:p>154</text:p>
          </table:table-cell>
        </table:table-row>
        <table:table-row table:style-name="ro8">
          <table:table-cell office:value-type="string">
            <text:p>Diseño de conjuntos de clasificadores con aplicación en procesos industriales</text:p>
          </table:table-cell>
          <table:table-cell office:value-type="string">
            <text:p>En clasificación estadística se parte de un conjunto de observaciones de clase conocida, que se conoce como conjunto de entrenamiento, y se debe ser capaz de determinar aquellas características que diferencian una clase del resto. De esta manera se podrá asignar correctamente una de las clases posibles cuando se presente una nueva observación de clase desconocida.</text:p>
            <text:p><text:s/></text:p>
            <text:p>Una de las formas más habituales para la mejora de las capacidades de clasificación de un sistema, consiste en utilizar un conjunto de clasificadores para obtener una mayor precisión de la que cada uno de éstos logra de manera individual. Cada método de clasificación se basa en conceptos o procedimientos de estimación diferentes. Puesto que todos los métodos de clasificación tienen algún punto fuerte o ventaja sobre la regla por defecto es lógico intentar aunar las mejores propiedades de cada uno de ellos combinándolos de alguna manera.</text:p>
            <text:p/>
            <text:p>El proyecto se basa en este tipo de algoritmos conocidos como "Ensembles". Se pretende llegar al diseño de varios clasificadores que puedan ser emsamblados, el desarrollo de una aplicación que facilite al usuario el empleo de los mismos y pruebas prácticas sobre diversos casos de estudio.</text:p>
          </table:table-cell>
          <table:table-cell office:value-type="string">
            <text:p>Bruno Baruque</text:p>
          </table:table-cell>
          <table:table-cell office:value-type="string">
            <text:p>Javier Sedano</text:p>
          </table:table-cell>
          <table:table-cell/>
          <table:table-cell office:value-type="string">
            <text:p>Alumno 181</text:p>
          </table:table-cell>
          <table:table-cell office:value-type="string">
            <text:p>Alumno 259</text:p>
          </table:table-cell>
          <table:table-cell/>
          <table:table-cell office:value-type="date" office:date-value="2011-02-01">
            <text:p>01/02/2011</text:p>
          </table:table-cell>
          <table:table-cell office:value-type="date" office:date-value="2011-07-06">
            <text:p>06/07/2011</text:p>
          </table:table-cell>
          <table:table-cell office:value-type="float" office:value="9">
            <text:p>9</text:p>
          </table:table-cell>
          <table:table-cell office:value-type="float" office:value="155">
            <text:p>155</text:p>
          </table:table-cell>
        </table:table-row>
        <table:table-row table:style-name="ro10">
          <table:table-cell office:value-type="string">
            <text:p>Plugin de Eclipse para automatizar un proceso de detección de defectos de código</text:p>
          </table:table-cell>
          <table:table-cell office:value-type="string">
            <text:p>Plugin de Eclipse para automatizar un proceso de detección de defectos de código. El proyecto tiene como objetivo automatizar un proceso dinámico de detección de defectos de código. </text:p>
            <text:p>Las tareas especificadas en el proceso utilizan métricas de código y técnicas de minería de datos para resolver problema de la detección.</text:p>
            <text:p>El proyecto integrará varias funcionalidades proporcionadas por las siguientes herramientas: </text:p>
            <text:p>- El cálculo de métricas se llevará a cabo con una extensión de un plugin desarrollado en la UBU, llamado RefactorItUBU http://pisuerga.inf.ubu.es/clopez/dmsw2/ftp/Recursos/Software/refactorit_ubu-2.8.beta-eclipse/.</text:p>
            <text:p>- La implementación de los algoritmos de clasificación de Weka</text:p>
            <text:p>Requisitos teóricos: Algoritmos de clasificación, Defectos de Código, Métricas de Código </text:p>
            <text:p>Requisitos técnicos: Java, Desarrollo de plugin de Eclipse, Weka</text:p>
            <text:p><text:s/></text:p>
            <text:p>2 alumnos</text:p>
            <text:p/>
          </table:table-cell>
          <table:table-cell office:value-type="string">
            <text:p>Carlos López</text:p>
          </table:table-cell>
          <table:table-cell table:number-columns-repeated="2"/>
          <table:table-cell office:value-type="string">
            <text:p>Alumno 182</text:p>
          </table:table-cell>
          <table:table-cell office:value-type="string">
            <text:p>Alumno 260</text:p>
          </table:table-cell>
          <table:table-cell/>
          <table:table-cell office:value-type="date" office:date-value="2011-09-01">
            <text:p>01/09/2011</text:p>
          </table:table-cell>
          <table:table-cell office:value-type="date" office:date-value="2012-06-06">
            <text:p>06/06/2012</text:p>
          </table:table-cell>
          <table:table-cell office:value-type="float" office:value="9">
            <text:p>9</text:p>
          </table:table-cell>
          <table:table-cell office:value-type="float" office:value="279">
            <text:p>279</text:p>
          </table:table-cell>
        </table:table-row>
        <table:table-row table:style-name="ro3">
          <table:table-cell office:value-type="string">
            <text:p>Desarrollo de un portal web para facilitar la publicación colaborativa de noticias multimedia por parte de los ciudadanos</text:p>
          </table:table-cell>
          <table:table-cell office:value-type="string">
            <text:p>El objetivo del proyecto es desarrollar un portal web orientado a la publicación de noticias multimedia de forma inmediata por parte de los usuarios. La publicación de noticias se deberá poder llevar a cabo desde el mismo portal web y también desde plataformas móviles, haciendo uso de servicios como Twitter. El portal web deberá ofrecer la posibilidad de incluir diferentes recursos multimedia dentro de la noticia (p. ej. imágenes, vídeos, ficheros de sonido, geoposicionamiento, y vínculos a redes sociales) y deberá hacerlo de forma integrada. Asimismo, se ofrecerá un servicio de categorización de las noticias (potencialmente automático) y se permitirá a los lectores realizar comentarios y valoraciones de las noticias publicadas. El portal deberá estar optimizado para su correcta visualización en diferentes plataformas, siguiendo los estándares establecidos.</text:p>
            <text:p/>
          </table:table-cell>
          <table:table-cell office:value-type="string">
            <text:p>José M. Galán</text:p>
          </table:table-cell>
          <table:table-cell office:value-type="string">
            <text:p>Luis R. Izquierdo</text:p>
          </table:table-cell>
          <table:table-cell/>
          <table:table-cell office:value-type="string">
            <text:p>Alumno 183</text:p>
          </table:table-cell>
          <table:table-cell office:value-type="string">
            <text:p>Alumno 261</text:p>
          </table:table-cell>
          <table:table-cell/>
          <table:table-cell office:value-type="date" office:date-value="2012-02-01">
            <text:p>01/02/2012</text:p>
          </table:table-cell>
          <table:table-cell office:value-type="date" office:date-value="2012-06-06">
            <text:p>06/06/2012</text:p>
          </table:table-cell>
          <table:table-cell office:value-type="float" office:value="9">
            <text:p>9</text:p>
          </table:table-cell>
          <table:table-cell office:value-type="float" office:value="126">
            <text:p>126</text:p>
          </table:table-cell>
        </table:table-row>
        <table:table-row table:style-name="ro5">
          <table:table-cell office:value-type="string">
            <text:p>Overlooker: aplicación para videovigilancia de tráfico </text:p>
          </table:table-cell>
          <table:table-cell office:value-type="string">
            <text:p>Los sistemas de videovigilancia son dispositivos formados por cámaras que son capaces de grabar grandes cantidades de vídeo con todo aquello que transcurre en una determinada entorno. Cuando ocurre un determinado suceso puede ser necesario examinar el material grabado para determinar las causas. El procedimiento de visionado del material grabado suele ser largo y tedioso.</text:p>
            <text:p/>
            <text:p>Se propone el diseño e implementación de un sistema de análisis de videovigilancia. En el caso de uso de un aparcamiento el sistema puede ser capaz de detectar en que momento ha entrado o salido gente o vehículos evitando así el visionado de todo el material. La herramienta se podrá implementar en C/C++ o Java utilizando las librerías de análisis de imagen y visión artificial OpenCV (Licencia BSD) u otra alternativa similar.</text:p>
          </table:table-cell>
          <table:table-cell office:value-type="string">
            <text:p>César I. García</text:p>
          </table:table-cell>
          <table:table-cell office:value-type="string">
            <text:p>José Francisco Díez</text:p>
          </table:table-cell>
          <table:table-cell/>
          <table:table-cell office:value-type="string">
            <text:p>Alumno 184</text:p>
          </table:table-cell>
          <table:table-cell office:value-type="string">
            <text:p>Alumno 262</text:p>
          </table:table-cell>
          <table:table-cell/>
          <table:table-cell office:value-type="date" office:date-value="2011-09-01">
            <text:p>01/09/2011</text:p>
          </table:table-cell>
          <table:table-cell office:value-type="date" office:date-value="2012-07-06">
            <text:p>06/07/2012</text:p>
          </table:table-cell>
          <table:table-cell office:value-type="float" office:value="9">
            <text:p>9</text:p>
          </table:table-cell>
          <table:table-cell office:value-type="float" office:value="309">
            <text:p>309</text:p>
          </table:table-cell>
        </table:table-row>
        <table:table-row table:style-name="ro5">
          <table:table-cell office:value-type="string">
            <text:p>Manejo de entornos de Autonomía Avanzados mediante dispositivos móviles</text:p>
          </table:table-cell>
          <table:table-cell office:value-type="string">
            <text:p>Las viviendas domóticas pueden mejorar en gran medida la autonomía de personas con discapacidad y dependientes. Para operar con estas, se pretende hacer un estudio de las aplicaciones software existentes y desarrollar una nueva herramienta que permita la gestión de forma intuitiva y fácil para las personas con movilidad reducida. </text:p>
            <text:p>Atendiendo a los requisitos y las necesidades, se seleccionará una o varias plataformas móviles sobre la(s) que desarrollar la aplicación.</text:p>
            <text:p/>
          </table:table-cell>
          <table:table-cell office:value-type="string">
            <text:p>Álvaro Herrero</text:p>
          </table:table-cell>
          <table:table-cell table:number-columns-repeated="2"/>
          <table:table-cell office:value-type="string">
            <text:p>Alumno 185</text:p>
          </table:table-cell>
          <table:table-cell table:number-columns-repeated="2"/>
          <table:table-cell office:value-type="date" office:date-value="2011-09-01">
            <text:p>01/09/2011</text:p>
          </table:table-cell>
          <table:table-cell office:value-type="date" office:date-value="2012-07-06">
            <text:p>06/07/2012</text:p>
          </table:table-cell>
          <table:table-cell office:value-type="float" office:value="8">
            <text:p>8</text:p>
          </table:table-cell>
          <table:table-cell office:value-type="float" office:value="309">
            <text:p>309</text:p>
          </table:table-cell>
        </table:table-row>
        <table:table-row table:style-name="ro12">
          <table:table-cell office:value-type="string">
            <text:p>Sistema de merge de tres vías basado en árboles sintácticos</text:p>
          </table:table-cell>
          <table:table-cell office:value-type="string">
            <text:p>Creación de una herramienta de merge de código basada en la combinación</text:p>
            <text:p>de árboles sintácticos en lugar de mezcla textual. No existen todavía</text:p>
            <text:p>implementaciones comerciales similares por tanto se trata de explorar</text:p>
            <text:p>una aplicación puntera de la tecnología.</text:p>
            <text:p/>
            <text:p>Número de alumnos para su realización: 1 ó 2</text:p>
          </table:table-cell>
          <table:table-cell office:value-type="string">
            <text:p>Pablo Santos</text:p>
          </table:table-cell>
          <table:table-cell office:value-type="string">
            <text:p>Raúl Marticorena</text:p>
          </table:table-cell>
          <table:table-cell/>
          <table:table-cell office:value-type="string">
            <text:p>Alumno 186</text:p>
          </table:table-cell>
          <table:table-cell office:value-type="string">
            <text:p>Alumno 263</text:p>
          </table:table-cell>
          <table:table-cell/>
          <table:table-cell office:value-type="date" office:date-value="2011-06-01">
            <text:p>01/06/2011</text:p>
          </table:table-cell>
          <table:table-cell office:value-type="date" office:date-value="2012-07-06">
            <text:p>06/07/2012</text:p>
          </table:table-cell>
          <table:table-cell office:value-type="float" office:value="9">
            <text:p>9</text:p>
          </table:table-cell>
          <table:table-cell office:value-type="float" office:value="401">
            <text:p>401</text:p>
          </table:table-cell>
        </table:table-row>
        <table:table-row table:style-name="ro8">
          <table:table-cell office:value-type="string">
            <text:p>Sistema de control de medicación remota para pacientes anticoagulados</text:p>
          </table:table-cell>
          <table:table-cell office:value-type="string">
            <text:p>Desarrollar un sistema basado en ANDROID para el control de parámetros de coagulación sanguinea a pacientes via WEB. Para ello se debe desarrollar una aplicación que pueda enviar los datos medidos por el propio paciente a desde su teléfono móvil a un servidor. A través de el y de la búsqueda en los datos históricos del cliente (paciente), en una base de datos asociada, poder establecer una pauta de las siguientes dosis a tomar. </text:p>
            <text:p>Esta pauta sera enviada al cliente, siempre y cuando se cumplan unas restricciones en los valores recibidos.</text:p>
            <text:p>Las pautas podrían ser asistidas por Médicos especialistas pudiendo ser el propio servidor (a través de un algoritmo medico) el que envíe una respuesta sin el apoyo de un facultativo.</text:p>
            <text:p/>
            <text:p/>
          </table:table-cell>
          <table:table-cell office:value-type="string">
            <text:p>Raúl Marticorena</text:p>
          </table:table-cell>
          <table:table-cell table:number-columns-repeated="2"/>
          <table:table-cell office:value-type="string">
            <text:p>Alumno 187</text:p>
          </table:table-cell>
          <table:table-cell office:value-type="string">
            <text:p>Alumno 264</text:p>
          </table:table-cell>
          <table:table-cell/>
          <table:table-cell office:value-type="date" office:date-value="2011-09-01">
            <text:p>01/09/2011</text:p>
          </table:table-cell>
          <table:table-cell office:value-type="date" office:date-value="2012-07-06">
            <text:p>06/07/2012</text:p>
          </table:table-cell>
          <table:table-cell office:value-type="float" office:value="9.25">
            <text:p>9,25</text:p>
          </table:table-cell>
          <table:table-cell office:value-type="float" office:value="309">
            <text:p>309</text:p>
          </table:table-cell>
        </table:table-row>
        <table:table-row table:style-name="ro5">
          <table:table-cell office:value-type="string">
            <text:p>Generación de rutas turísticas personalizadas</text:p>
          </table:table-cell>
          <table:table-cell office:value-type="string">
            <text:p>El proyecto consiste en el desarrollo de una aplicación móvil (para plataformas Android) que permita al usuario obtener un itinerario recomendado para la visita turística de una determinada población.</text:p>
            <text:p/>
            <text:p>El usuario podrá determinar al inicio cuales son sus preferencias para dicha visita (museos, miradores, restaurantes, actividades, ocio ... etc.). La aplicación tendrá en cuanta estas preferencias junto con la ubicación del usuario y ciertas restricciones de horarios para generar un itinerario personalizado, que se mostrará en un mapa.</text:p>
          </table:table-cell>
          <table:table-cell office:value-type="string">
            <text:p>Bruno Baruque</text:p>
          </table:table-cell>
          <table:table-cell office:value-type="string">
            <text:p>Santiago Porras</text:p>
          </table:table-cell>
          <table:table-cell/>
          <table:table-cell office:value-type="string">
            <text:p>Alumno 188</text:p>
          </table:table-cell>
          <table:table-cell office:value-type="string">
            <text:p>Alumno 265</text:p>
          </table:table-cell>
          <table:table-cell/>
          <table:table-cell office:value-type="date" office:date-value="2012-09-01">
            <text:p>01/09/2012</text:p>
          </table:table-cell>
          <table:table-cell office:value-type="date" office:date-value="2013-07-01">
            <text:p>01/07/2013</text:p>
          </table:table-cell>
          <table:table-cell office:value-type="float" office:value="9.8">
            <text:p>9,8</text:p>
          </table:table-cell>
          <table:table-cell office:value-type="float" office:value="303">
            <text:p>303</text:p>
          </table:table-cell>
        </table:table-row>
        <table:table-row table:style-name="ro14">
          <table:table-cell office:value-type="string">
            <text:p>Aplicación de razonamiento basado en casos a ajuste de parámetros en procesos industriales </text:p>
          </table:table-cell>
          <table:table-cell office:value-type="string">
            <text:p><text:s/>El razonamiento basado en casos (del inglés Case-Based Reasoning - CBR) permite el aprendizaje de sistemas inteligentes mediante la acumulación de experiencia en la resolución de problemas. Se parte de la idea de que la solución aplicada a un problema podrá aplicarse también en el futuro a problemas similares. En el sector industrial, el ajuste de ciertos parámetros depende de la experiencia de ciertos operarios. Para automatizar estos procesos, se debe de recoger de alguna forma esa experiencia y ponerla a disposición de la metodología CBR. En este proyecto se propone el diseño e implementación de una aplicación en Java que permita la definición de problemas y soluciones en el campo del ajuste de parámetros para la aplicación CBR a diversos problemas. Con las necesarias adaptaciones y extensiones, se emplearán implementaciones ya realizadas en este lenguaje del ciclo básico CBR (recuperación, reutilización, revisión y retención).</text:p>
          </table:table-cell>
          <table:table-cell office:value-type="string">
            <text:p>Belén Vaquerizo</text:p>
          </table:table-cell>
          <table:table-cell office:value-type="string">
            <text:p>Álvaro Herrero</text:p>
          </table:table-cell>
          <table:table-cell/>
          <table:table-cell office:value-type="string">
            <text:p>Alumno 189</text:p>
          </table:table-cell>
          <table:table-cell office:value-type="string">
            <text:p>Alumno 266</text:p>
          </table:table-cell>
          <table:table-cell/>
          <table:table-cell office:value-type="date" office:date-value="2012-09-01">
            <text:p>01/09/2012</text:p>
          </table:table-cell>
          <table:table-cell office:value-type="date" office:date-value="2013-07-01">
            <text:p>01/07/2013</text:p>
          </table:table-cell>
          <table:table-cell office:value-type="float" office:value="9.5">
            <text:p>9,5</text:p>
          </table:table-cell>
          <table:table-cell office:value-type="float" office:value="303">
            <text:p>303</text:p>
          </table:table-cell>
        </table:table-row>
        <table:table-row table:style-name="ro14">
          <table:table-cell office:value-type="string">
            <text:p>Aplicación para el control de dietas mediante smartphone </text:p>
          </table:table-cell>
          <table:table-cell office:value-type="string">
            <text:p>Aprovechando los recursos y facilidades que los smartphones proporcionan en la actualidad, se pretende desarrollar un sistema que emplee estos para facilitar a los usuarios el seguimiento de diferentes dietas alimenticias. Estos planes de control en la alimentación podrán adaptarse a las necesidades y circunstancias de cada usuario, pudiendo además ser necesaria la interconexión con algún otro dispositivo. Se trabajará en contacto con personal médico con experiencia y conocimiento en el campo de la nutrición. </text:p>
          </table:table-cell>
          <table:table-cell office:value-type="string">
            <text:p>Álvaro Herrero</text:p>
          </table:table-cell>
          <table:table-cell table:number-columns-repeated="2"/>
          <table:table-cell office:value-type="string">
            <text:p>Alumno 190</text:p>
          </table:table-cell>
          <table:table-cell office:value-type="string">
            <text:p>Alumno 267</text:p>
          </table:table-cell>
          <table:table-cell/>
          <table:table-cell office:value-type="date" office:date-value="2012-09-01">
            <text:p>01/09/2012</text:p>
          </table:table-cell>
          <table:table-cell office:value-type="date" office:date-value="2013-07-01">
            <text:p>01/07/2013</text:p>
          </table:table-cell>
          <table:table-cell office:value-type="float" office:value="9.3">
            <text:p>9,3</text:p>
          </table:table-cell>
          <table:table-cell office:value-type="float" office:value="303">
            <text:p>303</text:p>
          </table:table-cell>
        </table:table-row>
        <table:table-row table:style-name="ro14">
          <table:table-cell office:value-type="string">
            <text:p>Gestión de trabajos fin de grado en Módulo Moodle 2.2 </text:p>
          </table:table-cell>
          <table:table-cell office:value-type="string">
            <text:p>Definir un módulo Moodle específico para la gestión de trabajos fin de grado. En las nuevas titulaciones de grado y máster, existen asignaturas relacionadas con el desarrollo de trabajo final de grado, generalmente conocidas en las ingenierías como trabajo final de carrera. Independientemente de la Universidad donde se imparta, la propia naturaleza de la asignatura tiene un conjunto de características que la distingue del resto: alto grado de profesorado involucrado, gran cantidad de créditos/trabajo para los alumnos, tutorías personalizadas, contenidos personalizados a cada trabajo, gran cantidad de información que gestionar, normas institucionales especiales, marco de relaciones con empresa, etc. Para poder incidir sobre estas características, a través de planes de mejora, se debe definir un proceso de gestión y aportar un conjunto de indicadores, métricas de proceso y métricas de producto. Número de alumnos para su realización: <text:s/>2 alumnos.</text:p>
          </table:table-cell>
          <table:table-cell office:value-type="string">
            <text:p>Carlos López</text:p>
          </table:table-cell>
          <table:table-cell table:number-columns-repeated="2"/>
          <table:table-cell office:value-type="string">
            <text:p>Alumno 191</text:p>
          </table:table-cell>
          <table:table-cell office:value-type="string">
            <text:p>Alumno 268</text:p>
          </table:table-cell>
          <table:table-cell/>
          <table:table-cell office:value-type="date" office:date-value="2012-09-01">
            <text:p>01/09/2012</text:p>
          </table:table-cell>
          <table:table-cell office:value-type="date" office:date-value="2013-07-01">
            <text:p>01/07/2013</text:p>
          </table:table-cell>
          <table:table-cell office:value-type="float" office:value="9">
            <text:p>9</text:p>
          </table:table-cell>
          <table:table-cell office:value-type="float" office:value="303">
            <text:p>303</text:p>
          </table:table-cell>
        </table:table-row>
        <table:table-row table:style-name="ro12">
          <table:table-cell office:value-type="string">
            <text:p>Localización de Intrusos (IDS)</text:p>
          </table:table-cell>
          <table:table-cell office:value-type="string">
            <text:p>Localización de Intrusos (IDS) – Ensamblaje de Aplicaciones (Sniffer para creación de conjunto de datos – II - Creación y análisis de conjuntos de datos – III) y Pruebas. </text:p>
            <text:p>Se trata de utilizar las dos aplicaciones reseñadas a continuación, y ensamblar sus funcionalidades para obtener una aplicación que realice la captura parametrizada en la conexión hacia la red WAN de una organización, la filtre, localice los datos relevantes y los exporte, de forma continuada.</text:p>
            <text:p>Los dos proyectos a utilizar serán:</text:p>
            <text:p><text:s text:c="4"/>Sniffer para creación de conjunto de datos – II. Realiza la captura de datos en una red.</text:p>
            <text:p><text:s text:c="4"/>Creación y análisis de conjuntos de datos – III. Permite analizar los datos previamente capturados y definir una parametrización adecuada.</text:p>
            <text:p>Las pruebas serán realizadas en una red en la que se inyectará tráfico considerado peligroso para posteriormente ser probado sobre una conexión en una red en explotación.</text:p>
          </table:table-cell>
          <table:table-cell office:value-type="string">
            <text:p>José Manuel Sáiz</text:p>
          </table:table-cell>
          <table:table-cell table:number-columns-repeated="2"/>
          <table:table-cell office:value-type="string">
            <text:p>Alumno 192</text:p>
          </table:table-cell>
          <table:table-cell table:number-columns-repeated="2"/>
          <table:table-cell office:value-type="date" office:date-value="2012-09-01">
            <text:p>01/09/2012</text:p>
          </table:table-cell>
          <table:table-cell office:value-type="date" office:date-value="2013-07-01">
            <text:p>01/07/2013</text:p>
          </table:table-cell>
          <table:table-cell office:value-type="float" office:value="7">
            <text:p>7</text:p>
          </table:table-cell>
          <table:table-cell office:value-type="float" office:value="303">
            <text:p>303</text:p>
          </table:table-cell>
        </table:table-row>
        <table:table-row table:style-name="ro14">
          <table:table-cell office:value-type="string">
            <text:p>X-RayDetector: Detección automática de defectos en piezas metálicas mediante análisis de radiografías</text:p>
          </table:table-cell>
          <table:table-cell office:value-type="string">
            <text:p>El objetivo principal de este proyecto consiste en el desarrollo de una aplicación de escritorio que implemente y facilite la detección de defectos en piezas metálicas mediante el análisis de radiografías.</text:p>
          </table:table-cell>
          <table:table-cell office:value-type="string">
            <text:p>César I. García</text:p>
          </table:table-cell>
          <table:table-cell office:value-type="string">
            <text:p>José Francisco Díez</text:p>
          </table:table-cell>
          <table:table-cell/>
          <table:table-cell office:value-type="string">
            <text:p>Alumno 193</text:p>
          </table:table-cell>
          <table:table-cell office:value-type="string">
            <text:p>Alumno 270</text:p>
          </table:table-cell>
          <table:table-cell/>
          <table:table-cell office:value-type="date" office:date-value="2012-09-01">
            <text:p>01/09/2012</text:p>
          </table:table-cell>
          <table:table-cell office:value-type="date" office:date-value="2013-07-01">
            <text:p>01/07/2013</text:p>
          </table:table-cell>
          <table:table-cell office:value-type="float" office:value="9.5">
            <text:p>9,5</text:p>
          </table:table-cell>
          <table:table-cell office:value-type="float" office:value="303">
            <text:p>303</text:p>
          </table:table-cell>
        </table:table-row>
        <table:table-row table:style-name="ro14">
          <table:table-cell office:value-type="string">
            <text:p>Aplicación Android para el reconocimiento de especies de setas</text:p>
          </table:table-cell>
          <table:table-cell office:value-type="string">
            <text:p>Realizar una aplicación para dispositivos Android que permita identificar la especie de una seta a partir de una foto.</text:p>
          </table:table-cell>
          <table:table-cell office:value-type="string">
            <text:p>Raúl Marticorena</text:p>
          </table:table-cell>
          <table:table-cell office:value-type="string">
            <text:p>José Francisco Díez</text:p>
          </table:table-cell>
          <table:table-cell/>
          <table:table-cell office:value-type="string">
            <text:p>Alumno 194</text:p>
          </table:table-cell>
          <table:table-cell office:value-type="string">
            <text:p>Alumno 271</text:p>
          </table:table-cell>
          <table:table-cell/>
          <table:table-cell office:value-type="date" office:date-value="2012-09-01">
            <text:p>01/09/2012</text:p>
          </table:table-cell>
          <table:table-cell office:value-type="date" office:date-value="2013-07-01">
            <text:p>01/07/2013</text:p>
          </table:table-cell>
          <table:table-cell office:value-type="float" office:value="9">
            <text:p>9</text:p>
          </table:table-cell>
          <table:table-cell office:value-type="float" office:value="303">
            <text:p>303</text:p>
          </table:table-cell>
        </table:table-row>
        <table:table-row table:style-name="ro8">
          <table:table-cell office:value-type="string">
            <text:p>Apoyo a la movilidad de personas sin autonomía o en peligro mediante geolocalización de dispositivos móviles</text:p>
          </table:table-cell>
          <table:table-cell office:value-type="string">
            <text:p>El proyecto busca solucionar los problemas de movilidad de diferentes tipos de usuarios mediante el apoyo con la geolocalización de sus dispositivos.</text:p>
            <text:p/>
            <text:p>El proyecto pretende realizar una o un conjunto de aplicaciones basadas en las características con las que cuenta un dispositivos android.</text:p>
            <text:p>El objetivo es controlar los movimientos libres del usuario dentro de una zona determinada, informando según el geo-posicionamiento u otro tipo de parámetros configurables, de que existen problemas en el desplazamiento autónomo preestablecido.</text:p>
            <text:p/>
          </table:table-cell>
          <table:table-cell office:value-type="string">
            <text:p>José Manuel Sáiz</text:p>
          </table:table-cell>
          <table:table-cell office:value-type="string">
            <text:p>Pedro Sánchez</text:p>
          </table:table-cell>
          <table:table-cell/>
          <table:table-cell office:value-type="string">
            <text:p>Alumno 195</text:p>
          </table:table-cell>
          <table:table-cell office:value-type="string">
            <text:p>Alumno 272</text:p>
          </table:table-cell>
          <table:table-cell/>
          <table:table-cell office:value-type="date" office:date-value="2012-09-01">
            <text:p>01/09/2012</text:p>
          </table:table-cell>
          <table:table-cell office:value-type="date" office:date-value="2013-07-01">
            <text:p>01/07/2013</text:p>
          </table:table-cell>
          <table:table-cell office:value-type="float" office:value="9.3">
            <text:p>9,3</text:p>
          </table:table-cell>
          <table:table-cell office:value-type="float" office:value="303">
            <text:p>303</text:p>
          </table:table-cell>
        </table:table-row>
        <table:table-row table:style-name="ro5">
          <table:table-cell office:value-type="string">
            <text:p>Métodos de combinación de clasificadores en keel</text:p>
          </table:table-cell>
          <table:table-cell office:value-type="string">
            <text:p>El objetivo del proyecto </text:p>
            <text:p>es la implementación de métodos de combinación de clasificadores </text:p>
            <text:p>(ensembles) sobre la herramienta Keel.</text:p>
          </table:table-cell>
          <table:table-cell office:value-type="string">
            <text:p>Julián Luengo</text:p>
          </table:table-cell>
          <table:table-cell office:value-type="string">
            <text:p>Juan José Rodríguez</text:p>
          </table:table-cell>
          <table:table-cell/>
          <table:table-cell office:value-type="string">
            <text:p>Alumno 196</text:p>
          </table:table-cell>
          <table:table-cell table:number-columns-repeated="2"/>
          <table:table-cell office:value-type="date" office:date-value="2013-02-01">
            <text:p>01/02/2013</text:p>
          </table:table-cell>
          <table:table-cell office:value-type="date" office:date-value="2013-07-01">
            <text:p>01/07/2013</text:p>
          </table:table-cell>
          <table:table-cell office:value-type="float" office:value="8.3">
            <text:p>8,3</text:p>
          </table:table-cell>
          <table:table-cell office:value-type="float" office:value="150">
            <text:p>150</text:p>
          </table:table-cell>
        </table:table-row>
        <table:table-row table:style-name="ro3">
          <table:table-cell office:value-type="string">
            <text:p>Videojuego de estrategia por turnos multiplataforma en red basado en el framework XNA 4.0</text:p>
          </table:table-cell>
          <table:table-cell office:value-type="string">
            <text:p>Desarrollo de un videojuego de estrategia por turnos modular en C# para plataformas Windows, Windows Phone y xbox360, incluyendo las siguientes</text:p>
            <text:p>características: Información del juego y configuración en XML, internacionalización, juego multijugador local y remoto, interoperabilidad entre las distintas plataformas</text:p>
          </table:table-cell>
          <table:table-cell office:value-type="string">
            <text:p>Juan Carlos Perez</text:p>
          </table:table-cell>
          <table:table-cell office:value-type="string">
            <text:p>Bruno Baruque</text:p>
          </table:table-cell>
          <table:table-cell/>
          <table:table-cell office:value-type="string">
            <text:p>Alumno 197</text:p>
          </table:table-cell>
          <table:table-cell office:value-type="string">
            <text:p>Alumno 273</text:p>
          </table:table-cell>
          <table:table-cell/>
          <table:table-cell office:value-type="date" office:date-value="2013-02-01">
            <text:p>01/02/2013</text:p>
          </table:table-cell>
          <table:table-cell office:value-type="date" office:date-value="2014-07-01">
            <text:p>01/07/2014</text:p>
          </table:table-cell>
          <table:table-cell office:value-type="float" office:value="8.8">
            <text:p>8,8</text:p>
          </table:table-cell>
          <table:table-cell office:value-type="float" office:value="515">
            <text:p>515</text:p>
          </table:table-cell>
        </table:table-row>
        <table:table-row table:style-name="ro3">
          <table:table-cell office:value-type="string">
            <text:p>Post-it Virtuales.</text:p>
          </table:table-cell>
          <table:table-cell office:value-type="string">
            <text:p>Aplicación móvil para la colocación, gestión y visualización de post-it virtuales. Los post-it son pequeñas hojas de papel que muestran información importante o recordatorios. Esta aplicación permitirá usar post-it virtuales, usando la cámara y el gps para identificar inequívocamente el lugar en el que son colocados. Los post-it virtuales a diferencia de los clásicos podrán ser actualizados o visualizados solo por un grupo de personas.</text:p>
            <text:p/>
          </table:table-cell>
          <table:table-cell office:value-type="string">
            <text:p>José Francisco Díez</text:p>
          </table:table-cell>
          <table:table-cell office:value-type="string">
            <text:p>Raúl Marticorena</text:p>
          </table:table-cell>
          <table:table-cell/>
          <table:table-cell office:value-type="string">
            <text:p>Alumno 198</text:p>
          </table:table-cell>
          <table:table-cell table:number-columns-repeated="2"/>
          <table:table-cell office:value-type="date" office:date-value="2013-02-01">
            <text:p>01/02/2013</text:p>
          </table:table-cell>
          <table:table-cell office:value-type="date" office:date-value="2014-07-01">
            <text:p>01/07/2014</text:p>
          </table:table-cell>
          <table:table-cell office:value-type="float" office:value="8.1">
            <text:p>8,1</text:p>
          </table:table-cell>
          <table:table-cell office:value-type="float" office:value="515">
            <text:p>515</text:p>
          </table:table-cell>
        </table:table-row>
        <table:table-row table:style-name="ro17">
          <table:table-cell office:value-type="string">
            <text:p>WISELAV: Herramienta para la visualización gráfica del sistema verbal inglés</text:p>
          </table:table-cell>
          <table:table-cell office:value-type="string">
            <text:p>El programa WISELAV consiste en una herramienta de apoyo al aprendizaje del idioma Inglés, en concreto al apoyo del aprendizaje de la conjugación verbal para alumnos de nivel básico. </text:p>
            <text:p>Un sistema verbal, y en particular el inglés, puede concebirse como una secuencia de elementos cuyo funcionamiento responde a un sistema interno de transmisión de información, progresivo y acumulativo. Estos valores morfológicos y funcionales de cada <text:s/>sintagma verbal y su secuenciación dentro de la cadena de transmisión pueden ilustrarse mediante una propuesta gráfica que en parte recuerda los mecanismos del juego del dominó.</text:p>
            <text:p>Se cuenta ya implementado un primer prototipo de la aplicación. El proyecto consiste en completar la implementación de este sistema visual para el aprendizaje, de forma que constituya una herramienta on-line completa para la realización y auto-corrección de ejercicios basados en este sistema. Entre la funcionalidad que se desea añadir al programa se encuentra la siguiente: valorar la conveniencia de adaptar la plataforma para su desarrollo con soporte Moodle, corregir los errores que se generan en la realización de ejercicios, completar el sub-sistema generador de ejercicios, desarrollar un sub-sistema gestor que permita al profesor controlar la selección y uso on-line de ejercicios asignado, <text:s/>regular el sistema de cómputo y registro de realización de ejercicios,etc. Además de la que se pueda proponer por el alumno durante la ejecución del proyecto.</text:p>
            <text:p>El sistema será una aplicación web programada empleando las tecnologías/lenguajes: AJAX, PHP y MySQL.</text:p>
            <text:p/>
            <text:p>Número de Alumnos: <text:s/>1 (o 2) alumnos</text:p>
            <text:p/>
            <text:p>Se valorarán positivamente los siguientes Conocimientos Previos:</text:p>
            <text:p>Haber superado las siguientes asignaturas:</text:p>
            <text:p>Estructuras de Datos</text:p>
            <text:p>Programación Avanzada</text:p>
            <text:p>Programación web (en especial Ajax, PHP y MySQL)</text:p>
            <text:p>Experiencia en el uso de Moodle u otra herramienta de trabajo colaborativo on-line</text:p>
            <text:p>Experiencia en el uso de herramientas de gestión del desarrollo software (Project Tracking, Version Control...etc.) </text:p>
          </table:table-cell>
          <table:table-cell office:value-type="string">
            <text:p>Bruno Baruque</text:p>
          </table:table-cell>
          <table:table-cell office:value-type="string">
            <text:p>Andrés Palacio</text:p>
          </table:table-cell>
          <table:table-cell/>
          <table:table-cell office:value-type="string">
            <text:p>Alumno 199</text:p>
          </table:table-cell>
          <table:table-cell table:number-columns-repeated="2"/>
          <table:table-cell office:value-type="date" office:date-value="2014-02-01">
            <text:p>01/02/2014</text:p>
          </table:table-cell>
          <table:table-cell office:value-type="date" office:date-value="2014-07-01">
            <text:p>01/07/2014</text:p>
          </table:table-cell>
          <table:table-cell office:value-type="float" office:value="9.6">
            <text:p>9,6</text:p>
          </table:table-cell>
          <table:table-cell office:value-type="float" office:value="150">
            <text:p>150</text:p>
          </table:table-cell>
        </table:table-row>
        <table:table-row table:style-name="ro8">
          <table:table-cell office:value-type="string">
            <text:p>Observatorio Tecnológico HP: HP S.O.S. Senior Citizen</text:p>
          </table:table-cell>
          <table:table-cell office:value-type="string">
            <text:p>Esta herramienta permite una comunicación fiable e instantánea con los servicios de socorro ante urgencias en determinadas entidades sociales. Supongamos una residencia de la tercera edad donde se produce un accidente. El tiempo de respuesta es crucial para salvar vidas, por eso es necesario agilizar ciertos trámites, a veces tediosos, para que ese tiempo sea el menor posible. Surge así esta plataforma de comunicación a través de una herramienta unificada con la que a través del envío de un simple formulario el receptor puede identificar el accidente y enviar el equipo correspondiente con la equipación y material adecuado al lugar de dicho accidente.</text:p>
            <text:p/>
            <text:p>Conocimientos requeridos: Java y Eclipse</text:p>
            <text:p>Conocimientos deseables: Web Services, Spring, Android, HTML5, CSS.</text:p>
            <text:p>Conocimientos a aprender en el desarrollo del proyecto: Android y Spring. </text:p>
          </table:table-cell>
          <table:table-cell office:value-type="string">
            <text:p>Raúl Marticorena</text:p>
          </table:table-cell>
          <table:table-cell office:value-type="string">
            <text:p>Tutor Hewlett-Packard </text:p>
          </table:table-cell>
          <table:table-cell/>
          <table:table-cell office:value-type="string">
            <text:p>Alumno 200</text:p>
          </table:table-cell>
          <table:table-cell office:value-type="string">
            <text:p>Alumno 274</text:p>
          </table:table-cell>
          <table:table-cell/>
          <table:table-cell office:value-type="date" office:date-value="2014-02-01">
            <text:p>01/02/2014</text:p>
          </table:table-cell>
          <table:table-cell office:value-type="date" office:date-value="2014-07-01">
            <text:p>01/07/2014</text:p>
          </table:table-cell>
          <table:table-cell office:value-type="float" office:value="9.1">
            <text:p>9,1</text:p>
          </table:table-cell>
          <table:table-cell office:value-type="float" office:value="150">
            <text:p>150</text:p>
          </table:table-cell>
        </table:table-row>
        <table:table-row table:style-name="ro1">
          <table:table-cell table:number-columns-repeated="2" office:value-type="string">
            <text:p>Herramienta de análisis mediante tesis doctorales de la estructura científica española </text:p>
          </table:table-cell>
          <table:table-cell office:value-type="string">
            <text:p>José M. Galán</text:p>
          </table:table-cell>
          <table:table-cell office:value-type="string">
            <text:p>José I. Santos</text:p>
          </table:table-cell>
          <table:table-cell/>
          <table:table-cell office:value-type="string">
            <text:p>Alumno 201</text:p>
          </table:table-cell>
          <table:table-cell office:value-type="string">
            <text:p>Alumno 275</text:p>
          </table:table-cell>
          <table:table-cell/>
          <table:table-cell office:value-type="date" office:date-value="2014-02-01">
            <text:p>01/02/2014</text:p>
          </table:table-cell>
          <table:table-cell office:value-type="date" office:date-value="2014-07-01">
            <text:p>01/07/2014</text:p>
          </table:table-cell>
          <table:table-cell office:value-type="float" office:value="9.2">
            <text:p>9,2</text:p>
          </table:table-cell>
          <table:table-cell office:value-type="float" office:value="150">
            <text:p>150</text:p>
          </table:table-cell>
        </table:table-row>
        <table:table-row table:style-name="ro14">
          <table:table-cell office:value-type="string">
            <text:p>Integración del DNI electrónico como sistema de autenticación de las aplicaciones y servicios WEB</text:p>
          </table:table-cell>
          <table:table-cell office:value-type="string">
            <text:p>Integración del DNI electrónico como sistema de autenticación de las aplicaciones y servicios WEB</text:p>
          </table:table-cell>
          <table:table-cell office:value-type="string">
            <text:p>José Manuel Sáiz</text:p>
          </table:table-cell>
          <table:table-cell table:number-columns-repeated="2"/>
          <table:table-cell office:value-type="string">
            <text:p>Alumno 202</text:p>
          </table:table-cell>
          <table:table-cell office:value-type="string">
            <text:p>Alumno 276</text:p>
          </table:table-cell>
          <table:table-cell/>
          <table:table-cell office:value-type="date" office:date-value="2013-09-01">
            <text:p>01/09/2013</text:p>
          </table:table-cell>
          <table:table-cell office:value-type="date" office:date-value="2014-07-01">
            <text:p>01/07/2014</text:p>
          </table:table-cell>
          <table:table-cell office:value-type="float" office:value="9">
            <text:p>9</text:p>
          </table:table-cell>
          <table:table-cell office:value-type="float" office:value="303">
            <text:p>303</text:p>
          </table:table-cell>
        </table:table-row>
        <table:named-expressions/>
      </table:table>
      <table:table table:name="N4_MetricaDescripcion" table:style-name="ta1" table:print="false">
        <table:table-column table:style-name="co7" table:default-cell-style-name="Default"/>
        <table:table-column table:style-name="co1" table:number-columns-repeated="5" table:default-cell-style-name="Default"/>
        <table:table-row table:style-name="ro1">
          <table:table-cell office:value-type="string">
            <text:p>Descripcion</text:p>
          </table:table-cell>
          <table:table-cell office:value-type="string">
            <text:p>Id</text:p>
          </table:table-cell>
          <table:table-cell office:value-type="string">
            <text:p>Tipo</text:p>
          </table:table-cell>
          <table:table-cell office:value-type="string">
            <text:p>MinValor</text:p>
          </table:table-cell>
          <table:table-cell office:value-type="string">
            <text:p>MaxValor</text:p>
          </table:table-cell>
          <table:table-cell office:value-type="string">
            <text:p>Visible</text:p>
          </table:table-cell>
        </table:table-row>
        <table:table-row table:style-name="ro1">
          <table:table-cell office:value-type="string">
            <text:p>Nombre Proyecto</text:p>
          </table:table-cell>
          <table:table-cell office:value-type="string">
            <text:p>M0</text:p>
          </table:table-cell>
          <table:table-cell office:value-type="string">
            <text:p>string</text:p>
          </table:table-cell>
          <table:table-cell table:number-columns-repeated="2"/>
          <table:table-cell office:value-type="string">
            <text:p>true</text:p>
          </table:table-cell>
        </table:table-row>
        <table:table-row table:style-name="ro1">
          <table:table-cell office:value-type="string">
            <text:p>Lenguaje</text:p>
          </table:table-cell>
          <table:table-cell office:value-type="string">
            <text:p>M1</text:p>
          </table:table-cell>
          <table:table-cell office:value-type="string">
            <text:p>string</text:p>
          </table:table-cell>
          <table:table-cell table:number-columns-repeated="2"/>
          <table:table-cell office:value-type="string">
            <text:p>true</text:p>
          </table:table-cell>
        </table:table-row>
        <table:table-row table:style-name="ro1">
          <table:table-cell office:value-type="string">
            <text:p>Información tecnologica</text:p>
          </table:table-cell>
          <table:table-cell office:value-type="string">
            <text:p>M2</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Ficheros sin procesar</text:p>
          </table:table-cell>
          <table:table-cell office:value-type="string">
            <text:p>M3</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Lineas de Codigo</text:p>
          </table:table-cell>
          <table:table-cell office:value-type="string">
            <text:p>J0</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Sentencias</text:p>
          </table:table-cell>
          <table:table-cell office:value-type="string">
            <text:p>J1</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Porcentaje de Sentencia Condicionales</text:p>
          </table:table-cell>
          <table:table-cell office:value-type="string">
            <text:p>J2</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Llamadas a Metodos</text:p>
          </table:table-cell>
          <table:table-cell office:value-type="string">
            <text:p>J3</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Porcentaje de Lineas de Comentarios</text:p>
          </table:table-cell>
          <table:table-cell office:value-type="string">
            <text:p>J4</text:p>
          </table:table-cell>
          <table:table-cell office:value-type="string">
            <text:p>number</text:p>
          </table:table-cell>
          <table:table-cell office:value-type="float" office:value="8">
            <text:p>8</text:p>
          </table:table-cell>
          <table:table-cell office:value-type="float" office:value="22">
            <text:p>22</text:p>
          </table:table-cell>
          <table:table-cell office:value-type="string">
            <text:p>true</text:p>
          </table:table-cell>
        </table:table-row>
        <table:table-row table:style-name="ro1">
          <table:table-cell office:value-type="string">
            <text:p>N de Clases e Interfaces</text:p>
          </table:table-cell>
          <table:table-cell office:value-type="string">
            <text:p>J5</text:p>
          </table:table-cell>
          <table:table-cell office:value-type="string">
            <text:p>number</text:p>
          </table:table-cell>
          <table:table-cell table:number-columns-repeated="2"/>
          <table:table-cell office:value-type="string">
            <text:p>true</text:p>
          </table:table-cell>
        </table:table-row>
        <table:table-row table:style-name="ro1">
          <table:table-cell office:value-type="string">
            <text:p>N de Metodos por Clase</text:p>
          </table:table-cell>
          <table:table-cell office:value-type="string">
            <text:p>J6</text:p>
          </table:table-cell>
          <table:table-cell office:value-type="string">
            <text:p>number</text:p>
          </table:table-cell>
          <table:table-cell office:value-type="float" office:value="4">
            <text:p>4</text:p>
          </table:table-cell>
          <table:table-cell office:value-type="float" office:value="16">
            <text:p>16</text:p>
          </table:table-cell>
          <table:table-cell office:value-type="string">
            <text:p>true</text:p>
          </table:table-cell>
        </table:table-row>
        <table:table-row table:style-name="ro1">
          <table:table-cell office:value-type="string">
            <text:p>Media de Sentencias por Metodo</text:p>
          </table:table-cell>
          <table:table-cell office:value-type="string">
            <text:p>J7</text:p>
          </table:table-cell>
          <table:table-cell office:value-type="string">
            <text:p>number</text:p>
          </table:table-cell>
          <table:table-cell office:value-type="float" office:value="6">
            <text:p>6</text:p>
          </table:table-cell>
          <table:table-cell office:value-type="float" office:value="12">
            <text:p>12</text:p>
          </table:table-cell>
          <table:table-cell office:value-type="string">
            <text:p>true</text:p>
          </table:table-cell>
        </table:table-row>
        <table:table-row table:style-name="ro1">
          <table:table-cell office:value-type="string">
            <text:p>N de Línea del Metodo mas complejo</text:p>
          </table:table-cell>
          <table:table-cell office:value-type="string">
            <text:p>J8</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Nombre del Metodo mas Complejo</text:p>
          </table:table-cell>
          <table:table-cell office:value-type="string">
            <text:p>J9</text:p>
          </table:table-cell>
          <table:table-cell office:value-type="string">
            <text:p>string</text:p>
          </table:table-cell>
          <table:table-cell table:number-columns-repeated="2"/>
          <table:table-cell office:value-type="string">
            <text:p>false</text:p>
          </table:table-cell>
        </table:table-row>
        <table:table-row table:style-name="ro1">
          <table:table-cell office:value-type="string">
            <text:p>Complejidad Maxima</text:p>
          </table:table-cell>
          <table:table-cell office:value-type="string">
            <text:p>J10</text:p>
          </table:table-cell>
          <table:table-cell office:value-type="string">
            <text:p>number</text:p>
          </table:table-cell>
          <table:table-cell office:value-type="float" office:value="2">
            <text:p>2</text:p>
          </table:table-cell>
          <table:table-cell office:value-type="float" office:value="8">
            <text:p>8</text:p>
          </table:table-cell>
          <table:table-cell office:value-type="string">
            <text:p>true</text:p>
          </table:table-cell>
        </table:table-row>
        <table:table-row table:style-name="ro1">
          <table:table-cell office:value-type="string">
            <text:p>N de Linea del Bloque mas Profundo</text:p>
          </table:table-cell>
          <table:table-cell office:value-type="string">
            <text:p>J11</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Maxima Profundidad de Bloques</text:p>
          </table:table-cell>
          <table:table-cell office:value-type="string">
            <text:p>J12</text:p>
          </table:table-cell>
          <table:table-cell office:value-type="string">
            <text:p>number</text:p>
          </table:table-cell>
          <table:table-cell office:value-type="float" office:value="3">
            <text:p>3</text:p>
          </table:table-cell>
          <table:table-cell office:value-type="float" office:value="7">
            <text:p>7</text:p>
          </table:table-cell>
          <table:table-cell office:value-type="string">
            <text:p>true</text:p>
          </table:table-cell>
        </table:table-row>
        <table:table-row table:style-name="ro1">
          <table:table-cell office:value-type="string">
            <text:p>Media de Profundidad de Bloques</text:p>
          </table:table-cell>
          <table:table-cell office:value-type="string">
            <text:p>J13</text:p>
          </table:table-cell>
          <table:table-cell office:value-type="string">
            <text:p>number</text:p>
          </table:table-cell>
          <table:table-cell office:value-type="float" office:value="1">
            <text:p>1</text:p>
          </table:table-cell>
          <table:table-cell office:value-type="float" office:value="2.2">
            <text:p>2,2</text:p>
          </table:table-cell>
          <table:table-cell office:value-type="string">
            <text:p>true</text:p>
          </table:table-cell>
        </table:table-row>
        <table:table-row table:style-name="ro1">
          <table:table-cell office:value-type="string">
            <text:p>Media de Complejidad</text:p>
          </table:table-cell>
          <table:table-cell office:value-type="string">
            <text:p>J14</text:p>
          </table:table-cell>
          <table:table-cell office:value-type="string">
            <text:p>number</text:p>
          </table:table-cell>
          <table:table-cell office:value-type="float" office:value="2">
            <text:p>2</text:p>
          </table:table-cell>
          <table:table-cell office:value-type="float" office:value="4">
            <text:p>4</text:p>
          </table:table-cell>
          <table:table-cell office:value-type="string">
            <text:p>true</text:p>
          </table:table-cell>
        </table:table-row>
        <table:table-row table:style-name="ro1">
          <table:table-cell office:value-type="string">
            <text:p>Bloques con profundidad 0</text:p>
          </table:table-cell>
          <table:table-cell office:value-type="string">
            <text:p>D0</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1</text:p>
          </table:table-cell>
          <table:table-cell office:value-type="string">
            <text:p>D1</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2</text:p>
          </table:table-cell>
          <table:table-cell office:value-type="string">
            <text:p>D2</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3</text:p>
          </table:table-cell>
          <table:table-cell office:value-type="string">
            <text:p>D3</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4</text:p>
          </table:table-cell>
          <table:table-cell office:value-type="string">
            <text:p>D4</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5</text:p>
          </table:table-cell>
          <table:table-cell office:value-type="string">
            <text:p>D5</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6</text:p>
          </table:table-cell>
          <table:table-cell office:value-type="string">
            <text:p>D6</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7</text:p>
          </table:table-cell>
          <table:table-cell office:value-type="string">
            <text:p>D7</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8</text:p>
          </table:table-cell>
          <table:table-cell office:value-type="string">
            <text:p>D8</text:p>
          </table:table-cell>
          <table:table-cell office:value-type="string">
            <text:p>number</text:p>
          </table:table-cell>
          <table:table-cell table:number-columns-repeated="2"/>
          <table:table-cell office:value-type="string">
            <text:p>false</text:p>
          </table:table-cell>
        </table:table-row>
        <table:table-row table:style-name="ro1">
          <table:table-cell office:value-type="string">
            <text:p>Bloques con profundidad 9</text:p>
          </table:table-cell>
          <table:table-cell office:value-type="string">
            <text:p>D9</text:p>
          </table:table-cell>
          <table:table-cell office:value-type="string">
            <text:p>number</text:p>
          </table:table-cell>
          <table:table-cell table:number-columns-repeated="2"/>
          <table:table-cell office:value-type="string">
            <text:p>false</text:p>
          </table:table-cell>
        </table:table-row>
        <table:named-expressions/>
      </table:table>
      <table:table table:name="N4_MetricaValores" table:style-name="ta1" table:print="false">
        <table:table-column table:style-name="co1" table:number-columns-repeated="29" table:default-cell-style-name="Default"/>
        <table:table-row table:style-name="ro2">
          <table:table-cell office:value-type="string">
            <text:p>M0</text:p>
          </table:table-cell>
          <table:table-cell office:value-type="string">
            <text:p>M1</text:p>
          </table:table-cell>
          <table:table-cell office:value-type="string">
            <text:p>M2</text:p>
          </table:table-cell>
          <table:table-cell office:value-type="string">
            <text:p>M3</text:p>
          </table:table-cell>
          <table:table-cell office:value-type="string">
            <text:p>J0</text:p>
          </table:table-cell>
          <table:table-cell office:value-type="string">
            <text:p>J1</text:p>
          </table:table-cell>
          <table:table-cell office:value-type="string">
            <text:p>J2</text:p>
          </table:table-cell>
          <table:table-cell office:value-type="string">
            <text:p>J3</text:p>
          </table:table-cell>
          <table:table-cell office:value-type="string">
            <text:p>J4</text:p>
          </table:table-cell>
          <table:table-cell office:value-type="string">
            <text:p>J5</text:p>
          </table:table-cell>
          <table:table-cell office:value-type="string">
            <text:p>J6</text:p>
          </table:table-cell>
          <table:table-cell office:value-type="string">
            <text:p>J7</text:p>
          </table:table-cell>
          <table:table-cell office:value-type="string">
            <text:p>J8</text:p>
          </table:table-cell>
          <table:table-cell office:value-type="string">
            <text:p>J9</text:p>
          </table:table-cell>
          <table:table-cell office:value-type="string">
            <text:p>J10</text:p>
          </table:table-cell>
          <table:table-cell office:value-type="string">
            <text:p>J11</text:p>
          </table:table-cell>
          <table:table-cell office:value-type="string">
            <text:p>J12</text:p>
          </table:table-cell>
          <table:table-cell office:value-type="string">
            <text:p>J13</text:p>
          </table:table-cell>
          <table:table-cell office:value-type="string">
            <text:p>J14</text:p>
          </table:table-cell>
          <table:table-cell office:value-type="string">
            <text:p>D0</text:p>
          </table:table-cell>
          <table:table-cell office:value-type="string">
            <text:p>D1</text:p>
          </table:table-cell>
          <table:table-cell office:value-type="string">
            <text:p>D2</text:p>
          </table:table-cell>
          <table:table-cell office:value-type="string">
            <text:p>D3</text:p>
          </table:table-cell>
          <table:table-cell office:value-type="string">
            <text:p>D4</text:p>
          </table:table-cell>
          <table:table-cell office:value-type="string">
            <text:p>D5</text:p>
          </table:table-cell>
          <table:table-cell office:value-type="string">
            <text:p>D6</text:p>
          </table:table-cell>
          <table:table-cell office:value-type="string">
            <text:p>D7</text:p>
          </table:table-cell>
          <table:table-cell office:value-type="string">
            <text:p>D8</text:p>
          </table:table-cell>
          <table:table-cell office:value-type="string">
            <text:p>D9</text:p>
          </table:table-cell>
        </table:table-row>
        <table:table-row table:style-name="ro2">
          <table:table-cell office:value-type="string">
            <text:p>2003_adquisicion_informacion_java_moon</text:p>
          </table:table-cell>
          <table:table-cell office:value-type="string">
            <text:p>Java</text:p>
          </table:table-cell>
          <table:table-cell office:value-type="string">
            <text:p>javacc</text:p>
          </table:table-cell>
          <table:table-cell office:value-type="string">
            <text:p>1jj</text:p>
          </table:table-cell>
          <table:table-cell office:value-type="float" office:value="24559">
            <text:p>24559</text:p>
          </table:table-cell>
          <table:table-cell office:value-type="float" office:value="15970">
            <text:p>15970</text:p>
          </table:table-cell>
          <table:table-cell office:value-type="float" office:value="33.5">
            <text:p>33,5</text:p>
          </table:table-cell>
          <table:table-cell office:value-type="float" office:value="6959">
            <text:p>6959</text:p>
          </table:table-cell>
          <table:table-cell office:value-type="float" office:value="21">
            <text:p>21</text:p>
          </table:table-cell>
          <table:table-cell office:value-type="float" office:value="136">
            <text:p>136</text:p>
          </table:table-cell>
          <table:table-cell office:value-type="float" office:value="10.69">
            <text:p>10,69</text:p>
          </table:table-cell>
          <table:table-cell office:value-type="float" office:value="9.26">
            <text:p>9,26</text:p>
          </table:table-cell>
          <table:table-cell/>
          <table:table-cell office:value-type="string">
            <text:p>DirectorTokenManager,jjMoveNfa_0()</text:p>
          </table:table-cell>
          <table:table-cell office:value-type="float" office:value="173">
            <text:p>173</text:p>
          </table:table-cell>
          <table:table-cell/>
          <table:table-cell office:value-type="float" office:value="9">
            <text:p>9</text:p>
          </table:table-cell>
          <table:table-cell office:value-type="float" office:value="2.56">
            <text:p>2,56</text:p>
          </table:table-cell>
          <table:table-cell office:value-type="float" office:value="4.28">
            <text:p>4,28</text:p>
          </table:table-cell>
          <table:table-cell office:value-type="float" office:value="549">
            <text:p>549</text:p>
          </table:table-cell>
          <table:table-cell office:value-type="float" office:value="3334">
            <text:p>3334</text:p>
          </table:table-cell>
          <table:table-cell office:value-type="float" office:value="7356">
            <text:p>7356</text:p>
          </table:table-cell>
          <table:table-cell office:value-type="float" office:value="2471">
            <text:p>2471</text:p>
          </table:table-cell>
          <table:table-cell office:value-type="float" office:value="1741">
            <text:p>1741</text:p>
          </table:table-cell>
          <table:table-cell office:value-type="float" office:value="840">
            <text:p>840</text:p>
          </table:table-cell>
          <table:table-cell office:value-type="float" office:value="437">
            <text:p>437</text:p>
          </table:table-cell>
          <table:table-cell office:value-type="float" office:value="387">
            <text:p>387</text:p>
          </table:table-cell>
          <table:table-cell office:value-type="float" office:value="131">
            <text:p>131</text:p>
          </table:table-cell>
          <table:table-cell office:value-type="float" office:value="177">
            <text:p>177</text:p>
          </table:table-cell>
        </table:table-row>
        <table:table-row table:style-name="ro2">
          <table:table-cell office:value-type="string">
            <text:p>2003_algoritmos_geneticos_clasificacion_series</text:p>
          </table:table-cell>
          <table:table-cell office:value-type="string">
            <text:p>Java</text:p>
          </table:table-cell>
          <table:table-cell office:value-type="string">
            <text:p>AspecJ</text:p>
          </table:table-cell>
          <table:table-cell office:value-type="string">
            <text:p>15aj</text:p>
          </table:table-cell>
          <table:table-cell office:value-type="float" office:value="6104">
            <text:p>6104</text:p>
          </table:table-cell>
          <table:table-cell office:value-type="float" office:value="3230">
            <text:p>3230</text:p>
          </table:table-cell>
          <table:table-cell office:value-type="float" office:value="16.8">
            <text:p>16,8</text:p>
          </table:table-cell>
          <table:table-cell office:value-type="float" office:value="1992">
            <text:p>1992</text:p>
          </table:table-cell>
          <table:table-cell office:value-type="float" office:value="18.5">
            <text:p>18,5</text:p>
          </table:table-cell>
          <table:table-cell office:value-type="float" office:value="40">
            <text:p>40</text:p>
          </table:table-cell>
          <table:table-cell office:value-type="float" office:value="8.6">
            <text:p>8,6</text:p>
          </table:table-cell>
          <table:table-cell office:value-type="float" office:value="7.33">
            <text:p>7,33</text:p>
          </table:table-cell>
          <table:table-cell/>
          <table:table-cell office:value-type="string">
            <text:p>ClasificadorParale,classifyInstance()</text:p>
          </table:table-cell>
          <table:table-cell office:value-type="float" office:value="20">
            <text:p>20</text:p>
          </table:table-cell>
          <table:table-cell/>
          <table:table-cell office:value-type="float" office:value="7">
            <text:p>7</text:p>
          </table:table-cell>
          <table:table-cell office:value-type="float" office:value="2.03">
            <text:p>2,03</text:p>
          </table:table-cell>
          <table:table-cell office:value-type="float" office:value="2.73">
            <text:p>2,73</text:p>
          </table:table-cell>
          <table:table-cell office:value-type="float" office:value="206">
            <text:p>206</text:p>
          </table:table-cell>
          <table:table-cell office:value-type="float" office:value="832">
            <text:p>832</text:p>
          </table:table-cell>
          <table:table-cell office:value-type="float" office:value="1644">
            <text:p>1644</text:p>
          </table:table-cell>
          <table:table-cell office:value-type="float" office:value="569">
            <text:p>569</text:p>
          </table:table-cell>
          <table:table-cell office:value-type="float" office:value="206">
            <text:p>206</text:p>
          </table:table-cell>
          <table:table-cell office:value-type="float" office:value="96">
            <text:p>96</text:p>
          </table:table-cell>
          <table:table-cell office:value-type="float" office:value="13">
            <text:p>13</text:p>
          </table:table-cell>
          <table:table-cell office:value-type="float" office:value="4">
            <text:p>4</text:p>
          </table:table-cell>
          <table:table-cell table:number-columns-repeated="2" office:value-type="float" office:value="0">
            <text:p>0</text:p>
          </table:table-cell>
        </table:table-row>
        <table:table-row table:style-name="ro2">
          <table:table-cell office:value-type="string">
            <text:p>2003_refactorizaciones_especializacion_jerarquias_herencia_java</text:p>
          </table:table-cell>
          <table:table-cell office:value-type="string">
            <text:p>Java</text:p>
          </table:table-cell>
          <table:table-cell table:number-columns-repeated="2"/>
          <table:table-cell office:value-type="float" office:value="11913">
            <text:p>11913</text:p>
          </table:table-cell>
          <table:table-cell office:value-type="float" office:value="5192">
            <text:p>5192</text:p>
          </table:table-cell>
          <table:table-cell office:value-type="float" office:value="11.4">
            <text:p>11,4</text:p>
          </table:table-cell>
          <table:table-cell office:value-type="float" office:value="5073">
            <text:p>5073</text:p>
          </table:table-cell>
          <table:table-cell office:value-type="float" office:value="35">
            <text:p>35</text:p>
          </table:table-cell>
          <table:table-cell office:value-type="float" office:value="85">
            <text:p>85</text:p>
          </table:table-cell>
          <table:table-cell table:number-columns-repeated="2" office:value-type="float" office:value="6.86">
            <text:p>6,86</text:p>
          </table:table-cell>
          <table:table-cell/>
          <table:table-cell office:value-type="string">
            <text:p>MiRenderer,getTreeCellRendererComponent()</text:p>
          </table:table-cell>
          <table:table-cell office:value-type="float" office:value="34">
            <text:p>34</text:p>
          </table:table-cell>
          <table:table-cell/>
          <table:table-cell office:value-type="float" office:value="9">
            <text:p>9</text:p>
          </table:table-cell>
          <table:table-cell office:value-type="float" office:value="2.3">
            <text:p>2,3</text:p>
          </table:table-cell>
          <table:table-cell office:value-type="float" office:value="2.34">
            <text:p>2,34</text:p>
          </table:table-cell>
          <table:table-cell office:value-type="float" office:value="277">
            <text:p>277</text:p>
          </table:table-cell>
          <table:table-cell office:value-type="float" office:value="1264">
            <text:p>1264</text:p>
          </table:table-cell>
          <table:table-cell office:value-type="float" office:value="2545">
            <text:p>2545</text:p>
          </table:table-cell>
          <table:table-cell office:value-type="float" office:value="739">
            <text:p>739</text:p>
          </table:table-cell>
          <table:table-cell office:value-type="float" office:value="424">
            <text:p>424</text:p>
          </table:table-cell>
          <table:table-cell office:value-type="float" office:value="284">
            <text:p>284</text:p>
          </table:table-cell>
          <table:table-cell office:value-type="float" office:value="123">
            <text:p>123</text:p>
          </table:table-cell>
          <table:table-cell office:value-type="float" office:value="45">
            <text:p>45</text:p>
          </table:table-cell>
          <table:table-cell office:value-type="float" office:value="33">
            <text:p>33</text:p>
          </table:table-cell>
          <table:table-cell office:value-type="float" office:value="24">
            <text:p>24</text:p>
          </table:table-cell>
        </table:table-row>
        <table:table-row table:style-name="ro2">
          <table:table-cell office:value-type="string">
            <text:p>2004_dynamic_time_warping</text:p>
          </table:table-cell>
          <table:table-cell office:value-type="string">
            <text:p>Java</text:p>
          </table:table-cell>
          <table:table-cell table:number-columns-repeated="2"/>
          <table:table-cell office:value-type="float" office:value="3375">
            <text:p>3375</text:p>
          </table:table-cell>
          <table:table-cell office:value-type="float" office:value="1592">
            <text:p>1592</text:p>
          </table:table-cell>
          <table:table-cell office:value-type="float" office:value="10.3">
            <text:p>10,3</text:p>
          </table:table-cell>
          <table:table-cell office:value-type="float" office:value="1179">
            <text:p>1179</text:p>
          </table:table-cell>
          <table:table-cell office:value-type="float" office:value="32.2">
            <text:p>32,2</text:p>
          </table:table-cell>
          <table:table-cell office:value-type="float" office:value="36">
            <text:p>36</text:p>
          </table:table-cell>
          <table:table-cell office:value-type="float" office:value="4.61">
            <text:p>4,61</text:p>
          </table:table-cell>
          <table:table-cell office:value-type="float" office:value="6.65">
            <text:p>6,65</text:p>
          </table:table-cell>
          <table:table-cell/>
          <table:table-cell office:value-type="string">
            <text:p>DTWChart,actionPerformed()</text:p>
          </table:table-cell>
          <table:table-cell office:value-type="float" office:value="26">
            <text:p>26</text:p>
          </table:table-cell>
          <table:table-cell/>
          <table:table-cell office:value-type="float" office:value="6">
            <text:p>6</text:p>
          </table:table-cell>
          <table:table-cell office:value-type="float" office:value="1.91">
            <text:p>1,91</text:p>
          </table:table-cell>
          <table:table-cell office:value-type="float" office:value="2.05">
            <text:p>2,05</text:p>
          </table:table-cell>
          <table:table-cell office:value-type="float" office:value="244">
            <text:p>244</text:p>
          </table:table-cell>
          <table:table-cell office:value-type="float" office:value="393">
            <text:p>393</text:p>
          </table:table-cell>
          <table:table-cell office:value-type="float" office:value="657">
            <text:p>657</text:p>
          </table:table-cell>
          <table:table-cell office:value-type="float" office:value="273">
            <text:p>273</text:p>
          </table:table-cell>
          <table:table-cell office:value-type="float" office:value="139">
            <text:p>139</text:p>
          </table:table-cell>
          <table:table-cell office:value-type="float" office:value="46">
            <text:p>46</text:p>
          </table:table-cell>
          <table:table-cell office:value-type="float" office:value="10">
            <text:p>10</text:p>
          </table:table-cell>
          <table:table-cell table:number-columns-repeated="3" office:value-type="float" office:value="0">
            <text:p>0</text:p>
          </table:table-cell>
        </table:table-row>
        <table:table-row table:style-name="ro2">
          <table:table-cell office:value-type="string">
            <text:p>2004_waef</text:p>
          </table:table-cell>
          <table:table-cell office:value-type="string">
            <text:p>Java</text:p>
          </table:table-cell>
          <table:table-cell/>
          <table:table-cell office:value-type="string">
            <text:p>63 jsp</text:p>
          </table:table-cell>
          <table:table-cell office:value-type="float" office:value="57303">
            <text:p>57303</text:p>
          </table:table-cell>
          <table:table-cell office:value-type="float" office:value="19307">
            <text:p>19307</text:p>
          </table:table-cell>
          <table:table-cell office:value-type="float" office:value="12.2">
            <text:p>12,2</text:p>
          </table:table-cell>
          <table:table-cell office:value-type="float" office:value="10353">
            <text:p>10353</text:p>
          </table:table-cell>
          <table:table-cell office:value-type="float" office:value="44">
            <text:p>44</text:p>
          </table:table-cell>
          <table:table-cell office:value-type="float" office:value="560">
            <text:p>560</text:p>
          </table:table-cell>
          <table:table-cell office:value-type="float" office:value="5.07">
            <text:p>5,07</text:p>
          </table:table-cell>
          <table:table-cell office:value-type="float" office:value="4.58">
            <text:p>4,58</text:p>
          </table:table-cell>
          <table:table-cell/>
          <table:table-cell office:value-type="string">
            <text:p>Evaluation,evaluateModel()</text:p>
          </table:table-cell>
          <table:table-cell office:value-type="float" office:value="73">
            <text:p>73</text:p>
          </table:table-cell>
          <table:table-cell/>
          <table:table-cell office:value-type="float" office:value="9">
            <text:p>9</text:p>
          </table:table-cell>
          <table:table-cell office:value-type="float" office:value="1.91">
            <text:p>1,91</text:p>
          </table:table-cell>
          <table:table-cell office:value-type="float" office:value="2">
            <text:p>2</text:p>
          </table:table-cell>
          <table:table-cell office:value-type="float" office:value="2813">
            <text:p>2813</text:p>
          </table:table-cell>
          <table:table-cell office:value-type="float" office:value="5850">
            <text:p>5850</text:p>
          </table:table-cell>
          <table:table-cell office:value-type="float" office:value="7852">
            <text:p>7852</text:p>
          </table:table-cell>
          <table:table-cell office:value-type="float" office:value="3274">
            <text:p>3274</text:p>
          </table:table-cell>
          <table:table-cell office:value-type="float" office:value="1452">
            <text:p>1452</text:p>
          </table:table-cell>
          <table:table-cell office:value-type="float" office:value="545">
            <text:p>545</text:p>
          </table:table-cell>
          <table:table-cell office:value-type="float" office:value="207">
            <text:p>207</text:p>
          </table:table-cell>
          <table:table-cell office:value-type="float" office:value="78">
            <text:p>78</text:p>
          </table:table-cell>
          <table:table-cell office:value-type="float" office:value="44">
            <text:p>44</text:p>
          </table:table-cell>
          <table:table-cell office:value-type="float" office:value="28">
            <text:p>28</text:p>
          </table:table-cell>
        </table:table-row>
        <table:table-row table:style-name="ro2">
          <table:table-cell office:value-type="string">
            <text:p>2005_cualitativos_mineria_series</text:p>
          </table:table-cell>
          <table:table-cell office:value-type="string">
            <text:p>Java</text:p>
          </table:table-cell>
          <table:table-cell table:number-columns-repeated="2"/>
          <table:table-cell office:value-type="float" office:value="12073">
            <text:p>12073</text:p>
          </table:table-cell>
          <table:table-cell office:value-type="float" office:value="5978">
            <text:p>5978</text:p>
          </table:table-cell>
          <table:table-cell office:value-type="float" office:value="9.8">
            <text:p>9,8</text:p>
          </table:table-cell>
          <table:table-cell office:value-type="float" office:value="5336">
            <text:p>5336</text:p>
          </table:table-cell>
          <table:table-cell office:value-type="float" office:value="22.3">
            <text:p>22,3</text:p>
          </table:table-cell>
          <table:table-cell office:value-type="float" office:value="50">
            <text:p>50</text:p>
          </table:table-cell>
          <table:table-cell office:value-type="float" office:value="14.36">
            <text:p>14,36</text:p>
          </table:table-cell>
          <table:table-cell office:value-type="float" office:value="6.64">
            <text:p>6,64</text:p>
          </table:table-cell>
          <table:table-cell/>
          <table:table-cell office:value-type="string">
            <text:p>KMediasSeries,buildClusterer()</text:p>
          </table:table-cell>
          <table:table-cell office:value-type="float" office:value="25">
            <text:p>25</text:p>
          </table:table-cell>
          <table:table-cell/>
          <table:table-cell office:value-type="float" office:value="8">
            <text:p>8</text:p>
          </table:table-cell>
          <table:table-cell office:value-type="float" office:value="2.21">
            <text:p>2,21</text:p>
          </table:table-cell>
          <table:table-cell office:value-type="float" office:value="1.84">
            <text:p>1,84</text:p>
          </table:table-cell>
          <table:table-cell office:value-type="float" office:value="300">
            <text:p>300</text:p>
          </table:table-cell>
          <table:table-cell office:value-type="float" office:value="1591">
            <text:p>1591</text:p>
          </table:table-cell>
          <table:table-cell office:value-type="float" office:value="2157">
            <text:p>2157</text:p>
          </table:table-cell>
          <table:table-cell office:value-type="float" office:value="2104">
            <text:p>2104</text:p>
          </table:table-cell>
          <table:table-cell office:value-type="float" office:value="277">
            <text:p>277</text:p>
          </table:table-cell>
          <table:table-cell office:value-type="float" office:value="147">
            <text:p>147</text:p>
          </table:table-cell>
          <table:table-cell office:value-type="float" office:value="90">
            <text:p>90</text:p>
          </table:table-cell>
          <table:table-cell office:value-type="float" office:value="20">
            <text:p>20</text:p>
          </table:table-cell>
          <table:table-cell office:value-type="float" office:value="3">
            <text:p>3</text:p>
          </table:table-cell>
          <table:table-cell office:value-type="float" office:value="0">
            <text:p>0</text:p>
          </table:table-cell>
        </table:table-row>
        <table:table-row table:style-name="ro2">
          <table:table-cell office:value-type="string">
            <text:p>2005_definicion_refactorizaciones_xmi</text:p>
          </table:table-cell>
          <table:table-cell office:value-type="string">
            <text:p>Java</text:p>
          </table:table-cell>
          <table:table-cell table:number-columns-repeated="2"/>
          <table:table-cell office:value-type="float" office:value="63595">
            <text:p>63595</text:p>
          </table:table-cell>
          <table:table-cell office:value-type="float" office:value="26772">
            <text:p>26772</text:p>
          </table:table-cell>
          <table:table-cell office:value-type="float" office:value="11.7">
            <text:p>11,7</text:p>
          </table:table-cell>
          <table:table-cell office:value-type="float" office:value="20069">
            <text:p>20069</text:p>
          </table:table-cell>
          <table:table-cell office:value-type="float" office:value="33.2">
            <text:p>33,2</text:p>
          </table:table-cell>
          <table:table-cell office:value-type="float" office:value="446">
            <text:p>446</text:p>
          </table:table-cell>
          <table:table-cell office:value-type="float" office:value="6.86">
            <text:p>6,86</text:p>
          </table:table-cell>
          <table:table-cell office:value-type="float" office:value="5.99">
            <text:p>5,99</text:p>
          </table:table-cell>
          <table:table-cell/>
          <table:table-cell office:value-type="string">
            <text:p>XMIFile,importViewProject()</text:p>
          </table:table-cell>
          <table:table-cell office:value-type="float" office:value="61">
            <text:p>61</text:p>
          </table:table-cell>
          <table:table-cell/>
          <table:table-cell office:value-type="float" office:value="9">
            <text:p>9</text:p>
          </table:table-cell>
          <table:table-cell office:value-type="float" office:value="1.96">
            <text:p>1,96</text:p>
          </table:table-cell>
          <table:table-cell office:value-type="float" office:value="2.12">
            <text:p>2,12</text:p>
          </table:table-cell>
          <table:table-cell office:value-type="float" office:value="3715">
            <text:p>3715</text:p>
          </table:table-cell>
          <table:table-cell office:value-type="float" office:value="7144">
            <text:p>7144</text:p>
          </table:table-cell>
          <table:table-cell office:value-type="float" office:value="11129">
            <text:p>11129</text:p>
          </table:table-cell>
          <table:table-cell office:value-type="float" office:value="4200">
            <text:p>4200</text:p>
          </table:table-cell>
          <table:table-cell office:value-type="float" office:value="2028">
            <text:p>2028</text:p>
          </table:table-cell>
          <table:table-cell office:value-type="float" office:value="974">
            <text:p>974</text:p>
          </table:table-cell>
          <table:table-cell office:value-type="float" office:value="289">
            <text:p>289</text:p>
          </table:table-cell>
          <table:table-cell office:value-type="float" office:value="123">
            <text:p>123</text:p>
          </table:table-cell>
          <table:table-cell office:value-type="float" office:value="62">
            <text:p>62</text:p>
          </table:table-cell>
          <table:table-cell office:value-type="float" office:value="12">
            <text:p>12</text:p>
          </table:table-cell>
        </table:table-row>
        <table:table-row table:style-name="ro2">
          <table:table-cell office:value-type="string">
            <text:p>2005_gestion_datos_pml_pdm_aplicacion_modelos_conexionistas</text:p>
          </table:table-cell>
          <table:table-cell office:value-type="string">
            <text:p>Java</text:p>
          </table:table-cell>
          <table:table-cell table:number-columns-repeated="2"/>
          <table:table-cell office:value-type="float" office:value="25803">
            <text:p>25803</text:p>
          </table:table-cell>
          <table:table-cell office:value-type="float" office:value="11564">
            <text:p>11564</text:p>
          </table:table-cell>
          <table:table-cell office:value-type="float" office:value="8.4">
            <text:p>8,4</text:p>
          </table:table-cell>
          <table:table-cell office:value-type="float" office:value="6314">
            <text:p>6314</text:p>
          </table:table-cell>
          <table:table-cell office:value-type="float" office:value="35.5">
            <text:p>35,5</text:p>
          </table:table-cell>
          <table:table-cell office:value-type="float" office:value="175">
            <text:p>175</text:p>
          </table:table-cell>
          <table:table-cell office:value-type="float" office:value="8.51">
            <text:p>8,51</text:p>
          </table:table-cell>
          <table:table-cell office:value-type="float" office:value="5.15">
            <text:p>5,15</text:p>
          </table:table-cell>
          <table:table-cell/>
          <table:table-cell office:value-type="string">
            <text:p>JMatLink,run()</text:p>
          </table:table-cell>
          <table:table-cell office:value-type="float" office:value="18">
            <text:p>18</text:p>
          </table:table-cell>
          <table:table-cell/>
          <table:table-cell office:value-type="float" office:value="9">
            <text:p>9</text:p>
          </table:table-cell>
          <table:table-cell office:value-type="float" office:value="1.83">
            <text:p>1,83</text:p>
          </table:table-cell>
          <table:table-cell office:value-type="float" office:value="1.67">
            <text:p>1,67</text:p>
          </table:table-cell>
          <table:table-cell office:value-type="float" office:value="1800">
            <text:p>1800</text:p>
          </table:table-cell>
          <table:table-cell office:value-type="float" office:value="3286">
            <text:p>3286</text:p>
          </table:table-cell>
          <table:table-cell office:value-type="float" office:value="4275">
            <text:p>4275</text:p>
          </table:table-cell>
          <table:table-cell office:value-type="float" office:value="2992">
            <text:p>2992</text:p>
          </table:table-cell>
          <table:table-cell office:value-type="float" office:value="445">
            <text:p>445</text:p>
          </table:table-cell>
          <table:table-cell office:value-type="float" office:value="119">
            <text:p>119</text:p>
          </table:table-cell>
          <table:table-cell office:value-type="float" office:value="60">
            <text:p>60</text:p>
          </table:table-cell>
          <table:table-cell office:value-type="float" office:value="10">
            <text:p>10</text:p>
          </table:table-cell>
          <table:table-cell office:value-type="float" office:value="11">
            <text:p>11</text:p>
          </table:table-cell>
          <table:table-cell office:value-type="float" office:value="13">
            <text:p>13</text:p>
          </table:table-cell>
        </table:table-row>
        <table:table-row table:style-name="ro2">
          <table:table-cell office:value-type="string">
            <text:p>2005_gestion_documental_contenidos_web</text:p>
          </table:table-cell>
          <table:table-cell office:value-type="string">
            <text:p>Java</text:p>
          </table:table-cell>
          <table:table-cell table:number-columns-repeated="2"/>
          <table:table-cell office:value-type="float" office:value="2269">
            <text:p>2269</text:p>
          </table:table-cell>
          <table:table-cell office:value-type="float" office:value="1342">
            <text:p>1342</text:p>
          </table:table-cell>
          <table:table-cell office:value-type="float" office:value="15.9">
            <text:p>15,9</text:p>
          </table:table-cell>
          <table:table-cell office:value-type="float" office:value="855">
            <text:p>855</text:p>
          </table:table-cell>
          <table:table-cell office:value-type="float" office:value="4.2">
            <text:p>4,2</text:p>
          </table:table-cell>
          <table:table-cell office:value-type="float" office:value="25">
            <text:p>25</text:p>
          </table:table-cell>
          <table:table-cell office:value-type="float" office:value="5.08">
            <text:p>5,08</text:p>
          </table:table-cell>
          <table:table-cell office:value-type="float" office:value="8.54">
            <text:p>8,54</text:p>
          </table:table-cell>
          <table:table-cell/>
          <table:table-cell office:value-type="string">
            <text:p>Documento,getTypeComboResultSet()</text:p>
          </table:table-cell>
          <table:table-cell office:value-type="float" office:value="13">
            <text:p>13</text:p>
          </table:table-cell>
          <table:table-cell/>
          <table:table-cell office:value-type="float" office:value="7">
            <text:p>7</text:p>
          </table:table-cell>
          <table:table-cell office:value-type="float" office:value="2.3">
            <text:p>2,3</text:p>
          </table:table-cell>
          <table:table-cell office:value-type="float" office:value="3.04">
            <text:p>3,04</text:p>
          </table:table-cell>
          <table:table-cell office:value-type="float" office:value="60">
            <text:p>60</text:p>
          </table:table-cell>
          <table:table-cell office:value-type="float" office:value="321">
            <text:p>321</text:p>
          </table:table-cell>
          <table:table-cell office:value-type="float" office:value="526">
            <text:p>526</text:p>
          </table:table-cell>
          <table:table-cell office:value-type="float" office:value="343">
            <text:p>343</text:p>
          </table:table-cell>
          <table:table-cell office:value-type="float" office:value="147">
            <text:p>147</text:p>
          </table:table-cell>
          <table:table-cell office:value-type="float" office:value="60">
            <text:p>60</text:p>
          </table:table-cell>
          <table:table-cell office:value-type="float" office:value="13">
            <text:p>13</text:p>
          </table:table-cell>
          <table:table-cell office:value-type="float" office:value="4">
            <text:p>4</text:p>
          </table:table-cell>
          <table:table-cell table:number-columns-repeated="2" office:value-type="float" office:value="0">
            <text:p>0</text:p>
          </table:table-cell>
        </table:table-row>
        <table:table-row table:style-name="ro2">
          <table:table-cell office:value-type="string">
            <text:p>2005_mapeador_uml_java</text:p>
          </table:table-cell>
          <table:table-cell office:value-type="string">
            <text:p>Java</text:p>
          </table:table-cell>
          <table:table-cell table:number-columns-repeated="2"/>
          <table:table-cell office:value-type="float" office:value="73404">
            <text:p>73404</text:p>
          </table:table-cell>
          <table:table-cell office:value-type="float" office:value="31505">
            <text:p>31505</text:p>
          </table:table-cell>
          <table:table-cell office:value-type="float" office:value="12.2">
            <text:p>12,2</text:p>
          </table:table-cell>
          <table:table-cell office:value-type="float" office:value="24219">
            <text:p>24219</text:p>
          </table:table-cell>
          <table:table-cell office:value-type="float" office:value="34">
            <text:p>34</text:p>
          </table:table-cell>
          <table:table-cell office:value-type="float" office:value="476">
            <text:p>476</text:p>
          </table:table-cell>
          <table:table-cell office:value-type="float" office:value="7.44">
            <text:p>7,44</text:p>
          </table:table-cell>
          <table:table-cell office:value-type="float" office:value="6.21">
            <text:p>6,21</text:p>
          </table:table-cell>
          <table:table-cell/>
          <table:table-cell office:value-type="string">
            <text:p>XMIFile,importViewProject()</text:p>
          </table:table-cell>
          <table:table-cell office:value-type="float" office:value="58">
            <text:p>58</text:p>
          </table:table-cell>
          <table:table-cell/>
          <table:table-cell office:value-type="float" office:value="9">
            <text:p>9</text:p>
          </table:table-cell>
          <table:table-cell office:value-type="float" office:value="1.99">
            <text:p>1,99</text:p>
          </table:table-cell>
          <table:table-cell office:value-type="float" office:value="2.21">
            <text:p>2,21</text:p>
          </table:table-cell>
          <table:table-cell office:value-type="float" office:value="3966">
            <text:p>3966</text:p>
          </table:table-cell>
          <table:table-cell office:value-type="float" office:value="8338">
            <text:p>8338</text:p>
          </table:table-cell>
          <table:table-cell office:value-type="float" office:value="13375">
            <text:p>13375</text:p>
          </table:table-cell>
          <table:table-cell office:value-type="float" office:value="5115">
            <text:p>5115</text:p>
          </table:table-cell>
          <table:table-cell office:value-type="float" office:value="2428">
            <text:p>2428</text:p>
          </table:table-cell>
          <table:table-cell office:value-type="float" office:value="1125">
            <text:p>1125</text:p>
          </table:table-cell>
          <table:table-cell office:value-type="float" office:value="328">
            <text:p>328</text:p>
          </table:table-cell>
          <table:table-cell office:value-type="float" office:value="139">
            <text:p>139</text:p>
          </table:table-cell>
          <table:table-cell office:value-type="float" office:value="63">
            <text:p>63</text:p>
          </table:table-cell>
          <table:table-cell office:value-type="float" office:value="12">
            <text:p>12</text:p>
          </table:table-cell>
        </table:table-row>
        <table:table-row table:style-name="ro2">
          <table:table-cell office:value-type="string">
            <text:p>2005_metrica</text:p>
          </table:table-cell>
          <table:table-cell office:value-type="string">
            <text:p>Java</text:p>
          </table:table-cell>
          <table:table-cell office:value-type="string">
            <text:p>javacc</text:p>
          </table:table-cell>
          <table:table-cell office:value-type="string">
            <text:p>4 jj</text:p>
          </table:table-cell>
          <table:table-cell office:value-type="float" office:value="49490">
            <text:p>49490</text:p>
          </table:table-cell>
          <table:table-cell office:value-type="float" office:value="35799">
            <text:p>35799</text:p>
          </table:table-cell>
          <table:table-cell office:value-type="float" office:value="52.6">
            <text:p>52,6</text:p>
          </table:table-cell>
          <table:table-cell office:value-type="float" office:value="12067">
            <text:p>12067</text:p>
          </table:table-cell>
          <table:table-cell office:value-type="float" office:value="7.2">
            <text:p>7,2</text:p>
          </table:table-cell>
          <table:table-cell office:value-type="float" office:value="74">
            <text:p>74</text:p>
          </table:table-cell>
          <table:table-cell office:value-type="float" office:value="35.27">
            <text:p>35,27</text:p>
          </table:table-cell>
          <table:table-cell office:value-type="float" office:value="12.22">
            <text:p>12,22</text:p>
          </table:table-cell>
          <table:table-cell/>
          <table:table-cell office:value-type="string">
            <text:p>CSHARPParserTokenManager,jjMoveNfa_0()</text:p>
          </table:table-cell>
          <table:table-cell office:value-type="float" office:value="1267">
            <text:p>1267</text:p>
          </table:table-cell>
          <table:table-cell/>
          <table:table-cell office:value-type="float" office:value="9">
            <text:p>9</text:p>
          </table:table-cell>
          <table:table-cell office:value-type="float" office:value="3.17">
            <text:p>3,17</text:p>
          </table:table-cell>
          <table:table-cell office:value-type="float" office:value="5.21">
            <text:p>5,21</text:p>
          </table:table-cell>
          <table:table-cell office:value-type="float" office:value="260">
            <text:p>260</text:p>
          </table:table-cell>
          <table:table-cell office:value-type="float" office:value="6160">
            <text:p>6160</text:p>
          </table:table-cell>
          <table:table-cell office:value-type="float" office:value="11213">
            <text:p>11213</text:p>
          </table:table-cell>
          <table:table-cell office:value-type="float" office:value="6688">
            <text:p>6688</text:p>
          </table:table-cell>
          <table:table-cell office:value-type="float" office:value="6315">
            <text:p>6315</text:p>
          </table:table-cell>
          <table:table-cell office:value-type="float" office:value="2528">
            <text:p>2528</text:p>
          </table:table-cell>
          <table:table-cell office:value-type="float" office:value="2266">
            <text:p>2266</text:p>
          </table:table-cell>
          <table:table-cell office:value-type="float" office:value="2414">
            <text:p>2414</text:p>
          </table:table-cell>
          <table:table-cell office:value-type="float" office:value="222">
            <text:p>222</text:p>
          </table:table-cell>
          <table:table-cell office:value-type="float" office:value="340">
            <text:p>340</text:p>
          </table:table-cell>
        </table:table-row>
        <table:table-row table:style-name="ro2">
          <table:table-cell office:value-type="string">
            <text:p>2006_conexionistas_moviles_Matlab</text:p>
          </table:table-cell>
          <table:table-cell office:value-type="string">
            <text:p>Java</text:p>
          </table:table-cell>
          <table:table-cell office:value-type="string">
            <text:p>matlab</text:p>
          </table:table-cell>
          <table:table-cell/>
          <table:table-cell office:value-type="float" office:value="17472">
            <text:p>17472</text:p>
          </table:table-cell>
          <table:table-cell office:value-type="float" office:value="8574">
            <text:p>8574</text:p>
          </table:table-cell>
          <table:table-cell office:value-type="float" office:value="7.2">
            <text:p>7,2</text:p>
          </table:table-cell>
          <table:table-cell office:value-type="float" office:value="5582">
            <text:p>5582</text:p>
          </table:table-cell>
          <table:table-cell office:value-type="float" office:value="33">
            <text:p>33</text:p>
          </table:table-cell>
          <table:table-cell office:value-type="float" office:value="273">
            <text:p>273</text:p>
          </table:table-cell>
          <table:table-cell office:value-type="float" office:value="3.98">
            <text:p>3,98</text:p>
          </table:table-cell>
          <table:table-cell office:value-type="float" office:value="5.81">
            <text:p>5,81</text:p>
          </table:table-cell>
          <table:table-cell/>
          <table:table-cell office:value-type="string">
            <text:p>DatosInforme,getFecha()</text:p>
          </table:table-cell>
          <table:table-cell office:value-type="float" office:value="22">
            <text:p>22</text:p>
          </table:table-cell>
          <table:table-cell/>
          <table:table-cell office:value-type="float" office:value="8">
            <text:p>8</text:p>
          </table:table-cell>
          <table:table-cell office:value-type="float" office:value="1.95">
            <text:p>1,95</text:p>
          </table:table-cell>
          <table:table-cell office:value-type="float" office:value="1.66">
            <text:p>1,66</text:p>
          </table:table-cell>
          <table:table-cell office:value-type="float" office:value="728">
            <text:p>728</text:p>
          </table:table-cell>
          <table:table-cell office:value-type="float" office:value="2421">
            <text:p>2421</text:p>
          </table:table-cell>
          <table:table-cell office:value-type="float" office:value="4461">
            <text:p>4461</text:p>
          </table:table-cell>
          <table:table-cell office:value-type="float" office:value="1335">
            <text:p>1335</text:p>
          </table:table-cell>
          <table:table-cell office:value-type="float" office:value="614">
            <text:p>614</text:p>
          </table:table-cell>
          <table:table-cell office:value-type="float" office:value="167">
            <text:p>167</text:p>
          </table:table-cell>
          <table:table-cell office:value-type="float" office:value="50">
            <text:p>50</text:p>
          </table:table-cell>
          <table:table-cell office:value-type="float" office:value="15">
            <text:p>15</text:p>
          </table:table-cell>
          <table:table-cell office:value-type="float" office:value="10">
            <text:p>10</text:p>
          </table:table-cell>
          <table:table-cell office:value-type="float" office:value="0">
            <text:p>0</text:p>
          </table:table-cell>
        </table:table-row>
        <table:table-row table:style-name="ro2">
          <table:table-cell office:value-type="string">
            <text:p>2006_compilador_MatLab</text:p>
          </table:table-cell>
          <table:table-cell office:value-type="string">
            <text:p>Java</text:p>
          </table:table-cell>
          <table:table-cell office:value-type="string">
            <text:p>matlab</text:p>
          </table:table-cell>
          <table:table-cell/>
          <table:table-cell office:value-type="float" office:value="14364">
            <text:p>14364</text:p>
          </table:table-cell>
          <table:table-cell office:value-type="float" office:value="9096">
            <text:p>9096</text:p>
          </table:table-cell>
          <table:table-cell office:value-type="float" office:value="28.9">
            <text:p>28,9</text:p>
          </table:table-cell>
          <table:table-cell office:value-type="float" office:value="4833">
            <text:p>4833</text:p>
          </table:table-cell>
          <table:table-cell office:value-type="float" office:value="16.6">
            <text:p>16,6</text:p>
          </table:table-cell>
          <table:table-cell office:value-type="float" office:value="86">
            <text:p>86</text:p>
          </table:table-cell>
          <table:table-cell office:value-type="float" office:value="6.98">
            <text:p>6,98</text:p>
          </table:table-cell>
          <table:table-cell office:value-type="float" office:value="13.32">
            <text:p>13,32</text:p>
          </table:table-cell>
          <table:table-cell table:number-columns-repeated="2"/>
          <table:table-cell office:value-type="float" office:value="211">
            <text:p>211</text:p>
          </table:table-cell>
          <table:table-cell/>
          <table:table-cell office:value-type="float" office:value="9">
            <text:p>9</text:p>
          </table:table-cell>
          <table:table-cell office:value-type="float" office:value="3.04">
            <text:p>3,04</text:p>
          </table:table-cell>
          <table:table-cell office:value-type="float" office:value="4.25">
            <text:p>4,25</text:p>
          </table:table-cell>
          <table:table-cell office:value-type="float" office:value="200">
            <text:p>200</text:p>
          </table:table-cell>
          <table:table-cell office:value-type="float" office:value="1434">
            <text:p>1434</text:p>
          </table:table-cell>
          <table:table-cell office:value-type="float" office:value="3251">
            <text:p>3251</text:p>
          </table:table-cell>
          <table:table-cell office:value-type="float" office:value="1885">
            <text:p>1885</text:p>
          </table:table-cell>
          <table:table-cell office:value-type="float" office:value="1137">
            <text:p>1137</text:p>
          </table:table-cell>
          <table:table-cell office:value-type="float" office:value="553">
            <text:p>553</text:p>
          </table:table-cell>
          <table:table-cell office:value-type="float" office:value="497">
            <text:p>497</text:p>
          </table:table-cell>
          <table:table-cell office:value-type="float" office:value="567">
            <text:p>567</text:p>
          </table:table-cell>
          <table:table-cell office:value-type="float" office:value="124">
            <text:p>124</text:p>
          </table:table-cell>
          <table:table-cell office:value-type="float" office:value="75">
            <text:p>75</text:p>
          </table:table-cell>
        </table:table-row>
        <table:table-row table:style-name="ro2">
          <table:table-cell office:value-type="string">
            <text:p>2006_congresos_JSP</text:p>
          </table:table-cell>
          <table:table-cell office:value-type="string">
            <text:p>Java</text:p>
          </table:table-cell>
          <table:table-cell/>
          <table:table-cell office:value-type="string">
            <text:p>117jsp</text:p>
          </table:table-cell>
          <table:table-cell office:value-type="float" office:value="83984">
            <text:p>83984</text:p>
          </table:table-cell>
          <table:table-cell office:value-type="float" office:value="30114">
            <text:p>30114</text:p>
          </table:table-cell>
          <table:table-cell office:value-type="float" office:value="10.4">
            <text:p>10,4</text:p>
          </table:table-cell>
          <table:table-cell office:value-type="float" office:value="18458">
            <text:p>18458</text:p>
          </table:table-cell>
          <table:table-cell office:value-type="float" office:value="29.9">
            <text:p>29,9</text:p>
          </table:table-cell>
          <table:table-cell office:value-type="float" office:value="459">
            <text:p>459</text:p>
          </table:table-cell>
          <table:table-cell office:value-type="float" office:value="9.15">
            <text:p>9,15</text:p>
          </table:table-cell>
          <table:table-cell office:value-type="float" office:value="4.29">
            <text:p>4,29</text:p>
          </table:table-cell>
          <table:table-cell/>
          <table:table-cell office:value-type="string">
            <text:p>BOMiembro,listMiembros()</text:p>
          </table:table-cell>
          <table:table-cell office:value-type="float" office:value="34">
            <text:p>34</text:p>
          </table:table-cell>
          <table:table-cell/>
          <table:table-cell office:value-type="float" office:value="8">
            <text:p>8</text:p>
          </table:table-cell>
          <table:table-cell office:value-type="float" office:value="1.61">
            <text:p>1,61</text:p>
          </table:table-cell>
          <table:table-cell office:value-type="float" office:value="1.81">
            <text:p>1,81</text:p>
          </table:table-cell>
          <table:table-cell office:value-type="float" office:value="6174">
            <text:p>6174</text:p>
          </table:table-cell>
          <table:table-cell office:value-type="float" office:value="9184">
            <text:p>9184</text:p>
          </table:table-cell>
          <table:table-cell office:value-type="float" office:value="12091">
            <text:p>12091</text:p>
          </table:table-cell>
          <table:table-cell office:value-type="float" office:value="5120">
            <text:p>5120</text:p>
          </table:table-cell>
          <table:table-cell office:value-type="float" office:value="853">
            <text:p>853</text:p>
          </table:table-cell>
          <table:table-cell office:value-type="float" office:value="311">
            <text:p>311</text:p>
          </table:table-cell>
          <table:table-cell office:value-type="float" office:value="96">
            <text:p>96</text:p>
          </table:table-cell>
          <table:table-cell office:value-type="float" office:value="22">
            <text:p>22</text:p>
          </table:table-cell>
          <table:table-cell office:value-type="float" office:value="4">
            <text:p>4</text:p>
          </table:table-cell>
          <table:table-cell office:value-type="float" office:value="0">
            <text:p>0</text:p>
          </table:table-cell>
        </table:table-row>
        <table:table-row table:style-name="ro2">
          <table:table-cell office:value-type="string">
            <text:p>2006_neuraliza_vb_cs</text:p>
          </table:table-cell>
          <table:table-cell office:value-type="string">
            <text:p>Csharp</text:p>
          </table:table-cell>
          <table:table-cell/>
          <table:table-cell office:value-type="string">
            <text:p>66vb</text:p>
          </table:table-cell>
          <table:table-cell office:value-type="float" office:value="3615">
            <text:p>3615</text:p>
          </table:table-cell>
          <table:table-cell office:value-type="float" office:value="1650">
            <text:p>1650</text:p>
          </table:table-cell>
          <table:table-cell table:number-columns-repeated="2"/>
          <table:table-cell office:value-type="float" office:value="25.9">
            <text:p>25,9</text:p>
          </table:table-cell>
          <table:table-cell office:value-type="float" office:value="33">
            <text:p>33</text:p>
          </table:table-cell>
          <table:table-cell office:value-type="float" office:value="4.06">
            <text:p>4,06</text:p>
          </table:table-cell>
          <table:table-cell office:value-type="float" office:value="5.75">
            <text:p>5,75</text:p>
          </table:table-cell>
          <table:table-cell office:value-type="float" office:value="0">
            <text:p>0</text:p>
          </table:table-cell>
          <table:table-cell office:value-type="string">
            <text:p>frmDatosCensoConfirmar,asignarValor()</text:p>
          </table:table-cell>
          <table:table-cell office:value-type="float" office:value="71">
            <text:p>71</text:p>
          </table:table-cell>
          <table:table-cell office:value-type="float" office:value="0">
            <text:p>0</text:p>
          </table:table-cell>
          <table:table-cell office:value-type="float" office:value="6">
            <text:p>6</text:p>
          </table:table-cell>
          <table:table-cell office:value-type="float" office:value="1.49">
            <text:p>1,49</text:p>
          </table:table-cell>
          <table:table-cell office:value-type="float" office:value="1.72">
            <text:p>1,72</text:p>
          </table:table-cell>
          <table:table-cell office:value-type="float" office:value="398">
            <text:p>398</text:p>
          </table:table-cell>
          <table:table-cell office:value-type="float" office:value="481">
            <text:p>481</text:p>
          </table:table-cell>
          <table:table-cell office:value-type="float" office:value="512">
            <text:p>512</text:p>
          </table:table-cell>
          <table:table-cell office:value-type="float" office:value="109">
            <text:p>109</text:p>
          </table:table-cell>
          <table:table-cell office:value-type="float" office:value="133">
            <text:p>133</text:p>
          </table:table-cell>
          <table:table-cell office:value-type="float" office:value="8">
            <text:p>8</text:p>
          </table:table-cell>
          <table:table-cell office:value-type="float" office:value="9">
            <text:p>9</text:p>
          </table:table-cell>
          <table:table-cell table:number-columns-repeated="3" office:value-type="float" office:value="0">
            <text:p>0</text:p>
          </table:table-cell>
        </table:table-row>
        <table:table-row table:style-name="ro2">
          <table:table-cell office:value-type="string">
            <text:p>2006_refactorizaciones</text:p>
          </table:table-cell>
          <table:table-cell office:value-type="string">
            <text:p>Java</text:p>
          </table:table-cell>
          <table:table-cell table:number-columns-repeated="2"/>
          <table:table-cell office:value-type="float" office:value="28185">
            <text:p>28185</text:p>
          </table:table-cell>
          <table:table-cell office:value-type="float" office:value="10058">
            <text:p>10058</text:p>
          </table:table-cell>
          <table:table-cell office:value-type="float" office:value="11.3">
            <text:p>11,3</text:p>
          </table:table-cell>
          <table:table-cell office:value-type="float" office:value="8285">
            <text:p>8285</text:p>
          </table:table-cell>
          <table:table-cell office:value-type="float" office:value="32.1">
            <text:p>32,1</text:p>
          </table:table-cell>
          <table:table-cell office:value-type="float" office:value="186">
            <text:p>186</text:p>
          </table:table-cell>
          <table:table-cell office:value-type="float" office:value="4.03">
            <text:p>4,03</text:p>
          </table:table-cell>
          <table:table-cell office:value-type="float" office:value="9.83">
            <text:p>9,83</text:p>
          </table:table-cell>
          <table:table-cell/>
          <table:table-cell office:value-type="string">
            <text:p>BarHandler,actionPerformed()</text:p>
          </table:table-cell>
          <table:table-cell office:value-type="float" office:value="79">
            <text:p>79</text:p>
          </table:table-cell>
          <table:table-cell/>
          <table:table-cell office:value-type="float" office:value="9">
            <text:p>9</text:p>
          </table:table-cell>
          <table:table-cell office:value-type="float" office:value="2.2">
            <text:p>2,2</text:p>
          </table:table-cell>
          <table:table-cell office:value-type="float" office:value="2.59">
            <text:p>2,59</text:p>
          </table:table-cell>
          <table:table-cell office:value-type="float" office:value="1369">
            <text:p>1369</text:p>
          </table:table-cell>
          <table:table-cell office:value-type="float" office:value="1788">
            <text:p>1788</text:p>
          </table:table-cell>
          <table:table-cell office:value-type="float" office:value="3894">
            <text:p>3894</text:p>
          </table:table-cell>
          <table:table-cell office:value-type="float" office:value="2212">
            <text:p>2212</text:p>
          </table:table-cell>
          <table:table-cell office:value-type="float" office:value="632">
            <text:p>632</text:p>
          </table:table-cell>
          <table:table-cell office:value-type="float" office:value="603">
            <text:p>603</text:p>
          </table:table-cell>
          <table:table-cell office:value-type="float" office:value="173">
            <text:p>173</text:p>
          </table:table-cell>
          <table:table-cell office:value-type="float" office:value="100">
            <text:p>100</text:p>
          </table:table-cell>
          <table:table-cell office:value-type="float" office:value="35">
            <text:p>35</text:p>
          </table:table-cell>
          <table:table-cell office:value-type="float" office:value="3">
            <text:p>3</text:p>
          </table:table-cell>
        </table:table-row>
        <table:table-row table:style-name="ro2">
          <table:table-cell office:value-type="string">
            <text:p>2006_ruteo</text:p>
          </table:table-cell>
          <table:table-cell office:value-type="string">
            <text:p>Java</text:p>
          </table:table-cell>
          <table:table-cell table:number-columns-repeated="2"/>
          <table:table-cell office:value-type="float" office:value="10577">
            <text:p>10577</text:p>
          </table:table-cell>
          <table:table-cell office:value-type="float" office:value="7011">
            <text:p>7011</text:p>
          </table:table-cell>
          <table:table-cell office:value-type="float" office:value="13">
            <text:p>13</text:p>
          </table:table-cell>
          <table:table-cell office:value-type="float" office:value="5359">
            <text:p>5359</text:p>
          </table:table-cell>
          <table:table-cell office:value-type="float" office:value="16.1">
            <text:p>16,1</text:p>
          </table:table-cell>
          <table:table-cell office:value-type="float" office:value="105">
            <text:p>105</text:p>
          </table:table-cell>
          <table:table-cell office:value-type="float" office:value="4.09">
            <text:p>4,09</text:p>
          </table:table-cell>
          <table:table-cell office:value-type="float" office:value="13.12">
            <text:p>13,12</text:p>
          </table:table-cell>
          <table:table-cell/>
          <table:table-cell office:value-type="string">
            <text:p>temple,asignarautobuses()</text:p>
          </table:table-cell>
          <table:table-cell office:value-type="float" office:value="79">
            <text:p>79</text:p>
          </table:table-cell>
          <table:table-cell/>
          <table:table-cell office:value-type="float" office:value="9">
            <text:p>9</text:p>
          </table:table-cell>
          <table:table-cell office:value-type="float" office:value="2.71">
            <text:p>2,71</text:p>
          </table:table-cell>
          <table:table-cell office:value-type="float" office:value="3.9">
            <text:p>3,9</text:p>
          </table:table-cell>
          <table:table-cell office:value-type="float" office:value="433">
            <text:p>433</text:p>
          </table:table-cell>
          <table:table-cell office:value-type="float" office:value="1370">
            <text:p>1370</text:p>
          </table:table-cell>
          <table:table-cell office:value-type="float" office:value="2196">
            <text:p>2196</text:p>
          </table:table-cell>
          <table:table-cell office:value-type="float" office:value="1412">
            <text:p>1412</text:p>
          </table:table-cell>
          <table:table-cell office:value-type="float" office:value="1055">
            <text:p>1055</text:p>
          </table:table-cell>
          <table:table-cell office:value-type="float" office:value="494">
            <text:p>494</text:p>
          </table:table-cell>
          <table:table-cell office:value-type="float" office:value="322">
            <text:p>322</text:p>
          </table:table-cell>
          <table:table-cell office:value-type="float" office:value="163">
            <text:p>163</text:p>
          </table:table-cell>
          <table:table-cell office:value-type="float" office:value="48">
            <text:p>48</text:p>
          </table:table-cell>
          <table:table-cell office:value-type="float" office:value="23">
            <text:p>23</text:p>
          </table:table-cell>
        </table:table-row>
        <table:table-row table:style-name="ro2">
          <table:table-cell office:value-type="string">
            <text:p>2006_visualizacion_multidimensionales-CPP</text:p>
          </table:table-cell>
          <table:table-cell office:value-type="string">
            <text:p>C</text:p>
          </table:table-cell>
          <table:table-cell table:number-columns-repeated="2"/>
          <table:table-cell office:value-type="float" office:value="14836">
            <text:p>14836</text:p>
          </table:table-cell>
          <table:table-cell office:value-type="float" office:value="6864">
            <text:p>6864</text:p>
          </table:table-cell>
          <table:table-cell office:value-type="float" office:value="10.6">
            <text:p>10,6</text:p>
          </table:table-cell>
          <table:table-cell/>
          <table:table-cell office:value-type="float" office:value="34.3">
            <text:p>34,3</text:p>
          </table:table-cell>
          <table:table-cell office:value-type="float" office:value="80">
            <text:p>80</text:p>
          </table:table-cell>
          <table:table-cell office:value-type="float" office:value="7.25">
            <text:p>7,25</text:p>
          </table:table-cell>
          <table:table-cell office:value-type="float" office:value="7.9">
            <text:p>7,9</text:p>
          </table:table-cell>
          <table:table-cell office:value-type="float" office:value="0">
            <text:p>0</text:p>
          </table:table-cell>
          <table:table-cell office:value-type="string">
            <text:p>AreaDibujoSOM::mousePressEvent()</text:p>
          </table:table-cell>
          <table:table-cell office:value-type="float" office:value="27">
            <text:p>27</text:p>
          </table:table-cell>
          <table:table-cell office:value-type="float" office:value="0">
            <text:p>0</text:p>
          </table:table-cell>
          <table:table-cell office:value-type="float" office:value="8">
            <text:p>8</text:p>
          </table:table-cell>
          <table:table-cell office:value-type="float" office:value="1.33">
            <text:p>1,33</text:p>
          </table:table-cell>
          <table:table-cell office:value-type="float" office:value="2.48">
            <text:p>2,48</text:p>
          </table:table-cell>
          <table:table-cell office:value-type="float" office:value="1124">
            <text:p>1124</text:p>
          </table:table-cell>
          <table:table-cell office:value-type="float" office:value="3714">
            <text:p>3714</text:p>
          </table:table-cell>
          <table:table-cell office:value-type="float" office:value="1227">
            <text:p>1227</text:p>
          </table:table-cell>
          <table:table-cell office:value-type="float" office:value="459">
            <text:p>459</text:p>
          </table:table-cell>
          <table:table-cell office:value-type="float" office:value="177">
            <text:p>177</text:p>
          </table:table-cell>
          <table:table-cell office:value-type="float" office:value="94">
            <text:p>94</text:p>
          </table:table-cell>
          <table:table-cell office:value-type="float" office:value="46">
            <text:p>46</text:p>
          </table:table-cell>
          <table:table-cell office:value-type="float" office:value="22">
            <text:p>22</text:p>
          </table:table-cell>
          <table:table-cell office:value-type="float" office:value="1">
            <text:p>1</text:p>
          </table:table-cell>
          <table:table-cell office:value-type="float" office:value="0">
            <text:p>0</text:p>
          </table:table-cell>
        </table:table-row>
        <table:table-row table:style-name="ro2">
          <table:table-cell office:value-type="string">
            <text:p>2007_clasificacion_series</text:p>
          </table:table-cell>
          <table:table-cell office:value-type="string">
            <text:p>Java</text:p>
          </table:table-cell>
          <table:table-cell table:number-columns-repeated="2"/>
          <table:table-cell office:value-type="float" office:value="14839">
            <text:p>14839</text:p>
          </table:table-cell>
          <table:table-cell office:value-type="float" office:value="6365">
            <text:p>6365</text:p>
          </table:table-cell>
          <table:table-cell office:value-type="float" office:value="8.6">
            <text:p>8,6</text:p>
          </table:table-cell>
          <table:table-cell office:value-type="float" office:value="3841">
            <text:p>3841</text:p>
          </table:table-cell>
          <table:table-cell office:value-type="float" office:value="27.7">
            <text:p>27,7</text:p>
          </table:table-cell>
          <table:table-cell office:value-type="float" office:value="52">
            <text:p>52</text:p>
          </table:table-cell>
          <table:table-cell office:value-type="float" office:value="13.65">
            <text:p>13,65</text:p>
          </table:table-cell>
          <table:table-cell office:value-type="float" office:value="7.47">
            <text:p>7,47</text:p>
          </table:table-cell>
          <table:table-cell/>
          <table:table-cell office:value-type="string">
            <text:p>TimeSeriesFilter,convertInstance()</text:p>
          </table:table-cell>
          <table:table-cell office:value-type="float" office:value="37">
            <text:p>37</text:p>
          </table:table-cell>
          <table:table-cell/>
          <table:table-cell office:value-type="float" office:value="9">
            <text:p>9</text:p>
          </table:table-cell>
          <table:table-cell office:value-type="float" office:value="2.36">
            <text:p>2,36</text:p>
          </table:table-cell>
          <table:table-cell office:value-type="float" office:value="1.91">
            <text:p>1,91</text:p>
          </table:table-cell>
          <table:table-cell office:value-type="float" office:value="306">
            <text:p>306</text:p>
          </table:table-cell>
          <table:table-cell office:value-type="float" office:value="1289">
            <text:p>1289</text:p>
          </table:table-cell>
          <table:table-cell office:value-type="float" office:value="2648">
            <text:p>2648</text:p>
          </table:table-cell>
          <table:table-cell office:value-type="float" office:value="2143">
            <text:p>2143</text:p>
          </table:table-cell>
          <table:table-cell office:value-type="float" office:value="275">
            <text:p>275</text:p>
          </table:table-cell>
          <table:table-cell office:value-type="float" office:value="179">
            <text:p>179</text:p>
          </table:table-cell>
          <table:table-cell office:value-type="float" office:value="104">
            <text:p>104</text:p>
          </table:table-cell>
          <table:table-cell office:value-type="float" office:value="87">
            <text:p>87</text:p>
          </table:table-cell>
          <table:table-cell office:value-type="float" office:value="51">
            <text:p>51</text:p>
          </table:table-cell>
          <table:table-cell office:value-type="float" office:value="6">
            <text:p>6</text:p>
          </table:table-cell>
        </table:table-row>
        <table:table-row table:style-name="ro2">
          <table:table-cell office:value-type="string">
            <text:p>2007_congresos_JSP</text:p>
          </table:table-cell>
          <table:table-cell office:value-type="string">
            <text:p>Java</text:p>
          </table:table-cell>
          <table:table-cell/>
          <table:table-cell office:value-type="string">
            <text:p>10jsp</text:p>
          </table:table-cell>
          <table:table-cell office:value-type="float" office:value="3766">
            <text:p>3766</text:p>
          </table:table-cell>
          <table:table-cell office:value-type="float" office:value="1356">
            <text:p>1356</text:p>
          </table:table-cell>
          <table:table-cell office:value-type="float" office:value="5.2">
            <text:p>5,2</text:p>
          </table:table-cell>
          <table:table-cell office:value-type="float" office:value="761">
            <text:p>761</text:p>
          </table:table-cell>
          <table:table-cell office:value-type="float" office:value="38.3">
            <text:p>38,3</text:p>
          </table:table-cell>
          <table:table-cell office:value-type="float" office:value="30">
            <text:p>30</text:p>
          </table:table-cell>
          <table:table-cell office:value-type="float" office:value="6.97">
            <text:p>6,97</text:p>
          </table:table-cell>
          <table:table-cell office:value-type="float" office:value="3.72">
            <text:p>3,72</text:p>
          </table:table-cell>
          <table:table-cell/>
          <table:table-cell office:value-type="string">
            <text:p>RegistroPagoAction,camposFallidos()</text:p>
          </table:table-cell>
          <table:table-cell office:value-type="float" office:value="27">
            <text:p>27</text:p>
          </table:table-cell>
          <table:table-cell/>
          <table:table-cell office:value-type="float" office:value="7">
            <text:p>7</text:p>
          </table:table-cell>
          <table:table-cell office:value-type="float" office:value="1.59">
            <text:p>1,59</text:p>
          </table:table-cell>
          <table:table-cell office:value-type="float" office:value="1.43">
            <text:p>1,43</text:p>
          </table:table-cell>
          <table:table-cell office:value-type="float" office:value="290">
            <text:p>290</text:p>
          </table:table-cell>
          <table:table-cell office:value-type="float" office:value="494">
            <text:p>494</text:p>
          </table:table-cell>
          <table:table-cell office:value-type="float" office:value="514">
            <text:p>514</text:p>
          </table:table-cell>
          <table:table-cell office:value-type="float" office:value="157">
            <text:p>157</text:p>
          </table:table-cell>
          <table:table-cell office:value-type="float" office:value="67">
            <text:p>67</text:p>
          </table:table-cell>
          <table:table-cell office:value-type="float" office:value="32">
            <text:p>32</text:p>
          </table:table-cell>
          <table:table-cell office:value-type="float" office:value="9">
            <text:p>9</text:p>
          </table:table-cell>
          <table:table-cell office:value-type="float" office:value="2">
            <text:p>2</text:p>
          </table:table-cell>
          <table:table-cell table:number-columns-repeated="2" office:value-type="float" office:value="0">
            <text:p>0</text:p>
          </table:table-cell>
        </table:table-row>
        <table:table-row table:style-name="ro2">
          <table:table-cell office:value-type="string">
            <text:p>2007_csharp_moon</text:p>
          </table:table-cell>
          <table:table-cell office:value-type="string">
            <text:p>Java</text:p>
          </table:table-cell>
          <table:table-cell table:number-columns-repeated="2"/>
          <table:table-cell office:value-type="float" office:value="47886">
            <text:p>47886</text:p>
          </table:table-cell>
          <table:table-cell office:value-type="float" office:value="23014">
            <text:p>23014</text:p>
          </table:table-cell>
          <table:table-cell office:value-type="float" office:value="25.6">
            <text:p>25,6</text:p>
          </table:table-cell>
          <table:table-cell office:value-type="float" office:value="12866">
            <text:p>12866</text:p>
          </table:table-cell>
          <table:table-cell office:value-type="float" office:value="28.7">
            <text:p>28,7</text:p>
          </table:table-cell>
          <table:table-cell office:value-type="float" office:value="428">
            <text:p>428</text:p>
          </table:table-cell>
          <table:table-cell office:value-type="float" office:value="6.6">
            <text:p>6,6</text:p>
          </table:table-cell>
          <table:table-cell office:value-type="float" office:value="6.14">
            <text:p>6,14</text:p>
          </table:table-cell>
          <table:table-cell/>
          <table:table-cell office:value-type="string">
            <text:p>DirectorTokenManager,jjMoveNfa_0()</text:p>
          </table:table-cell>
          <table:table-cell office:value-type="float" office:value="267">
            <text:p>267</text:p>
          </table:table-cell>
          <table:table-cell/>
          <table:table-cell office:value-type="float" office:value="9">
            <text:p>9</text:p>
          </table:table-cell>
          <table:table-cell office:value-type="float" office:value="2.05">
            <text:p>2,05</text:p>
          </table:table-cell>
          <table:table-cell office:value-type="float" office:value="2.26">
            <text:p>2,26</text:p>
          </table:table-cell>
          <table:table-cell office:value-type="float" office:value="3407">
            <text:p>3407</text:p>
          </table:table-cell>
          <table:table-cell office:value-type="float" office:value="8074">
            <text:p>8074</text:p>
          </table:table-cell>
          <table:table-cell office:value-type="float" office:value="6992">
            <text:p>6992</text:p>
          </table:table-cell>
          <table:table-cell office:value-type="float" office:value="3178">
            <text:p>3178</text:p>
          </table:table-cell>
          <table:table-cell office:value-type="float" office:value="2025">
            <text:p>2025</text:p>
          </table:table-cell>
          <table:table-cell office:value-type="float" office:value="762">
            <text:p>762</text:p>
          </table:table-cell>
          <table:table-cell office:value-type="float" office:value="504">
            <text:p>504</text:p>
          </table:table-cell>
          <table:table-cell office:value-type="float" office:value="448">
            <text:p>448</text:p>
          </table:table-cell>
          <table:table-cell office:value-type="float" office:value="146">
            <text:p>146</text:p>
          </table:table-cell>
          <table:table-cell office:value-type="float" office:value="213">
            <text:p>213</text:p>
          </table:table-cell>
        </table:table-row>
        <table:table-row table:style-name="ro2">
          <table:table-cell office:value-type="string">
            <text:p>2007_hospital_metaheuristicas-JavaStruts</text:p>
          </table:table-cell>
          <table:table-cell office:value-type="string">
            <text:p>Java</text:p>
          </table:table-cell>
          <table:table-cell office:value-type="string">
            <text:p>Structs</text:p>
          </table:table-cell>
          <table:table-cell/>
          <table:table-cell office:value-type="float" office:value="40857">
            <text:p>40857</text:p>
          </table:table-cell>
          <table:table-cell office:value-type="float" office:value="14238">
            <text:p>14238</text:p>
          </table:table-cell>
          <table:table-cell office:value-type="float" office:value="10">
            <text:p>10</text:p>
          </table:table-cell>
          <table:table-cell office:value-type="float" office:value="6243">
            <text:p>6243</text:p>
          </table:table-cell>
          <table:table-cell office:value-type="float" office:value="41.5">
            <text:p>41,5</text:p>
          </table:table-cell>
          <table:table-cell office:value-type="float" office:value="195">
            <text:p>195</text:p>
          </table:table-cell>
          <table:table-cell office:value-type="float" office:value="11.67">
            <text:p>11,67</text:p>
          </table:table-cell>
          <table:table-cell office:value-type="float" office:value="4.18">
            <text:p>4,18</text:p>
          </table:table-cell>
          <table:table-cell/>
          <table:table-cell office:value-type="string">
            <text:p>Horario,heuristicaConstructiva2()</text:p>
          </table:table-cell>
          <table:table-cell office:value-type="float" office:value="59">
            <text:p>59</text:p>
          </table:table-cell>
          <table:table-cell/>
          <table:table-cell office:value-type="float" office:value="9">
            <text:p>9</text:p>
          </table:table-cell>
          <table:table-cell office:value-type="float" office:value="1.8">
            <text:p>1,8</text:p>
          </table:table-cell>
          <table:table-cell office:value-type="float" office:value="1.7">
            <text:p>1,7</text:p>
          </table:table-cell>
          <table:table-cell office:value-type="float" office:value="1735">
            <text:p>1735</text:p>
          </table:table-cell>
          <table:table-cell office:value-type="float" office:value="4922">
            <text:p>4922</text:p>
          </table:table-cell>
          <table:table-cell office:value-type="float" office:value="5730">
            <text:p>5730</text:p>
          </table:table-cell>
          <table:table-cell office:value-type="float" office:value="3289">
            <text:p>3289</text:p>
          </table:table-cell>
          <table:table-cell office:value-type="float" office:value="570">
            <text:p>570</text:p>
          </table:table-cell>
          <table:table-cell office:value-type="float" office:value="121">
            <text:p>121</text:p>
          </table:table-cell>
          <table:table-cell office:value-type="float" office:value="37">
            <text:p>37</text:p>
          </table:table-cell>
          <table:table-cell office:value-type="float" office:value="4">
            <text:p>4</text:p>
          </table:table-cell>
          <table:table-cell office:value-type="float" office:value="3">
            <text:p>3</text:p>
          </table:table-cell>
          <table:table-cell office:value-type="float" office:value="10">
            <text:p>10</text:p>
          </table:table-cell>
        </table:table-row>
        <table:table-row table:style-name="ro2">
          <table:table-cell office:value-type="string">
            <text:p>2007_refactorizaciones_dinamicas</text:p>
          </table:table-cell>
          <table:table-cell office:value-type="string">
            <text:p>Java</text:p>
          </table:table-cell>
          <table:table-cell table:number-columns-repeated="2"/>
          <table:table-cell office:value-type="float" office:value="41955">
            <text:p>41955</text:p>
          </table:table-cell>
          <table:table-cell office:value-type="float" office:value="14948">
            <text:p>14948</text:p>
          </table:table-cell>
          <table:table-cell office:value-type="float" office:value="11.4">
            <text:p>11,4</text:p>
          </table:table-cell>
          <table:table-cell office:value-type="float" office:value="12084">
            <text:p>12084</text:p>
          </table:table-cell>
          <table:table-cell office:value-type="float" office:value="32.7">
            <text:p>32,7</text:p>
          </table:table-cell>
          <table:table-cell office:value-type="float" office:value="281">
            <text:p>281</text:p>
          </table:table-cell>
          <table:table-cell office:value-type="float" office:value="3.97">
            <text:p>3,97</text:p>
          </table:table-cell>
          <table:table-cell office:value-type="float" office:value="9.8">
            <text:p>9,8</text:p>
          </table:table-cell>
          <table:table-cell/>
          <table:table-cell office:value-type="string">
            <text:p>BarHandler,actionPerformed()</text:p>
          </table:table-cell>
          <table:table-cell office:value-type="float" office:value="88">
            <text:p>88</text:p>
          </table:table-cell>
          <table:table-cell/>
          <table:table-cell office:value-type="float" office:value="9">
            <text:p>9</text:p>
          </table:table-cell>
          <table:table-cell office:value-type="float" office:value="2.41">
            <text:p>2,41</text:p>
          </table:table-cell>
          <table:table-cell office:value-type="float" office:value="2.63">
            <text:p>2,63</text:p>
          </table:table-cell>
          <table:table-cell office:value-type="float" office:value="1888">
            <text:p>1888</text:p>
          </table:table-cell>
          <table:table-cell office:value-type="float" office:value="2735">
            <text:p>2735</text:p>
          </table:table-cell>
          <table:table-cell office:value-type="float" office:value="5045">
            <text:p>5045</text:p>
          </table:table-cell>
          <table:table-cell office:value-type="float" office:value="3431">
            <text:p>3431</text:p>
          </table:table-cell>
          <table:table-cell office:value-type="float" office:value="1055">
            <text:p>1055</text:p>
          </table:table-cell>
          <table:table-cell office:value-type="float" office:value="871">
            <text:p>871</text:p>
          </table:table-cell>
          <table:table-cell office:value-type="float" office:value="464">
            <text:p>464</text:p>
          </table:table-cell>
          <table:table-cell office:value-type="float" office:value="377">
            <text:p>377</text:p>
          </table:table-cell>
          <table:table-cell office:value-type="float" office:value="175">
            <text:p>175</text:p>
          </table:table-cell>
          <table:table-cell office:value-type="float" office:value="22">
            <text:p>22</text:p>
          </table:table-cell>
        </table:table-row>
        <table:table-row table:style-name="ro2">
          <table:table-cell office:value-type="string">
            <text:p>2007_ruteo_1</text:p>
          </table:table-cell>
          <table:table-cell office:value-type="string">
            <text:p>Java</text:p>
          </table:table-cell>
          <table:table-cell table:number-columns-repeated="2"/>
          <table:table-cell office:value-type="float" office:value="17448">
            <text:p>17448</text:p>
          </table:table-cell>
          <table:table-cell office:value-type="float" office:value="10559">
            <text:p>10559</text:p>
          </table:table-cell>
          <table:table-cell office:value-type="float" office:value="14.1">
            <text:p>14,1</text:p>
          </table:table-cell>
          <table:table-cell office:value-type="float" office:value="8523">
            <text:p>8523</text:p>
          </table:table-cell>
          <table:table-cell office:value-type="float" office:value="22.6">
            <text:p>22,6</text:p>
          </table:table-cell>
          <table:table-cell office:value-type="float" office:value="145">
            <text:p>145</text:p>
          </table:table-cell>
          <table:table-cell office:value-type="float" office:value="4.12">
            <text:p>4,12</text:p>
          </table:table-cell>
          <table:table-cell office:value-type="float" office:value="14.38">
            <text:p>14,38</text:p>
          </table:table-cell>
          <table:table-cell/>
          <table:table-cell office:value-type="string">
            <text:p>local,asignarautobuses()</text:p>
          </table:table-cell>
          <table:table-cell office:value-type="float" office:value="79">
            <text:p>79</text:p>
          </table:table-cell>
          <table:table-cell/>
          <table:table-cell office:value-type="float" office:value="9">
            <text:p>9</text:p>
          </table:table-cell>
          <table:table-cell office:value-type="float" office:value="2.92">
            <text:p>2,92</text:p>
          </table:table-cell>
          <table:table-cell office:value-type="float" office:value="4.6">
            <text:p>4,6</text:p>
          </table:table-cell>
          <table:table-cell office:value-type="float" office:value="623">
            <text:p>623</text:p>
          </table:table-cell>
          <table:table-cell office:value-type="float" office:value="1931">
            <text:p>1931</text:p>
          </table:table-cell>
          <table:table-cell office:value-type="float" office:value="3012">
            <text:p>3012</text:p>
          </table:table-cell>
          <table:table-cell office:value-type="float" office:value="1959">
            <text:p>1959</text:p>
          </table:table-cell>
          <table:table-cell office:value-type="float" office:value="1506">
            <text:p>1506</text:p>
          </table:table-cell>
          <table:table-cell office:value-type="float" office:value="1102">
            <text:p>1102</text:p>
          </table:table-cell>
          <table:table-cell office:value-type="float" office:value="633">
            <text:p>633</text:p>
          </table:table-cell>
          <table:table-cell office:value-type="float" office:value="322">
            <text:p>322</text:p>
          </table:table-cell>
          <table:table-cell office:value-type="float" office:value="80">
            <text:p>80</text:p>
          </table:table-cell>
          <table:table-cell office:value-type="float" office:value="84">
            <text:p>84</text:p>
          </table:table-cell>
        </table:table-row>
        <table:table-row table:style-name="ro2">
          <table:table-cell office:value-type="string">
            <text:p>2007_test_monkey-C#</text:p>
          </table:table-cell>
          <table:table-cell office:value-type="string">
            <text:p>Csharp</text:p>
          </table:table-cell>
          <table:table-cell table:number-columns-repeated="2"/>
          <table:table-cell office:value-type="float" office:value="7119">
            <text:p>7119</text:p>
          </table:table-cell>
          <table:table-cell office:value-type="float" office:value="2883">
            <text:p>2883</text:p>
          </table:table-cell>
          <table:table-cell table:number-columns-repeated="2"/>
          <table:table-cell office:value-type="float" office:value="7.5">
            <text:p>7,5</text:p>
          </table:table-cell>
          <table:table-cell office:value-type="float" office:value="34">
            <text:p>34</text:p>
          </table:table-cell>
          <table:table-cell office:value-type="float" office:value="9.59">
            <text:p>9,59</text:p>
          </table:table-cell>
          <table:table-cell office:value-type="float" office:value="6.02">
            <text:p>6,02</text:p>
          </table:table-cell>
          <table:table-cell office:value-type="float" office:value="0">
            <text:p>0</text:p>
          </table:table-cell>
          <table:table-cell office:value-type="string">
            <text:p>AutomationHelper,StringToKey()</text:p>
          </table:table-cell>
          <table:table-cell office:value-type="float" office:value="87">
            <text:p>87</text:p>
          </table:table-cell>
          <table:table-cell office:value-type="float" office:value="0">
            <text:p>0</text:p>
          </table:table-cell>
          <table:table-cell office:value-type="float" office:value="7">
            <text:p>7</text:p>
          </table:table-cell>
          <table:table-cell office:value-type="float" office:value="2.84">
            <text:p>2,84</text:p>
          </table:table-cell>
          <table:table-cell office:value-type="float" office:value="2.81">
            <text:p>2,81</text:p>
          </table:table-cell>
          <table:table-cell office:value-type="float" office:value="172">
            <text:p>172</text:p>
          </table:table-cell>
          <table:table-cell office:value-type="float" office:value="262">
            <text:p>262</text:p>
          </table:table-cell>
          <table:table-cell office:value-type="float" office:value="722">
            <text:p>722</text:p>
          </table:table-cell>
          <table:table-cell office:value-type="float" office:value="800">
            <text:p>800</text:p>
          </table:table-cell>
          <table:table-cell office:value-type="float" office:value="631">
            <text:p>631</text:p>
          </table:table-cell>
          <table:table-cell office:value-type="float" office:value="240">
            <text:p>240</text:p>
          </table:table-cell>
          <table:table-cell office:value-type="float" office:value="44">
            <text:p>44</text:p>
          </table:table-cell>
          <table:table-cell office:value-type="float" office:value="12">
            <text:p>12</text:p>
          </table:table-cell>
          <table:table-cell table:number-columns-repeated="2" office:value-type="float" office:value="0">
            <text:p>0</text:p>
          </table:table-cell>
        </table:table-row>
        <table:table-row table:style-name="ro2">
          <table:table-cell office:value-type="string">
            <text:p>2007_trading_agent_V2_</text:p>
          </table:table-cell>
          <table:table-cell office:value-type="string">
            <text:p>Java</text:p>
          </table:table-cell>
          <table:table-cell table:number-columns-repeated="2"/>
          <table:table-cell office:value-type="float" office:value="23380">
            <text:p>23380</text:p>
          </table:table-cell>
          <table:table-cell office:value-type="float" office:value="10406">
            <text:p>10406</text:p>
          </table:table-cell>
          <table:table-cell office:value-type="float" office:value="15.8">
            <text:p>15,8</text:p>
          </table:table-cell>
          <table:table-cell office:value-type="float" office:value="4826">
            <text:p>4826</text:p>
          </table:table-cell>
          <table:table-cell office:value-type="float" office:value="30.6">
            <text:p>30,6</text:p>
          </table:table-cell>
          <table:table-cell office:value-type="float" office:value="108">
            <text:p>108</text:p>
          </table:table-cell>
          <table:table-cell office:value-type="float" office:value="11.45">
            <text:p>11,45</text:p>
          </table:table-cell>
          <table:table-cell office:value-type="float" office:value="6.09">
            <text:p>6,09</text:p>
          </table:table-cell>
          <table:table-cell/>
          <table:table-cell office:value-type="string">
            <text:p>ConcreteSupplierDialog,calculateFinalProduction()</text:p>
          </table:table-cell>
          <table:table-cell office:value-type="float" office:value="89">
            <text:p>89</text:p>
          </table:table-cell>
          <table:table-cell/>
          <table:table-cell office:value-type="float" office:value="9">
            <text:p>9</text:p>
          </table:table-cell>
          <table:table-cell office:value-type="float" office:value="2.11">
            <text:p>2,11</text:p>
          </table:table-cell>
          <table:table-cell office:value-type="float" office:value="2.49">
            <text:p>2,49</text:p>
          </table:table-cell>
          <table:table-cell office:value-type="float" office:value="927">
            <text:p>927</text:p>
          </table:table-cell>
          <table:table-cell office:value-type="float" office:value="3127">
            <text:p>3127</text:p>
          </table:table-cell>
          <table:table-cell office:value-type="float" office:value="4082">
            <text:p>4082</text:p>
          </table:table-cell>
          <table:table-cell office:value-type="float" office:value="1929">
            <text:p>1929</text:p>
          </table:table-cell>
          <table:table-cell office:value-type="float" office:value="853">
            <text:p>853</text:p>
          </table:table-cell>
          <table:table-cell office:value-type="float" office:value="347">
            <text:p>347</text:p>
          </table:table-cell>
          <table:table-cell office:value-type="float" office:value="213">
            <text:p>213</text:p>
          </table:table-cell>
          <table:table-cell office:value-type="float" office:value="107">
            <text:p>107</text:p>
          </table:table-cell>
          <table:table-cell office:value-type="float" office:value="30">
            <text:p>30</text:p>
          </table:table-cell>
          <table:table-cell office:value-type="float" office:value="2">
            <text:p>2</text:p>
          </table:table-cell>
        </table:table-row>
        <table:table-row table:style-name="ro2">
          <table:table-cell office:value-type="string">
            <text:p>2008_1_cgosorio_analisis_sintactico</text:p>
          </table:table-cell>
          <table:table-cell office:value-type="string">
            <text:p>Java</text:p>
          </table:table-cell>
          <table:table-cell office:value-type="string">
            <text:p>javacc</text:p>
          </table:table-cell>
          <table:table-cell office:value-type="string">
            <text:p>1 jj</text:p>
          </table:table-cell>
          <table:table-cell office:value-type="float" office:value="11287">
            <text:p>11287</text:p>
          </table:table-cell>
          <table:table-cell office:value-type="float" office:value="6127">
            <text:p>6127</text:p>
          </table:table-cell>
          <table:table-cell office:value-type="float" office:value="22">
            <text:p>22</text:p>
          </table:table-cell>
          <table:table-cell office:value-type="float" office:value="3775">
            <text:p>3775</text:p>
          </table:table-cell>
          <table:table-cell office:value-type="float" office:value="28.5">
            <text:p>28,5</text:p>
          </table:table-cell>
          <table:table-cell office:value-type="float" office:value="91">
            <text:p>91</text:p>
          </table:table-cell>
          <table:table-cell office:value-type="float" office:value="7.66">
            <text:p>7,66</text:p>
          </table:table-cell>
          <table:table-cell office:value-type="float" office:value="6.66">
            <text:p>6,66</text:p>
          </table:table-cell>
          <table:table-cell/>
          <table:table-cell office:value-type="string">
            <text:p>ParserGramaticaTokenManager,jjMoveNfa_0()</text:p>
          </table:table-cell>
          <table:table-cell office:value-type="float" office:value="116">
            <text:p>116</text:p>
          </table:table-cell>
          <table:table-cell/>
          <table:table-cell office:value-type="float" office:value="8">
            <text:p>8</text:p>
          </table:table-cell>
          <table:table-cell office:value-type="float" office:value="2.27">
            <text:p>2,27</text:p>
          </table:table-cell>
          <table:table-cell office:value-type="float" office:value="2.59">
            <text:p>2,59</text:p>
          </table:table-cell>
          <table:table-cell office:value-type="float" office:value="471">
            <text:p>471</text:p>
          </table:table-cell>
          <table:table-cell office:value-type="float" office:value="1625">
            <text:p>1625</text:p>
          </table:table-cell>
          <table:table-cell office:value-type="float" office:value="2423">
            <text:p>2423</text:p>
          </table:table-cell>
          <table:table-cell office:value-type="float" office:value="1165">
            <text:p>1165</text:p>
          </table:table-cell>
          <table:table-cell office:value-type="float" office:value="556">
            <text:p>556</text:p>
          </table:table-cell>
          <table:table-cell office:value-type="float" office:value="259">
            <text:p>259</text:p>
          </table:table-cell>
          <table:table-cell office:value-type="float" office:value="160">
            <text:p>160</text:p>
          </table:table-cell>
          <table:table-cell office:value-type="float" office:value="129">
            <text:p>129</text:p>
          </table:table-cell>
          <table:table-cell office:value-type="float" office:value="10">
            <text:p>10</text:p>
          </table:table-cell>
          <table:table-cell office:value-type="float" office:value="0">
            <text:p>0</text:p>
          </table:table-cell>
        </table:table-row>
        <table:table-row table:style-name="ro2">
          <table:table-cell office:value-type="string">
            <text:p>2008_1_cgosorio_automata_programable_C#</text:p>
          </table:table-cell>
          <table:table-cell office:value-type="string">
            <text:p>Csharp</text:p>
          </table:table-cell>
          <table:table-cell/>
          <table:table-cell office:value-type="string">
            <text:p>1 g</text:p>
          </table:table-cell>
          <table:table-cell office:value-type="float" office:value="14374">
            <text:p>14374</text:p>
          </table:table-cell>
          <table:table-cell office:value-type="float" office:value="7939">
            <text:p>7939</text:p>
          </table:table-cell>
          <table:table-cell table:number-columns-repeated="2"/>
          <table:table-cell office:value-type="float" office:value="8.3">
            <text:p>8,3</text:p>
          </table:table-cell>
          <table:table-cell office:value-type="float" office:value="20">
            <text:p>20</text:p>
          </table:table-cell>
          <table:table-cell office:value-type="float" office:value="21.55">
            <text:p>21,55</text:p>
          </table:table-cell>
          <table:table-cell office:value-type="float" office:value="15.68">
            <text:p>15,68</text:p>
          </table:table-cell>
          <table:table-cell office:value-type="float" office:value="0">
            <text:p>0</text:p>
          </table:table-cell>
          <table:table-cell office:value-type="string">
            <text:p>ILMain,RecorreAST()</text:p>
          </table:table-cell>
          <table:table-cell office:value-type="float" office:value="553">
            <text:p>553</text:p>
          </table:table-cell>
          <table:table-cell office:value-type="float" office:value="0">
            <text:p>0</text:p>
          </table:table-cell>
          <table:table-cell office:value-type="float" office:value="9">
            <text:p>9</text:p>
          </table:table-cell>
          <table:table-cell office:value-type="float" office:value="3.98">
            <text:p>3,98</text:p>
          </table:table-cell>
          <table:table-cell office:value-type="float" office:value="4.58">
            <text:p>4,58</text:p>
          </table:table-cell>
          <table:table-cell office:value-type="float" office:value="229">
            <text:p>229</text:p>
          </table:table-cell>
          <table:table-cell office:value-type="float" office:value="1023">
            <text:p>1023</text:p>
          </table:table-cell>
          <table:table-cell office:value-type="float" office:value="1759">
            <text:p>1759</text:p>
          </table:table-cell>
          <table:table-cell office:value-type="float" office:value="1189">
            <text:p>1189</text:p>
          </table:table-cell>
          <table:table-cell office:value-type="float" office:value="664">
            <text:p>664</text:p>
          </table:table-cell>
          <table:table-cell office:value-type="float" office:value="690">
            <text:p>690</text:p>
          </table:table-cell>
          <table:table-cell office:value-type="float" office:value="812">
            <text:p>812</text:p>
          </table:table-cell>
          <table:table-cell office:value-type="float" office:value="485">
            <text:p>485</text:p>
          </table:table-cell>
          <table:table-cell office:value-type="float" office:value="641">
            <text:p>641</text:p>
          </table:table-cell>
          <table:table-cell office:value-type="float" office:value="447">
            <text:p>447</text:p>
          </table:table-cell>
        </table:table-row>
        <table:table-row table:style-name="ro2">
          <table:table-cell office:value-type="string">
            <text:p>2008_1_clopezno_defectos_codigo_V2</text:p>
          </table:table-cell>
          <table:table-cell office:value-type="string">
            <text:p>Java</text:p>
          </table:table-cell>
          <table:table-cell office:value-type="string">
            <text:p>Hibernate,Plugin Eclipse</text:p>
          </table:table-cell>
          <table:table-cell/>
          <table:table-cell office:value-type="float" office:value="8320">
            <text:p>8320</text:p>
          </table:table-cell>
          <table:table-cell office:value-type="float" office:value="3858">
            <text:p>3858</text:p>
          </table:table-cell>
          <table:table-cell office:value-type="float" office:value="7.5">
            <text:p>7,5</text:p>
          </table:table-cell>
          <table:table-cell office:value-type="float" office:value="2421">
            <text:p>2421</text:p>
          </table:table-cell>
          <table:table-cell office:value-type="float" office:value="32.6">
            <text:p>32,6</text:p>
          </table:table-cell>
          <table:table-cell office:value-type="float" office:value="80">
            <text:p>80</text:p>
          </table:table-cell>
          <table:table-cell office:value-type="float" office:value="5.17">
            <text:p>5,17</text:p>
          </table:table-cell>
          <table:table-cell office:value-type="float" office:value="6.08">
            <text:p>6,08</text:p>
          </table:table-cell>
          <table:table-cell/>
          <table:table-cell office:value-type="string">
            <text:p>DetectedBSView,hookDoubleClickAction()</text:p>
          </table:table-cell>
          <table:table-cell office:value-type="float" office:value="33">
            <text:p>33</text:p>
          </table:table-cell>
          <table:table-cell/>
          <table:table-cell office:value-type="float" office:value="9">
            <text:p>9</text:p>
          </table:table-cell>
          <table:table-cell office:value-type="float" office:value="2.02">
            <text:p>2,02</text:p>
          </table:table-cell>
          <table:table-cell office:value-type="float" office:value="1.95">
            <text:p>1,95</text:p>
          </table:table-cell>
          <table:table-cell office:value-type="float" office:value="781">
            <text:p>781</text:p>
          </table:table-cell>
          <table:table-cell office:value-type="float" office:value="908">
            <text:p>908</text:p>
          </table:table-cell>
          <table:table-cell office:value-type="float" office:value="1383">
            <text:p>1383</text:p>
          </table:table-cell>
          <table:table-cell office:value-type="float" office:value="586">
            <text:p>586</text:p>
          </table:table-cell>
          <table:table-cell office:value-type="float" office:value="235">
            <text:p>235</text:p>
          </table:table-cell>
          <table:table-cell office:value-type="float" office:value="170">
            <text:p>170</text:p>
          </table:table-cell>
          <table:table-cell office:value-type="float" office:value="110">
            <text:p>110</text:p>
          </table:table-cell>
          <table:table-cell office:value-type="float" office:value="48">
            <text:p>48</text:p>
          </table:table-cell>
          <table:table-cell office:value-type="float" office:value="20">
            <text:p>20</text:p>
          </table:table-cell>
          <table:table-cell office:value-type="float" office:value="28">
            <text:p>28</text:p>
          </table:table-cell>
        </table:table-row>
        <table:table-row table:style-name="ro2">
          <table:table-cell office:value-type="string">
            <text:p>2008_AnalisisdeDMedioAmbientalesMConexionistas.xml</text:p>
          </table:table-cell>
          <table:table-cell office:value-type="string">
            <text:p>Csharp</text:p>
          </table:table-cell>
          <table:table-cell table:number-columns-repeated="2"/>
          <table:table-cell office:value-type="float" office:value="7164">
            <text:p>7164</text:p>
          </table:table-cell>
          <table:table-cell office:value-type="float" office:value="3864">
            <text:p>3864</text:p>
          </table:table-cell>
          <table:table-cell/>
          <table:table-cell office:value-type="float" office:value="282.24">
            <text:p>282,24</text:p>
          </table:table-cell>
          <table:table-cell office:value-type="float" office:value="2.4">
            <text:p>2,4</text:p>
          </table:table-cell>
          <table:table-cell office:value-type="float" office:value="72">
            <text:p>72</text:p>
          </table:table-cell>
          <table:table-cell office:value-type="float" office:value="5.04">
            <text:p>5,04</text:p>
          </table:table-cell>
          <table:table-cell office:value-type="float" office:value="6.98">
            <text:p>6,98</text:p>
          </table:table-cell>
          <table:table-cell office:value-type="float" office:value="0">
            <text:p>0</text:p>
          </table:table-cell>
          <table:table-cell office:value-type="string">
            <text:p>SeleccionarDatos,aceptarButton_Click()</text:p>
          </table:table-cell>
          <table:table-cell office:value-type="float" office:value="24">
            <text:p>24</text:p>
          </table:table-cell>
          <table:table-cell office:value-type="float" office:value="0">
            <text:p>0</text:p>
          </table:table-cell>
          <table:table-cell office:value-type="float" office:value="9">
            <text:p>9</text:p>
          </table:table-cell>
          <table:table-cell office:value-type="float" office:value="2.26">
            <text:p>2,26</text:p>
          </table:table-cell>
          <table:table-cell office:value-type="float" office:value="2.14">
            <text:p>2,14</text:p>
          </table:table-cell>
          <table:table-cell office:value-type="float" office:value="751">
            <text:p>751</text:p>
          </table:table-cell>
          <table:table-cell office:value-type="float" office:value="460">
            <text:p>460</text:p>
          </table:table-cell>
          <table:table-cell office:value-type="float" office:value="884">
            <text:p>884</text:p>
          </table:table-cell>
          <table:table-cell office:value-type="float" office:value="1132">
            <text:p>1132</text:p>
          </table:table-cell>
          <table:table-cell office:value-type="float" office:value="292">
            <text:p>292</text:p>
          </table:table-cell>
          <table:table-cell office:value-type="float" office:value="242">
            <text:p>242</text:p>
          </table:table-cell>
          <table:table-cell office:value-type="float" office:value="55">
            <text:p>55</text:p>
          </table:table-cell>
          <table:table-cell office:value-type="float" office:value="7">
            <text:p>7</text:p>
          </table:table-cell>
          <table:table-cell office:value-type="float" office:value="8">
            <text:p>8</text:p>
          </table:table-cell>
          <table:table-cell office:value-type="float" office:value="33">
            <text:p>33</text:p>
          </table:table-cell>
        </table:table-row>
        <table:table-row table:style-name="ro2">
          <table:table-cell office:value-type="string">
            <text:p>2008_BancaSegura.xml</text:p>
          </table:table-cell>
          <table:table-cell office:value-type="string">
            <text:p>Java</text:p>
          </table:table-cell>
          <table:table-cell table:number-columns-repeated="2"/>
          <table:table-cell office:value-type="float" office:value="7989">
            <text:p>7989</text:p>
          </table:table-cell>
          <table:table-cell office:value-type="float" office:value="3225">
            <text:p>3225</text:p>
          </table:table-cell>
          <table:table-cell office:value-type="float" office:value="4.4">
            <text:p>4,4</text:p>
          </table:table-cell>
          <table:table-cell office:value-type="float" office:value="2236">
            <text:p>2236</text:p>
          </table:table-cell>
          <table:table-cell office:value-type="float" office:value="38.9">
            <text:p>38,9</text:p>
          </table:table-cell>
          <table:table-cell office:value-type="float" office:value="45">
            <text:p>45</text:p>
          </table:table-cell>
          <table:table-cell office:value-type="float" office:value="12.6">
            <text:p>12,6</text:p>
          </table:table-cell>
          <table:table-cell office:value-type="float" office:value="4.44">
            <text:p>4,44</text:p>
          </table:table-cell>
          <table:table-cell/>
          <table:table-cell office:value-type="string">
            <text:p>App,iniBotonClave()</text:p>
          </table:table-cell>
          <table:table-cell office:value-type="float" office:value="18">
            <text:p>18</text:p>
          </table:table-cell>
          <table:table-cell/>
          <table:table-cell office:value-type="float" office:value="8">
            <text:p>8</text:p>
          </table:table-cell>
          <table:table-cell office:value-type="float" office:value="2.61">
            <text:p>2,61</text:p>
          </table:table-cell>
          <table:table-cell office:value-type="float" office:value="1.35">
            <text:p>1,35</text:p>
          </table:table-cell>
          <table:table-cell office:value-type="float" office:value="315">
            <text:p>315</text:p>
          </table:table-cell>
          <table:table-cell office:value-type="float" office:value="622">
            <text:p>622</text:p>
          </table:table-cell>
          <table:table-cell office:value-type="float" office:value="906">
            <text:p>906</text:p>
          </table:table-cell>
          <table:table-cell office:value-type="float" office:value="941">
            <text:p>941</text:p>
          </table:table-cell>
          <table:table-cell office:value-type="float" office:value="532">
            <text:p>532</text:p>
          </table:table-cell>
          <table:table-cell office:value-type="float" office:value="365">
            <text:p>365</text:p>
          </table:table-cell>
          <table:table-cell office:value-type="float" office:value="104">
            <text:p>104</text:p>
          </table:table-cell>
          <table:table-cell office:value-type="float" office:value="8">
            <text:p>8</text:p>
          </table:table-cell>
          <table:table-cell office:value-type="float" office:value="3">
            <text:p>3</text:p>
          </table:table-cell>
          <table:table-cell office:value-type="float" office:value="0">
            <text:p>0</text:p>
          </table:table-cell>
        </table:table-row>
        <table:table-row table:style-name="ro2">
          <table:table-cell office:value-type="string">
            <text:p>2008_GuiAutomationTester.xml</text:p>
          </table:table-cell>
          <table:table-cell office:value-type="string">
            <text:p>Csharp</text:p>
          </table:table-cell>
          <table:table-cell table:number-columns-repeated="2"/>
          <table:table-cell office:value-type="float" office:value="5026">
            <text:p>5026</text:p>
          </table:table-cell>
          <table:table-cell office:value-type="float" office:value="1897">
            <text:p>1897</text:p>
          </table:table-cell>
          <table:table-cell table:number-columns-repeated="2"/>
          <table:table-cell office:value-type="float" office:value="8.8">
            <text:p>8,8</text:p>
          </table:table-cell>
          <table:table-cell office:value-type="float" office:value="19">
            <text:p>19</text:p>
          </table:table-cell>
          <table:table-cell office:value-type="float" office:value="11.89">
            <text:p>11,89</text:p>
          </table:table-cell>
          <table:table-cell office:value-type="float" office:value="5.7">
            <text:p>5,7</text:p>
          </table:table-cell>
          <table:table-cell office:value-type="float" office:value="0">
            <text:p>0</text:p>
          </table:table-cell>
          <table:table-cell office:value-type="string">
            <text:p>ActionsStress,SeleccionarAccion()</text:p>
          </table:table-cell>
          <table:table-cell office:value-type="float" office:value="36">
            <text:p>36</text:p>
          </table:table-cell>
          <table:table-cell office:value-type="float" office:value="0">
            <text:p>0</text:p>
          </table:table-cell>
          <table:table-cell office:value-type="float" office:value="8">
            <text:p>8</text:p>
          </table:table-cell>
          <table:table-cell office:value-type="float" office:value="2.81">
            <text:p>2,81</text:p>
          </table:table-cell>
          <table:table-cell office:value-type="float" office:value="2.57">
            <text:p>2,57</text:p>
          </table:table-cell>
          <table:table-cell office:value-type="float" office:value="105">
            <text:p>105</text:p>
          </table:table-cell>
          <table:table-cell office:value-type="float" office:value="166">
            <text:p>166</text:p>
          </table:table-cell>
          <table:table-cell office:value-type="float" office:value="555">
            <text:p>555</text:p>
          </table:table-cell>
          <table:table-cell office:value-type="float" office:value="501">
            <text:p>501</text:p>
          </table:table-cell>
          <table:table-cell office:value-type="float" office:value="378">
            <text:p>378</text:p>
          </table:table-cell>
          <table:table-cell office:value-type="float" office:value="129">
            <text:p>129</text:p>
          </table:table-cell>
          <table:table-cell office:value-type="float" office:value="45">
            <text:p>45</text:p>
          </table:table-cell>
          <table:table-cell office:value-type="float" office:value="10">
            <text:p>10</text:p>
          </table:table-cell>
          <table:table-cell office:value-type="float" office:value="8">
            <text:p>8</text:p>
          </table:table-cell>
          <table:table-cell office:value-type="float" office:value="0">
            <text:p>0</text:p>
          </table:table-cell>
        </table:table-row>
        <table:table-row table:style-name="ro2">
          <table:table-cell office:value-type="string">
            <text:p>2008_PluginRefactorizacionparaEclipse.xml</text:p>
          </table:table-cell>
          <table:table-cell office:value-type="string">
            <text:p>Java</text:p>
          </table:table-cell>
          <table:table-cell table:number-columns-repeated="2"/>
          <table:table-cell office:value-type="float" office:value="41227">
            <text:p>41227</text:p>
          </table:table-cell>
          <table:table-cell office:value-type="float" office:value="14274">
            <text:p>14274</text:p>
          </table:table-cell>
          <table:table-cell office:value-type="float" office:value="9.5">
            <text:p>9,5</text:p>
          </table:table-cell>
          <table:table-cell office:value-type="float" office:value="10056">
            <text:p>10056</text:p>
          </table:table-cell>
          <table:table-cell office:value-type="float" office:value="45.6">
            <text:p>45,6</text:p>
          </table:table-cell>
          <table:table-cell office:value-type="float" office:value="319">
            <text:p>319</text:p>
          </table:table-cell>
          <table:table-cell office:value-type="float" office:value="3.66">
            <text:p>3,66</text:p>
          </table:table-cell>
          <table:table-cell office:value-type="float" office:value="8.01">
            <text:p>8,01</text:p>
          </table:table-cell>
          <table:table-cell/>
          <table:table-cell office:value-type="string">
            <text:p>?(instance of InputParameter),checkForCompletion()</text:p>
          </table:table-cell>
          <table:table-cell office:value-type="float" office:value="45">
            <text:p>45</text:p>
          </table:table-cell>
          <table:table-cell/>
          <table:table-cell office:value-type="float" office:value="9">
            <text:p>9</text:p>
          </table:table-cell>
          <table:table-cell office:value-type="float" office:value="1.89">
            <text:p>1,89</text:p>
          </table:table-cell>
          <table:table-cell office:value-type="float" office:value="2.37">
            <text:p>2,37</text:p>
          </table:table-cell>
          <table:table-cell office:value-type="float" office:value="2587">
            <text:p>2587</text:p>
          </table:table-cell>
          <table:table-cell office:value-type="float" office:value="3282">
            <text:p>3282</text:p>
          </table:table-cell>
          <table:table-cell office:value-type="float" office:value="6161">
            <text:p>6161</text:p>
          </table:table-cell>
          <table:table-cell office:value-type="float" office:value="1580">
            <text:p>1580</text:p>
          </table:table-cell>
          <table:table-cell office:value-type="float" office:value="934">
            <text:p>934</text:p>
          </table:table-cell>
          <table:table-cell office:value-type="float" office:value="541">
            <text:p>541</text:p>
          </table:table-cell>
          <table:table-cell office:value-type="float" office:value="227">
            <text:p>227</text:p>
          </table:table-cell>
          <table:table-cell office:value-type="float" office:value="91">
            <text:p>91</text:p>
          </table:table-cell>
          <table:table-cell office:value-type="float" office:value="37">
            <text:p>37</text:p>
          </table:table-cell>
          <table:table-cell office:value-type="float" office:value="10">
            <text:p>10</text:p>
          </table:table-cell>
        </table:table-row>
        <table:table-row table:style-name="ro2">
          <table:table-cell office:value-type="string">
            <text:p>2008_SistemasdeDetecciónCodigoDuplicadoSoporteaSCM.xml</text:p>
          </table:table-cell>
          <table:table-cell office:value-type="string">
            <text:p>Csharp</text:p>
          </table:table-cell>
          <table:table-cell table:number-columns-repeated="2"/>
          <table:table-cell office:value-type="float" office:value="26017">
            <text:p>26017</text:p>
          </table:table-cell>
          <table:table-cell office:value-type="float" office:value="10705">
            <text:p>10705</text:p>
          </table:table-cell>
          <table:table-cell table:number-columns-repeated="2"/>
          <table:table-cell office:value-type="float" office:value="23.3">
            <text:p>23,3</text:p>
          </table:table-cell>
          <table:table-cell office:value-type="float" office:value="117">
            <text:p>117</text:p>
          </table:table-cell>
          <table:table-cell office:value-type="float" office:value="7.58">
            <text:p>7,58</text:p>
          </table:table-cell>
          <table:table-cell office:value-type="float" office:value="8">
            <text:p>8</text:p>
          </table:table-cell>
          <table:table-cell office:value-type="float" office:value="0">
            <text:p>0</text:p>
          </table:table-cell>
          <table:table-cell office:value-type="string">
            <text:p>CSharpFlexLexer,nextToken()</text:p>
          </table:table-cell>
          <table:table-cell office:value-type="float" office:value="34">
            <text:p>34</text:p>
          </table:table-cell>
          <table:table-cell office:value-type="float" office:value="0">
            <text:p>0</text:p>
          </table:table-cell>
          <table:table-cell office:value-type="float" office:value="9">
            <text:p>9</text:p>
          </table:table-cell>
          <table:table-cell office:value-type="float" office:value="2.32">
            <text:p>2,32</text:p>
          </table:table-cell>
          <table:table-cell office:value-type="float" office:value="2.71">
            <text:p>2,71</text:p>
          </table:table-cell>
          <table:table-cell office:value-type="float" office:value="1113">
            <text:p>1113</text:p>
          </table:table-cell>
          <table:table-cell office:value-type="float" office:value="2127">
            <text:p>2127</text:p>
          </table:table-cell>
          <table:table-cell office:value-type="float" office:value="3675">
            <text:p>3675</text:p>
          </table:table-cell>
          <table:table-cell office:value-type="float" office:value="1844">
            <text:p>1844</text:p>
          </table:table-cell>
          <table:table-cell office:value-type="float" office:value="909">
            <text:p>909</text:p>
          </table:table-cell>
          <table:table-cell office:value-type="float" office:value="501">
            <text:p>501</text:p>
          </table:table-cell>
          <table:table-cell office:value-type="float" office:value="248">
            <text:p>248</text:p>
          </table:table-cell>
          <table:table-cell office:value-type="float" office:value="153">
            <text:p>153</text:p>
          </table:table-cell>
          <table:table-cell office:value-type="float" office:value="68">
            <text:p>68</text:p>
          </table:table-cell>
          <table:table-cell office:value-type="float" office:value="67">
            <text:p>67</text:p>
          </table:table-cell>
        </table:table-row>
        <table:table-row table:style-name="ro2">
          <table:table-cell office:value-type="string">
            <text:p>2008_Agente con RBF.xml</text:p>
          </table:table-cell>
          <table:table-cell office:value-type="string">
            <text:p>Java</text:p>
          </table:table-cell>
          <table:table-cell table:number-columns-repeated="2"/>
          <table:table-cell office:value-type="float" office:value="27332">
            <text:p>27332</text:p>
          </table:table-cell>
          <table:table-cell office:value-type="float" office:value="12125">
            <text:p>12125</text:p>
          </table:table-cell>
          <table:table-cell office:value-type="float" office:value="13">
            <text:p>13</text:p>
          </table:table-cell>
          <table:table-cell office:value-type="float" office:value="6129">
            <text:p>6129</text:p>
          </table:table-cell>
          <table:table-cell office:value-type="float" office:value="30.5">
            <text:p>30,5</text:p>
          </table:table-cell>
          <table:table-cell office:value-type="float" office:value="134">
            <text:p>134</text:p>
          </table:table-cell>
          <table:table-cell office:value-type="float" office:value="11.67">
            <text:p>11,67</text:p>
          </table:table-cell>
          <table:table-cell office:value-type="float" office:value="5.45">
            <text:p>5,45</text:p>
          </table:table-cell>
          <table:table-cell/>
          <table:table-cell office:value-type="string">
            <text:p>DotDiagram,paintComponent()</text:p>
          </table:table-cell>
          <table:table-cell office:value-type="float" office:value="52">
            <text:p>52</text:p>
          </table:table-cell>
          <table:table-cell/>
          <table:table-cell office:value-type="float" office:value="9">
            <text:p>9</text:p>
          </table:table-cell>
          <table:table-cell office:value-type="float" office:value="1.99">
            <text:p>1,99</text:p>
          </table:table-cell>
          <table:table-cell office:value-type="float" office:value="2.09">
            <text:p>2,09</text:p>
          </table:table-cell>
          <table:table-cell office:value-type="float" office:value="1289">
            <text:p>1289</text:p>
          </table:table-cell>
          <table:table-cell office:value-type="float" office:value="3807">
            <text:p>3807</text:p>
          </table:table-cell>
          <table:table-cell office:value-type="float" office:value="5010">
            <text:p>5010</text:p>
          </table:table-cell>
          <table:table-cell office:value-type="float" office:value="2018">
            <text:p>2018</text:p>
          </table:table-cell>
          <table:table-cell office:value-type="float" office:value="841">
            <text:p>841</text:p>
          </table:table-cell>
          <table:table-cell office:value-type="float" office:value="392">
            <text:p>392</text:p>
          </table:table-cell>
          <table:table-cell office:value-type="float" office:value="174">
            <text:p>174</text:p>
          </table:table-cell>
          <table:table-cell office:value-type="float" office:value="87">
            <text:p>87</text:p>
          </table:table-cell>
          <table:table-cell office:value-type="float" office:value="27">
            <text:p>27</text:p>
          </table:table-cell>
          <table:table-cell office:value-type="float" office:value="13">
            <text:p>13</text:p>
          </table:table-cell>
        </table:table-row>
        <table:table-row table:style-name="ro2">
          <table:table-cell office:value-type="string">
            <text:p>2008_Medicones de Terrenos PC Plot GPS.xml</text:p>
          </table:table-cell>
          <table:table-cell office:value-type="string">
            <text:p>Csharp</text:p>
          </table:table-cell>
          <table:table-cell office:value-type="string">
            <text:p>Tecnologia Móvil</text:p>
          </table:table-cell>
          <table:table-cell/>
          <table:table-cell office:value-type="float" office:value="19536">
            <text:p>19536</text:p>
          </table:table-cell>
          <table:table-cell office:value-type="float" office:value="8939">
            <text:p>8939</text:p>
          </table:table-cell>
          <table:table-cell table:number-columns-repeated="2"/>
          <table:table-cell office:value-type="float" office:value="4.5">
            <text:p>4,5</text:p>
          </table:table-cell>
          <table:table-cell office:value-type="float" office:value="103">
            <text:p>103</text:p>
          </table:table-cell>
          <table:table-cell office:value-type="float" office:value="9.5">
            <text:p>9,5</text:p>
          </table:table-cell>
          <table:table-cell office:value-type="float" office:value="6.58">
            <text:p>6,58</text:p>
          </table:table-cell>
          <table:table-cell office:value-type="float" office:value="0">
            <text:p>0</text:p>
          </table:table-cell>
          <table:table-cell office:value-type="string">
            <text:p>ExportDataForm,showFiles()</text:p>
          </table:table-cell>
          <table:table-cell office:value-type="float" office:value="16">
            <text:p>16</text:p>
          </table:table-cell>
          <table:table-cell office:value-type="float" office:value="0">
            <text:p>0</text:p>
          </table:table-cell>
          <table:table-cell office:value-type="float" office:value="8">
            <text:p>8</text:p>
          </table:table-cell>
          <table:table-cell office:value-type="float" office:value="4.06">
            <text:p>4,06</text:p>
          </table:table-cell>
          <table:table-cell office:value-type="float" office:value="5.41">
            <text:p>5,41</text:p>
          </table:table-cell>
          <table:table-cell office:value-type="float" office:value="793">
            <text:p>793</text:p>
          </table:table-cell>
          <table:table-cell office:value-type="float" office:value="1489">
            <text:p>1489</text:p>
          </table:table-cell>
          <table:table-cell office:value-type="float" office:value="4560">
            <text:p>4560</text:p>
          </table:table-cell>
          <table:table-cell office:value-type="float" office:value="1396">
            <text:p>1396</text:p>
          </table:table-cell>
          <table:table-cell office:value-type="float" office:value="493">
            <text:p>493</text:p>
          </table:table-cell>
          <table:table-cell office:value-type="float" office:value="151">
            <text:p>151</text:p>
          </table:table-cell>
          <table:table-cell office:value-type="float" office:value="40">
            <text:p>40</text:p>
          </table:table-cell>
          <table:table-cell office:value-type="float" office:value="14">
            <text:p>14</text:p>
          </table:table-cell>
          <table:table-cell office:value-type="float" office:value="3">
            <text:p>3</text:p>
          </table:table-cell>
          <table:table-cell office:value-type="float" office:value="0">
            <text:p>0</text:p>
          </table:table-cell>
        </table:table-row>
        <table:table-row table:style-name="ro2">
          <table:table-cell office:value-type="string">
            <text:p>2009_TAC_Classic2.0.xml</text:p>
          </table:table-cell>
          <table:table-cell office:value-type="string">
            <text:p>Java</text:p>
          </table:table-cell>
          <table:table-cell table:number-columns-repeated="2"/>
          <table:table-cell office:value-type="float" office:value="8408">
            <text:p>8408</text:p>
          </table:table-cell>
          <table:table-cell office:value-type="float" office:value="3509">
            <text:p>3509</text:p>
          </table:table-cell>
          <table:table-cell office:value-type="float" office:value="17.9">
            <text:p>17,9</text:p>
          </table:table-cell>
          <table:table-cell office:value-type="float" office:value="2403">
            <text:p>2403</text:p>
          </table:table-cell>
          <table:table-cell office:value-type="float" office:value="37.8">
            <text:p>37,8</text:p>
          </table:table-cell>
          <table:table-cell office:value-type="float" office:value="32">
            <text:p>32</text:p>
          </table:table-cell>
          <table:table-cell office:value-type="float" office:value="9.59">
            <text:p>9,59</text:p>
          </table:table-cell>
          <table:table-cell office:value-type="float" office:value="8.58">
            <text:p>8,58</text:p>
          </table:table-cell>
          <table:table-cell/>
          <table:table-cell office:value-type="string">
            <text:p>TemplateHotelStrategy,auctionClosed()</text:p>
          </table:table-cell>
          <table:table-cell office:value-type="float" office:value="32">
            <text:p>32</text:p>
          </table:table-cell>
          <table:table-cell/>
          <table:table-cell office:value-type="float" office:value="9">
            <text:p>9</text:p>
          </table:table-cell>
          <table:table-cell office:value-type="float" office:value="2.48">
            <text:p>2,48</text:p>
          </table:table-cell>
          <table:table-cell office:value-type="float" office:value="3.34">
            <text:p>3,34</text:p>
          </table:table-cell>
          <table:table-cell office:value-type="float" office:value="289">
            <text:p>289</text:p>
          </table:table-cell>
          <table:table-cell office:value-type="float" office:value="844">
            <text:p>844</text:p>
          </table:table-cell>
          <table:table-cell office:value-type="float" office:value="1149">
            <text:p>1149</text:p>
          </table:table-cell>
          <table:table-cell office:value-type="float" office:value="691">
            <text:p>691</text:p>
          </table:table-cell>
          <table:table-cell office:value-type="float" office:value="331">
            <text:p>331</text:p>
          </table:table-cell>
          <table:table-cell office:value-type="float" office:value="234">
            <text:p>234</text:p>
          </table:table-cell>
          <table:table-cell office:value-type="float" office:value="208">
            <text:p>208</text:p>
          </table:table-cell>
          <table:table-cell office:value-type="float" office:value="17">
            <text:p>17</text:p>
          </table:table-cell>
          <table:table-cell office:value-type="float" office:value="29">
            <text:p>29</text:p>
          </table:table-cell>
          <table:table-cell office:value-type="float" office:value="13">
            <text:p>13</text:p>
          </table:table-cell>
        </table:table-row>
        <table:table-row table:style-name="ro2">
          <table:table-cell office:value-type="string">
            <text:p>2009_ComunidadesGrafos.xml</text:p>
          </table:table-cell>
          <table:table-cell office:value-type="string">
            <text:p>Java</text:p>
          </table:table-cell>
          <table:table-cell table:number-columns-repeated="2"/>
          <table:table-cell office:value-type="float" office:value="11060">
            <text:p>11060</text:p>
          </table:table-cell>
          <table:table-cell office:value-type="float" office:value="4710">
            <text:p>4710</text:p>
          </table:table-cell>
          <table:table-cell office:value-type="float" office:value="7.5">
            <text:p>7,5</text:p>
          </table:table-cell>
          <table:table-cell office:value-type="float" office:value="3163">
            <text:p>3163</text:p>
          </table:table-cell>
          <table:table-cell office:value-type="float" office:value="38.5">
            <text:p>38,5</text:p>
          </table:table-cell>
          <table:table-cell office:value-type="float" office:value="104">
            <text:p>104</text:p>
          </table:table-cell>
          <table:table-cell office:value-type="float" office:value="5.43">
            <text:p>5,43</text:p>
          </table:table-cell>
          <table:table-cell office:value-type="float" office:value="5.4">
            <text:p>5,4</text:p>
          </table:table-cell>
          <table:table-cell/>
          <table:table-cell office:value-type="string">
            <text:p>MainScreen,compute()</text:p>
          </table:table-cell>
          <table:table-cell office:value-type="float" office:value="14">
            <text:p>14</text:p>
          </table:table-cell>
          <table:table-cell/>
          <table:table-cell office:value-type="float" office:value="7">
            <text:p>7</text:p>
          </table:table-cell>
          <table:table-cell office:value-type="float" office:value="1.77">
            <text:p>1,77</text:p>
          </table:table-cell>
          <table:table-cell office:value-type="float" office:value="1.66">
            <text:p>1,66</text:p>
          </table:table-cell>
          <table:table-cell office:value-type="float" office:value="759">
            <text:p>759</text:p>
          </table:table-cell>
          <table:table-cell office:value-type="float" office:value="1403">
            <text:p>1403</text:p>
          </table:table-cell>
          <table:table-cell office:value-type="float" office:value="2008">
            <text:p>2008</text:p>
          </table:table-cell>
          <table:table-cell office:value-type="float" office:value="732">
            <text:p>732</text:p>
          </table:table-cell>
          <table:table-cell office:value-type="float" office:value="215">
            <text:p>215</text:p>
          </table:table-cell>
          <table:table-cell office:value-type="float" office:value="148">
            <text:p>148</text:p>
          </table:table-cell>
          <table:table-cell office:value-type="float" office:value="12">
            <text:p>12</text:p>
          </table:table-cell>
          <table:table-cell office:value-type="float" office:value="6">
            <text:p>6</text:p>
          </table:table-cell>
          <table:table-cell table:number-columns-repeated="2" office:value-type="float" office:value="0">
            <text:p>0</text:p>
          </table:table-cell>
        </table:table-row>
        <table:table-row table:style-name="ro2">
          <table:table-cell office:value-type="string">
            <text:p>2009_DetecciondeDefectosMineria.xml</text:p>
          </table:table-cell>
          <table:table-cell office:value-type="string">
            <text:p>Java</text:p>
          </table:table-cell>
          <table:table-cell table:number-columns-repeated="2"/>
          <table:table-cell office:value-type="float" office:value="22193">
            <text:p>22193</text:p>
          </table:table-cell>
          <table:table-cell office:value-type="float" office:value="10468">
            <text:p>10468</text:p>
          </table:table-cell>
          <table:table-cell office:value-type="float" office:value="10.2">
            <text:p>10,2</text:p>
          </table:table-cell>
          <table:table-cell office:value-type="float" office:value="6833">
            <text:p>6833</text:p>
          </table:table-cell>
          <table:table-cell office:value-type="float" office:value="27.7">
            <text:p>27,7</text:p>
          </table:table-cell>
          <table:table-cell office:value-type="float" office:value="170">
            <text:p>170</text:p>
          </table:table-cell>
          <table:table-cell office:value-type="float" office:value="5.45">
            <text:p>5,45</text:p>
          </table:table-cell>
          <table:table-cell office:value-type="float" office:value="8.35">
            <text:p>8,35</text:p>
          </table:table-cell>
          <table:table-cell/>
          <table:table-cell office:value-type="string">
            <text:p>ProjectSelection,createTree()</text:p>
          </table:table-cell>
          <table:table-cell office:value-type="float" office:value="35">
            <text:p>35</text:p>
          </table:table-cell>
          <table:table-cell office:value-type="float" office:value="0">
            <text:p>0</text:p>
          </table:table-cell>
          <table:table-cell office:value-type="float" office:value="9">
            <text:p>9</text:p>
          </table:table-cell>
          <table:table-cell office:value-type="float" office:value="2.36">
            <text:p>2,36</text:p>
          </table:table-cell>
          <table:table-cell office:value-type="float" office:value="2.52">
            <text:p>2,52</text:p>
          </table:table-cell>
          <table:table-cell office:value-type="float" office:value="1415">
            <text:p>1415</text:p>
          </table:table-cell>
          <table:table-cell office:value-type="float" office:value="2073">
            <text:p>2073</text:p>
          </table:table-cell>
          <table:table-cell office:value-type="float" office:value="3503">
            <text:p>3503</text:p>
          </table:table-cell>
          <table:table-cell office:value-type="float" office:value="2169">
            <text:p>2169</text:p>
          </table:table-cell>
          <table:table-cell office:value-type="float" office:value="1031">
            <text:p>1031</text:p>
          </table:table-cell>
          <table:table-cell office:value-type="float" office:value="603">
            <text:p>603</text:p>
          </table:table-cell>
          <table:table-cell office:value-type="float" office:value="393">
            <text:p>393</text:p>
          </table:table-cell>
          <table:table-cell office:value-type="float" office:value="150">
            <text:p>150</text:p>
          </table:table-cell>
          <table:table-cell office:value-type="float" office:value="61">
            <text:p>61</text:p>
          </table:table-cell>
          <table:table-cell office:value-type="float" office:value="48">
            <text:p>48</text:p>
          </table:table-cell>
        </table:table-row>
        <table:table-row table:style-name="ro2">
          <table:table-cell office:value-type="string">
            <text:p>2009_DynamicRefactoringv02.xml</text:p>
          </table:table-cell>
          <table:table-cell office:value-type="string">
            <text:p>Java</text:p>
          </table:table-cell>
          <table:table-cell table:number-columns-repeated="2"/>
          <table:table-cell office:value-type="float" office:value="118214">
            <text:p>118214</text:p>
          </table:table-cell>
          <table:table-cell office:value-type="float" office:value="38846">
            <text:p>38846</text:p>
          </table:table-cell>
          <table:table-cell office:value-type="float" office:value="10.6">
            <text:p>10,6</text:p>
          </table:table-cell>
          <table:table-cell office:value-type="float" office:value="27859">
            <text:p>27859</text:p>
          </table:table-cell>
          <table:table-cell office:value-type="float" office:value="46.3">
            <text:p>46,3</text:p>
          </table:table-cell>
          <table:table-cell office:value-type="float" office:value="875">
            <text:p>875</text:p>
          </table:table-cell>
          <table:table-cell office:value-type="float" office:value="3.81">
            <text:p>3,81</text:p>
          </table:table-cell>
          <table:table-cell office:value-type="float" office:value="7.57">
            <text:p>7,57</text:p>
          </table:table-cell>
          <table:table-cell/>
          <table:table-cell office:value-type="string">
            <text:p>?(instance of InputParameter),checkForCompletion()</text:p>
          </table:table-cell>
          <table:table-cell office:value-type="float" office:value="49">
            <text:p>49</text:p>
          </table:table-cell>
          <table:table-cell/>
          <table:table-cell office:value-type="float" office:value="9">
            <text:p>9</text:p>
          </table:table-cell>
          <table:table-cell office:value-type="float" office:value="1.95">
            <text:p>1,95</text:p>
          </table:table-cell>
          <table:table-cell office:value-type="float" office:value="2.41">
            <text:p>2,41</text:p>
          </table:table-cell>
          <table:table-cell office:value-type="float" office:value="7485">
            <text:p>7485</text:p>
          </table:table-cell>
          <table:table-cell office:value-type="float" office:value="8814">
            <text:p>8814</text:p>
          </table:table-cell>
          <table:table-cell office:value-type="float" office:value="15022">
            <text:p>15022</text:p>
          </table:table-cell>
          <table:table-cell office:value-type="float" office:value="5021">
            <text:p>5021</text:p>
          </table:table-cell>
          <table:table-cell office:value-type="float" office:value="2821">
            <text:p>2821</text:p>
          </table:table-cell>
          <table:table-cell office:value-type="float" office:value="1816">
            <text:p>1816</text:p>
          </table:table-cell>
          <table:table-cell office:value-type="float" office:value="819">
            <text:p>819</text:p>
          </table:table-cell>
          <table:table-cell office:value-type="float" office:value="308">
            <text:p>308</text:p>
          </table:table-cell>
          <table:table-cell office:value-type="float" office:value="84">
            <text:p>84</text:p>
          </table:table-cell>
          <table:table-cell office:value-type="float" office:value="22">
            <text:p>22</text:p>
          </table:table-cell>
        </table:table-row>
        <table:table-row table:style-name="ro2">
          <table:table-cell office:value-type="string">
            <text:p>2009_RealidadAumentada.xml</text:p>
          </table:table-cell>
          <table:table-cell office:value-type="string">
            <text:p>C</text:p>
          </table:table-cell>
          <table:table-cell office:value-type="string">
            <text:p>Motor Gráficos y Tecnología Móvil</text:p>
          </table:table-cell>
          <table:table-cell/>
          <table:table-cell office:value-type="float" office:value="9243">
            <text:p>9243</text:p>
          </table:table-cell>
          <table:table-cell office:value-type="float" office:value="4768">
            <text:p>4768</text:p>
          </table:table-cell>
          <table:table-cell office:value-type="float" office:value="22.3">
            <text:p>22,3</text:p>
          </table:table-cell>
          <table:table-cell/>
          <table:table-cell office:value-type="float" office:value="21">
            <text:p>21</text:p>
          </table:table-cell>
          <table:table-cell office:value-type="float" office:value="0">
            <text:p>0</text:p>
          </table:table-cell>
          <table:table-cell office:value-type="float" office:value="13.04">
            <text:p>13,04</text:p>
          </table:table-cell>
          <table:table-cell office:value-type="float" office:value="11.9">
            <text:p>11,9</text:p>
          </table:table-cell>
          <table:table-cell office:value-type="float" office:value="0">
            <text:p>0</text:p>
          </table:table-cell>
          <table:table-cell office:value-type="string">
            <text:p>CGUITreeCtrl::procesarMouseEvent()</text:p>
          </table:table-cell>
          <table:table-cell office:value-type="float" office:value="74">
            <text:p>74</text:p>
          </table:table-cell>
          <table:table-cell office:value-type="float" office:value="0">
            <text:p>0</text:p>
          </table:table-cell>
          <table:table-cell office:value-type="float" office:value="9">
            <text:p>9</text:p>
          </table:table-cell>
          <table:table-cell office:value-type="float" office:value="2.44">
            <text:p>2,44</text:p>
          </table:table-cell>
          <table:table-cell office:value-type="float" office:value="3.91">
            <text:p>3,91</text:p>
          </table:table-cell>
          <table:table-cell office:value-type="float" office:value="482">
            <text:p>482</text:p>
          </table:table-cell>
          <table:table-cell office:value-type="float" office:value="1660">
            <text:p>1660</text:p>
          </table:table-cell>
          <table:table-cell office:value-type="float" office:value="935">
            <text:p>935</text:p>
          </table:table-cell>
          <table:table-cell office:value-type="float" office:value="519">
            <text:p>519</text:p>
          </table:table-cell>
          <table:table-cell office:value-type="float" office:value="442">
            <text:p>442</text:p>
          </table:table-cell>
          <table:table-cell office:value-type="float" office:value="279">
            <text:p>279</text:p>
          </table:table-cell>
          <table:table-cell office:value-type="float" office:value="149">
            <text:p>149</text:p>
          </table:table-cell>
          <table:table-cell office:value-type="float" office:value="84">
            <text:p>84</text:p>
          </table:table-cell>
          <table:table-cell office:value-type="float" office:value="78">
            <text:p>78</text:p>
          </table:table-cell>
          <table:table-cell office:value-type="float" office:value="140">
            <text:p>140</text:p>
          </table:table-cell>
        </table:table-row>
        <table:table-row table:style-name="ro2">
          <table:table-cell office:value-type="string">
            <text:p>2009_Clasificadores_entornos_cambiantes.xml</text:p>
          </table:table-cell>
          <table:table-cell office:value-type="string">
            <text:p>Java</text:p>
          </table:table-cell>
          <table:table-cell table:number-columns-repeated="2"/>
          <table:table-cell office:value-type="float" office:value="8157">
            <text:p>8157</text:p>
          </table:table-cell>
          <table:table-cell office:value-type="float" office:value="3665">
            <text:p>3665</text:p>
          </table:table-cell>
          <table:table-cell office:value-type="float" office:value="18">
            <text:p>18</text:p>
          </table:table-cell>
          <table:table-cell office:value-type="float" office:value="2019">
            <text:p>2019</text:p>
          </table:table-cell>
          <table:table-cell office:value-type="float" office:value="29">
            <text:p>29</text:p>
          </table:table-cell>
          <table:table-cell office:value-type="float" office:value="54">
            <text:p>54</text:p>
          </table:table-cell>
          <table:table-cell office:value-type="float" office:value="4.63">
            <text:p>4,63</text:p>
          </table:table-cell>
          <table:table-cell office:value-type="float" office:value="11.12">
            <text:p>11,12</text:p>
          </table:table-cell>
          <table:table-cell/>
          <table:table-cell office:value-type="string">
            <text:p>ThreeEvaluateInterleavedTestThenTrain,fromFile()</text:p>
          </table:table-cell>
          <table:table-cell office:value-type="float" office:value="23">
            <text:p>23</text:p>
          </table:table-cell>
          <table:table-cell/>
          <table:table-cell office:value-type="float" office:value="8">
            <text:p>8</text:p>
          </table:table-cell>
          <table:table-cell office:value-type="float" office:value="2.46">
            <text:p>2,46</text:p>
          </table:table-cell>
          <table:table-cell office:value-type="float" office:value="3.85">
            <text:p>3,85</text:p>
          </table:table-cell>
          <table:table-cell office:value-type="float" office:value="347">
            <text:p>347</text:p>
          </table:table-cell>
          <table:table-cell office:value-type="float" office:value="704">
            <text:p>704</text:p>
          </table:table-cell>
          <table:table-cell office:value-type="float" office:value="1124">
            <text:p>1124</text:p>
          </table:table-cell>
          <table:table-cell office:value-type="float" office:value="879">
            <text:p>879</text:p>
          </table:table-cell>
          <table:table-cell office:value-type="float" office:value="480">
            <text:p>480</text:p>
          </table:table-cell>
          <table:table-cell office:value-type="float" office:value="260">
            <text:p>260</text:p>
          </table:table-cell>
          <table:table-cell office:value-type="float" office:value="106">
            <text:p>106</text:p>
          </table:table-cell>
          <table:table-cell office:value-type="float" office:value="21">
            <text:p>21</text:p>
          </table:table-cell>
          <table:table-cell office:value-type="float" office:value="9">
            <text:p>9</text:p>
          </table:table-cell>
          <table:table-cell office:value-type="float" office:value="0">
            <text:p>0</text:p>
          </table:table-cell>
        </table:table-row>
        <table:table-row table:style-name="ro2">
          <table:table-cell office:value-type="string">
            <text:p>2009_Combinación_Metodos_Clustering.xml</text:p>
          </table:table-cell>
          <table:table-cell office:value-type="string">
            <text:p>Java</text:p>
          </table:table-cell>
          <table:table-cell table:number-columns-repeated="2"/>
          <table:table-cell office:value-type="float" office:value="2557">
            <text:p>2557</text:p>
          </table:table-cell>
          <table:table-cell office:value-type="float" office:value="833">
            <text:p>833</text:p>
          </table:table-cell>
          <table:table-cell office:value-type="float" office:value="11">
            <text:p>11</text:p>
          </table:table-cell>
          <table:table-cell office:value-type="float" office:value="433">
            <text:p>433</text:p>
          </table:table-cell>
          <table:table-cell office:value-type="float" office:value="45.4">
            <text:p>45,4</text:p>
          </table:table-cell>
          <table:table-cell office:value-type="float" office:value="11">
            <text:p>11</text:p>
          </table:table-cell>
          <table:table-cell office:value-type="float" office:value="11.27">
            <text:p>11,27</text:p>
          </table:table-cell>
          <table:table-cell office:value-type="float" office:value="4.54">
            <text:p>4,54</text:p>
          </table:table-cell>
          <table:table-cell/>
          <table:table-cell office:value-type="string">
            <text:p>RandomizableMultipleClusterersCombiner,setOptions()</text:p>
          </table:table-cell>
          <table:table-cell office:value-type="float" office:value="6">
            <text:p>6</text:p>
          </table:table-cell>
          <table:table-cell/>
          <table:table-cell office:value-type="float" office:value="5">
            <text:p>5</text:p>
          </table:table-cell>
          <table:table-cell office:value-type="float" office:value="1.6">
            <text:p>1,6</text:p>
          </table:table-cell>
          <table:table-cell office:value-type="float" office:value="1.84">
            <text:p>1,84</text:p>
          </table:table-cell>
          <table:table-cell office:value-type="float" office:value="125">
            <text:p>125</text:p>
          </table:table-cell>
          <table:table-cell office:value-type="float" office:value="257">
            <text:p>257</text:p>
          </table:table-cell>
          <table:table-cell office:value-type="float" office:value="450">
            <text:p>450</text:p>
          </table:table-cell>
          <table:table-cell office:value-type="float" office:value="103">
            <text:p>103</text:p>
          </table:table-cell>
          <table:table-cell office:value-type="float" office:value="8">
            <text:p>8</text:p>
          </table:table-cell>
          <table:table-cell office:value-type="float" office:value="2">
            <text:p>2</text:p>
          </table:table-cell>
          <table:table-cell table:number-columns-repeated="4" office:value-type="float" office:value="0">
            <text:p>0</text:p>
          </table:table-cell>
        </table:table-row>
        <table:table-row table:style-name="ro2">
          <table:table-cell office:value-type="string">
            <text:p>2009_Mapas_Autoorganizados(java).xml</text:p>
          </table:table-cell>
          <table:table-cell office:value-type="string">
            <text:p>Java</text:p>
          </table:table-cell>
          <table:table-cell table:number-columns-repeated="2"/>
          <table:table-cell office:value-type="float" office:value="6466">
            <text:p>6466</text:p>
          </table:table-cell>
          <table:table-cell office:value-type="float" office:value="2288">
            <text:p>2288</text:p>
          </table:table-cell>
          <table:table-cell office:value-type="float" office:value="9.8">
            <text:p>9,8</text:p>
          </table:table-cell>
          <table:table-cell office:value-type="float" office:value="1129">
            <text:p>1129</text:p>
          </table:table-cell>
          <table:table-cell office:value-type="float" office:value="41.9">
            <text:p>41,9</text:p>
          </table:table-cell>
          <table:table-cell office:value-type="float" office:value="34">
            <text:p>34</text:p>
          </table:table-cell>
          <table:table-cell office:value-type="float" office:value="9.85">
            <text:p>9,85</text:p>
          </table:table-cell>
          <table:table-cell office:value-type="float" office:value="4.63">
            <text:p>4,63</text:p>
          </table:table-cell>
          <table:table-cell/>
          <table:table-cell office:value-type="string">
            <text:p>CoreJMatLink,run()</text:p>
          </table:table-cell>
          <table:table-cell office:value-type="float" office:value="21">
            <text:p>21</text:p>
          </table:table-cell>
          <table:table-cell/>
          <table:table-cell office:value-type="float" office:value="8">
            <text:p>8</text:p>
          </table:table-cell>
          <table:table-cell office:value-type="float" office:value="1.94">
            <text:p>1,94</text:p>
          </table:table-cell>
          <table:table-cell office:value-type="float" office:value="1.62">
            <text:p>1,62</text:p>
          </table:table-cell>
          <table:table-cell office:value-type="float" office:value="265">
            <text:p>265</text:p>
          </table:table-cell>
          <table:table-cell office:value-type="float" office:value="736">
            <text:p>736</text:p>
          </table:table-cell>
          <table:table-cell office:value-type="float" office:value="905">
            <text:p>905</text:p>
          </table:table-cell>
          <table:table-cell office:value-type="float" office:value="507">
            <text:p>507</text:p>
          </table:table-cell>
          <table:table-cell office:value-type="float" office:value="100">
            <text:p>100</text:p>
          </table:table-cell>
          <table:table-cell office:value-type="float" office:value="54">
            <text:p>54</text:p>
          </table:table-cell>
          <table:table-cell office:value-type="float" office:value="35">
            <text:p>35</text:p>
          </table:table-cell>
          <table:table-cell office:value-type="float" office:value="12">
            <text:p>12</text:p>
          </table:table-cell>
          <table:table-cell office:value-type="float" office:value="6">
            <text:p>6</text:p>
          </table:table-cell>
          <table:table-cell office:value-type="float" office:value="0">
            <text:p>0</text:p>
          </table:table-cell>
        </table:table-row>
        <table:table-row table:style-name="ro2">
          <table:table-cell office:value-type="string">
            <text:p>2009_MovedSearchv10.xml</text:p>
          </table:table-cell>
          <table:table-cell office:value-type="string">
            <text:p>Csharp</text:p>
          </table:table-cell>
          <table:table-cell table:number-columns-repeated="2"/>
          <table:table-cell office:value-type="float" office:value="224889">
            <text:p>224889</text:p>
          </table:table-cell>
          <table:table-cell office:value-type="float" office:value="203613">
            <text:p>203613</text:p>
          </table:table-cell>
          <table:table-cell/>
          <table:table-cell office:value-type="float" office:value="12.82">
            <text:p>12,82</text:p>
          </table:table-cell>
          <table:table-cell office:value-type="float" office:value="2.3">
            <text:p>2,3</text:p>
          </table:table-cell>
          <table:table-cell office:value-type="float" office:value="233">
            <text:p>233</text:p>
          </table:table-cell>
          <table:table-cell office:value-type="float" office:value="12.71">
            <text:p>12,71</text:p>
          </table:table-cell>
          <table:table-cell office:value-type="float" office:value="64.87">
            <text:p>64,87</text:p>
          </table:table-cell>
          <table:table-cell office:value-type="float" office:value="0">
            <text:p>0</text:p>
          </table:table-cell>
          <table:table-cell office:value-type="string">
            <text:p>CSharpFlexLexer,nextToken()</text:p>
          </table:table-cell>
          <table:table-cell office:value-type="float" office:value="679">
            <text:p>679</text:p>
          </table:table-cell>
          <table:table-cell office:value-type="float" office:value="0">
            <text:p>0</text:p>
          </table:table-cell>
          <table:table-cell office:value-type="float" office:value="9">
            <text:p>9</text:p>
          </table:table-cell>
          <table:table-cell office:value-type="float" office:value="4.59">
            <text:p>4,59</text:p>
          </table:table-cell>
          <table:table-cell office:value-type="float" office:value="10.48">
            <text:p>10,48</text:p>
          </table:table-cell>
          <table:table-cell office:value-type="float" office:value="964">
            <text:p>964</text:p>
          </table:table-cell>
          <table:table-cell office:value-type="float" office:value="7468">
            <text:p>7468</text:p>
          </table:table-cell>
          <table:table-cell office:value-type="float" office:value="19245">
            <text:p>19245</text:p>
          </table:table-cell>
          <table:table-cell office:value-type="float" office:value="9738">
            <text:p>9738</text:p>
          </table:table-cell>
          <table:table-cell office:value-type="float" office:value="57431">
            <text:p>57431</text:p>
          </table:table-cell>
          <table:table-cell office:value-type="float" office:value="59384">
            <text:p>59384</text:p>
          </table:table-cell>
          <table:table-cell office:value-type="float" office:value="32623">
            <text:p>32623</text:p>
          </table:table-cell>
          <table:table-cell office:value-type="float" office:value="5352">
            <text:p>5352</text:p>
          </table:table-cell>
          <table:table-cell office:value-type="float" office:value="3029">
            <text:p>3029</text:p>
          </table:table-cell>
          <table:table-cell office:value-type="float" office:value="8379">
            <text:p>8379</text:p>
          </table:table-cell>
        </table:table-row>
        <table:table-row table:style-name="ro2">
          <table:table-cell office:value-type="string">
            <text:p>2009_RefactoriT_Ubu.xml</text:p>
          </table:table-cell>
          <table:table-cell office:value-type="string">
            <text:p>Java</text:p>
          </table:table-cell>
          <table:table-cell table:number-columns-repeated="2"/>
          <table:table-cell office:value-type="float" office:value="1978">
            <text:p>1978</text:p>
          </table:table-cell>
          <table:table-cell office:value-type="float" office:value="805">
            <text:p>805</text:p>
          </table:table-cell>
          <table:table-cell office:value-type="float" office:value="31.6">
            <text:p>31,6</text:p>
          </table:table-cell>
          <table:table-cell office:value-type="float" office:value="168">
            <text:p>168</text:p>
          </table:table-cell>
          <table:table-cell office:value-type="float" office:value="25.6">
            <text:p>25,6</text:p>
          </table:table-cell>
          <table:table-cell office:value-type="float" office:value="13">
            <text:p>13</text:p>
          </table:table-cell>
          <table:table-cell office:value-type="float" office:value="5.69">
            <text:p>5,69</text:p>
          </table:table-cell>
          <table:table-cell office:value-type="float" office:value="8.43">
            <text:p>8,43</text:p>
          </table:table-cell>
          <table:table-cell/>
          <table:table-cell office:value-type="string">
            <text:p>CsvReader,readRecord()</text:p>
          </table:table-cell>
          <table:table-cell office:value-type="float" office:value="150">
            <text:p>150</text:p>
          </table:table-cell>
          <table:table-cell/>
          <table:table-cell office:value-type="float" office:value="9">
            <text:p>9</text:p>
          </table:table-cell>
          <table:table-cell office:value-type="float" office:value="4.18">
            <text:p>4,18</text:p>
          </table:table-cell>
          <table:table-cell office:value-type="float" office:value="4.41">
            <text:p>4,41</text:p>
          </table:table-cell>
          <table:table-cell office:value-type="float" office:value="27">
            <text:p>27</text:p>
          </table:table-cell>
          <table:table-cell office:value-type="float" office:value="165">
            <text:p>165</text:p>
          </table:table-cell>
          <table:table-cell office:value-type="float" office:value="213">
            <text:p>213</text:p>
          </table:table-cell>
          <table:table-cell office:value-type="float" office:value="113">
            <text:p>113</text:p>
          </table:table-cell>
          <table:table-cell office:value-type="float" office:value="37">
            <text:p>37</text:p>
          </table:table-cell>
          <table:table-cell office:value-type="float" office:value="28">
            <text:p>28</text:p>
          </table:table-cell>
          <table:table-cell office:value-type="float" office:value="47">
            <text:p>47</text:p>
          </table:table-cell>
          <table:table-cell office:value-type="float" office:value="14">
            <text:p>14</text:p>
          </table:table-cell>
          <table:table-cell office:value-type="float" office:value="19">
            <text:p>19</text:p>
          </table:table-cell>
          <table:table-cell office:value-type="float" office:value="211">
            <text:p>211</text:p>
          </table:table-cell>
        </table:table-row>
        <table:table-row table:style-name="ro2">
          <table:table-cell office:value-type="string">
            <text:p>2009_SIG_Ayuntamientos.xml</text:p>
          </table:table-cell>
          <table:table-cell office:value-type="string">
            <text:p>Java</text:p>
          </table:table-cell>
          <table:table-cell office:value-type="string">
            <text:p>GV_SIG</text:p>
          </table:table-cell>
          <table:table-cell/>
          <table:table-cell office:value-type="float" office:value="31266">
            <text:p>31266</text:p>
          </table:table-cell>
          <table:table-cell office:value-type="float" office:value="15267">
            <text:p>15267</text:p>
          </table:table-cell>
          <table:table-cell office:value-type="float" office:value="7.4">
            <text:p>7,4</text:p>
          </table:table-cell>
          <table:table-cell office:value-type="float" office:value="9919">
            <text:p>9919</text:p>
          </table:table-cell>
          <table:table-cell office:value-type="float" office:value="24.7">
            <text:p>24,7</text:p>
          </table:table-cell>
          <table:table-cell office:value-type="float" office:value="299">
            <text:p>299</text:p>
          </table:table-cell>
          <table:table-cell office:value-type="float" office:value="4.86">
            <text:p>4,86</text:p>
          </table:table-cell>
          <table:table-cell office:value-type="float" office:value="7.42">
            <text:p>7,42</text:p>
          </table:table-cell>
          <table:table-cell/>
          <table:table-cell office:value-type="string">
            <text:p>ControladorRedes,getVerticeOpuesto()</text:p>
          </table:table-cell>
          <table:table-cell office:value-type="float" office:value="17">
            <text:p>17</text:p>
          </table:table-cell>
          <table:table-cell/>
          <table:table-cell office:value-type="float" office:value="9">
            <text:p>9</text:p>
          </table:table-cell>
          <table:table-cell office:value-type="float" office:value="2.01">
            <text:p>2,01</text:p>
          </table:table-cell>
          <table:table-cell office:value-type="float" office:value="1.84">
            <text:p>1,84</text:p>
          </table:table-cell>
          <table:table-cell office:value-type="float" office:value="1946">
            <text:p>1946</text:p>
          </table:table-cell>
          <table:table-cell office:value-type="float" office:value="3744">
            <text:p>3744</text:p>
          </table:table-cell>
          <table:table-cell office:value-type="float" office:value="6781">
            <text:p>6781</text:p>
          </table:table-cell>
          <table:table-cell office:value-type="float" office:value="2571">
            <text:p>2571</text:p>
          </table:table-cell>
          <table:table-cell office:value-type="float" office:value="998">
            <text:p>998</text:p>
          </table:table-cell>
          <table:table-cell office:value-type="float" office:value="366">
            <text:p>366</text:p>
          </table:table-cell>
          <table:table-cell office:value-type="float" office:value="162">
            <text:p>162</text:p>
          </table:table-cell>
          <table:table-cell office:value-type="float" office:value="46">
            <text:p>46</text:p>
          </table:table-cell>
          <table:table-cell office:value-type="float" office:value="15">
            <text:p>15</text:p>
          </table:table-cell>
          <table:table-cell office:value-type="float" office:value="178">
            <text:p>178</text:p>
          </table:table-cell>
        </table:table-row>
        <table:table-row table:style-name="ro2">
          <table:table-cell office:value-type="string">
            <text:p>2009_Telemedicion_en_tiempo_real_java.xml</text:p>
          </table:table-cell>
          <table:table-cell office:value-type="string">
            <text:p>Java</text:p>
          </table:table-cell>
          <table:table-cell table:number-columns-repeated="2"/>
          <table:table-cell office:value-type="float" office:value="24485">
            <text:p>24485</text:p>
          </table:table-cell>
          <table:table-cell office:value-type="float" office:value="9811">
            <text:p>9811</text:p>
          </table:table-cell>
          <table:table-cell office:value-type="float" office:value="7.8">
            <text:p>7,8</text:p>
          </table:table-cell>
          <table:table-cell office:value-type="float" office:value="10263">
            <text:p>10263</text:p>
          </table:table-cell>
          <table:table-cell office:value-type="float" office:value="28.1">
            <text:p>28,1</text:p>
          </table:table-cell>
          <table:table-cell office:value-type="float" office:value="197">
            <text:p>197</text:p>
          </table:table-cell>
          <table:table-cell office:value-type="float" office:value="5.35">
            <text:p>5,35</text:p>
          </table:table-cell>
          <table:table-cell office:value-type="float" office:value="7.21">
            <text:p>7,21</text:p>
          </table:table-cell>
          <table:table-cell/>
          <table:table-cell office:value-type="string">
            <text:p>ThreadServidor,run()</text:p>
          </table:table-cell>
          <table:table-cell office:value-type="float" office:value="27">
            <text:p>27</text:p>
          </table:table-cell>
          <table:table-cell/>
          <table:table-cell office:value-type="float" office:value="9">
            <text:p>9</text:p>
          </table:table-cell>
          <table:table-cell office:value-type="float" office:value="2.1">
            <text:p>2,1</text:p>
          </table:table-cell>
          <table:table-cell office:value-type="float" office:value="1.73">
            <text:p>1,73</text:p>
          </table:table-cell>
          <table:table-cell office:value-type="float" office:value="592">
            <text:p>592</text:p>
          </table:table-cell>
          <table:table-cell office:value-type="float" office:value="2618">
            <text:p>2618</text:p>
          </table:table-cell>
          <table:table-cell office:value-type="float" office:value="4913">
            <text:p>4913</text:p>
          </table:table-cell>
          <table:table-cell office:value-type="float" office:value="1757">
            <text:p>1757</text:p>
          </table:table-cell>
          <table:table-cell office:value-type="float" office:value="559">
            <text:p>559</text:p>
          </table:table-cell>
          <table:table-cell office:value-type="float" office:value="230">
            <text:p>230</text:p>
          </table:table-cell>
          <table:table-cell office:value-type="float" office:value="118">
            <text:p>118</text:p>
          </table:table-cell>
          <table:table-cell office:value-type="float" office:value="86">
            <text:p>86</text:p>
          </table:table-cell>
          <table:table-cell office:value-type="float" office:value="49">
            <text:p>49</text:p>
          </table:table-cell>
          <table:table-cell office:value-type="float" office:value="14">
            <text:p>14</text:p>
          </table:table-cell>
        </table:table-row>
        <table:table-row table:style-name="ro2">
          <table:table-cell office:value-type="string">
            <text:p>2010_PNUNIT</text:p>
          </table:table-cell>
          <table:table-cell office:value-type="string">
            <text:p>Csharp</text:p>
          </table:table-cell>
          <table:table-cell office:value-type="string">
            <text:p>SharpSSh</text:p>
          </table:table-cell>
          <table:table-cell/>
          <table:table-cell office:value-type="float" office:value="7616">
            <text:p>7616</text:p>
          </table:table-cell>
          <table:table-cell office:value-type="float" office:value="3773">
            <text:p>3773</text:p>
          </table:table-cell>
          <table:table-cell/>
          <table:table-cell office:value-type="float" office:value="4.61">
            <text:p>4,61</text:p>
          </table:table-cell>
          <table:table-cell office:value-type="float" office:value="6.8">
            <text:p>6,8</text:p>
          </table:table-cell>
          <table:table-cell office:value-type="float" office:value="48">
            <text:p>48</text:p>
          </table:table-cell>
          <table:table-cell office:value-type="float" office:value="7.63">
            <text:p>7,63</text:p>
          </table:table-cell>
          <table:table-cell office:value-type="float" office:value="7.85">
            <text:p>7,85</text:p>
          </table:table-cell>
          <table:table-cell office:value-type="float" office:value="0">
            <text:p>0</text:p>
          </table:table-cell>
          <table:table-cell office:value-type="string">
            <text:p>Launcher,Main()</text:p>
          </table:table-cell>
          <table:table-cell office:value-type="float" office:value="44">
            <text:p>44</text:p>
          </table:table-cell>
          <table:table-cell office:value-type="float" office:value="0">
            <text:p>0</text:p>
          </table:table-cell>
          <table:table-cell office:value-type="float" office:value="8">
            <text:p>8</text:p>
          </table:table-cell>
          <table:table-cell office:value-type="float" office:value="2.33">
            <text:p>2,33</text:p>
          </table:table-cell>
          <table:table-cell office:value-type="float" office:value="2.59">
            <text:p>2,59</text:p>
          </table:table-cell>
          <table:table-cell office:value-type="float" office:value="273">
            <text:p>273</text:p>
          </table:table-cell>
          <table:table-cell office:value-type="float" office:value="568">
            <text:p>568</text:p>
          </table:table-cell>
          <table:table-cell office:value-type="float" office:value="1549">
            <text:p>1549</text:p>
          </table:table-cell>
          <table:table-cell office:value-type="float" office:value="748">
            <text:p>748</text:p>
          </table:table-cell>
          <table:table-cell office:value-type="float" office:value="430">
            <text:p>430</text:p>
          </table:table-cell>
          <table:table-cell office:value-type="float" office:value="109">
            <text:p>109</text:p>
          </table:table-cell>
          <table:table-cell office:value-type="float" office:value="67">
            <text:p>67</text:p>
          </table:table-cell>
          <table:table-cell office:value-type="float" office:value="24">
            <text:p>24</text:p>
          </table:table-cell>
          <table:table-cell office:value-type="float" office:value="5">
            <text:p>5</text:p>
          </table:table-cell>
          <table:table-cell office:value-type="float" office:value="0">
            <text:p>0</text:p>
          </table:table-cell>
        </table:table-row>
        <table:table-row table:style-name="ro2">
          <table:table-cell office:value-type="string">
            <text:p>2010_HorariosHospital</text:p>
          </table:table-cell>
          <table:table-cell office:value-type="string">
            <text:p>Java</text:p>
          </table:table-cell>
          <table:table-cell table:number-columns-repeated="2"/>
          <table:table-cell office:value-type="float" office:value="16802">
            <text:p>16802</text:p>
          </table:table-cell>
          <table:table-cell office:value-type="float" office:value="8361">
            <text:p>8361</text:p>
          </table:table-cell>
          <table:table-cell office:value-type="float" office:value="12.5">
            <text:p>12,5</text:p>
          </table:table-cell>
          <table:table-cell office:value-type="float" office:value="7161">
            <text:p>7161</text:p>
          </table:table-cell>
          <table:table-cell office:value-type="float" office:value="23.5">
            <text:p>23,5</text:p>
          </table:table-cell>
          <table:table-cell office:value-type="float" office:value="133">
            <text:p>133</text:p>
          </table:table-cell>
          <table:table-cell office:value-type="float" office:value="4.98">
            <text:p>4,98</text:p>
          </table:table-cell>
          <table:table-cell office:value-type="float" office:value="10.86">
            <text:p>10,86</text:p>
          </table:table-cell>
          <table:table-cell/>
          <table:table-cell office:value-type="string">
            <text:p>Entrada,leerArchivoSolucion()</text:p>
          </table:table-cell>
          <table:table-cell office:value-type="float" office:value="94">
            <text:p>94</text:p>
          </table:table-cell>
          <table:table-cell/>
          <table:table-cell office:value-type="float" office:value="9">
            <text:p>9</text:p>
          </table:table-cell>
          <table:table-cell office:value-type="float" office:value="2.67">
            <text:p>2,67</text:p>
          </table:table-cell>
          <table:table-cell office:value-type="float" office:value="2.9">
            <text:p>2,9</text:p>
          </table:table-cell>
          <table:table-cell office:value-type="float" office:value="320">
            <text:p>320</text:p>
          </table:table-cell>
          <table:table-cell office:value-type="float" office:value="1471">
            <text:p>1471</text:p>
          </table:table-cell>
          <table:table-cell office:value-type="float" office:value="4123">
            <text:p>4123</text:p>
          </table:table-cell>
          <table:table-cell office:value-type="float" office:value="1322">
            <text:p>1322</text:p>
          </table:table-cell>
          <table:table-cell office:value-type="float" office:value="671">
            <text:p>671</text:p>
          </table:table-cell>
          <table:table-cell office:value-type="float" office:value="393">
            <text:p>393</text:p>
          </table:table-cell>
          <table:table-cell office:value-type="float" office:value="215">
            <text:p>215</text:p>
          </table:table-cell>
          <table:table-cell office:value-type="float" office:value="210">
            <text:p>210</text:p>
          </table:table-cell>
          <table:table-cell office:value-type="float" office:value="185">
            <text:p>185</text:p>
          </table:table-cell>
          <table:table-cell office:value-type="float" office:value="189">
            <text:p>189</text:p>
          </table:table-cell>
        </table:table-row>
        <table:table-row table:style-name="ro2">
          <table:table-cell office:value-type="string">
            <text:p>2010_Seguridad_Bancaria</text:p>
          </table:table-cell>
          <table:table-cell office:value-type="string">
            <text:p>Java</text:p>
          </table:table-cell>
          <table:table-cell table:number-columns-repeated="2"/>
          <table:table-cell office:value-type="float" office:value="6277">
            <text:p>6277</text:p>
          </table:table-cell>
          <table:table-cell office:value-type="float" office:value="2647">
            <text:p>2647</text:p>
          </table:table-cell>
          <table:table-cell office:value-type="float" office:value="5.1">
            <text:p>5,1</text:p>
          </table:table-cell>
          <table:table-cell office:value-type="float" office:value="1798">
            <text:p>1798</text:p>
          </table:table-cell>
          <table:table-cell office:value-type="float" office:value="37.2">
            <text:p>37,2</text:p>
          </table:table-cell>
          <table:table-cell office:value-type="float" office:value="36">
            <text:p>36</text:p>
          </table:table-cell>
          <table:table-cell office:value-type="float" office:value="12.25">
            <text:p>12,25</text:p>
          </table:table-cell>
          <table:table-cell office:value-type="float" office:value="4.69">
            <text:p>4,69</text:p>
          </table:table-cell>
          <table:table-cell/>
          <table:table-cell office:value-type="string">
            <text:p>App,iniBotonClave()</text:p>
          </table:table-cell>
          <table:table-cell office:value-type="float" office:value="18">
            <text:p>18</text:p>
          </table:table-cell>
          <table:table-cell/>
          <table:table-cell office:value-type="float" office:value="8">
            <text:p>8</text:p>
          </table:table-cell>
          <table:table-cell office:value-type="float" office:value="2.5">
            <text:p>2,5</text:p>
          </table:table-cell>
          <table:table-cell office:value-type="float" office:value="1.36">
            <text:p>1,36</text:p>
          </table:table-cell>
          <table:table-cell office:value-type="float" office:value="259">
            <text:p>259</text:p>
          </table:table-cell>
          <table:table-cell office:value-type="float" office:value="511">
            <text:p>511</text:p>
          </table:table-cell>
          <table:table-cell office:value-type="float" office:value="792">
            <text:p>792</text:p>
          </table:table-cell>
          <table:table-cell office:value-type="float" office:value="865">
            <text:p>865</text:p>
          </table:table-cell>
          <table:table-cell office:value-type="float" office:value="357">
            <text:p>357</text:p>
          </table:table-cell>
          <table:table-cell office:value-type="float" office:value="223">
            <text:p>223</text:p>
          </table:table-cell>
          <table:table-cell office:value-type="float" office:value="73">
            <text:p>73</text:p>
          </table:table-cell>
          <table:table-cell office:value-type="float" office:value="6">
            <text:p>6</text:p>
          </table:table-cell>
          <table:table-cell office:value-type="float" office:value="3">
            <text:p>3</text:p>
          </table:table-cell>
          <table:table-cell office:value-type="float" office:value="0">
            <text:p>0</text:p>
          </table:table-cell>
        </table:table-row>
        <table:named-expressions/>
      </table:table>
      <table:table table:name="N4_DescripcionExperimento" table:style-name="ta1" table:print="false">
        <table:table-column table:style-name="co1" table:default-cell-style-name="Default"/>
        <table:table-row table:style-name="ro1">
          <table:table-cell office:value-type="string">
            <text:p>Descripcion</text:p>
          </table:table-cell>
        </table:table-row>
        <table:table-row table:style-name="ro1">
          <table:table-cell office:value-type="string">
            <text:p>Esta página proporciona el acceso a un repositorio de métricas de algunos proyectos de la asignatura de 5º de Ingeniería Informática de la Universidad de Burgos, como realizan otras instituciones de reconocido prestigio.</text:p>
          </table:table-cell>
        </table:table-row>
        <table:table-row table:style-name="ro1">
          <table:table-cell office:value-type="string">
            <text:p>Se describen dos intervalos válidos respecto a las métricas numéricas consideradas en el experimento. Por un lado, los recomendados por autores de las métricas y herramientas de medida y por otro, un intervalo relativo obtenido a partir del primer y tercer cuartil de los valores de los proyectos. Asociado a cada uno de estos intervalos se definen dos indicadores de cobertura que muestran el número de total de valores de las métricas que están en el intervalo válido.</text:p>
          </table:table-cell>
        </table:table-row>
        <table:table-row table:style-name="ro1">
          <table:table-cell office:value-type="string">
            <text:p>El análisis basado en los indicadores de cobertura aquí planteado no pretende ser un modelo de calidad completo ya que se considera un conjunto muy reducido de métricas estáticas de código sin abordar otros multiples factores como: naturaleza del proyecto, técnología utilizada, métricas de proceso, metricas sobre otros subproductos software.</text:p>
          </table:table-cell>
        </table:table-row>
        <table:table-row table:style-name="ro18">
          <table:table-cell office:value-type="string">
            <text:p>Si quieres evaluar tu proyecto utilizando los intervalos de métricas de este histórico de medidas tienes que: &lt;ol&gt; &lt;li&gt;Obtener previamente los valores de las métricas del proyecto con la herramienta SourceMonitor <text:s/>y exportarlos a xml&lt;a href="http://www.campwoodsw.com/sourcemonitor.html"&gt; &lt;img alt="Download SourceMonitor" style="vertical-align:middle;" src="./images/Download.png"&gt; &lt;/a&gt; (ver video adjunto)&lt;li&gt; Introducir el fichero xml con los valores de las métricas como entrada a la <text:s/>aplicación web que se ejecutará pulsando la siguiente imagen <text:s/>&lt;a href="./html/AppletAutoEvaluacion.html"&gt;&lt;img alt="Autoevaluación de requisito no funcional facilidad de mantenimiento" style="vertical-align:middle;" src="./images/autoevaluacion.jpg"&gt;&lt;/a&gt; (ver video adjunto)&lt;/ol&gt;</text:p>
          </table:table-cell>
        </table:table-row>
        <table:named-expressions/>
      </table:table>
      <table:named-expressions>
        <table:named-expression table:name="Alumno" table:base-cell-address="$N1_Tribunal.$A$1" table:expression="$#REF!.$A$2:$F$9"/>
        <table:named-expression table:name="baremo" table:base-cell-address="$N1_Tribunal.$A$1" table:expression="$#REF!.$B$27:$B$32"/>
        <table:named-expression table:name="Calendario" table:base-cell-address="$N1_Tribunal.$A$1" table:expression=""/>
        <table:named-expression table:name="DescripcionExperimento" table:base-cell-address="$N1_Tribunal.$A$1" table:expression=""/>
        <table:named-expression table:name="Documento" table:base-cell-address="$N1_Tribunal.$A$1" table:expression=""/>
        <table:named-expression table:name="Historico" table:base-cell-address="$N1_Tribunal.$A$1" table:expression=""/>
        <table:named-expression table:name="MetricaDescripcion" table:base-cell-address="$N1_Tribunal.$A$1" table:expression="$#REF!.$B$1:$F$31"/>
        <table:named-expression table:name="MetricaValores" table:base-cell-address="$N1_Tribunal.$A$1" table:expression=""/>
        <table:named-expression table:name="Norma" table:base-cell-address="$N1_Tribunal.$A$1" table:expression=""/>
        <table:named-expression table:name="Proyecto" table:base-cell-address="$N1_Tribunal.$A$1" table:expression=""/>
        <table:named-expression table:name="Tribunal" table:base-cell-address="$N1_Tribunal.$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 </number:text>
    </number:number-style>
    <number:number-style style:name="N122P1" style:volatile="true">
      <number:text>-</number:text>
      <number:number number: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 </number:text>
    </number:number-style>
    <number:number-style style:name="N130P1" style:volatile="true">
      <number:text>-</number:text>
      <number:number number:decimal-places="2" number:min-integer-digits="1" number:grouping="true"/>
      <number:text> € </number:text>
    </number:number-style>
    <number:number-style style:name="N130P2" style:volatile="true">
      <number:text> -</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5">
      <number:number number:decimal-places="1" number:min-integer-digits="1"/>
    </number:number-style>
    <number:date-style style:name="N136">
      <number:day-of-week number:style="long"/>
      <number:text>, </number:text>
      <number:day number:style="long"/>
      <number:text> de </number:text>
      <number:month number:style="long" number:textual="true"/>
      <number:text> de </number:text>
      <number:year number:style="long"/>
    </number:date-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9.7cm" fo:page-height="21.001cm" style:num-format="1" style:print-orientation="landscape" fo:margin-top="1cm" fo:margin-bottom="2.499cm" fo:margin-left="1.9cm" fo:margin-right="1.9cm" style:first-page-number="continue" style:scale-to-X="1" style:scale-to-Y="1"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22/11/2016</text:date>, <text:time>08:55:00</text:time></text:p>
        </style:region-right>
      </style:header>
      <style:header-left style:display="false"/>
      <style:footer>
        <text:p>Página <text:page-number>1</text:page-number> / <text:page-count>99</text:page-count></text:p>
      </style:footer>
      <style:footer-left style:display="false"/>
    </style:master-page>
    <style:master-page style:name="PageStyle_5f_IV_5f_MetricDescripcion" style:display-name="PageStyle_IV_MetricDescripcion" style:page-layout-name="Mpm3">
      <style:header style:display="false"/>
      <style:header-left style:display="false"/>
      <style:footer style:display="false"/>
      <style:footer-left style:display="false"/>
    </style:master-page>
    <style:master-page style:name="PageStyle_5f_III_5f_Historico" style:display-name="PageStyle_III_Historic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López</meta:initial-creator>
    <meta:creation-date>2015-01-13T11:38:48.84</meta:creation-date>
    <meta:generator>OpenOffice/4.1.3$Win32 OpenOffice.org_project/413m1$Build-9783</meta:generator>
    <dc:date>2016-11-22T08:55:00.50</dc:date>
    <meta:editing-duration>PT1H52M59S</meta:editing-duration>
    <meta:editing-cycles>17</meta:editing-cycles>
    <meta:document-statistic meta:table-count="9" meta:cell-count="2698" meta:object-count="0"/>
  </office:meta>
</office:document-meta>
</file>